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19.482cm"/>
    </style:style>
    <style:style style:name="co5" style:family="table-column">
      <style:table-column-properties fo:break-before="auto" style:column-width="13.379cm"/>
    </style:style>
    <style:style style:name="co6" style:family="table-column">
      <style:table-column-properties fo:break-before="auto" style:column-width="8.714cm"/>
    </style:style>
    <style:style style:name="co7" style:family="table-column">
      <style:table-column-properties fo:break-before="auto" style:column-width="7.114cm"/>
    </style:style>
    <style:style style:name="co8" style:family="table-column">
      <style:table-column-properties fo:break-before="auto" style:column-width="5.352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6.623cm"/>
    </style:style>
    <style:style style:name="co11" style:family="table-column">
      <style:table-column-properties fo:break-before="auto" style:column-width="6.75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8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22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Green500_Rank</text:p>
          </table:table-cell>
          <table:table-cell table:style-name="ce1" office:value-type="string" calcext:value-type="string">
            <text:p>Rmax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How?</text:p>
          </table:table-cell>
          <table:table-cell table:style-name="ce1" office:value-type="string" calcext:value-type="string">
            <text:p>Mflops_Per_Watt</text:p>
          </table:table-cell>
          <table:table-cell table:style-name="ce1" office:value-type="string" calcext:value-type="string">
            <text:p>Total Cor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Top500_Rank</text:p>
          </table:table-cell>
          <table:table-cell table:style-name="ce1" office:value-type="string" calcext:value-type="string">
            <text:p>Accelerator/Co-Processor Cores</text:p>
          </table:table-cell>
          <table:table-cell table:style-name="ce1" office:value-type="string" calcext:value-type="string">
            <text:p>Rpeak</text:p>
          </table:table-cell>
          <table:table-cell table:style-name="ce1" office:value-type="string" calcext:value-type="string">
            <text:p>Efficiency (%)</text:p>
          </table:table-cell>
          <table:table-cell table:style-name="ce1" office:value-type="string" calcext:value-type="string">
            <text:p>Nmax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Processor Technology</text:p>
          </table:table-cell>
          <table:table-cell table:style-name="ce1" office:value-type="string" calcext:value-type="string">
            <text:p>Processor Speed (MHz)</text:p>
          </table:table-cell>
          <table:table-cell table:style-name="ce1" office:value-type="string" calcext:value-type="string">
            <text:p>Operating System</text:p>
          </table:table-cell>
          <table:table-cell table:style-name="ce1" office:value-type="string" calcext:value-type="string">
            <text:p>OS Family</text:p>
          </table:table-cell>
          <table:table-cell table:style-name="ce1" office:value-type="string" calcext:value-type="string">
            <text:p>Accelerator/Co-Processor</text:p>
          </table:table-cell>
          <table:table-cell table:style-name="ce1" office:value-type="string" calcext:value-type="string">
            <text:p>Cores per Socket</text:p>
          </table:table-cell>
          <table:table-cell table:style-name="ce1" office:value-type="string" calcext:value-type="string">
            <text:p>Processor Generation</text:p>
          </table:table-cell>
          <table:table-cell table:style-name="ce1" office:value-type="string" calcext:value-type="string">
            <text:p>System Model</text:p>
          </table:table-cell>
          <table:table-cell table:style-name="ce1" office:value-type="string" calcext:value-type="string">
            <text:p>System Family</text:p>
          </table:table-cell>
          <table:table-cell table:style-name="ce1" office:value-type="string" calcext:value-type="string">
            <text:p>Interconnect Family</text:p>
          </table:table-cell>
          <table:table-cell table:style-name="ce1" office:value-type="string" calcext:value-type="string">
            <text:p>Interconnect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ntinent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11" calcext:value-type="float">
            <text:p>98511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Submission</text:p>
          </table:table-cell>
          <table:table-cell office:value-type="float" office:value="3208.82736156352" calcext:value-type="float">
            <text:p>3208.8273615635</text:p>
          </table:table-cell>
          <table:table-cell office:value-type="float" office:value="2688" calcext:value-type="float">
            <text:p>26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urora</text:p>
          </table:table-cell>
          <table:table-cell office:value-type="string" calcext:value-type="string">
            <text:p>Eurotech</text:p>
          </table:table-cell>
          <table:table-cell office:value-type="string" calcext:value-type="string">
            <text:p>Eurotech Aurora HPC 10-20, Xeon E5-2687W 8C 3.100GHz, Infiniband QDR, NVIDIA K20</text:p>
          </table:table-cell>
          <table:table-cell office:value-type="string" calcext:value-type="string">
            <text:p>CINEC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cademic</text:p>
          </table:table-cell>
          <table:table-cell office:value-type="float" office:value="467" calcext:value-type="float">
            <text:p>467</text:p>
          </table:table-cell>
          <table:table-cell office:value-type="float" office:value="1664" calcext:value-type="float">
            <text:p>1664</text:p>
          </table:table-cell>
          <table:table-cell office:value-type="float" office:value="175667" calcext:value-type="float">
            <text:p>175667</text:p>
          </table:table-cell>
          <table:table-cell office:value-type="float" office:value="57.44" calcext:value-type="float">
            <text:p>57.44</text:p>
          </table:table-cell>
          <table:table-cell office:value-type="float" office:value="299520" calcext:value-type="float">
            <text:p>2995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7W 8C 3.100GHz</text:p>
          </table:table-cell>
          <table:table-cell office:value-type="string" calcext:value-type="string">
            <text:p>Intel SandyBridge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VIDIA K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Eurotech Aurora HPC 10-20</text:p>
          </table:table-cell>
          <table:table-cell office:value-type="string" calcext:value-type="string">
            <text:p>Eurotech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640" calcext:value-type="float">
            <text:p>98640</text:p>
          </table:table-cell>
          <table:table-cell office:value-type="float" office:value="31.02" calcext:value-type="float">
            <text:p>31.02</text:p>
          </table:table-cell>
          <table:table-cell office:value-type="string" calcext:value-type="string">
            <text:p>Submission</text:p>
          </table:table-cell>
          <table:table-cell table:formula="of:=([.B3]/([.C3]))" office:value-type="float" office:value="3179.88394584139" calcext:value-type="float">
            <text:p>3179.8839458414</text:p>
          </table:table-cell>
          <table:table-cell office:value-type="float" office:value="2688" calcext:value-type="float">
            <text:p>26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urora Tigon</text:p>
          </table:table-cell>
          <table:table-cell office:value-type="string" calcext:value-type="string">
            <text:p>Eurotech</text:p>
          </table:table-cell>
          <table:table-cell office:value-type="string" calcext:value-type="string">
            <text:p>Eurotech Aurora HPC 10-20, Xeon E5-2687W 8C 3.100GHz, Infiniband QDR, NVIDIA K20</text:p>
          </table:table-cell>
          <table:table-cell office:value-type="string" calcext:value-type="string">
            <text:p>Selex ES Chiet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dustry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167782" calcext:value-type="float">
            <text:p>167782</text:p>
          </table:table-cell>
          <table:table-cell office:value-type="float" office:value="58.79" calcext:value-type="float">
            <text:p>58.79</text:p>
          </table:table-cell>
          <table:table-cell office:value-type="float" office:value="299520" calcext:value-type="float">
            <text:p>2995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7W 8C 3.100GHz</text:p>
          </table:table-cell>
          <table:table-cell office:value-type="string" calcext:value-type="string">
            <text:p>Intel SandyBridge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K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Eurotech Aurora HPC 10-20</text:p>
          </table:table-cell>
          <table:table-cell office:value-type="string" calcext:value-type="string">
            <text:p>Eurotech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500" calcext:value-type="float">
            <text:p>110500</text:p>
          </table:table-cell>
          <table:table-cell office:value-type="float" office:value="45.11" calcext:value-type="float">
            <text:p>45.11</text:p>
          </table:table-cell>
          <table:table-cell office:value-type="string" calcext:value-type="string">
            <text:p>Submission</text:p>
          </table:table-cell>
          <table:table-cell office:value-type="float" office:value="2449.56772334294" calcext:value-type="float">
            <text:p>2449.5677233429</text:p>
          </table:table-cell>
          <table:table-cell office:value-type="float" office:value="9216" calcext:value-type="float">
            <text:p>92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Appro GreenBlade GB824M, Xeon E5-2670 8C 2.600GHz, Infiniband FDR, Intel Xeon Phi 5110P</text:p>
          </table:table-cell>
          <table:table-cell office:value-type="string" calcext:value-type="string">
            <text:p>National Institute for Computational Sciences/University of Tennesse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97" calcext:value-type="float">
            <text:p>397</text:p>
          </table:table-cell>
          <table:table-cell office:value-type="float" office:value="8640" calcext:value-type="float">
            <text:p>8640</text:p>
          </table:table-cell>
          <table:table-cell office:value-type="float" office:value="157547.52" calcext:value-type="float">
            <text:p>157547.52</text:p>
          </table:table-cell>
          <table:table-cell office:value-type="float" office:value="70.14" calcext:value-type="float">
            <text:p>70.14</text:p>
          </table:table-cell>
          <table:table-cell office:value-type="float" office:value="1023840" calcext:value-type="float">
            <text:p>102384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 51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GreenBlade GB824M</text:p>
          </table:table-cell>
          <table:table-cell office:value-type="string" calcext:value-type="string">
            <text:p>Appro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200" calcext:value-type="float">
            <text:p>421200</text:p>
          </table:table-cell>
          <table:table-cell office:value-type="float" office:value="179.15" calcext:value-type="float">
            <text:p>179.15</text:p>
          </table:table-cell>
          <table:table-cell office:value-type="string" calcext:value-type="string">
            <text:p>Submission</text:p>
          </table:table-cell>
          <table:table-cell office:value-type="float" office:value="2351.10242813285" calcext:value-type="float">
            <text:p>2351.1024281329</text:p>
          </table:table-cell>
          <table:table-cell office:value-type="float" office:value="38400" calcext:value-type="float">
            <text:p>384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AM</text:p>
          </table:table-cell>
          <table:table-cell office:value-type="string" calcext:value-type="string">
            <text:p>Adtech</text:p>
          </table:table-cell>
          <table:table-cell office:value-type="string" calcext:value-type="string">
            <text:p>Adtech, ASUS ESC4000/FDR G2, Xeon E5-2650 8C 2.000GHz, Infiniband FDR, AMD FirePro S10000</text:p>
          </table:table-cell>
          <table:table-cell office:value-type="string" calcext:value-type="string">
            <text:p>King Abdulaziz City for Science and Technology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Research</text:p>
          </table:table-cell>
          <table:table-cell office:value-type="float" office:value="52" calcext:value-type="float">
            <text:p>52</text:p>
          </table:table-cell>
          <table:table-cell office:value-type="float" office:value="33600" calcext:value-type="float">
            <text:p>33600</text:p>
          </table:table-cell>
          <table:table-cell office:value-type="float" office:value="1098000" calcext:value-type="float">
            <text:p>1098000</text:p>
          </table:table-cell>
          <table:table-cell office:value-type="float" office:value="48.51" calcext:value-type="float">
            <text:p>48.51</text:p>
          </table:table-cell>
          <table:table-cell office:value-type="float" office:value="1904640" calcext:value-type="float">
            <text:p>190464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AMD FirePro S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dtech ESC4000/FDR G2</text:p>
          </table:table-cell>
          <table:table-cell office:value-type="string" calcext:value-type="string">
            <text:p>Adtech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967" calcext:value-type="float">
            <text:p>188967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Submission</text:p>
          </table:table-cell>
          <table:table-cell office:value-type="float" office:value="2299.14831488016" calcext:value-type="float">
            <text:p>2299.1483148802</text:p>
          </table:table-cell>
          <table:table-cell office:value-type="float" office:value="16384" calcext:value-type="float">
            <text:p>1638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 GHz, Custom</text:p>
          </table:table-cell>
          <table:table-cell office:value-type="string" calcext:value-type="string">
            <text:p>IBM Thomas J. Watson Research Cen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09715" calcext:value-type="float">
            <text:p>209715</text:p>
          </table:table-cell>
          <table:table-cell office:value-type="float" office:value="90.11" calcext:value-type="float">
            <text:p>90.11</text:p>
          </table:table-cell>
          <table:table-cell office:value-type="float" office:value="1409023" calcext:value-type="float">
            <text:p>1409023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967" calcext:value-type="float">
            <text:p>188967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Submission</text:p>
          </table:table-cell>
          <table:table-cell office:value-type="float" office:value="2299.14831488016" calcext:value-type="float">
            <text:p>2299.1483148802</text:p>
          </table:table-cell>
          <table:table-cell office:value-type="float" office:value="16384" calcext:value-type="float">
            <text:p>163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etu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DOE/SC/Argonn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09715" calcext:value-type="float">
            <text:p>209715</text:p>
          </table:table-cell>
          <table:table-cell office:value-type="float" office:value="90.11" calcext:value-type="float">
            <text:p>90.11</text:p>
          </table:table-cell>
          <table:table-cell office:value-type="float" office:value="1409023" calcext:value-type="float">
            <text:p>1409023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967" calcext:value-type="float">
            <text:p>188967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Submission</text:p>
          </table:table-cell>
          <table:table-cell office:value-type="float" office:value="2299.14831488016" calcext:value-type="float">
            <text:p>2299.1483148802</text:p>
          </table:table-cell>
          <table:table-cell office:value-type="float" office:value="16384" calcext:value-type="float">
            <text:p>163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DMOS BG/Q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Ecole Polytechnique Federale de 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cademic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09715" calcext:value-type="float">
            <text:p>209715</text:p>
          </table:table-cell>
          <table:table-cell office:value-type="float" office:value="90.11" calcext:value-type="float">
            <text:p>90.11</text:p>
          </table:table-cell>
          <table:table-cell office:value-type="float" office:value="1409023" calcext:value-type="float">
            <text:p>1409023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967" calcext:value-type="float">
            <text:p>188967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Submission</text:p>
          </table:table-cell>
          <table:table-cell office:value-type="float" office:value="2299.14831488016" calcext:value-type="float">
            <text:p>2299.1483148802</text:p>
          </table:table-cell>
          <table:table-cell office:value-type="float" office:value="16384" calcext:value-type="float">
            <text:p>1638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Interdisciplinary Centre for Mathematical and Computational Modelling, 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cademic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09715" calcext:value-type="float">
            <text:p>209715</text:p>
          </table:table-cell>
          <table:table-cell office:value-type="float" office:value="90.11" calcext:value-type="float">
            <text:p>90.11</text:p>
          </table:table-cell>
          <table:table-cell office:value-type="float" office:value="1409023" calcext:value-type="float">
            <text:p>1409023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967" calcext:value-type="float">
            <text:p>188967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Submission</text:p>
          </table:table-cell>
          <table:table-cell office:value-type="float" office:value="2299.14831488016" calcext:value-type="float">
            <text:p>2299.1483148802</text:p>
          </table:table-cell>
          <table:table-cell office:value-type="float" office:value="16384" calcext:value-type="float">
            <text:p>163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DOE/SC/Argonn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09715" calcext:value-type="float">
            <text:p>209715</text:p>
          </table:table-cell>
          <table:table-cell office:value-type="float" office:value="90.11" calcext:value-type="float">
            <text:p>90.11</text:p>
          </table:table-cell>
          <table:table-cell office:value-type="float" office:value="1409023" calcext:value-type="float">
            <text:p>1409023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967" calcext:value-type="float">
            <text:p>188967</text:p>
          </table:table-cell>
          <table:table-cell office:value-type="float" office:value="82.19" calcext:value-type="float">
            <text:p>82.19</text:p>
          </table:table-cell>
          <table:table-cell office:value-type="string" calcext:value-type="string">
            <text:p>Submission</text:p>
          </table:table-cell>
          <table:table-cell office:value-type="float" office:value="2299.14831488016" calcext:value-type="float">
            <text:p>2299.1483148802</text:p>
          </table:table-cell>
          <table:table-cell office:value-type="float" office:value="16384" calcext:value-type="float">
            <text:p>1638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University of Roches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09715" calcext:value-type="float">
            <text:p>209715</text:p>
          </table:table-cell>
          <table:table-cell office:value-type="float" office:value="90.11" calcext:value-type="float">
            <text:p>90.11</text:p>
          </table:table-cell>
          <table:table-cell office:value-type="float" office:value="1409023" calcext:value-type="float">
            <text:p>1409023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3700" calcext:value-type="float">
            <text:p>2737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op500</text:p>
          </table:table-cell>
          <table:table-cell office:value-type="float" office:value="2243.44262295082" calcext:value-type="float">
            <text:p>2243.4426229508</text:p>
          </table:table-cell>
          <table:table-cell office:value-type="float" office:value="8160" calcext:value-type="float">
            <text:p>81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di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K7 , Opteron 6272 16C 2.100GHz, Cray Gemini interconnect, NVIDIA Tesla K20 Kepler</text:p>
          </table:table-cell>
          <table:table-cell office:value-type="string" calcext:value-type="string">
            <text:p>Swiss Scientific Computing Center (CSCS)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search</text:p>
          </table:table-cell>
          <table:table-cell office:value-type="float" office:value="108" calcext:value-type="float">
            <text:p>108</text:p>
          </table:table-cell>
          <table:table-cell office:value-type="float" office:value="3808" calcext:value-type="float">
            <text:p>3808</text:p>
          </table:table-cell>
          <table:table-cell office:value-type="float" office:value="392876.8" calcext:value-type="float">
            <text:p>392876.8</text:p>
          </table:table-cell>
          <table:table-cell office:value-type="float" office:value="69.67" calcext:value-type="float">
            <text:p>69.67</text:p>
          </table:table-cell>
          <table:table-cell office:value-type="float" office:value="756480" calcext:value-type="float">
            <text:p>7564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2 16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VIDIA K20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K7</text:p>
          </table:table-cell>
          <table:table-cell office:value-type="string" calcext:value-type="string">
            <text:p>Cray XK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1600" calcext:value-type="float">
            <text:p>5316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op500</text:p>
          </table:table-cell>
          <table:table-cell office:value-type="float" office:value="2243.03797468354" calcext:value-type="float">
            <text:p>2243.0379746835</text:p>
          </table:table-cell>
          <table:table-cell office:value-type="float" office:value="10920" calcext:value-type="float">
            <text:p>109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PCC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65 8C 2.400GHz, Infiniband FDR, Nvidia K20m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53" calcext:value-type="float">
            <text:p>53</text:p>
          </table:table-cell>
          <table:table-cell office:value-type="float" office:value="6760" calcext:value-type="float">
            <text:p>6760</text:p>
          </table:table-cell>
          <table:table-cell office:value-type="float" office:value="690352" calcext:value-type="float">
            <text:p>690352</text:p>
          </table:table-cell>
          <table:table-cell office:value-type="float" office:value="77" calcext:value-type="float">
            <text:p>77</text:p>
          </table:table-cell>
          <table:table-cell office:value-type="float" office:value="1377280" calcext:value-type="float">
            <text:p>13772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5 8C 2.400GHz</text:p>
          </table:table-cell>
          <table:table-cell office:value-type="string" calcext:value-type="string">
            <text:p>Intel SandyBridge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K20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3306" calcext:value-type="float">
            <text:p>4293306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Submission</text:p>
          </table:table-cell>
          <table:table-cell office:value-type="float" office:value="2177.13286004057" calcext:value-type="float">
            <text:p>2177.1328600406</text:p>
          </table:table-cell>
          <table:table-cell office:value-type="float" office:value="393216" calcext:value-type="float">
            <text:p>3932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ulca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DOE/NNSA/LL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33165" calcext:value-type="float">
            <text:p>5033165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8857" calcext:value-type="float">
            <text:p>5008857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Submission</text:p>
          </table:table-cell>
          <table:table-cell office:value-type="float" office:value="2176.81747066493" calcext:value-type="float">
            <text:p>2176.8174706649</text:p>
          </table:table-cell>
          <table:table-cell office:value-type="float" office:value="458752" calcext:value-type="float">
            <text:p>4587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UQUEE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Forschungszentrum Juelich (FZJ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searc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72025.6" calcext:value-type="float">
            <text:p>5872025.6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3327" calcext:value-type="float">
            <text:p>1073327</text:p>
          </table:table-cell>
          <table:table-cell office:value-type="float" office:value="493.12" calcext:value-type="float">
            <text:p>493.12</text:p>
          </table:table-cell>
          <table:table-cell office:value-type="string" calcext:value-type="string">
            <text:p>Submission</text:p>
          </table:table-cell>
          <table:table-cell office:value-type="float" office:value="2176.60407203115" calcext:value-type="float">
            <text:p>2176.6040720312</text:p>
          </table:table-cell>
          <table:table-cell office:value-type="float" office:value="98304" calcext:value-type="float">
            <text:p>983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RAC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ademi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58291" calcext:value-type="float">
            <text:p>1258291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6663" calcext:value-type="float">
            <text:p>536663</text:p>
          </table:table-cell>
          <table:table-cell office:value-type="float" office:value="246.56" calcext:value-type="float">
            <text:p>246.56</text:p>
          </table:table-cell>
          <table:table-cell office:value-type="string" calcext:value-type="string">
            <text:p>Submission</text:p>
          </table:table-cell>
          <table:table-cell office:value-type="float" office:value="2176.60204412719" calcext:value-type="float">
            <text:p>2176.6020441272</text:p>
          </table:table-cell>
          <table:table-cell office:value-type="float" office:value="49152" calcext:value-type="float">
            <text:p>491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IMAWARI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High Energy Accelerator Research Organization /KE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29146" calcext:value-type="float">
            <text:p>629146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663" calcext:value-type="float">
            <text:p>536663</text:p>
          </table:table-cell>
          <table:table-cell office:value-type="float" office:value="246.56" calcext:value-type="float">
            <text:p>246.56</text:p>
          </table:table-cell>
          <table:table-cell office:value-type="string" calcext:value-type="string">
            <text:p>Submission</text:p>
          </table:table-cell>
          <table:table-cell office:value-type="float" office:value="2176.60204412719" calcext:value-type="float">
            <text:p>2176.6020441272</text:p>
          </table:table-cell>
          <table:table-cell office:value-type="float" office:value="49152" calcext:value-type="float">
            <text:p>491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High Energy Accelerator Research Organization /KE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29146" calcext:value-type="float">
            <text:p>629146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2214" calcext:value-type="float">
            <text:p>1252214</text:p>
          </table:table-cell>
          <table:table-cell office:value-type="float" office:value="575.31" calcext:value-type="float">
            <text:p>575.31</text:p>
          </table:table-cell>
          <table:table-cell office:value-type="string" calcext:value-type="string">
            <text:p>Submission</text:p>
          </table:table-cell>
          <table:table-cell office:value-type="float" office:value="2176.59001234117" calcext:value-type="float">
            <text:p>2176.59001234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ue Joul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Science and Technology Facilities Council - Daresbury Laborato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68006" calcext:value-type="float">
            <text:p>1468006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73224" calcext:value-type="float">
            <text:p>17173224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Submission</text:p>
          </table:table-cell>
          <table:table-cell office:value-type="float" office:value="2176.58098859316" calcext:value-type="float">
            <text:p>2176.5809885932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quoi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 GHz, Custom</text:p>
          </table:table-cell>
          <table:table-cell office:value-type="string" calcext:value-type="string">
            <text:p>DOE/NNSA/LL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32659.2" calcext:value-type="float">
            <text:p>20132659.2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5551" calcext:value-type="float">
            <text:p>715551</text:p>
          </table:table-cell>
          <table:table-cell office:value-type="float" office:value="328.75" calcext:value-type="float">
            <text:p>328.75</text:p>
          </table:table-cell>
          <table:table-cell office:value-type="string" calcext:value-type="string">
            <text:p>Submission</text:p>
          </table:table-cell>
          <table:table-cell office:value-type="float" office:value="2176.58098859316" calcext:value-type="float">
            <text:p>2176.5809885932</text:p>
          </table:table-cell>
          <table:table-cell office:value-type="float" office:value="65536" calcext:value-type="float">
            <text:p>6553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CNRS/IDRIS-GENC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ademi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38861" calcext:value-type="float">
            <text:p>838861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551" calcext:value-type="float">
            <text:p>715551</text:p>
          </table:table-cell>
          <table:table-cell office:value-type="float" office:value="328.75" calcext:value-type="float">
            <text:p>328.75</text:p>
          </table:table-cell>
          <table:table-cell office:value-type="string" calcext:value-type="string">
            <text:p>Submission</text:p>
          </table:table-cell>
          <table:table-cell office:value-type="float" office:value="2176.58098859316" calcext:value-type="float">
            <text:p>2176.5809885932</text:p>
          </table:table-cell>
          <table:table-cell office:value-type="float" office:value="65536" calcext:value-type="float">
            <text:p>655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Zumbrot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EDF R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8861" calcext:value-type="float">
            <text:p>838861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5551" calcext:value-type="float">
            <text:p>715551</text:p>
          </table:table-cell>
          <table:table-cell office:value-type="float" office:value="328.75" calcext:value-type="float">
            <text:p>328.75</text:p>
          </table:table-cell>
          <table:table-cell office:value-type="string" calcext:value-type="string">
            <text:p>Submission</text:p>
          </table:table-cell>
          <table:table-cell office:value-type="float" office:value="2176.58098859316" calcext:value-type="float">
            <text:p>2176.5809885932</text:p>
          </table:table-cell>
          <table:table-cell office:value-type="float" office:value="65536" calcext:value-type="float">
            <text:p>655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voc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Victorian Life Sciences Computation Initiativ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search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38861" calcext:value-type="float">
            <text:p>838861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Oceania</text:p>
          </table:table-cell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86612" calcext:value-type="float">
            <text:p>8586612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Submission</text:p>
          </table:table-cell>
          <table:table-cell office:value-type="float" office:value="2176.58098859316" calcext:value-type="float">
            <text:p>2176.5809885932</text:p>
          </table:table-cell>
          <table:table-cell office:value-type="float" office:value="786432" calcext:value-type="float">
            <text:p>7864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DOE/SC/Argonn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66330" calcext:value-type="float">
            <text:p>1006633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88878" calcext:value-type="float">
            <text:p>1788878</text:p>
          </table:table-cell>
          <table:table-cell office:value-type="float" office:value="821.88" calcext:value-type="float">
            <text:p>821.88</text:p>
          </table:table-cell>
          <table:table-cell office:value-type="string" calcext:value-type="string">
            <text:p>Submission</text:p>
          </table:table-cell>
          <table:table-cell office:value-type="float" office:value="2176.56835547768" calcext:value-type="float">
            <text:p>2176.5683554777</text:p>
          </table:table-cell>
          <table:table-cell office:value-type="float" office:value="163840" calcext:value-type="float">
            <text:p>1638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ermi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CINEC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cadem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7776" calcext:value-type="float">
            <text:p>357776</text:p>
          </table:table-cell>
          <table:table-cell office:value-type="float" office:value="164.38" calcext:value-type="float">
            <text:p>164.38</text:p>
          </table:table-cell>
          <table:table-cell office:value-type="string" calcext:value-type="string">
            <text:p>Submission</text:p>
          </table:table-cell>
          <table:table-cell office:value-type="float" office:value="2176.51782455287" calcext:value-type="float">
            <text:p>2176.5178245529</text:p>
          </table:table-cell>
          <table:table-cell office:value-type="float" office:value="32768" calcext:value-type="float">
            <text:p>3276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 GHz, Custom</text:p>
          </table:table-cell>
          <table:table-cell office:value-type="string" calcext:value-type="string">
            <text:p>IBM - Roches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ndor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9430.4" calcext:value-type="float">
            <text:p>419430.4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7776" calcext:value-type="float">
            <text:p>357776</text:p>
          </table:table-cell>
          <table:table-cell office:value-type="float" office:value="164.38" calcext:value-type="float">
            <text:p>164.38</text:p>
          </table:table-cell>
          <table:table-cell office:value-type="string" calcext:value-type="string">
            <text:p>Submission</text:p>
          </table:table-cell>
          <table:table-cell office:value-type="float" office:value="2176.51782455287" calcext:value-type="float">
            <text:p>2176.5178245529</text:p>
          </table:table-cell>
          <table:table-cell office:value-type="float" office:value="32768" calcext:value-type="float">
            <text:p>3276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 GHz, Custom</text:p>
          </table:table-cell>
          <table:table-cell office:value-type="string" calcext:value-type="string">
            <text:p>IBM - Roches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ndo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19430.4" calcext:value-type="float">
            <text:p>419430.4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7776" calcext:value-type="float">
            <text:p>357776</text:p>
          </table:table-cell>
          <table:table-cell office:value-type="float" office:value="164.38" calcext:value-type="float">
            <text:p>164.38</text:p>
          </table:table-cell>
          <table:table-cell office:value-type="string" calcext:value-type="string">
            <text:p>Submission</text:p>
          </table:table-cell>
          <table:table-cell office:value-type="float" office:value="2176.51782455287" calcext:value-type="float">
            <text:p>2176.5178245529</text:p>
          </table:table-cell>
          <table:table-cell office:value-type="float" office:value="32768" calcext:value-type="float">
            <text:p>3276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GQ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0GHz, Custom Interconnect</text:p>
          </table:table-cell>
          <table:table-cell office:value-type="string" calcext:value-type="string">
            <text:p>Southern Ontario Smart Computing Innovation Consortium/University of Toron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cademic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19430.4" calcext:value-type="float">
            <text:p>419430.4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7776" calcext:value-type="float">
            <text:p>357776</text:p>
          </table:table-cell>
          <table:table-cell office:value-type="float" office:value="164.38" calcext:value-type="float">
            <text:p>164.38</text:p>
          </table:table-cell>
          <table:table-cell office:value-type="string" calcext:value-type="string">
            <text:p>Submission</text:p>
          </table:table-cell>
          <table:table-cell office:value-type="float" office:value="2176.51782455287" calcext:value-type="float">
            <text:p>2176.5178245529</text:p>
          </table:table-cell>
          <table:table-cell office:value-type="float" office:value="32768" calcext:value-type="float">
            <text:p>3276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GHz, Custom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9430.4" calcext:value-type="float">
            <text:p>419430.4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590000" calcext:value-type="float">
            <text:p>17590000</text:p>
          </table:table-cell>
          <table:table-cell office:value-type="float" office:value="8209" calcext:value-type="float">
            <text:p>8209</text:p>
          </table:table-cell>
          <table:table-cell office:value-type="string" calcext:value-type="string">
            <text:p>Top500</text:p>
          </table:table-cell>
          <table:table-cell office:value-type="float" office:value="2142.77013034474" calcext:value-type="float">
            <text:p>2142.7701303447</text:p>
          </table:table-cell>
          <table:table-cell office:value-type="float" office:value="560640" calcext:value-type="float">
            <text:p>5606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K7 , Opteron 6274 16C 2.200GHz, Cray Gemini interconnect, NVIDIA K20x</text:p>
          </table:table-cell>
          <table:table-cell office:value-type="string" calcext:value-type="string">
            <text:p>DOE/SC/Oak Ridg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" calcext:value-type="float">
            <text:p>2</text:p>
          </table:table-cell>
          <table:table-cell office:value-type="float" office:value="261632" calcext:value-type="float">
            <text:p>261632</text:p>
          </table:table-cell>
          <table:table-cell office:value-type="float" office:value="27112550" calcext:value-type="float">
            <text:p>27112550</text:p>
          </table:table-cell>
          <table:table-cell office:value-type="float" office:value="64.88" calcext:value-type="float">
            <text:p>64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4 16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VIDIA K20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K7</text:p>
          </table:table-cell>
          <table:table-cell office:value-type="string" calcext:value-type="string">
            <text:p>Cray XK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4200" calcext:value-type="float">
            <text:p>354200</text:p>
          </table:table-cell>
          <table:table-cell office:value-type="float" office:value="181.7" calcext:value-type="float">
            <text:p>181.7</text:p>
          </table:table-cell>
          <table:table-cell office:value-type="string" calcext:value-type="string">
            <text:p>Submission</text:p>
          </table:table-cell>
          <table:table-cell office:value-type="float" office:value="1949.367089" calcext:value-type="float">
            <text:p>1949.367089</text:p>
          </table:table-cell>
          <table:table-cell office:value-type="float" office:value="28704" calcext:value-type="float">
            <text:p>287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VS-10P</text:p>
          </table:table-cell>
          <table:table-cell office:value-type="string" calcext:value-type="string">
            <text:p>RSC Group</text:p>
          </table:table-cell>
          <table:table-cell office:value-type="string" calcext:value-type="string">
            <text:p>RSC Tornado, Xeon E5-2690 8C 2.900GHz, Infiniband FDR, Intel Xeon Phi SE10X</text:p>
          </table:table-cell>
          <table:table-cell office:value-type="string" calcext:value-type="string">
            <text:p>Joint Supercomputer Cente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cademic</text:p>
          </table:table-cell>
          <table:table-cell office:value-type="float" office:value="72" calcext:value-type="float">
            <text:p>72</text:p>
          </table:table-cell>
          <table:table-cell office:value-type="float" office:value="25376" calcext:value-type="float">
            <text:p>25376</text:p>
          </table:table-cell>
          <table:table-cell office:value-type="float" office:value="523577.6" calcext:value-type="float">
            <text:p>523577.6</text:p>
          </table:table-cell>
          <table:table-cell office:value-type="float" office:value="71.76" calcext:value-type="float">
            <text:p>71.76</text:p>
          </table:table-cell>
          <table:table-cell office:value-type="float" office:value="1180160" calcext:value-type="float">
            <text:p>11801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90 8C 2.900GHz</text:p>
          </table:table-cell>
          <table:table-cell office:value-type="string" calcext:value-type="string">
            <text:p>Intel SandyBridge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 SE10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RSC Tornado</text:p>
          </table:table-cell>
          <table:table-cell office:value-type="string" calcext:value-type="string">
            <text:p>RSC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7256" calcext:value-type="float">
            <text:p>417256</text:p>
          </table:table-cell>
          <table:table-cell office:value-type="float" office:value="215.6" calcext:value-type="float">
            <text:p>215.6</text:p>
          </table:table-cell>
          <table:table-cell office:value-type="string" calcext:value-type="string">
            <text:p>Submission</text:p>
          </table:table-cell>
          <table:table-cell office:value-type="float" office:value="1935.32467532468" calcext:value-type="float">
            <text:p>1935.3246753247</text:p>
          </table:table-cell>
          <table:table-cell office:value-type="float" office:value="35568" calcext:value-type="float">
            <text:p>3556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QDR, Intel Xeon Phi 5110P</text:p>
          </table:table-cell>
          <table:table-cell office:value-type="string" calcext:value-type="string">
            <text:p>NASA Center for Climate Simul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65" calcext:value-type="float">
            <text:p>65</text:p>
          </table:table-cell>
          <table:table-cell office:value-type="float" office:value="28080" calcext:value-type="float">
            <text:p>28080</text:p>
          </table:table-cell>
          <table:table-cell office:value-type="float" office:value="628842.24" calcext:value-type="float">
            <text:p>628842.24</text:p>
          </table:table-cell>
          <table:table-cell office:value-type="float" office:value="66.35" calcext:value-type="float">
            <text:p>66.35</text:p>
          </table:table-cell>
          <table:table-cell office:value-type="float" office:value="960000" calcext:value-type="float">
            <text:p>96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 51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862700" calcext:value-type="float">
            <text:p>33862700</text:p>
          </table:table-cell>
          <table:table-cell office:value-type="float" office:value="17808" calcext:value-type="float">
            <text:p>17808</text:p>
          </table:table-cell>
          <table:table-cell office:value-type="string" calcext:value-type="string">
            <text:p>Top500</text:p>
          </table:table-cell>
          <table:table-cell office:value-type="float" office:value="1901.54424977538" calcext:value-type="float">
            <text:p>1901.5442497754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ianhe-2 (MilkyWay-2)</text:p>
          </table:table-cell>
          <table:table-cell office:value-type="string" calcext:value-type="string">
            <text:p>NUDT</text:p>
          </table:table-cell>
          <table:table-cell office:value-type="string" calcext:value-type="string">
            <text:p>TH-IVB-FEP Cluster, Intel Xeon E5-2692 12C 2.200GHz, TH Express-2, Intel Xeon Phi 31S1P</text:p>
          </table:table-cell>
          <table:table-cell office:value-type="string" calcext:value-type="string">
            <text:p>National University of Defense Technolog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float" office:value="2736000" calcext:value-type="float">
            <text:p>2736000</text:p>
          </table:table-cell>
          <table:table-cell office:value-type="float" office:value="54902400" calcext:value-type="float">
            <text:p>54902400</text:p>
          </table:table-cell>
          <table:table-cell office:value-type="float" office:value="61.68" calcext:value-type="float">
            <text:p>61.68</text:p>
          </table:table-cell>
          <table:table-cell office:value-type="float" office:value="9960000" calcext:value-type="float">
            <text:p>996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tel Xeon E5-2692 12C 2.200GHz</text:p>
          </table:table-cell>
          <table:table-cell office:value-type="string" calcext:value-type="string">
            <text:p>Intel IvyBridg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Kylin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Intel Xeon Phi 31S1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l Xeon E5 (IvyBridge)</text:p>
          </table:table-cell>
          <table:table-cell office:value-type="string" calcext:value-type="string">
            <text:p>TH-IVB-FEP Cluster</text:p>
          </table:table-cell>
          <table:table-cell office:value-type="string" calcext:value-type="string">
            <text:p>TH-IVB Cluster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TH Express-2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1861" calcext:value-type="float">
            <text:p>96186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op500</text:p>
          </table:table-cell>
          <table:table-cell office:value-type="float" office:value="1886.00196078431" calcext:value-type="float">
            <text:p>1886.0019607843</text:p>
          </table:table-cell>
          <table:table-cell office:value-type="float" office:value="77520" calcext:value-type="float">
            <text:p>775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70 8C 2.600GHz, Infiniband FDR, Intel Xeon Phi 5110P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28" calcext:value-type="float">
            <text:p>28</text:p>
          </table:table-cell>
          <table:table-cell office:value-type="float" office:value="68400" calcext:value-type="float">
            <text:p>68400</text:p>
          </table:table-cell>
          <table:table-cell office:value-type="float" office:value="1341096" calcext:value-type="float">
            <text:p>1341096</text:p>
          </table:table-cell>
          <table:table-cell office:value-type="float" office:value="71.72" calcext:value-type="float">
            <text:p>71.72</text:p>
          </table:table-cell>
          <table:table-cell office:value-type="float" office:value="1649631" calcext:value-type="float">
            <text:p>1649631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 51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410000" calcext:value-type="float">
            <text:p>21410000</text:p>
          </table:table-cell>
          <table:table-cell office:value-type="float" office:value="11501.98" calcext:value-type="float">
            <text:p>11501.98</text:p>
          </table:table-cell>
          <table:table-cell office:value-type="string" calcext:value-type="string">
            <text:p>Submission</text:p>
          </table:table-cell>
          <table:table-cell office:value-type="float" office:value="1861.41864270326" calcext:value-type="float">
            <text:p>1861.4186427033</text:p>
          </table:table-cell>
          <table:table-cell office:value-type="float" office:value="19660080" calcext:value-type="float">
            <text:p>196600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quoia-25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Gene/Q, Power BQC 16C 1.60 GHz, Custom</text:p>
          </table:table-cell>
          <table:table-cell office:value-type="string" calcext:value-type="string">
            <text:p>DOE/NNSA/LL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165824" calcext:value-type="float">
            <text:p>25165824</text:p>
          </table:table-cell>
          <table:table-cell office:value-type="float" office:value="85.08" calcext:value-type="float">
            <text:p>85.08</text:p>
          </table:table-cell>
          <table:table-cell office:value-type="float" office:value="14942207" calcext:value-type="float">
            <text:p>14942207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 BQC 16C 1.600GHz</text:p>
          </table:table-cell>
          <table:table-cell office:value-type="string" calcext:value-type="string">
            <text:p>PowerP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wer BQC</text:p>
          </table:table-cell>
          <table:table-cell office:value-type="string" calcext:value-type="string">
            <text:p>BlueGene/Q</text:p>
          </table:table-cell>
          <table:table-cell office:value-type="string" calcext:value-type="string">
            <text:p>IBM BlueGen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2912" calcext:value-type="float">
            <text:p>2129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op500</text:p>
          </table:table-cell>
          <table:table-cell office:value-type="float" office:value="1612.9696969697" calcext:value-type="float">
            <text:p>1612.9696969697</text:p>
          </table:table-cell>
          <table:table-cell office:value-type="float" office:value="17408" calcext:value-type="float">
            <text:p>174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Rackable C1104G-RP5, Xeon E5-2670 8C 2.600GHz, Infiniband FDR, Intel Xeon Phi</text:p>
          </table:table-cell>
          <table:table-cell office:value-type="string" calcext:value-type="string">
            <text:p>NASA/Ames Research Center/N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48" calcext:value-type="float">
            <text:p>148</text:p>
          </table:table-cell>
          <table:table-cell office:value-type="float" office:value="15360" calcext:value-type="float">
            <text:p>15360</text:p>
          </table:table-cell>
          <table:table-cell office:value-type="float" office:value="301384" calcext:value-type="float">
            <text:p>301384</text:p>
          </table:table-cell>
          <table:table-cell office:value-type="float" office:value="70.64" calcext:value-type="float">
            <text:p>70.64</text:p>
          </table:table-cell>
          <table:table-cell office:value-type="float" office:value="660480" calcext:value-type="float">
            <text:p>6604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Intel Xeon Ph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SGI Rackable C1104G-RP5</text:p>
          </table:table-cell>
          <table:table-cell office:value-type="string" calcext:value-type="string">
            <text:p>Rackabl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800" calcext:value-type="float">
            <text:p>106800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Top500</text:p>
          </table:table-cell>
          <table:table-cell office:value-type="float" office:value="1467.03296703297" calcext:value-type="float">
            <text:p>1467.032967033</text:p>
          </table:table-cell>
          <table:table-cell office:value-type="float" office:value="8064" calcext:value-type="float">
            <text:p>80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undoong</text:p>
          </table:table-cell>
          <table:table-cell office:value-type="string" calcext:value-type="string">
            <text:p>ManyCoreSoft</text:p>
          </table:table-cell>
          <table:table-cell office:value-type="string" calcext:value-type="string">
            <text:p>Chundoong Cluster, Xeon E5-2650 8C 2.000GHz, Infiniband QDR, AMD Radeon HD 7970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Korea, South</text:p>
          </table:table-cell>
          <table:table-cell office:value-type="string" calcext:value-type="string">
            <text:p>Academic</text:p>
          </table:table-cell>
          <table:table-cell office:value-type="float" office:value="423" calcext:value-type="float">
            <text:p>423</text:p>
          </table:table-cell>
          <table:table-cell office:value-type="float" office:value="7168" calcext:value-type="float">
            <text:p>7168</text:p>
          </table:table-cell>
          <table:table-cell office:value-type="float" office:value="226464" calcext:value-type="float">
            <text:p>226464</text:p>
          </table:table-cell>
          <table:table-cell office:value-type="float" office:value="47.16" calcext:value-type="float">
            <text:p>47.16</text:p>
          </table:table-cell>
          <table:table-cell office:value-type="float" office:value="825344" calcext:value-type="float">
            <text:p>82534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AMD Radeon HD 79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Chundoong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7400" calcext:value-type="float">
            <text:p>597400</text:p>
          </table:table-cell>
          <table:table-cell office:value-type="float" office:value="458.124985730594" calcext:value-type="float">
            <text:p>458.1249857306</text:p>
          </table:table-cell>
          <table:table-cell office:value-type="string" calcext:value-type="string">
            <text:p>Derived</text:p>
          </table:table-cell>
          <table:table-cell office:value-type="float" office:value="1304.0109546684" calcext:value-type="float">
            <text:p>1304.0109546684</text:p>
          </table:table-cell>
          <table:table-cell office:value-type="float" office:value="31288" calcext:value-type="float">
            <text:p>312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ig Red II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K7 , Opteron 6276 16C 2.300GHz, Cray Gemini interconnect, NVIDIA K20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46" calcext:value-type="float">
            <text:p>46</text:p>
          </table:table-cell>
          <table:table-cell office:value-type="float" office:value="8788" calcext:value-type="float">
            <text:p>8788</text:p>
          </table:table-cell>
          <table:table-cell office:value-type="float" office:value="1000624" calcext:value-type="float">
            <text:p>1000624</text:p>
          </table:table-cell>
          <table:table-cell office:value-type="float" office:value="59.7" calcext:value-type="float">
            <text:p>59.7</text:p>
          </table:table-cell>
          <table:table-cell office:value-type="float" office:value="748800" calcext:value-type="float">
            <text:p>7488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VIDIA K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K7</text:p>
          </table:table-cell>
          <table:table-cell office:value-type="string" calcext:value-type="string">
            <text:p>Cray XK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200" calcext:value-type="float">
            <text:p>103200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Top500</text:p>
          </table:table-cell>
          <table:table-cell office:value-type="float" office:value="1266.25766871166" calcext:value-type="float">
            <text:p>1266.2576687117</text:p>
          </table:table-cell>
          <table:table-cell office:value-type="float" office:value="5544" calcext:value-type="float">
            <text:p>554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ull SA</text:p>
          </table:table-cell>
          <table:table-cell office:value-type="string" calcext:value-type="string">
            <text:p>Bullx B505, Xeon E5649 6C 2.53GHz, Infiniband QDR, NVIDIA 2090</text:p>
          </table:table-cell>
          <table:table-cell office:value-type="string" calcext:value-type="string">
            <text:p>Barcelona Supercomputing Cent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ademic</text:p>
          </table:table-cell>
          <table:table-cell office:value-type="float" office:value="442" calcext:value-type="float">
            <text:p>442</text:p>
          </table:table-cell>
          <table:table-cell office:value-type="float" office:value="4032" calcext:value-type="float">
            <text:p>4032</text:p>
          </table:table-cell>
          <table:table-cell office:value-type="float" office:value="182881.44" calcext:value-type="float">
            <text:p>182881.44</text:p>
          </table:table-cell>
          <table:table-cell office:value-type="float" office:value="56.43" calcext:value-type="float">
            <text:p>56.43</text:p>
          </table:table-cell>
          <table:table-cell office:value-type="float" office:value="437760" calcext:value-type="float">
            <text:p>4377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ullx B505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9306" calcext:value-type="float">
            <text:p>379306</text:p>
          </table:table-cell>
          <table:table-cell office:value-type="float" office:value="299.88" calcext:value-type="float">
            <text:p>299.88</text:p>
          </table:table-cell>
          <table:table-cell office:value-type="string" calcext:value-type="string">
            <text:p>Top500</text:p>
          </table:table-cell>
          <table:table-cell office:value-type="float" office:value="1264.85927704415" calcext:value-type="float">
            <text:p>1264.8592770442</text:p>
          </table:table-cell>
          <table:table-cell office:value-type="float" office:value="27489" calcext:value-type="float">
            <text:p>274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Cluster, Xeon E5-2670 8C 2.600GHz, Infiniband FDR, Intel Xeon Phi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71" calcext:value-type="float">
            <text:p>71</text:p>
          </table:table-cell>
          <table:table-cell office:value-type="float" office:value="21777" calcext:value-type="float">
            <text:p>21777</text:p>
          </table:table-cell>
          <table:table-cell office:value-type="float" office:value="502084.8" calcext:value-type="float">
            <text:p>502084.8</text:p>
          </table:table-cell>
          <table:table-cell office:value-type="float" office:value="75.55" calcext:value-type="float">
            <text:p>75.55</text:p>
          </table:table-cell>
          <table:table-cell office:value-type="float" office:value="1566720" calcext:value-type="float">
            <text:p>15667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Intel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277" calcext:value-type="float">
            <text:p>50027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ubmission</text:p>
          </table:table-cell>
          <table:table-cell office:value-type="float" office:value="1247.57356608479" calcext:value-type="float">
            <text:p>1247.5735660848</text:p>
          </table:table-cell>
          <table:table-cell office:value-type="float" office:value="25800" calcext:value-type="float">
            <text:p>258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ull SA</text:p>
          </table:table-cell>
          <table:table-cell office:value-type="string" calcext:value-type="string">
            <text:p>Bullx DLC B710 Blades, Intel Xeon E5 v2 12C 2.700GHz, Infiniband FDR</text:p>
          </table:table-cell>
          <table:table-cell office:value-type="string" calcext:value-type="string">
            <text:p>Météo 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57280" calcext:value-type="float">
            <text:p>557280</text:p>
          </table:table-cell>
          <table:table-cell office:value-type="float" office:value="89.77" calcext:value-type="float">
            <text:p>89.77</text:p>
          </table:table-cell>
          <table:table-cell office:value-type="float" office:value="1969296" calcext:value-type="float">
            <text:p>19692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tel Xeon E5 v2 12C 2.700GHz</text:p>
          </table:table-cell>
          <table:table-cell office:value-type="string" calcext:value-type="string">
            <text:p>Intel IvyBridg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ullx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l Xeon E5 (IvyBridge)</text:p>
          </table:table-cell>
          <table:table-cell office:value-type="string" calcext:value-type="string">
            <text:p>Bullx DLC B710 Blades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5986" calcext:value-type="float">
            <text:p>12598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op500</text:p>
          </table:table-cell>
          <table:table-cell office:value-type="float" office:value="1247.38613861386" calcext:value-type="float">
            <text:p>1247.3861386139</text:p>
          </table:table-cell>
          <table:table-cell office:value-type="float" office:value="6480" calcext:value-type="float">
            <text:p>64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DLC B710 Blades, Intel Xeon E5 v2 12C 2.700GHz, Infiniband FDR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ndor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39968" calcext:value-type="float">
            <text:p>139968</text:p>
          </table:table-cell>
          <table:table-cell office:value-type="float" office:value="90.01" calcext:value-type="float">
            <text:p>90.01</text:p>
          </table:table-cell>
          <table:table-cell office:value-type="float" office:value="986832" calcext:value-type="float">
            <text:p>98683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tel Xeon E5 v2 12C 2.700GHz</text:p>
          </table:table-cell>
          <table:table-cell office:value-type="string" calcext:value-type="string">
            <text:p>Intel IvyBridg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ullx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l Xeon E5 (IvyBridge)</text:p>
          </table:table-cell>
          <table:table-cell office:value-type="string" calcext:value-type="string">
            <text:p>Bullx DLC B710 Blades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68110" calcext:value-type="float">
            <text:p>5168110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Top500</text:p>
          </table:table-cell>
          <table:table-cell office:value-type="float" office:value="1145.92239467849" calcext:value-type="float">
            <text:p>1145.9223946785</text:p>
          </table:table-cell>
          <table:table-cell office:value-type="float" office:value="462462" calcext:value-type="float">
            <text:p>4624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mpe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C8220, Xeon E5-2680 8C 2.700GHz, Infiniband FDR, Intel Xeon Phi SE10P</text:p>
          </table:table-cell>
          <table:table-cell office:value-type="string" calcext:value-type="string">
            <text:p>Texas Advanced Computing Center/Univ. of Tex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6" calcext:value-type="float">
            <text:p>6</text:p>
          </table:table-cell>
          <table:table-cell office:value-type="float" office:value="366366" calcext:value-type="float">
            <text:p>366366</text:p>
          </table:table-cell>
          <table:table-cell office:value-type="float" office:value="8520111.6" calcext:value-type="float">
            <text:p>8520111.6</text:p>
          </table:table-cell>
          <table:table-cell office:value-type="float" office:value="60.66" calcext:value-type="float">
            <text:p>60.66</text:p>
          </table:table-cell>
          <table:table-cell office:value-type="float" office:value="3875000" calcext:value-type="float">
            <text:p>3875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 SE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PowerEdge C8220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8200" calcext:value-type="float">
            <text:p>238200</text:p>
          </table:table-cell>
          <table:table-cell office:value-type="float" office:value="226.8" calcext:value-type="float">
            <text:p>226.8</text:p>
          </table:table-cell>
          <table:table-cell office:value-type="string" calcext:value-type="string">
            <text:p>Top500</text:p>
          </table:table-cell>
          <table:table-cell office:value-type="float" office:value="1050.26455026455" calcext:value-type="float">
            <text:p>1050.2645502646</text:p>
          </table:table-cell>
          <table:table-cell office:value-type="float" office:value="14208" calcext:value-type="float">
            <text:p>142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, Xeon E5-2670 8C 2.600GHz, Infiniband QDR, NVIDIA 2090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28" calcext:value-type="float">
            <text:p>128</text:p>
          </table:table-cell>
          <table:table-cell office:value-type="float" office:value="9472" calcext:value-type="float">
            <text:p>9472</text:p>
          </table:table-cell>
          <table:table-cell office:value-type="float" office:value="492189" calcext:value-type="float">
            <text:p>492189</text:p>
          </table:table-cell>
          <table:table-cell office:value-type="float" office:value="48.4" calcext:value-type="float">
            <text:p>48.4</text:p>
          </table:table-cell>
          <table:table-cell office:value-type="float" office:value="919936" calcext:value-type="float">
            <text:p>9199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Xtreme-X Supercomputer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700" calcext:value-type="float">
            <text:p>133700</text:p>
          </table:table-cell>
          <table:table-cell office:value-type="float" office:value="128.769" calcext:value-type="float">
            <text:p>128.769</text:p>
          </table:table-cell>
          <table:table-cell office:value-type="string" calcext:value-type="string">
            <text:p>Submission</text:p>
          </table:table-cell>
          <table:table-cell office:value-type="float" office:value="1038.2933780646" calcext:value-type="float">
            <text:p>1038.2933780646</text:p>
          </table:table-cell>
          <table:table-cell office:value-type="float" office:value="7308" calcext:value-type="float">
            <text:p>73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SIRO GPU Cluster</text:p>
          </table:table-cell>
          <table:table-cell office:value-type="string" calcext:value-type="string">
            <text:p>Xenon Systems</text:p>
          </table:table-cell>
          <table:table-cell office:value-type="string" calcext:value-type="string">
            <text:p>Nitro G16 3GPU, Xeon E5-2650 8C 2.000GHz, Infiniband FDR, NVIDIA 2050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overnment</text:p>
          </table:table-cell>
          <table:table-cell office:value-type="float" office:value="289" calcext:value-type="float">
            <text:p>289</text:p>
          </table:table-cell>
          <table:table-cell office:value-type="float" office:value="5292" calcext:value-type="float">
            <text:p>5292</text:p>
          </table:table-cell>
          <table:table-cell office:value-type="float" office:value="226926" calcext:value-type="float">
            <text:p>226926</text:p>
          </table:table-cell>
          <table:table-cell office:value-type="float" office:value="58.92" calcext:value-type="float">
            <text:p>58.92</text:p>
          </table:table-cell>
          <table:table-cell office:value-type="float" office:value="925285" calcext:value-type="float">
            <text:p>925285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indows HPC 20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VIDIA 2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Nitro G16 3GPU</text:p>
          </table:table-cell>
          <table:table-cell office:value-type="string" calcext:value-type="string">
            <text:p>Xenon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Oceania</text:p>
          </table:table-cell>
          <table:table-cell table:number-columns-repeated="9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211" calcext:value-type="float">
            <text:p>113211</text:p>
          </table:table-cell>
          <table:table-cell office:value-type="float" office:value="109.21" calcext:value-type="float">
            <text:p>109.21</text:p>
          </table:table-cell>
          <table:table-cell office:value-type="string" calcext:value-type="string">
            <text:p>Submission</text:p>
          </table:table-cell>
          <table:table-cell office:value-type="float" office:value="1036.63583920886" calcext:value-type="float">
            <text:p>1036.6358392089</text:p>
          </table:table-cell>
          <table:table-cell office:value-type="float" office:value="5984" calcext:value-type="float">
            <text:p>598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3 Cluster, Xeon E5-2670 8C 2.600GHz, Infiniband QD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24467" calcext:value-type="float">
            <text:p>124467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ladeCenter HS23 Cluster</text:p>
          </table:table-cell>
          <table:table-cell office:value-type="string" calcext:value-type="string">
            <text:p>IBM BladeCen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211" calcext:value-type="float">
            <text:p>113211</text:p>
          </table:table-cell>
          <table:table-cell office:value-type="float" office:value="109.21" calcext:value-type="float">
            <text:p>109.21</text:p>
          </table:table-cell>
          <table:table-cell office:value-type="string" calcext:value-type="string">
            <text:p>Submission</text:p>
          </table:table-cell>
          <table:table-cell office:value-type="float" office:value="1036.63583920886" calcext:value-type="float">
            <text:p>1036.6358392089</text:p>
          </table:table-cell>
          <table:table-cell office:value-type="float" office:value="5984" calcext:value-type="float">
            <text:p>598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3 Cluster, Xeon E5-2670 8C 2.600GHz, Infiniband QD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24467" calcext:value-type="float">
            <text:p>124467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ladeCenter HS23 Cluster</text:p>
          </table:table-cell>
          <table:table-cell office:value-type="string" calcext:value-type="string">
            <text:p>IBM BladeCen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3211" calcext:value-type="float">
            <text:p>113211</text:p>
          </table:table-cell>
          <table:table-cell office:value-type="float" office:value="109.21" calcext:value-type="float">
            <text:p>109.21</text:p>
          </table:table-cell>
          <table:table-cell office:value-type="string" calcext:value-type="string">
            <text:p>Submission</text:p>
          </table:table-cell>
          <table:table-cell office:value-type="float" office:value="1036.63583920886" calcext:value-type="float">
            <text:p>1036.6358392089</text:p>
          </table:table-cell>
          <table:table-cell office:value-type="float" office:value="5984" calcext:value-type="float">
            <text:p>598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3 Cluster, Xeon E5-2670 8C 2.600GHz, Infiniband QD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24467" calcext:value-type="float">
            <text:p>124467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ladeCenter HS23 Cluster</text:p>
          </table:table-cell>
          <table:table-cell office:value-type="string" calcext:value-type="string">
            <text:p>IBM BladeCen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1600" calcext:value-type="float">
            <text:p>421600</text:p>
          </table:table-cell>
          <table:table-cell office:value-type="float" office:value="407.29" calcext:value-type="float">
            <text:p>407.29</text:p>
          </table:table-cell>
          <table:table-cell office:value-type="string" calcext:value-type="string">
            <text:p>Top500</text:p>
          </table:table-cell>
          <table:table-cell office:value-type="float" office:value="1035.13467062781" calcext:value-type="float">
            <text:p>1035.1346706278</text:p>
          </table:table-cell>
          <table:table-cell office:value-type="float" office:value="20800" calcext:value-type="float">
            <text:p>20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A-PACS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am-X GreenBlade 8204, Xeon E5-2670 8C 2.600GHz, Infiniband QDR, NVIDIA 2090</text:p>
          </table:table-cell>
          <table:table-cell office:value-type="string" calcext:value-type="string">
            <text:p>Center for Computational Sciences, University of Tsukub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62" calcext:value-type="float">
            <text:p>62</text:p>
          </table:table-cell>
          <table:table-cell office:value-type="float" office:value="16640" calcext:value-type="float">
            <text:p>16640</text:p>
          </table:table-cell>
          <table:table-cell office:value-type="float" office:value="778128" calcext:value-type="float">
            <text:p>778128</text:p>
          </table:table-cell>
          <table:table-cell office:value-type="float" office:value="54.18" calcext:value-type="float">
            <text:p>54.18</text:p>
          </table:table-cell>
          <table:table-cell office:value-type="float" office:value="1954559" calcext:value-type="float">
            <text:p>1954559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tream-X GreenBlade 8204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900" calcext:value-type="float">
            <text:p>109900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Submission</text:p>
          </table:table-cell>
          <table:table-cell office:value-type="float" office:value="1010.11029411765" calcext:value-type="float">
            <text:p>1010.1102941177</text:p>
          </table:table-cell>
          <table:table-cell office:value-type="float" office:value="5040" calcext:value-type="float">
            <text:p>504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urie hybrid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05, Xeon E5640 2.67 GHz, Infiniband QDR</text:p>
          </table:table-cell>
          <table:table-cell office:value-type="string" calcext:value-type="string">
            <text:p>CEA/TGCC-GENC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407" calcext:value-type="float">
            <text:p>407</text:p>
          </table:table-cell>
          <table:table-cell office:value-type="float" office:value="3920" calcext:value-type="float">
            <text:p>3920</text:p>
          </table:table-cell>
          <table:table-cell office:value-type="float" office:value="198161.6" calcext:value-type="float">
            <text:p>198161.6</text:p>
          </table:table-cell>
          <table:table-cell office:value-type="float" office:value="55.46" calcext:value-type="float">
            <text:p>55.46</text:p>
          </table:table-cell>
          <table:table-cell office:value-type="float" office:value="428646" calcext:value-type="float">
            <text:p>42864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0 4C 2.670GHz</text:p>
          </table:table-cell>
          <table:table-cell office:value-type="string" calcext:value-type="string">
            <text:p>Intel Nehalem</text:p>
          </table:table-cell>
          <table:table-cell office:value-type="float" office:value="2670" calcext:value-type="float">
            <text:p>267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ullx B505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800" calcext:value-type="float">
            <text:p>146800</text:p>
          </table:table-cell>
          <table:table-cell office:value-type="float" office:value="147.46" calcext:value-type="float">
            <text:p>147.46</text:p>
          </table:table-cell>
          <table:table-cell office:value-type="string" calcext:value-type="string">
            <text:p>Top500</text:p>
          </table:table-cell>
          <table:table-cell office:value-type="float" office:value="995.524209955242" calcext:value-type="float">
            <text:p>995.5242099552</text:p>
          </table:table-cell>
          <table:table-cell office:value-type="float" office:value="14016" calcext:value-type="float">
            <text:p>140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SC Tornado SUSU</text:p>
          </table:table-cell>
          <table:table-cell office:value-type="string" calcext:value-type="string">
            <text:p>RSC Group</text:p>
          </table:table-cell>
          <table:table-cell office:value-type="string" calcext:value-type="string">
            <text:p>RSC Tornado, Xeon X5680 6C 3.330GHz, Infiniband QDR, Intel Xeon Phi SE10X</text:p>
          </table:table-cell>
          <table:table-cell office:value-type="string" calcext:value-type="string">
            <text:p>South Ural State Universit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cademic</text:p>
          </table:table-cell>
          <table:table-cell office:value-type="float" office:value="249" calcext:value-type="float">
            <text:p>249</text:p>
          </table:table-cell>
          <table:table-cell office:value-type="float" office:value="11712" calcext:value-type="float">
            <text:p>11712</text:p>
          </table:table-cell>
          <table:table-cell office:value-type="float" office:value="236820.48" calcext:value-type="float">
            <text:p>236820.48</text:p>
          </table:table-cell>
          <table:table-cell office:value-type="float" office:value="61.99" calcext:value-type="float">
            <text:p>61.99</text:p>
          </table:table-cell>
          <table:table-cell office:value-type="float" office:value="695040" calcext:value-type="float">
            <text:p>69504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80 6C 3.330GHz</text:p>
          </table:table-cell>
          <table:table-cell office:value-type="string" calcext:value-type="string">
            <text:p>Intel Nehalem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Intel Xeon Phi SE10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RSC Tornado</text:p>
          </table:table-cell>
          <table:table-cell office:value-type="string" calcext:value-type="string">
            <text:p>RSC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98090" calcext:value-type="float">
            <text:p>2098090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Top500</text:p>
          </table:table-cell>
          <table:table-cell office:value-type="float" office:value="990.599622285175" calcext:value-type="float">
            <text:p>990.5996222852</text:p>
          </table:table-cell>
          <table:table-cell office:value-type="float" office:value="110400" calcext:value-type="float">
            <text:p>1104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nge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ICE X, Xeon E5-2670 8C 2.600GHz, Infiniband FDR</text:p>
          </table:table-cell>
          <table:table-cell office:value-type="string" calcext:value-type="string">
            <text:p>Total Exploration Producti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96320" calcext:value-type="float">
            <text:p>2296320</text:p>
          </table:table-cell>
          <table:table-cell office:value-type="float" office:value="91.37" calcext:value-type="float">
            <text:p>91.37</text:p>
          </table:table-cell>
          <table:table-cell office:value-type="float" office:value="3862528" calcext:value-type="float">
            <text:p>386252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SGI ICE 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6.27" calcext:value-type="float">
            <text:p>126.27</text:p>
          </table:table-cell>
          <table:table-cell office:value-type="string" calcext:value-type="string">
            <text:p>Submission</text:p>
          </table:table-cell>
          <table:table-cell office:value-type="float" office:value="953.512314880811" calcext:value-type="float">
            <text:p>953.5123148808</text:p>
          </table:table-cell>
          <table:table-cell office:value-type="float" office:value="8320" calcext:value-type="float">
            <text:p>83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okieSpeed</text:p>
          </table:table-cell>
          <table:table-cell office:value-type="string" calcext:value-type="string">
            <text:p>Supermicro</text:p>
          </table:table-cell>
          <table:table-cell office:value-type="string" calcext:value-type="string">
            <text:p>SuperServer <text:s/>2026GT-TRF, Xeon E5645 6C 2.40GHz, Infiniband QDR, NVIDIA 2050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51" calcext:value-type="float">
            <text:p>351</text:p>
          </table:table-cell>
          <table:table-cell office:value-type="float" office:value="5824" calcext:value-type="float">
            <text:p>5824</text:p>
          </table:table-cell>
          <table:table-cell office:value-type="float" office:value="238201.6" calcext:value-type="float">
            <text:p>238201.6</text:p>
          </table:table-cell>
          <table:table-cell office:value-type="float" office:value="50.55" calcext:value-type="float">
            <text:p>50.55</text:p>
          </table:table-cell>
          <table:table-cell office:value-type="float" office:value="355520" calcext:value-type="float">
            <text:p>3555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SuperServer 2026GT-TRF</text:p>
          </table:table-cell>
          <table:table-cell office:value-type="string" calcext:value-type="string">
            <text:p>Supermicro SuperServ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6217" calcext:value-type="float">
            <text:p>156217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Submission</text:p>
          </table:table-cell>
          <table:table-cell office:value-type="float" office:value="932.638805970149" calcext:value-type="float">
            <text:p>932.6388059701</text:p>
          </table:table-cell>
          <table:table-cell office:value-type="float" office:value="8064" calcext:value-type="float">
            <text:p>80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Geoscienc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67731" calcext:value-type="float">
            <text:p>167731</text:p>
          </table:table-cell>
          <table:table-cell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696" calcext:value-type="float">
            <text:p>158696</text:p>
          </table:table-cell>
          <table:table-cell office:value-type="float" office:value="170.16" calcext:value-type="float">
            <text:p>170.16</text:p>
          </table:table-cell>
          <table:table-cell office:value-type="string" calcext:value-type="string">
            <text:p>Submission</text:p>
          </table:table-cell>
          <table:table-cell office:value-type="float" office:value="932.628114715562" calcext:value-type="float">
            <text:p>932.6281147156</text:p>
          </table:table-cell>
          <table:table-cell office:value-type="float" office:value="8192" calcext:value-type="float">
            <text:p>81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lue Wonder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Science and Technology Facilities Council - Daresbury Laborato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70394" calcext:value-type="float">
            <text:p>170394</text:p>
          </table:table-cell>
          <table:table-cell office:value-type="float" office:value="93.13" calcext:value-type="float">
            <text:p>93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778" calcext:value-type="float">
            <text:p>148778</text:p>
          </table:table-cell>
          <table:table-cell office:value-type="float" office:value="159.53" calcext:value-type="float">
            <text:p>159.53</text:p>
          </table:table-cell>
          <table:table-cell office:value-type="string" calcext:value-type="string">
            <text:p>Submission</text:p>
          </table:table-cell>
          <table:table-cell office:value-type="float" office:value="932.602018429136" calcext:value-type="float">
            <text:p>932.6020184291</text:p>
          </table:table-cell>
          <table:table-cell office:value-type="float" office:value="7680" calcext:value-type="float">
            <text:p>76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Infiniband QDR</text:p>
          </table:table-cell>
          <table:table-cell office:value-type="string" calcext:value-type="string">
            <text:p>NASA/Goddard Space Flight Cen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59744" calcext:value-type="float">
            <text:p>159744</text:p>
          </table:table-cell>
          <table:table-cell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8778" calcext:value-type="float">
            <text:p>148778</text:p>
          </table:table-cell>
          <table:table-cell office:value-type="float" office:value="159.53" calcext:value-type="float">
            <text:p>159.53</text:p>
          </table:table-cell>
          <table:table-cell office:value-type="string" calcext:value-type="string">
            <text:p>Submission</text:p>
          </table:table-cell>
          <table:table-cell office:value-type="float" office:value="932.602018429136" calcext:value-type="float">
            <text:p>932.6020184291</text:p>
          </table:table-cell>
          <table:table-cell office:value-type="float" office:value="7680" calcext:value-type="float">
            <text:p>76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Centro Euro-Mediterraneo per i Cambiamenti Climatic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search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59744" calcext:value-type="float">
            <text:p>159744</text:p>
          </table:table-cell>
          <table:table-cell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0180.56" calcext:value-type="float">
            <text:p>130180.56</text:p>
          </table:table-cell>
          <table:table-cell office:value-type="float" office:value="139.59" calcext:value-type="float">
            <text:p>139.59</text:p>
          </table:table-cell>
          <table:table-cell office:value-type="string" calcext:value-type="string">
            <text:p>Submission</text:p>
          </table:table-cell>
          <table:table-cell office:value-type="float" office:value="932.592306039114" calcext:value-type="float">
            <text:p>932.5923060391</text:p>
          </table:table-cell>
          <table:table-cell office:value-type="float" office:value="6720" calcext:value-type="float">
            <text:p>67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Durham Universit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ademic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39776" calcext:value-type="float">
            <text:p>139776</text:p>
          </table:table-cell>
          <table:table-cell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010" calcext:value-type="float">
            <text:p>110010</text:p>
          </table:table-cell>
          <table:table-cell office:value-type="float" office:value="119.25" calcext:value-type="float">
            <text:p>119.25</text:p>
          </table:table-cell>
          <table:table-cell office:value-type="string" calcext:value-type="string">
            <text:p>Submission</text:p>
          </table:table-cell>
          <table:table-cell office:value-type="float" office:value="922.51572327044" calcext:value-type="float">
            <text:p>922.5157232704</text:p>
          </table:table-cell>
          <table:table-cell office:value-type="float" office:value="7520" calcext:value-type="float">
            <text:p>75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, Intel Xeon Phi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99" calcext:value-type="float">
            <text:p>399</text:p>
          </table:table-cell>
          <table:table-cell office:value-type="float" office:value="2400" calcext:value-type="float">
            <text:p>2400</text:p>
          </table:table-cell>
          <table:table-cell office:value-type="float" office:value="146931" calcext:value-type="float">
            <text:p>146931</text:p>
          </table:table-cell>
          <table:table-cell office:value-type="float" office:value="74.87" calcext:value-type="float">
            <text:p>74.87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Intel Xeon Ph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6500" calcext:value-type="float">
            <text:p>4965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op500</text:p>
          </table:table-cell>
          <table:table-cell office:value-type="float" office:value="919.444444444444" calcext:value-type="float">
            <text:p>919.4444444444</text:p>
          </table:table-cell>
          <table:table-cell office:value-type="float" office:value="29440" calcext:value-type="float">
            <text:p>2944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le-8.5</text:p>
          </table:table-cell>
          <table:table-cell office:value-type="string" calcext:value-type="string">
            <text:p>IPE, Nvidia, Tyan</text:p>
          </table:table-cell>
          <table:table-cell office:value-type="string" calcext:value-type="string">
            <text:p>Mole-8.5 Cluster, Xeon X5520 4C 2.27 GHz, Infiniband QDR, NVIDIA 2050</text:p>
          </table:table-cell>
          <table:table-cell office:value-type="string" calcext:value-type="string">
            <text:p>Institute of Process Engineering, Chinese Academy of Science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cademic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12650" calcext:value-type="float">
            <text:p>1012650</text:p>
          </table:table-cell>
          <table:table-cell office:value-type="float" office:value="49.03" calcext:value-type="float">
            <text:p>49.03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20 4C 2.267GHz</text:p>
          </table:table-cell>
          <table:table-cell office:value-type="string" calcext:value-type="string">
            <text:p>Intel Nehalem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table:number-columns-repeated="2" office:value-type="string" calcext:value-type="string">
            <text:p>Mole-8.5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8443" calcext:value-type="float">
            <text:p>318443</text:p>
          </table:table-cell>
          <table:table-cell office:value-type="float" office:value="349.6" calcext:value-type="float">
            <text:p>349.6</text:p>
          </table:table-cell>
          <table:table-cell office:value-type="string" calcext:value-type="string">
            <text:p>Submission</text:p>
          </table:table-cell>
          <table:table-cell office:value-type="float" office:value="910.878146453089" calcext:value-type="float">
            <text:p>910.8781464531</text:p>
          </table:table-cell>
          <table:table-cell office:value-type="float" office:value="16832" calcext:value-type="float">
            <text:p>1683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National Center for Medium Range Weather Forecas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esearch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50106" calcext:value-type="float">
            <text:p>350106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5058" calcext:value-type="float">
            <text:p>925058</text:p>
          </table:table-cell>
          <table:table-cell office:value-type="float" office:value="1015.6" calcext:value-type="float">
            <text:p>1015.6</text:p>
          </table:table-cell>
          <table:table-cell office:value-type="string" calcext:value-type="string">
            <text:p>Submission</text:p>
          </table:table-cell>
          <table:table-cell office:value-type="float" office:value="910.848759354076" calcext:value-type="float">
            <text:p>910.8487593541</text:p>
          </table:table-cell>
          <table:table-cell office:value-type="float" office:value="48896" calcext:value-type="float">
            <text:p>488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eNostru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Barcelona Supercomputing Cent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ademic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17036.8" calcext:value-type="float">
            <text:p>1017036.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373" calcext:value-type="float">
            <text:p>187373</text:p>
          </table:table-cell>
          <table:table-cell office:value-type="float" office:value="205.72" calcext:value-type="float">
            <text:p>205.72</text:p>
          </table:table-cell>
          <table:table-cell office:value-type="string" calcext:value-type="string">
            <text:p>Submission</text:p>
          </table:table-cell>
          <table:table-cell office:value-type="float" office:value="910.815671786895" calcext:value-type="float">
            <text:p>910.8156717869</text:p>
          </table:table-cell>
          <table:table-cell office:value-type="float" office:value="9904" calcext:value-type="float">
            <text:p>99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Max-Planck-Gesellschaft MPI/I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search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6003" calcext:value-type="float">
            <text:p>206003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9220" calcext:value-type="float">
            <text:p>719220</text:p>
          </table:table-cell>
          <table:table-cell office:value-type="float" office:value="789.66" calcext:value-type="float">
            <text:p>789.66</text:p>
          </table:table-cell>
          <table:table-cell office:value-type="string" calcext:value-type="string">
            <text:p>Submission</text:p>
          </table:table-cell>
          <table:table-cell office:value-type="float" office:value="910.797051895753" calcext:value-type="float">
            <text:p>910.7970518958</text:p>
          </table:table-cell>
          <table:table-cell office:value-type="float" office:value="38016" calcext:value-type="float">
            <text:p>380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Indian Institute of Tropical Meteorolog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esearch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90733" calcext:value-type="float">
            <text:p>790733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162" calcext:value-type="float">
            <text:p>130162</text:p>
          </table:table-cell>
          <table:table-cell office:value-type="float" office:value="142.91" calcext:value-type="float">
            <text:p>142.91</text:p>
          </table:table-cell>
          <table:table-cell office:value-type="string" calcext:value-type="string">
            <text:p>Submission</text:p>
          </table:table-cell>
          <table:table-cell office:value-type="float" office:value="910.79700510811" calcext:value-type="float">
            <text:p>910.7970051081</text:p>
          </table:table-cell>
          <table:table-cell office:value-type="float" office:value="6880" calcext:value-type="float">
            <text:p>68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43104" calcext:value-type="float">
            <text:p>143104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6227" calcext:value-type="float">
            <text:p>126227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Submission</text:p>
          </table:table-cell>
          <table:table-cell office:value-type="float" office:value="910.794429612526" calcext:value-type="float">
            <text:p>910.7944296125</text:p>
          </table:table-cell>
          <table:table-cell office:value-type="float" office:value="6672" calcext:value-type="float">
            <text:p>6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38778" calcext:value-type="float">
            <text:p>138778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1059" calcext:value-type="float">
            <text:p>141059</text:p>
          </table:table-cell>
          <table:table-cell office:value-type="float" office:value="154.88" calcext:value-type="float">
            <text:p>154.88</text:p>
          </table:table-cell>
          <table:table-cell office:value-type="string" calcext:value-type="string">
            <text:p>Submission</text:p>
          </table:table-cell>
          <table:table-cell office:value-type="float" office:value="910.763171487603" calcext:value-type="float">
            <text:p>910.7631714876</text:p>
          </table:table-cell>
          <table:table-cell office:value-type="float" office:value="7456" calcext:value-type="float">
            <text:p>74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CLUMEQ - McGill Universit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cademic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55085" calcext:value-type="float">
            <text:p>155085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6234" calcext:value-type="float">
            <text:p>196234</text:p>
          </table:table-cell>
          <table:table-cell office:value-type="float" office:value="217.2" calcext:value-type="float">
            <text:p>217.2</text:p>
          </table:table-cell>
          <table:table-cell office:value-type="string" calcext:value-type="string">
            <text:p>Top500</text:p>
          </table:table-cell>
          <table:table-cell office:value-type="float" office:value="903.471454880295" calcext:value-type="float">
            <text:p>903.4714548803</text:p>
          </table:table-cell>
          <table:table-cell office:value-type="float" office:value="8412" calcext:value-type="float">
            <text:p>841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nspur</text:p>
          </table:table-cell>
          <table:table-cell office:value-type="string" calcext:value-type="string">
            <text:p>Inspur TS10000, Xeon E5-2670 8C 2.600GHz, Infiniband FDR, K20M/Xeon Phi 5110P</text:p>
          </table:table-cell>
          <table:table-cell office:value-type="string" calcext:value-type="string">
            <text:p>Shanghai Jiaotong Universit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cademic</text:p>
          </table:table-cell>
          <table:table-cell office:value-type="float" office:value="158" calcext:value-type="float">
            <text:p>158</text:p>
          </table:table-cell>
          <table:table-cell office:value-type="float" office:value="1900" calcext:value-type="float">
            <text:p>1900</text:p>
          </table:table-cell>
          <table:table-cell office:value-type="float" office:value="262559.6" calcext:value-type="float">
            <text:p>262559.6</text:p>
          </table:table-cell>
          <table:table-cell office:value-type="float" office:value="74.74" calcext:value-type="float">
            <text:p>74.74</text:p>
          </table:table-cell>
          <table:table-cell office:value-type="float" office:value="1671936" calcext:value-type="float">
            <text:p>16719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edhat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K20M/Xeon Phi 51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nspur TS10000</text:p>
          </table:table-cell>
          <table:table-cell office:value-type="string" calcext:value-type="string">
            <text:p>Inspur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4828.91" calcext:value-type="float">
            <text:p>114828.91</text:p>
          </table:table-cell>
          <table:table-cell office:value-type="float" office:value="128.75" calcext:value-type="float">
            <text:p>128.75</text:p>
          </table:table-cell>
          <table:table-cell office:value-type="string" calcext:value-type="string">
            <text:p>Submission</text:p>
          </table:table-cell>
          <table:table-cell office:value-type="float" office:value="891.875029126214" calcext:value-type="float">
            <text:p>891.8750291262</text:p>
          </table:table-cell>
          <table:table-cell office:value-type="float" office:value="8240" calcext:value-type="float">
            <text:p>824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X5650 6C 2.66 GHz, Infiniband QDR, NVIDIA 2070</text:p>
          </table:table-cell>
          <table:table-cell office:value-type="string" calcext:value-type="string">
            <text:p>Forschungszentrum Juelich (FZJ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search</text:p>
          </table:table-cell>
          <table:table-cell office:value-type="float" office:value="377" calcext:value-type="float">
            <text:p>377</text:p>
          </table:table-cell>
          <table:table-cell office:value-type="float" office:value="5768" calcext:value-type="float">
            <text:p>5768</text:p>
          </table:table-cell>
          <table:table-cell office:value-type="float" office:value="238482.08" calcext:value-type="float">
            <text:p>238482.08</text:p>
          </table:table-cell>
          <table:table-cell office:value-type="float" office:value="48.15" calcext:value-type="float">
            <text:p>48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2700" calcext:value-type="float">
            <text:p>1427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ubmission</text:p>
          </table:table-cell>
          <table:table-cell office:value-type="float" office:value="891.875" calcext:value-type="float">
            <text:p>891.875</text:p>
          </table:table-cell>
          <table:table-cell office:value-type="float" office:value="10240" calcext:value-type="float">
            <text:p>1024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645 6C 2.40 GHz, Infiniband QDR, NVIDIA 2070</text:p>
          </table:table-cell>
          <table:table-cell office:value-type="string" calcext:value-type="string">
            <text:p>CINECA / SCS - SuperComputing Solutio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search</text:p>
          </table:table-cell>
          <table:table-cell office:value-type="float" office:value="266" calcext:value-type="float">
            <text:p>266</text:p>
          </table:table-cell>
          <table:table-cell office:value-type="float" office:value="7168" calcext:value-type="float">
            <text:p>7168</text:p>
          </table:table-cell>
          <table:table-cell office:value-type="float" office:value="293171" calcext:value-type="float">
            <text:p>293171</text:p>
          </table:table-cell>
          <table:table-cell office:value-type="float" office:value="48.67" calcext:value-type="float">
            <text:p>48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5 6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43000" calcext:value-type="float">
            <text:p>1043000</text:p>
          </table:table-cell>
          <table:table-cell office:value-type="float" office:value="1176.8" calcext:value-type="float">
            <text:p>1176.8</text:p>
          </table:table-cell>
          <table:table-cell office:value-type="string" calcext:value-type="string">
            <text:p>Top500</text:p>
          </table:table-cell>
          <table:table-cell office:value-type="float" office:value="886.301835486064" calcext:value-type="float">
            <text:p>886.3018354861</text:p>
          </table:table-cell>
          <table:table-cell office:value-type="float" office:value="76800" calcext:value-type="float">
            <text:p>768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akleaf-FX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PRIMEHPC FX10, SPARC64 IXfx 16C 1.848GHz, Tofu interconnect</text:p>
          </table:table-cell>
          <table:table-cell office:value-type="string" calcext:value-type="string">
            <text:p>Information Technology Center, The University of 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35411" calcext:value-type="float">
            <text:p>1135411</text:p>
          </table:table-cell>
          <table:table-cell office:value-type="float" office:value="91.86" calcext:value-type="float">
            <text:p>91.86</text:p>
          </table:table-cell>
          <table:table-cell office:value-type="float" office:value="4058880" calcext:value-type="float">
            <text:p>40588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PARC64 IXfx 16C 1.848GHz</text:p>
          </table:table-cell>
          <table:table-cell office:value-type="string" calcext:value-type="string">
            <text:p>Sparc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RC64 IXfx</text:p>
          </table:table-cell>
          <table:table-cell office:value-type="string" calcext:value-type="string">
            <text:p>PRIMEHPC FX10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Tofu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15470" calcext:value-type="float">
            <text:p>1415470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Top500</text:p>
          </table:table-cell>
          <table:table-cell office:value-type="float" office:value="881.363636363636" calcext:value-type="float">
            <text:p>881.3636363636</text:p>
          </table:table-cell>
          <table:table-cell office:value-type="float" office:value="73584" calcext:value-type="float">
            <text:p>735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ICE X, Xeon E5-2670 8C 2.600GHz, Infiniband FDR</text:p>
          </table:table-cell>
          <table:table-cell office:value-type="string" calcext:value-type="string">
            <text:p>Air Force Research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30547.2" calcext:value-type="float">
            <text:p>1530547.2</text:p>
          </table:table-cell>
          <table:table-cell office:value-type="float" office:value="92.48" calcext:value-type="float">
            <text:p>92.48</text:p>
          </table:table-cell>
          <table:table-cell office:value-type="float" office:value="3128832" calcext:value-type="float">
            <text:p>312883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SGI ICE 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57615" calcext:value-type="float">
            <text:p>1257615</text:p>
          </table:table-cell>
          <table:table-cell office:value-type="float" office:value="1436.72" calcext:value-type="float">
            <text:p>1436.72</text:p>
          </table:table-cell>
          <table:table-cell office:value-type="string" calcext:value-type="string">
            <text:p>Submission</text:p>
          </table:table-cell>
          <table:table-cell office:value-type="float" office:value="875.337574475194" calcext:value-type="float">
            <text:p>875.3375744752</text:p>
          </table:table-cell>
          <table:table-cell office:value-type="float" office:value="72288" calcext:value-type="float">
            <text:p>722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llowston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NCAR (National Center for Atmospheric Researc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03590" calcext:value-type="float">
            <text:p>1503590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0729" calcext:value-type="float">
            <text:p>350729</text:p>
          </table:table-cell>
          <table:table-cell office:value-type="float" office:value="400.68" calcext:value-type="float">
            <text:p>400.68</text:p>
          </table:table-cell>
          <table:table-cell office:value-type="string" calcext:value-type="string">
            <text:p>Submission</text:p>
          </table:table-cell>
          <table:table-cell office:value-type="float" office:value="875.334431466507" calcext:value-type="float">
            <text:p>875.3344314665</text:p>
          </table:table-cell>
          <table:table-cell office:value-type="float" office:value="20160" calcext:value-type="float">
            <text:p>201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ershing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Army Research Laboratory DoD Supercomputing Resource Center (ARL DSRC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19328" calcext:value-type="float">
            <text:p>419328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148" calcext:value-type="float">
            <text:p>178148</text:p>
          </table:table-cell>
          <table:table-cell office:value-type="float" office:value="203.52" calcext:value-type="float">
            <text:p>203.52</text:p>
          </table:table-cell>
          <table:table-cell office:value-type="string" calcext:value-type="string">
            <text:p>Submission</text:p>
          </table:table-cell>
          <table:table-cell office:value-type="float" office:value="875.334119496855" calcext:value-type="float">
            <text:p>875.3341194969</text:p>
          </table:table-cell>
          <table:table-cell office:value-type="float" office:value="10240" calcext:value-type="float">
            <text:p>10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yr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National Centers for Environment Predic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12992" calcext:value-type="float">
            <text:p>212992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8148" calcext:value-type="float">
            <text:p>178148</text:p>
          </table:table-cell>
          <table:table-cell office:value-type="float" office:value="203.52" calcext:value-type="float">
            <text:p>203.52</text:p>
          </table:table-cell>
          <table:table-cell office:value-type="string" calcext:value-type="string">
            <text:p>Submission</text:p>
          </table:table-cell>
          <table:table-cell office:value-type="float" office:value="875.334119496855" calcext:value-type="float">
            <text:p>875.3341194969</text:p>
          </table:table-cell>
          <table:table-cell office:value-type="float" office:value="10240" calcext:value-type="float">
            <text:p>10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National Centers for Environment Predic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12992" calcext:value-type="float">
            <text:p>212992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7347" calcext:value-type="float">
            <text:p>327347</text:p>
          </table:table-cell>
          <table:table-cell office:value-type="float" office:value="373.97" calcext:value-type="float">
            <text:p>373.97</text:p>
          </table:table-cell>
          <table:table-cell office:value-type="string" calcext:value-type="string">
            <text:p>Submission</text:p>
          </table:table-cell>
          <table:table-cell office:value-type="float" office:value="875.329571890793" calcext:value-type="float">
            <text:p>875.3295718908</text:p>
          </table:table-cell>
          <table:table-cell office:value-type="float" office:value="18816" calcext:value-type="float">
            <text:p>188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ilrai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Navy DSR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91373" calcext:value-type="float">
            <text:p>391373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7347" calcext:value-type="float">
            <text:p>327347</text:p>
          </table:table-cell>
          <table:table-cell office:value-type="float" office:value="373.97" calcext:value-type="float">
            <text:p>373.97</text:p>
          </table:table-cell>
          <table:table-cell office:value-type="string" calcext:value-type="string">
            <text:p>Submission</text:p>
          </table:table-cell>
          <table:table-cell office:value-type="float" office:value="875.329571890793" calcext:value-type="float">
            <text:p>875.3295718908</text:p>
          </table:table-cell>
          <table:table-cell office:value-type="float" office:value="18816" calcext:value-type="float">
            <text:p>188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ais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Navy DSR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91373" calcext:value-type="float">
            <text:p>391373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3965" calcext:value-type="float">
            <text:p>303965</text:p>
          </table:table-cell>
          <table:table-cell office:value-type="float" office:value="347.26" calcext:value-type="float">
            <text:p>347.26</text:p>
          </table:table-cell>
          <table:table-cell office:value-type="string" calcext:value-type="string">
            <text:p>Submission</text:p>
          </table:table-cell>
          <table:table-cell office:value-type="float" office:value="875.323964752635" calcext:value-type="float">
            <text:p>875.3239647526</text:p>
          </table:table-cell>
          <table:table-cell office:value-type="float" office:value="17472" calcext:value-type="float">
            <text:p>174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Army Research Laboratory DoD Supercomputing Resource Center (ARL DSRC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63418" calcext:value-type="float">
            <text:p>363418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9714" calcext:value-type="float">
            <text:p>129714</text:p>
          </table:table-cell>
          <table:table-cell office:value-type="float" office:value="148.19" calcext:value-type="float">
            <text:p>148.19</text:p>
          </table:table-cell>
          <table:table-cell office:value-type="string" calcext:value-type="string">
            <text:p>Submission</text:p>
          </table:table-cell>
          <table:table-cell office:value-type="float" office:value="875.322221472434" calcext:value-type="float">
            <text:p>875.3222214724</text:p>
          </table:table-cell>
          <table:table-cell office:value-type="float" office:value="7456" calcext:value-type="float">
            <text:p>745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55085" calcext:value-type="float">
            <text:p>155085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1815" calcext:value-type="float">
            <text:p>441815</text:p>
          </table:table-cell>
          <table:table-cell office:value-type="float" office:value="505.5" calcext:value-type="float">
            <text:p>505.5</text:p>
          </table:table-cell>
          <table:table-cell office:value-type="string" calcext:value-type="string">
            <text:p>Submission</text:p>
          </table:table-cell>
          <table:table-cell office:value-type="float" office:value="874.015825914936" calcext:value-type="float">
            <text:p>874.0158259149</text:p>
          </table:table-cell>
          <table:table-cell office:value-type="float" office:value="24336" calcext:value-type="float">
            <text:p>243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ma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QDR</text:p>
          </table:table-cell>
          <table:table-cell office:value-type="string" calcext:value-type="string">
            <text:p>Saudi Aramco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Indus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6189" calcext:value-type="float">
            <text:p>506189</text:p>
          </table:table-cell>
          <table:table-cell office:value-type="float" office:value="87.28" calcext:value-type="float">
            <text:p>87.28</text:p>
          </table:table-cell>
          <table:table-cell office:value-type="float" office:value="3232768" calcext:value-type="float">
            <text:p>323276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7708" calcext:value-type="float">
            <text:p>157708</text:p>
          </table:table-cell>
          <table:table-cell office:value-type="float" office:value="181.31" calcext:value-type="float">
            <text:p>181.31</text:p>
          </table:table-cell>
          <table:table-cell office:value-type="string" calcext:value-type="string">
            <text:p>Submission</text:p>
          </table:table-cell>
          <table:table-cell office:value-type="float" office:value="869.825161325906" calcext:value-type="float">
            <text:p>869.8251613259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Flex System x240, Xeon E5-2670 8C 2.600GHz, Infiniband FDR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73389" calcext:value-type="float">
            <text:p>173389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BM Flex System x240</text:p>
          </table:table-cell>
          <table:table-cell office:value-type="string" calcext:value-type="string">
            <text:p>IBM Flex System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708" calcext:value-type="float">
            <text:p>157708</text:p>
          </table:table-cell>
          <table:table-cell office:value-type="float" office:value="181.31" calcext:value-type="float">
            <text:p>181.31</text:p>
          </table:table-cell>
          <table:table-cell office:value-type="string" calcext:value-type="string">
            <text:p>Submission</text:p>
          </table:table-cell>
          <table:table-cell office:value-type="float" office:value="869.825161325906" calcext:value-type="float">
            <text:p>869.8251613259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Flex System x240, Xeon E5-2670 8C 2.600GHz, Infiniband FDR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73389" calcext:value-type="float">
            <text:p>173389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BM Flex System x240</text:p>
          </table:table-cell>
          <table:table-cell office:value-type="string" calcext:value-type="string">
            <text:p>IBM Flex System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7708" calcext:value-type="float">
            <text:p>157708</text:p>
          </table:table-cell>
          <table:table-cell office:value-type="float" office:value="181.31" calcext:value-type="float">
            <text:p>181.31</text:p>
          </table:table-cell>
          <table:table-cell office:value-type="string" calcext:value-type="string">
            <text:p>Submission</text:p>
          </table:table-cell>
          <table:table-cell office:value-type="float" office:value="869.825161325906" calcext:value-type="float">
            <text:p>869.8251613259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BM Flex System x240, Xeon E5-2670 8C 2.600GHz, Infiniband FDR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73389" calcext:value-type="float">
            <text:p>173389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BM Flex System x240</text:p>
          </table:table-cell>
          <table:table-cell office:value-type="string" calcext:value-type="string">
            <text:p>IBM Flex System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398.61" calcext:value-type="float">
            <text:p>1398.61</text:p>
          </table:table-cell>
          <table:table-cell office:value-type="string" calcext:value-type="string">
            <text:p>Submission</text:p>
          </table:table-cell>
          <table:table-cell office:value-type="float" office:value="852.274758510235" calcext:value-type="float">
            <text:p>852.2747585102</text:p>
          </table:table-cell>
          <table:table-cell office:value-type="float" office:value="73278" calcext:value-type="float">
            <text:p>732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SUBAME 2.0</text:p>
          </table:table-cell>
          <table:table-cell office:value-type="string" calcext:value-type="string">
            <text:p>NEC/HP</text:p>
          </table:table-cell>
          <table:table-cell office:value-type="string" calcext:value-type="string">
            <text:p>HP ProLiant SL390s G7 Xeon 6C X5670, Nvidia GPU, Linux/Windows</text:p>
          </table:table-cell>
          <table:table-cell office:value-type="string" calcext:value-type="string">
            <text:p>GSIC Center, Tokyo Institute of Technolog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21" calcext:value-type="float">
            <text:p>21</text:p>
          </table:table-cell>
          <table:table-cell office:value-type="float" office:value="56994" calcext:value-type="float">
            <text:p>56994</text:p>
          </table:table-cell>
          <table:table-cell office:value-type="float" office:value="2287630" calcext:value-type="float">
            <text:p>2287630</text:p>
          </table:table-cell>
          <table:table-cell office:value-type="float" office:value="52.11" calcext:value-type="float">
            <text:p>52.11</text:p>
          </table:table-cell>
          <table:table-cell office:value-type="float" office:value="2490368" calcext:value-type="float">
            <text:p>249036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390s G7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1754" calcext:value-type="float">
            <text:p>27175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op500</text:p>
          </table:table-cell>
          <table:table-cell office:value-type="float" office:value="851.8934169279" calcext:value-type="float">
            <text:p>851.8934169279</text:p>
          </table:table-cell>
          <table:table-cell office:value-type="float" office:value="13824" calcext:value-type="float">
            <text:p>138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ICE X, Xeon E5-2670 8C 2.600GHz, Infiniband FD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87539" calcext:value-type="float">
            <text:p>287539</text:p>
          </table:table-cell>
          <table:table-cell office:value-type="float" office:value="94.51" calcext:value-type="float">
            <text:p>94.51</text:p>
          </table:table-cell>
          <table:table-cell office:value-type="float" office:value="2359296" calcext:value-type="float">
            <text:p>23592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SGI ICE 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8100" calcext:value-type="float">
            <text:p>268100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Top500</text:p>
          </table:table-cell>
          <table:table-cell office:value-type="float" office:value="848.686293130738" calcext:value-type="float">
            <text:p>848.6862931307</text:p>
          </table:table-cell>
          <table:table-cell office:value-type="float" office:value="14720" calcext:value-type="float">
            <text:p>147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ark Bridge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Appro Xtreme-X Supercomputer, Xeon E5-2670 8C 2.600GHz, Infiniband QDR</text:p>
          </table:table-cell>
          <table:table-cell office:value-type="string" calcext:value-type="string">
            <text:p>Sandia National Laboratori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06176" calcext:value-type="float">
            <text:p>306176</text:p>
          </table:table-cell>
          <table:table-cell office:value-type="float" office:value="87.56" calcext:value-type="float">
            <text:p>87.56</text:p>
          </table:table-cell>
          <table:table-cell office:value-type="float" office:value="2577260" calcext:value-type="float">
            <text:p>25772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Xtreme-X Supercomputer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97000" calcext:value-type="float">
            <text:p>2897000</text:p>
          </table:table-cell>
          <table:table-cell office:value-type="float" office:value="3422.67" calcext:value-type="float">
            <text:p>3422.67</text:p>
          </table:table-cell>
          <table:table-cell office:value-type="string" calcext:value-type="string">
            <text:p>Submission</text:p>
          </table:table-cell>
          <table:table-cell office:value-type="float" office:value="846.415225540294" calcext:value-type="float">
            <text:p>846.4152255403</text:p>
          </table:table-cell>
          <table:table-cell office:value-type="float" office:value="147456" calcext:value-type="float">
            <text:p>1474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MUC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80 8C 2.70GHz, Infiniband FDR</text:p>
          </table:table-cell>
          <table:table-cell office:value-type="string" calcext:value-type="string">
            <text:p>Leibniz Rechenzentr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85050" calcext:value-type="float">
            <text:p>3185050</text:p>
          </table:table-cell>
          <table:table-cell office:value-type="float" office:value="90.96" calcext:value-type="float">
            <text:p>90.96</text:p>
          </table:table-cell>
          <table:table-cell office:value-type="float" office:value="5201920" calcext:value-type="float">
            <text:p>52019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3778" calcext:value-type="float">
            <text:p>213778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Submission</text:p>
          </table:table-cell>
          <table:table-cell office:value-type="float" office:value="837.688087774295" calcext:value-type="float">
            <text:p>837.6880877743</text:p>
          </table:table-cell>
          <table:table-cell office:value-type="float" office:value="12288" calcext:value-type="float">
            <text:p>122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Technische Universitaet Darm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55590" calcext:value-type="float">
            <text:p>255590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73700" calcext:value-type="float">
            <text:p>773700</text:p>
          </table:table-cell>
          <table:table-cell office:value-type="float" office:value="924.16" calcext:value-type="float">
            <text:p>924.16</text:p>
          </table:table-cell>
          <table:table-cell office:value-type="string" calcext:value-type="string">
            <text:p>Top500</text:p>
          </table:table-cell>
          <table:table-cell office:value-type="float" office:value="837.192693905817" calcext:value-type="float">
            <text:p>837.1926939058</text:p>
          </table:table-cell>
          <table:table-cell office:value-type="float" office:value="46208" calcext:value-type="float">
            <text:p>46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Zi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GreenBlade GB512X, Xeon E5 (Sandy Bridge - EP) 8C 2.60GHz, Infiniband QDR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61126.4" calcext:value-type="float">
            <text:p>961126.4</text:p>
          </table:table-cell>
          <table:table-cell office:value-type="float" office:value="80.5" calcext:value-type="float">
            <text:p>80.5</text:p>
          </table:table-cell>
          <table:table-cell office:value-type="float" office:value="3260400" calcext:value-type="float">
            <text:p>32604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HEL 6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treme-X GreenBlade GB512X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10000" calcext:value-type="float">
            <text:p>10510000</text:p>
          </table:table-cell>
          <table:table-cell office:value-type="float" office:value="12659.89" calcext:value-type="float">
            <text:p>12659.89</text:p>
          </table:table-cell>
          <table:table-cell office:value-type="string" calcext:value-type="string">
            <text:p>Top500</text:p>
          </table:table-cell>
          <table:table-cell office:value-type="float" office:value="830.180988934343" calcext:value-type="float">
            <text:p>830.1809889343</text:p>
          </table:table-cell>
          <table:table-cell office:value-type="float" office:value="705024" calcext:value-type="float">
            <text:p>70502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K computer, SPARC64 VIIIfx 2.0GHz, Tofu interconnect</text:p>
          </table:table-cell>
          <table:table-cell office:value-type="string" calcext:value-type="string">
            <text:p>RIKEN Advanced Institute for Computational Science (AICS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80384" calcext:value-type="float">
            <text:p>11280384</text:p>
          </table:table-cell>
          <table:table-cell office:value-type="float" office:value="93.17" calcext:value-type="float">
            <text:p>93.17</text:p>
          </table:table-cell>
          <table:table-cell office:value-type="float" office:value="11870208" calcext:value-type="float">
            <text:p>1187020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PARC64 VIIIfx 8C 2.000GHz</text:p>
          </table:table-cell>
          <table:table-cell office:value-type="string" calcext:value-type="string">
            <text:p>Spar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RC64 VIIIfx</text:p>
          </table:table-cell>
          <table:table-cell office:value-type="string" calcext:value-type="string">
            <text:p>K computer</text:p>
          </table:table-cell>
          <table:table-cell office:value-type="string" calcext:value-type="string">
            <text:p>Fujitsu Cluster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7400" calcext:value-type="float">
            <text:p>347400</text:p>
          </table:table-cell>
          <table:table-cell office:value-type="float" office:value="421.2" calcext:value-type="float">
            <text:p>421.2</text:p>
          </table:table-cell>
          <table:table-cell office:value-type="string" calcext:value-type="string">
            <text:p>Top500</text:p>
          </table:table-cell>
          <table:table-cell office:value-type="float" office:value="824.786324786325" calcext:value-type="float">
            <text:p>824.7863247863</text:p>
          </table:table-cell>
          <table:table-cell office:value-type="float" office:value="20480" calcext:value-type="float">
            <text:p>204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, Xeon E5-2670 8C 2.600GHz, Infiniband QDR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5984" calcext:value-type="float">
            <text:p>425984</text:p>
          </table:table-cell>
          <table:table-cell office:value-type="float" office:value="81.55" calcext:value-type="float">
            <text:p>81.55</text:p>
          </table:table-cell>
          <table:table-cell office:value-type="float" office:value="2168320" calcext:value-type="float">
            <text:p>21683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Xtreme-X Supercomputer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447" calcext:value-type="float">
            <text:p>97447</text:p>
          </table:table-cell>
          <table:table-cell office:value-type="float" office:value="118.29" calcext:value-type="float">
            <text:p>118.29</text:p>
          </table:table-cell>
          <table:table-cell office:value-type="string" calcext:value-type="string">
            <text:p>Submission</text:p>
          </table:table-cell>
          <table:table-cell office:value-type="float" office:value="823.797446952405" calcext:value-type="float">
            <text:p>823.7974469524</text:p>
          </table:table-cell>
          <table:table-cell office:value-type="float" office:value="4960" calcext:value-type="float">
            <text:p>49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80 8C 2.700GHz, Infiniband</text:p>
          </table:table-cell>
          <table:table-cell office:value-type="string" calcext:value-type="string">
            <text:p>Aerospace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7136" calcext:value-type="float">
            <text:p>107136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998" calcext:value-type="float">
            <text:p>106998</text:p>
          </table:table-cell>
          <table:table-cell office:value-type="float" office:value="132.2" calcext:value-type="float">
            <text:p>132.2</text:p>
          </table:table-cell>
          <table:table-cell office:value-type="string" calcext:value-type="string">
            <text:p>Derived</text:p>
          </table:table-cell>
          <table:table-cell office:value-type="float" office:value="809.364599092284" calcext:value-type="float">
            <text:p>809.3645990923</text:p>
          </table:table-cell>
          <table:table-cell office:value-type="float" office:value="5760" calcext:value-type="float">
            <text:p>57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ull Benchmarks SuperComputer I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 (Sandy Bridge - EP) 8C 2.70GHz, Infiniband QDR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ndor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24416" calcext:value-type="float">
            <text:p>1244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ullx SUperCOmputer Suite A.E.2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82100" calcext:value-type="float">
            <text:p>5821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op500</text:p>
          </table:table-cell>
          <table:table-cell office:value-type="float" office:value="808.472222222222" calcext:value-type="float">
            <text:p>808.4722222222</text:p>
          </table:table-cell>
          <table:table-cell office:value-type="float" office:value="32256" calcext:value-type="float">
            <text:p>3225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ICE X, Xeon E5-2670 8C 2.600GHz, Infiniband FDR</text:p>
          </table:table-cell>
          <table:table-cell office:value-type="string" calcext:value-type="string">
            <text:p>Central Research Institute of Electric Power Industry/CRIEP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70925" calcext:value-type="float">
            <text:p>670925</text:p>
          </table:table-cell>
          <table:table-cell office:value-type="float" office:value="86.76" calcext:value-type="float">
            <text:p>86.76</text:p>
          </table:table-cell>
          <table:table-cell office:value-type="float" office:value="2648520" calcext:value-type="float">
            <text:p>26485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SGI ICE 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9255" calcext:value-type="float">
            <text:p>139255</text:p>
          </table:table-cell>
          <table:table-cell office:value-type="float" office:value="172.77" calcext:value-type="float">
            <text:p>172.77</text:p>
          </table:table-cell>
          <table:table-cell office:value-type="string" calcext:value-type="string">
            <text:p>Submission</text:p>
          </table:table-cell>
          <table:table-cell office:value-type="float" office:value="806.013775539735" calcext:value-type="float">
            <text:p>806.0137755397</text:p>
          </table:table-cell>
          <table:table-cell office:value-type="float" office:value="7088" calcext:value-type="float">
            <text:p>70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90 8C 2.900GHz, Infiniband FDR</text:p>
          </table:table-cell>
          <table:table-cell office:value-type="string" calcext:value-type="string">
            <text:p>Electronics Compan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ndustry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64441.6" calcext:value-type="float">
            <text:p>164441.6</text:p>
          </table:table-cell>
          <table:table-cell office:value-type="float" office:value="84.68" calcext:value-type="float">
            <text:p>84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90 8C 2.900GHz</text:p>
          </table:table-cell>
          <table:table-cell office:value-type="string" calcext:value-type="string">
            <text:p>Intel SandyBridge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6800" calcext:value-type="float">
            <text:p>336800</text:p>
          </table:table-cell>
          <table:table-cell office:value-type="float" office:value="421.2" calcext:value-type="float">
            <text:p>421.2</text:p>
          </table:table-cell>
          <table:table-cell office:value-type="string" calcext:value-type="string">
            <text:p>Top500</text:p>
          </table:table-cell>
          <table:table-cell office:value-type="float" office:value="799.620132953466" calcext:value-type="float">
            <text:p>799.6201329535</text:p>
          </table:table-cell>
          <table:table-cell office:value-type="float" office:value="19712" calcext:value-type="float">
            <text:p>197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ecos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, Xeon E5-2670 8C 2.600GHz, Infiniband QDR</text:p>
          </table:table-cell>
          <table:table-cell office:value-type="string" calcext:value-type="string">
            <text:p>Sandia National Laboratori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10010" calcext:value-type="float">
            <text:p>410010</text:p>
          </table:table-cell>
          <table:table-cell office:value-type="float" office:value="82.14" calcext:value-type="float">
            <text:p>82.14</text:p>
          </table:table-cell>
          <table:table-cell office:value-type="float" office:value="2108876" calcext:value-type="float">
            <text:p>210887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Xtreme-X Supercomputer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3736" calcext:value-type="float">
            <text:p>30373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op500</text:p>
          </table:table-cell>
          <table:table-cell office:value-type="float" office:value="799.305263157895" calcext:value-type="float">
            <text:p>799.3052631579</text:p>
          </table:table-cell>
          <table:table-cell office:value-type="float" office:value="19136" calcext:value-type="float">
            <text:p>191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iolith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60 8C 2.200GHz, Infiniband FDR</text:p>
          </table:table-cell>
          <table:table-cell office:value-type="string" calcext:value-type="string">
            <text:p>National Supercomputer Centre (NSC)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cademic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36794" calcext:value-type="float">
            <text:p>336794</text:p>
          </table:table-cell>
          <table:table-cell office:value-type="float" office:value="90.18" calcext:value-type="float">
            <text:p>90.18</text:p>
          </table:table-cell>
          <table:table-cell office:value-type="float" office:value="2075136" calcext:value-type="float">
            <text:p>20751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5800" calcext:value-type="float">
            <text:p>285800</text:p>
          </table:table-cell>
          <table:table-cell office:value-type="float" office:value="358.4" calcext:value-type="float">
            <text:p>358.4</text:p>
          </table:table-cell>
          <table:table-cell office:value-type="string" calcext:value-type="string">
            <text:p>Top500</text:p>
          </table:table-cell>
          <table:table-cell office:value-type="float" office:value="797.433035714286" calcext:value-type="float">
            <text:p>797.4330357143</text:p>
          </table:table-cell>
          <table:table-cell office:value-type="float" office:value="16160" calcext:value-type="float">
            <text:p>161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GreenBlade GB512X, Xeon E5-2670 8C 2.600GHz, Infiniband QDR</text:p>
          </table:table-cell>
          <table:table-cell office:value-type="string" calcext:value-type="string">
            <text:p>UCSD/San Diego Supercomputer Cen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36128" calcext:value-type="float">
            <text:p>336128</text:p>
          </table:table-cell>
          <table:table-cell office:value-type="float" office:value="85.03" calcext:value-type="float">
            <text:p>85.03</text:p>
          </table:table-cell>
          <table:table-cell office:value-type="float" office:value="2558976" calcext:value-type="float">
            <text:p>255897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HEL 6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treme-X GreenBlade GB512X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000" calcext:value-type="float">
            <text:p>154000</text:p>
          </table:table-cell>
          <table:table-cell office:value-type="float" office:value="194.5125" calcext:value-type="float">
            <text:p>194.5125</text:p>
          </table:table-cell>
          <table:table-cell office:value-type="string" calcext:value-type="string">
            <text:p>Derived</text:p>
          </table:table-cell>
          <table:table-cell office:value-type="float" office:value="791.722896986055" calcext:value-type="float">
            <text:p>791.7228969861</text:p>
          </table:table-cell>
          <table:table-cell office:value-type="float" office:value="7020" calcext:value-type="float">
            <text:p>70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era-100 Hybrid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05, Xeon E56xx (Westmere-EP) 2.40 GHz, Infiniband QDR</text:p>
          </table:table-cell>
          <table:table-cell office:value-type="string" calcext:value-type="string">
            <text:p>Commissariat a l'Energie Atomique (CEA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235" calcext:value-type="float">
            <text:p>235</text:p>
          </table:table-cell>
          <table:table-cell office:value-type="float" office:value="5460" calcext:value-type="float">
            <text:p>5460</text:p>
          </table:table-cell>
          <table:table-cell office:value-type="float" office:value="274560" calcext:value-type="float">
            <text:p>274560</text:p>
          </table:table-cell>
          <table:table-cell office:value-type="float" office:value="56.09" calcext:value-type="float">
            <text:p>56.09</text:p>
          </table:table-cell>
          <table:table-cell office:value-type="float" office:value="536576" calcext:value-type="float">
            <text:p>53657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ullx B505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1938" calcext:value-type="float">
            <text:p>191938</text:p>
          </table:table-cell>
          <table:table-cell office:value-type="float" office:value="243.69" calcext:value-type="float">
            <text:p>243.69</text:p>
          </table:table-cell>
          <table:table-cell office:value-type="string" calcext:value-type="string">
            <text:p>Submission</text:p>
          </table:table-cell>
          <table:table-cell office:value-type="float" office:value="787.631827321597" calcext:value-type="float">
            <text:p>787.6318273216</text:p>
          </table:table-cell>
          <table:table-cell office:value-type="float" office:value="10624" calcext:value-type="float">
            <text:p>106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xSeries x3750 Cluster, Xeon E5-2680 8C 2.700GHz, Infiniband FDR</text:p>
          </table:table-cell>
          <table:table-cell office:value-type="string" calcext:value-type="string">
            <text:p>CNRS/IDRIS-GENC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ademic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29478" calcext:value-type="float">
            <text:p>229478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750 Cluster</text:p>
          </table:table-cell>
          <table:table-cell office:value-type="string" calcext:value-type="string">
            <text:p>IBM xSeries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8600" calcext:value-type="float">
            <text:p>17860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op500</text:p>
          </table:table-cell>
          <table:table-cell office:value-type="float" office:value="786.784140969163" calcext:value-type="float">
            <text:p>786.7841409692</text:p>
          </table:table-cell>
          <table:table-cell office:value-type="float" office:value="10080" calcext:value-type="float">
            <text:p>100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Megware</text:p>
          </table:table-cell>
          <table:table-cell office:value-type="string" calcext:value-type="string">
            <text:p>MEGWARE MiriQuid, Xeon E5-2670 8C 2.600GHz, Infiniband FDR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cademic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09664" calcext:value-type="float">
            <text:p>209664</text:p>
          </table:table-cell>
          <table:table-cell office:value-type="float" office:value="85.18" calcext:value-type="float">
            <text:p>85.18</text:p>
          </table:table-cell>
          <table:table-cell office:value-type="float" office:value="2128896" calcext:value-type="float">
            <text:p>21288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MEGWARE MiriQuid</text:p>
          </table:table-cell>
          <table:table-cell office:value-type="string" calcext:value-type="string">
            <text:p>Megwar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3900" calcext:value-type="float">
            <text:p>303900</text:p>
          </table:table-cell>
          <table:table-cell office:value-type="float" office:value="386.56" calcext:value-type="float">
            <text:p>386.56</text:p>
          </table:table-cell>
          <table:table-cell office:value-type="string" calcext:value-type="string">
            <text:p>Top500</text:p>
          </table:table-cell>
          <table:table-cell office:value-type="float" office:value="786.165149006622" calcext:value-type="float">
            <text:p>786.1651490066</text:p>
          </table:table-cell>
          <table:table-cell office:value-type="float" office:value="17344" calcext:value-type="float">
            <text:p>1734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Infiniband FDR</text:p>
          </table:table-cell>
          <table:table-cell office:value-type="string" calcext:value-type="string">
            <text:p>CSIR Centre for Mathematical Modelling and Computer Simulat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esearch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60755" calcext:value-type="float">
            <text:p>360755</text:p>
          </table:table-cell>
          <table:table-cell office:value-type="float" office:value="84.24" calcext:value-type="float">
            <text:p>84.24</text:p>
          </table:table-cell>
          <table:table-cell office:value-type="float" office:value="2114448" calcext:value-type="float">
            <text:p>211444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7400" calcext:value-type="float">
            <text:p>3474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Top500</text:p>
          </table:table-cell>
          <table:table-cell office:value-type="float" office:value="775.446428571428" calcext:value-type="float">
            <text:p>775.4464285714</text:p>
          </table:table-cell>
          <table:table-cell office:value-type="float" office:value="20480" calcext:value-type="float">
            <text:p>204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GreenBlade GB512X, Xeon E5-2670 8C 2.600GHz, Infiniband QDR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25984" calcext:value-type="float">
            <text:p>425984</text:p>
          </table:table-cell>
          <table:table-cell office:value-type="float" office:value="81.55" calcext:value-type="float">
            <text:p>81.55</text:p>
          </table:table-cell>
          <table:table-cell office:value-type="float" office:value="2168320" calcext:value-type="float">
            <text:p>21683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HEL 6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treme-X GreenBlade GB512X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6700" calcext:value-type="float">
            <text:p>1367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op500</text:p>
          </table:table-cell>
          <table:table-cell office:value-type="float" office:value="751.098901098901" calcext:value-type="float">
            <text:p>751.0989010989</text:p>
          </table:table-cell>
          <table:table-cell office:value-type="float" office:value="7488" calcext:value-type="float">
            <text:p>7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illowA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70 8C 2.600GHz, Infiniband QDR</text:p>
          </table:table-cell>
          <table:table-cell office:value-type="string" calcext:value-type="string">
            <text:p>Atomic Weapons Establishmen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lassified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61740" calcext:value-type="float">
            <text:p>161740</text:p>
          </table:table-cell>
          <table:table-cell office:value-type="float" office:value="84.52" calcext:value-type="float">
            <text:p>84.52</text:p>
          </table:table-cell>
          <table:table-cell office:value-type="float" office:value="1786550" calcext:value-type="float">
            <text:p>178655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6400" calcext:value-type="float">
            <text:p>136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op500</text:p>
          </table:table-cell>
          <table:table-cell office:value-type="float" office:value="749.45054945055" calcext:value-type="float">
            <text:p>749.4505494506</text:p>
          </table:table-cell>
          <table:table-cell office:value-type="float" office:value="7488" calcext:value-type="float">
            <text:p>7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illowB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70 8C 2.600GHz, Infiniband QDR</text:p>
          </table:table-cell>
          <table:table-cell office:value-type="string" calcext:value-type="string">
            <text:p>Atomic Weapons Establishmen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lassified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61740" calcext:value-type="float">
            <text:p>161740</text:p>
          </table:table-cell>
          <table:table-cell office:value-type="float" office:value="84.33" calcext:value-type="float">
            <text:p>84.33</text:p>
          </table:table-cell>
          <table:table-cell office:value-type="float" office:value="1786550" calcext:value-type="float">
            <text:p>178655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6900" calcext:value-type="float">
            <text:p>1869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op500</text:p>
          </table:table-cell>
          <table:table-cell office:value-type="float" office:value="741.666666666667" calcext:value-type="float">
            <text:p>741.6666666667</text:p>
          </table:table-cell>
          <table:table-cell office:value-type="float" office:value="10368" calcext:value-type="float">
            <text:p>103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SL6500, Xeon E5 (Sandy Bridge - EP) 8C 2.60GHz, FDR Infiniband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15654.4" calcext:value-type="float">
            <text:p>215654.4</text:p>
          </table:table-cell>
          <table:table-cell office:value-type="float" office:value="86.67" calcext:value-type="float">
            <text:p>86.67</text:p>
          </table:table-cell>
          <table:table-cell office:value-type="float" office:value="1471712" calcext:value-type="float">
            <text:p>147171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SL6500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95900" calcext:value-type="float">
            <text:p>79590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Top500</text:p>
          </table:table-cell>
          <table:table-cell office:value-type="float" office:value="741.061452513966" calcext:value-type="float">
            <text:p>741.061452514</text:p>
          </table:table-cell>
          <table:table-cell office:value-type="float" office:value="137200" calcext:value-type="float">
            <text:p>1372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unway Blue Light</text:p>
          </table:table-cell>
          <table:table-cell office:value-type="string" calcext:value-type="string">
            <text:p>National Research Center of Parallel Computer Engineering &amp; Technology</text:p>
          </table:table-cell>
          <table:table-cell office:value-type="string" calcext:value-type="string">
            <text:p>Sunway BlueLight MPP, ShenWei processor SW1600 975.00 MHz, Infiniband QDR</text:p>
          </table:table-cell>
          <table:table-cell office:value-type="string" calcext:value-type="string">
            <text:p>National Supercomputing Center in Jin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70160" calcext:value-type="float">
            <text:p>1070160</text:p>
          </table:table-cell>
          <table:table-cell office:value-type="float" office:value="74.37" calcext:value-type="float">
            <text:p>74.37</text:p>
          </table:table-cell>
          <table:table-cell office:value-type="float" office:value="3375120" calcext:value-type="float">
            <text:p>33751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henWei processor SW1600 16C 975MHz</text:p>
          </table:table-cell>
          <table:table-cell office:value-type="string" calcext:value-type="string">
            <text:p>Others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henWei</text:p>
          </table:table-cell>
          <table:table-cell table:number-columns-repeated="2" office:value-type="string" calcext:value-type="string">
            <text:p>Sunway BlueLight MPP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21000" calcext:value-type="float">
            <text:p>621000</text:p>
          </table:table-cell>
          <table:table-cell office:value-type="float" office:value="839.71" calcext:value-type="float">
            <text:p>839.71</text:p>
          </table:table-cell>
          <table:table-cell office:value-type="string" calcext:value-type="string">
            <text:p>Derived</text:p>
          </table:table-cell>
          <table:table-cell office:value-type="float" office:value="739.54103202296" calcext:value-type="float">
            <text:p>739.541032023</text:p>
          </table:table-cell>
          <table:table-cell office:value-type="float" office:value="23616" calcext:value-type="float">
            <text:p>2361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ujitsu PRIMERGY CX400, Xeon E5-2680 8C 2.700GHz, Infiniband FDR, NVIDIA K20/K20x</text:p>
          </table:table-cell>
          <table:table-cell office:value-type="string" calcext:value-type="string">
            <text:p>Research Institute for Information Technology, Kyushu Universit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43" calcext:value-type="float">
            <text:p>43</text:p>
          </table:table-cell>
          <table:table-cell office:value-type="float" office:value="3344" calcext:value-type="float">
            <text:p>3344</text:p>
          </table:table-cell>
          <table:table-cell office:value-type="float" office:value="812025.6" calcext:value-type="float">
            <text:p>812025.6</text:p>
          </table:table-cell>
          <table:table-cell office:value-type="float" office:value="76.48" calcext:value-type="float">
            <text:p>76.48</text:p>
          </table:table-cell>
          <table:table-cell office:value-type="float" office:value="2634112" calcext:value-type="float">
            <text:p>263411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K20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Fujitsu PRIMERGY CX400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6700" calcext:value-type="float">
            <text:p>39670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Top500</text:p>
          </table:table-cell>
          <table:table-cell office:value-type="float" office:value="738.733705772812" calcext:value-type="float">
            <text:p>738.7337057728</text:p>
          </table:table-cell>
          <table:table-cell office:value-type="float" office:value="22048" calcext:value-type="float">
            <text:p>220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ICE X, Xeon E5-2670 8C 2.600GHz, Infiniband FDR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cademic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58598" calcext:value-type="float">
            <text:p>458598</text:p>
          </table:table-cell>
          <table:table-cell office:value-type="float" office:value="86.5" calcext:value-type="float">
            <text:p>86.5</text:p>
          </table:table-cell>
          <table:table-cell office:value-type="float" office:value="2203320" calcext:value-type="float">
            <text:p>22033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SGI ICE 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1700" calcext:value-type="float">
            <text:p>2117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op500</text:p>
          </table:table-cell>
          <table:table-cell office:value-type="float" office:value="732.525951557093" calcext:value-type="float">
            <text:p>732.5259515571</text:p>
          </table:table-cell>
          <table:table-cell office:value-type="float" office:value="13312" calcext:value-type="float">
            <text:p>133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ianhe-1A Guangzhou Solution</text:p>
          </table:table-cell>
          <table:table-cell office:value-type="string" calcext:value-type="string">
            <text:p>NUDT</text:p>
          </table:table-cell>
          <table:table-cell office:value-type="string" calcext:value-type="string">
            <text:p>NUDT YH MPP, Xeon X56xx (Westmere-EP) 2.93 GHz, Proprietary</text:p>
          </table:table-cell>
          <table:table-cell office:value-type="string" calcext:value-type="string">
            <text:p>Super Computer Center in Guangzh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150" calcext:value-type="float">
            <text:p>150</text:p>
          </table:table-cell>
          <table:table-cell office:value-type="float" office:value="7168" calcext:value-type="float">
            <text:p>7168</text:p>
          </table:table-cell>
          <table:table-cell office:value-type="float" office:value="335687.68" calcext:value-type="float">
            <text:p>335687.68</text:p>
          </table:table-cell>
          <table:table-cell office:value-type="float" office:value="63.06" calcext:value-type="float">
            <text:p>63.06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NUDT YH MPP</text:p>
          </table:table-cell>
          <table:table-cell office:value-type="string" calcext:value-type="string">
            <text:p>NUDT MPP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2000" calcext:value-type="float">
            <text:p>332000</text:p>
          </table:table-cell>
          <table:table-cell office:value-type="float" office:value="453.6" calcext:value-type="float">
            <text:p>453.6</text:p>
          </table:table-cell>
          <table:table-cell office:value-type="string" calcext:value-type="string">
            <text:p>Top500</text:p>
          </table:table-cell>
          <table:table-cell office:value-type="float" office:value="731.922398589065" calcext:value-type="float">
            <text:p>731.9223985891</text:p>
          </table:table-cell>
          <table:table-cell office:value-type="float" office:value="19680" calcext:value-type="float">
            <text:p>196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m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GreenBlade GB512X, Xeon E5-2670 8C 2.600GHz, Infiniband QDR</text:p>
          </table:table-cell>
          <table:table-cell office:value-type="string" calcext:value-type="string">
            <text:p>Sandia National Laboratori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09344" calcext:value-type="float">
            <text:p>409344</text:p>
          </table:table-cell>
          <table:table-cell office:value-type="float" office:value="81.11" calcext:value-type="float">
            <text:p>81.11</text:p>
          </table:table-cell>
          <table:table-cell office:value-type="float" office:value="2086572" calcext:value-type="float">
            <text:p>208657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HEL 6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treme-X GreenBlade GB512X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919" calcext:value-type="float">
            <text:p>102919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Submission</text:p>
          </table:table-cell>
          <table:table-cell office:value-type="float" office:value="727.651300904977" calcext:value-type="float">
            <text:p>727.651300905</text:p>
          </table:table-cell>
          <table:table-cell office:value-type="float" office:value="5440" calcext:value-type="float">
            <text:p>54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550M3 Cluster, Xeon E5-2670 8C 2.600GHz, Gigabit Ethernet</text:p>
          </table:table-cell>
          <table:table-cell office:value-type="string" calcext:value-type="string">
            <text:p>Petroleum Compan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13152" calcext:value-type="float">
            <text:p>113152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5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2553" calcext:value-type="float">
            <text:p>21255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ubmission</text:p>
          </table:table-cell>
          <table:table-cell office:value-type="float" office:value="720.518644067797" calcext:value-type="float">
            <text:p>720.5186440678</text:p>
          </table:table-cell>
          <table:table-cell office:value-type="float" office:value="12096" calcext:value-type="float">
            <text:p>120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Infiniband FDR</text:p>
          </table:table-cell>
          <table:table-cell office:value-type="string" calcext:value-type="string">
            <text:p>Maui High-Performance Computing Center (MHPCC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51597" calcext:value-type="float">
            <text:p>251597</text:p>
          </table:table-cell>
          <table:table-cell office:value-type="float" office:value="84.48" calcext:value-type="float">
            <text:p>84.48</text:p>
          </table:table-cell>
          <table:table-cell office:value-type="float" office:value="1550025" calcext:value-type="float">
            <text:p>1550025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9300" calcext:value-type="float">
            <text:p>299300</text:p>
          </table:table-cell>
          <table:table-cell office:value-type="float" office:value="416.78" calcext:value-type="float">
            <text:p>416.78</text:p>
          </table:table-cell>
          <table:table-cell office:value-type="string" calcext:value-type="string">
            <text:p>Top500</text:p>
          </table:table-cell>
          <table:table-cell office:value-type="float" office:value="718.124670089736" calcext:value-type="float">
            <text:p>718.1246700897</text:p>
          </table:table-cell>
          <table:table-cell office:value-type="float" office:value="16368" calcext:value-type="float">
            <text:p>163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EWE-CSC</text:p>
          </table:table-cell>
          <table:table-cell office:value-type="string" calcext:value-type="string">
            <text:p>Clustervision/Supermicro</text:p>
          </table:table-cell>
          <table:table-cell office:value-type="string" calcext:value-type="string">
            <text:p>Supermicro Cluster, QC Opteron 2.1 GHz, ATI Radeon GPU, Infiniband</text:p>
          </table:table-cell>
          <table:table-cell office:value-type="string" calcext:value-type="string">
            <text:p>Universitaet Frankfu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08499.2" calcext:value-type="float">
            <text:p>508499.2</text:p>
          </table:table-cell>
          <table:table-cell office:value-type="float" office:value="58.86" calcext:value-type="float">
            <text:p>58.86</text:p>
          </table:table-cell>
          <table:table-cell office:value-type="float" office:value="2095104" calcext:value-type="float">
            <text:p>209510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ATI GP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SuperServer 2022TG-GIBQRF</text:p>
          </table:table-cell>
          <table:table-cell office:value-type="string" calcext:value-type="string">
            <text:p>Supermicro SuperServ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8000" calcext:value-type="float">
            <text:p>318000</text:p>
          </table:table-cell>
          <table:table-cell office:value-type="float" office:value="446.4" calcext:value-type="float">
            <text:p>446.4</text:p>
          </table:table-cell>
          <table:table-cell office:value-type="string" calcext:value-type="string">
            <text:p>Top500</text:p>
          </table:table-cell>
          <table:table-cell office:value-type="float" office:value="712.36559139785" calcext:value-type="float">
            <text:p>712.3655913979</text:p>
          </table:table-cell>
          <table:table-cell office:value-type="float" office:value="17856" calcext:value-type="float">
            <text:p>178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lackthorn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70 8C 2.600GHz, Infiniband QDR</text:p>
          </table:table-cell>
          <table:table-cell office:value-type="string" calcext:value-type="string">
            <text:p>Atomic Weapons Establishmen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lassifie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71404.8" calcext:value-type="float">
            <text:p>371404.8</text:p>
          </table:table-cell>
          <table:table-cell office:value-type="float" office:value="85.62" calcext:value-type="float">
            <text:p>85.62</text:p>
          </table:table-cell>
          <table:table-cell office:value-type="float" office:value="2668480" calcext:value-type="float">
            <text:p>26684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1259" calcext:value-type="float">
            <text:p>161259</text:p>
          </table:table-cell>
          <table:table-cell office:value-type="float" office:value="228.28" calcext:value-type="float">
            <text:p>228.28</text:p>
          </table:table-cell>
          <table:table-cell office:value-type="string" calcext:value-type="string">
            <text:p>Submission</text:p>
          </table:table-cell>
          <table:table-cell office:value-type="float" office:value="706.408796215174" calcext:value-type="float">
            <text:p>706.4087962152</text:p>
          </table:table-cell>
          <table:table-cell office:value-type="float" office:value="8208" calcext:value-type="float">
            <text:p>820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 Cluster, Xeon E5-2680 8C 2.700GHz, Infiniband QDR</text:p>
          </table:table-cell>
          <table:table-cell office:value-type="string" calcext:value-type="string">
            <text:p>Aerospace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77293" calcext:value-type="float">
            <text:p>177293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 Cluster</text:p>
          </table:table-cell>
          <table:table-cell office:value-type="string" calcext:value-type="string">
            <text:p>IBM xSeries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8100" calcext:value-type="float">
            <text:p>268100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Top500</text:p>
          </table:table-cell>
          <table:table-cell office:value-type="float" office:value="689.557613168724" calcext:value-type="float">
            <text:p>689.5576131687</text:p>
          </table:table-cell>
          <table:table-cell office:value-type="float" office:value="14720" calcext:value-type="float">
            <text:p>147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ark Sand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Appro Xtreme-X Supercomputer, Xeon E5-2670 8C 2.600GHz, Infiniband QDR</text:p>
          </table:table-cell>
          <table:table-cell office:value-type="string" calcext:value-type="string">
            <text:p>Sandia National Laboratori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06176" calcext:value-type="float">
            <text:p>306176</text:p>
          </table:table-cell>
          <table:table-cell office:value-type="float" office:value="87.56" calcext:value-type="float">
            <text:p>87.56</text:p>
          </table:table-cell>
          <table:table-cell office:value-type="float" office:value="2577260" calcext:value-type="float">
            <text:p>25772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Xtreme-X Supercomputer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1500" calcext:value-type="float">
            <text:p>251500</text:p>
          </table:table-cell>
          <table:table-cell office:value-type="float" office:value="365.5" calcext:value-type="float">
            <text:p>365.5</text:p>
          </table:table-cell>
          <table:table-cell office:value-type="string" calcext:value-type="string">
            <text:p>Top500</text:p>
          </table:table-cell>
          <table:table-cell office:value-type="float" office:value="688.098495212038" calcext:value-type="float">
            <text:p>688.098495212</text:p>
          </table:table-cell>
          <table:table-cell office:value-type="float" office:value="17408" calcext:value-type="float">
            <text:p>174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ifo04</text:p>
          </table:table-cell>
          <table:table-cell office:value-type="string" calcext:value-type="string">
            <text:p>Itautec</text:p>
          </table:table-cell>
          <table:table-cell office:value-type="string" calcext:value-type="string">
            <text:p>Itautec Cluster, Xeon X5670 6C 2.930GHz, Infiniband QDR, NVIDIA 2050</text:p>
          </table:table-cell>
          <table:table-cell office:value-type="string" calcext:value-type="string">
            <text:p>Petróleo Brasileiro S.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dustry</text:p>
          </table:table-cell>
          <table:table-cell office:value-type="float" office:value="122" calcext:value-type="float">
            <text:p>122</text:p>
          </table:table-cell>
          <table:table-cell office:value-type="float" office:value="14336" calcext:value-type="float">
            <text:p>14336</text:p>
          </table:table-cell>
          <table:table-cell office:value-type="float" office:value="563364" calcext:value-type="float">
            <text:p>563364</text:p>
          </table:table-cell>
          <table:table-cell office:value-type="float" office:value="44.64" calcext:value-type="float">
            <text:p>44.64</text:p>
          </table:table-cell>
          <table:table-cell office:value-type="float" office:value="1136016" calcext:value-type="float">
            <text:p>113601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table:number-columns-repeated="2" office:value-type="string" calcext:value-type="string">
            <text:p>Itautec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7512" calcext:value-type="float">
            <text:p>17751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op500</text:p>
          </table:table-cell>
          <table:table-cell office:value-type="float" office:value="682.738461538462" calcext:value-type="float">
            <text:p>682.7384615385</text:p>
          </table:table-cell>
          <table:table-cell office:value-type="float" office:value="9440" calcext:value-type="float">
            <text:p>94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irain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80 8C 2.700GHz, Infiniband QDR</text:p>
          </table:table-cell>
          <table:table-cell office:value-type="string" calcext:value-type="string">
            <text:p>Commissariat a l'Energie Atomique (CEA)/CC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03904" calcext:value-type="float">
            <text:p>203904</text:p>
          </table:table-cell>
          <table:table-cell office:value-type="float" office:value="87.06" calcext:value-type="float">
            <text:p>87.06</text:p>
          </table:table-cell>
          <table:table-cell office:value-type="float" office:value="2013480" calcext:value-type="float">
            <text:p>20134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ullx SUperCOmputer Suite A.E.2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0953" calcext:value-type="float">
            <text:p>190953</text:p>
          </table:table-cell>
          <table:table-cell office:value-type="float" office:value="285.38" calcext:value-type="float">
            <text:p>285.38</text:p>
          </table:table-cell>
          <table:table-cell office:value-type="string" calcext:value-type="string">
            <text:p>Submission</text:p>
          </table:table-cell>
          <table:table-cell office:value-type="float" office:value="669.118368491135" calcext:value-type="float">
            <text:p>669.1183684911</text:p>
          </table:table-cell>
          <table:table-cell office:value-type="float" office:value="10976" calcext:value-type="float">
            <text:p>1097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3650M4 Cluster, Xeon E5-2670 8C 2.600GHz, Infiniband FDR</text:p>
          </table:table-cell>
          <table:table-cell office:value-type="string" calcext:value-type="string">
            <text:p>Petroleum Compan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28301" calcext:value-type="float">
            <text:p>228301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457" calcext:value-type="float">
            <text:p>139457</text:p>
          </table:table-cell>
          <table:table-cell office:value-type="float" office:value="208.42" calcext:value-type="float">
            <text:p>208.42</text:p>
          </table:table-cell>
          <table:table-cell office:value-type="string" calcext:value-type="string">
            <text:p>Submission</text:p>
          </table:table-cell>
          <table:table-cell office:value-type="float" office:value="669.115248056808" calcext:value-type="float">
            <text:p>669.1152480568</text:p>
          </table:table-cell>
          <table:table-cell office:value-type="float" office:value="8016" calcext:value-type="float">
            <text:p>80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66733" calcext:value-type="float">
            <text:p>166733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71700" calcext:value-type="float">
            <text:p>771700</text:p>
          </table:table-cell>
          <table:table-cell office:value-type="float" office:value="1155.07" calcext:value-type="float">
            <text:p>1155.07</text:p>
          </table:table-cell>
          <table:table-cell office:value-type="string" calcext:value-type="string">
            <text:p>Top500</text:p>
          </table:table-cell>
          <table:table-cell office:value-type="float" office:value="668.098037348386" calcext:value-type="float">
            <text:p>668.0980373484</text:p>
          </table:table-cell>
          <table:table-cell office:value-type="float" office:value="53248" calcext:value-type="float">
            <text:p>532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ianhe-1A Hunan Solution</text:p>
          </table:table-cell>
          <table:table-cell office:value-type="string" calcext:value-type="string">
            <text:p>NUDT</text:p>
          </table:table-cell>
          <table:table-cell office:value-type="string" calcext:value-type="string">
            <text:p>NUDT YH MPP, Xeon X5670 6C 2.93 GHz, Proprietary, NVIDIA 2050</text:p>
          </table:table-cell>
          <table:table-cell office:value-type="string" calcext:value-type="string">
            <text:p>National Super Computer Center in Hun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35" calcext:value-type="float">
            <text:p>35</text:p>
          </table:table-cell>
          <table:table-cell office:value-type="float" office:value="28672" calcext:value-type="float">
            <text:p>28672</text:p>
          </table:table-cell>
          <table:table-cell office:value-type="float" office:value="1342750.72" calcext:value-type="float">
            <text:p>1342750.72</text:p>
          </table:table-cell>
          <table:table-cell office:value-type="float" office:value="57.47" calcext:value-type="float">
            <text:p>57.47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NUDT YH MPP</text:p>
          </table:table-cell>
          <table:table-cell office:value-type="string" calcext:value-type="string">
            <text:p>NUDT MPP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0090" calcext:value-type="float">
            <text:p>240090</text:p>
          </table:table-cell>
          <table:table-cell office:value-type="float" office:value="367.08" calcext:value-type="float">
            <text:p>367.08</text:p>
          </table:table-cell>
          <table:table-cell office:value-type="string" calcext:value-type="string">
            <text:p>Derived</text:p>
          </table:table-cell>
          <table:table-cell office:value-type="float" office:value="654.053612291599" calcext:value-type="float">
            <text:p>654.0536122916</text:p>
          </table:table-cell>
          <table:table-cell office:value-type="float" office:value="17024" calcext:value-type="float">
            <text:p>170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mazon EC2 Cluster Compute Instances</text:p>
          </table:table-cell>
          <table:table-cell office:value-type="string" calcext:value-type="string">
            <text:p>Self-made</text:p>
          </table:table-cell>
          <table:table-cell office:value-type="string" calcext:value-type="string">
            <text:p>Amazon EC2 Cluster, Xeon 8C 2.60GHz, 10G Ethernet</text:p>
          </table:table-cell>
          <table:table-cell office:value-type="string" calcext:value-type="string">
            <text:p>Amazon Web Servic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54099.2" calcext:value-type="float">
            <text:p>354099.2</text:p>
          </table:table-cell>
          <table:table-cell office:value-type="float" office:value="67.8" calcext:value-type="float">
            <text:p>67.8</text:p>
          </table:table-cell>
          <table:table-cell office:value-type="float" office:value="2691392" calcext:value-type="float">
            <text:p>269139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mazon EC2 Cluster</text:p>
          </table:table-cell>
          <table:table-cell office:value-type="string" calcext:value-type="string">
            <text:p>NOW - Inte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2400" calcext:value-type="float">
            <text:p>262400</text:p>
          </table:table-cell>
          <table:table-cell office:value-type="float" office:value="403.2" calcext:value-type="float">
            <text:p>403.2</text:p>
          </table:table-cell>
          <table:table-cell office:value-type="string" calcext:value-type="string">
            <text:p>Derived</text:p>
          </table:table-cell>
          <table:table-cell office:value-type="float" office:value="650.793650793651" calcext:value-type="float">
            <text:p>650.7936507937</text:p>
          </table:table-cell>
          <table:table-cell office:value-type="float" office:value="5376" calcext:value-type="float">
            <text:p>53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lmetto2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65 8C 2.400GHz, Infiniband FDR, NVIDIA K20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115" calcext:value-type="float">
            <text:p>115</text:p>
          </table:table-cell>
          <table:table-cell office:value-type="float" office:value="3328" calcext:value-type="float">
            <text:p>3328</text:p>
          </table:table-cell>
          <table:table-cell office:value-type="float" office:value="339866" calcext:value-type="float">
            <text:p>339866</text:p>
          </table:table-cell>
          <table:table-cell office:value-type="float" office:value="77.21" calcext:value-type="float">
            <text:p>77.21</text:p>
          </table:table-cell>
          <table:table-cell office:value-type="float" office:value="959488" calcext:value-type="float">
            <text:p>95948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5 8C 2.400GHz</text:p>
          </table:table-cell>
          <table:table-cell office:value-type="string" calcext:value-type="string">
            <text:p>Intel SandyBridge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K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400" calcext:value-type="float">
            <text:p>135400</text:p>
          </table:table-cell>
          <table:table-cell office:value-type="float" office:value="210.35" calcext:value-type="float">
            <text:p>210.35</text:p>
          </table:table-cell>
          <table:table-cell office:value-type="string" calcext:value-type="string">
            <text:p>Top500</text:p>
          </table:table-cell>
          <table:table-cell office:value-type="float" office:value="643.68908961255" calcext:value-type="float">
            <text:p>643.6890896126</text:p>
          </table:table-cell>
          <table:table-cell office:value-type="float" office:value="9280" calcext:value-type="float">
            <text:p>92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, Xeon E5-2670 8C 2.600GHz, Infiniband FDR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93024" calcext:value-type="float">
            <text:p>193024</text:p>
          </table:table-cell>
          <table:table-cell office:value-type="float" office:value="70.15" calcext:value-type="float">
            <text:p>70.15</text:p>
          </table:table-cell>
          <table:table-cell office:value-type="float" office:value="1474560" calcext:value-type="float">
            <text:p>14745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Appro Xtreme-X Supercomputer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59000" calcext:value-type="float">
            <text:p>1359000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Submission</text:p>
          </table:table-cell>
          <table:table-cell office:value-type="float" office:value="637.429643527204" calcext:value-type="float">
            <text:p>637.4296435272</text:p>
          </table:table-cell>
          <table:table-cell office:value-type="float" office:value="77184" calcext:value-type="float">
            <text:p>77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urie thin nodes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80 8C 2.700GHz, Infiniband QDR</text:p>
          </table:table-cell>
          <table:table-cell office:value-type="string" calcext:value-type="string">
            <text:p>CEA/TGCC-GENC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7174" calcext:value-type="float">
            <text:p>1667174</text:p>
          </table:table-cell>
          <table:table-cell office:value-type="float" office:value="81.52" calcext:value-type="float">
            <text:p>81.52</text:p>
          </table:table-cell>
          <table:table-cell office:value-type="float" office:value="5757528" calcext:value-type="float">
            <text:p>575752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ullx SUperCOmputer Suite A.E.2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4860" calcext:value-type="float">
            <text:p>104860</text:p>
          </table:table-cell>
          <table:table-cell office:value-type="float" office:value="164.9953125" calcext:value-type="float">
            <text:p>164.9953125</text:p>
          </table:table-cell>
          <table:table-cell office:value-type="string" calcext:value-type="string">
            <text:p>Derived</text:p>
          </table:table-cell>
          <table:table-cell office:value-type="float" office:value="635.533206435789" calcext:value-type="float">
            <text:p>635.5332064358</text:p>
          </table:table-cell>
          <table:table-cell office:value-type="float" office:value="5760" calcext:value-type="float">
            <text:p>57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XC30, Xeon E5-2670 8C 2.600GHz, Aries interconnect</text:p>
          </table:table-cell>
          <table:table-cell office:value-type="string" calcext:value-type="string">
            <text:p>Japan Advanced Institute of Science and Technolog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19808" calcext:value-type="float">
            <text:p>119808</text:p>
          </table:table-cell>
          <table:table-cell office:value-type="float" office:value="87.52" calcext:value-type="float">
            <text:p>87.52</text:p>
          </table:table-cell>
          <table:table-cell office:value-type="float" office:value="1504944" calcext:value-type="float">
            <text:p>1504944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XC30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66000" calcext:value-type="float">
            <text:p>2566000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Top500</text:p>
          </table:table-cell>
          <table:table-cell office:value-type="float" office:value="635.148514851485" calcext:value-type="float">
            <text:p>635.1485148515</text:p>
          </table:table-cell>
          <table:table-cell office:value-type="float" office:value="186368" calcext:value-type="float">
            <text:p>186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ianhe-1A</text:p>
          </table:table-cell>
          <table:table-cell office:value-type="string" calcext:value-type="string">
            <text:p>NUDT</text:p>
          </table:table-cell>
          <table:table-cell office:value-type="string" calcext:value-type="string">
            <text:p>NUDT YH MPP, Xeon X5670 6C 2.93 GHz, NVIDIA 2050</text:p>
          </table:table-cell>
          <table:table-cell office:value-type="string" calcext:value-type="string">
            <text:p>National Supercomputing Center in Tianji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10" calcext:value-type="float">
            <text:p>10</text:p>
          </table:table-cell>
          <table:table-cell office:value-type="float" office:value="100352" calcext:value-type="float">
            <text:p>100352</text:p>
          </table:table-cell>
          <table:table-cell office:value-type="float" office:value="4701000" calcext:value-type="float">
            <text:p>4701000</text:p>
          </table:table-cell>
          <table:table-cell office:value-type="float" office:value="54.58" calcext:value-type="float">
            <text:p>54.58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NUDT YH MPP</text:p>
          </table:table-cell>
          <table:table-cell office:value-type="string" calcext:value-type="string">
            <text:p>NUDT MPP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4100" calcext:value-type="float">
            <text:p>214100</text:p>
          </table:table-cell>
          <table:table-cell office:value-type="float" office:value="337.32375" calcext:value-type="float">
            <text:p>337.32375</text:p>
          </table:table-cell>
          <table:table-cell office:value-type="string" calcext:value-type="string">
            <text:p>Derived</text:p>
          </table:table-cell>
          <table:table-cell office:value-type="float" office:value="634.701825768272" calcext:value-type="float">
            <text:p>634.7018257683</text:p>
          </table:table-cell>
          <table:table-cell office:value-type="float" office:value="11776" calcext:value-type="float">
            <text:p>117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isu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Cascade, Xeon E5-2670 8C 2.600GHz, Aries interconnect</text:p>
          </table:table-cell>
          <table:table-cell office:value-type="string" calcext:value-type="string">
            <text:p>CSC (Center for Scientific Computing)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cademic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44941" calcext:value-type="float">
            <text:p>244941</text:p>
          </table:table-cell>
          <table:table-cell office:value-type="float" office:value="87.41" calcext:value-type="float">
            <text:p>87.41</text:p>
          </table:table-cell>
          <table:table-cell office:value-type="float" office:value="1571472" calcext:value-type="float">
            <text:p>1571472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XC30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8700" calcext:value-type="float">
            <text:p>188700</text:p>
          </table:table-cell>
          <table:table-cell office:value-type="float" office:value="297.63" calcext:value-type="float">
            <text:p>297.63</text:p>
          </table:table-cell>
          <table:table-cell office:value-type="string" calcext:value-type="string">
            <text:p>Derived</text:p>
          </table:table-cell>
          <table:table-cell office:value-type="float" office:value="634.008668481" calcext:value-type="float">
            <text:p>634.008668481</text:p>
          </table:table-cell>
          <table:table-cell office:value-type="float" office:value="12532" calcext:value-type="float">
            <text:p>125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GA</text:p>
          </table:table-cell>
          <table:table-cell office:value-type="string" calcext:value-type="string">
            <text:p>Hewlett Packard/WIPRO</text:p>
          </table:table-cell>
          <table:table-cell office:value-type="string" calcext:value-type="string">
            <text:p>Z24XX/SL390s Cluster, Xeon E5530/E5645 6C 2.40GHz, Infiniband QDR, NVIDIA 2090/2070</text:p>
          </table:table-cell>
          <table:table-cell office:value-type="string" calcext:value-type="string">
            <text:p>Vikram Sarabhai Space Centre, Indian Space Research Organisat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esearch</text:p>
          </table:table-cell>
          <table:table-cell office:value-type="float" office:value="174" calcext:value-type="float">
            <text:p>174</text:p>
          </table:table-cell>
          <table:table-cell office:value-type="float" office:value="9432" calcext:value-type="float">
            <text:p>9432</text:p>
          </table:table-cell>
          <table:table-cell office:value-type="float" office:value="394760" calcext:value-type="float">
            <text:p>394760</text:p>
          </table:table-cell>
          <table:table-cell office:value-type="float" office:value="47.8" calcext:value-type="float">
            <text:p>47.8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5 6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table:number-columns-repeated="2" office:value-type="string" calcext:value-type="string">
            <text:p>Z24XX/SL390s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500" calcext:value-type="float">
            <text:p>1005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ubmission</text:p>
          </table:table-cell>
          <table:table-cell office:value-type="float" office:value="628.125" calcext:value-type="float">
            <text:p>628.125</text:p>
          </table:table-cell>
          <table:table-cell office:value-type="float" office:value="8240" calcext:value-type="float">
            <text:p>82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Appro GreenBlade Cluster, Xeon X5660 6C 2.80 GHz, Infiniband QDR, NVIDIA 2050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69" calcext:value-type="float">
            <text:p>469</text:p>
          </table:table-cell>
          <table:table-cell office:value-type="float" office:value="5768" calcext:value-type="float">
            <text:p>5768</text:p>
          </table:table-cell>
          <table:table-cell office:value-type="float" office:value="239866" calcext:value-type="float">
            <text:p>239866</text:p>
          </table:table-cell>
          <table:table-cell office:value-type="float" office:value="41.9" calcext:value-type="float">
            <text:p>41.9</text:p>
          </table:table-cell>
          <table:table-cell office:value-type="float" office:value="1414656" calcext:value-type="float">
            <text:p>141465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60 6C 2.800GHz</text:p>
          </table:table-cell>
          <table:table-cell office:value-type="string" calcext:value-type="string">
            <text:p>Intel Nehalem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Appro GreenBlade Cluster</text:p>
          </table:table-cell>
          <table:table-cell office:value-type="string" calcext:value-type="string">
            <text:p>Appro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329" calcext:value-type="float">
            <text:p>147329</text:p>
          </table:table-cell>
          <table:table-cell office:value-type="float" office:value="234.66" calcext:value-type="float">
            <text:p>234.66</text:p>
          </table:table-cell>
          <table:table-cell office:value-type="string" calcext:value-type="string">
            <text:p>Derived</text:p>
          </table:table-cell>
          <table:table-cell office:value-type="float" office:value="627.840279553396" calcext:value-type="float">
            <text:p>627.8402795534</text:p>
          </table:table-cell>
          <table:table-cell office:value-type="float" office:value="8192" calcext:value-type="float">
            <text:p>81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30, Xeon E5-2670 8C 2.600GHz, Aries interconnec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ndor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70394" calcext:value-type="float">
            <text:p>170394</text:p>
          </table:table-cell>
          <table:table-cell office:value-type="float" office:value="86.46" calcext:value-type="float">
            <text:p>86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XC30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26900" calcext:value-type="float">
            <text:p>626900</text:p>
          </table:table-cell>
          <table:table-cell office:value-type="float" office:value="1026.6375" calcext:value-type="float">
            <text:p>1026.6375</text:p>
          </table:table-cell>
          <table:table-cell office:value-type="string" calcext:value-type="string">
            <text:p>Derived</text:p>
          </table:table-cell>
          <table:table-cell office:value-type="float" office:value="610.634230680255" calcext:value-type="float">
            <text:p>610.6342306803</text:p>
          </table:table-cell>
          <table:table-cell office:value-type="float" office:value="35840" calcext:value-type="float">
            <text:p>358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z Dain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C30, Xeon E5-2670 8C 2.600GHz, Aries interconnect</text:p>
          </table:table-cell>
          <table:table-cell office:value-type="string" calcext:value-type="string">
            <text:p>Swiss Scientific Computing Center (CSCS)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searc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45472" calcext:value-type="float">
            <text:p>745472</text:p>
          </table:table-cell>
          <table:table-cell office:value-type="float" office:value="84.09" calcext:value-type="float">
            <text:p>84.09</text:p>
          </table:table-cell>
          <table:table-cell office:value-type="float" office:value="2402496" calcext:value-type="float">
            <text:p>2402496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XC30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8600" calcext:value-type="float">
            <text:p>978600</text:p>
          </table:table-cell>
          <table:table-cell office:value-type="float" office:value="1605.12" calcext:value-type="float">
            <text:p>1605.12</text:p>
          </table:table-cell>
          <table:table-cell office:value-type="string" calcext:value-type="string">
            <text:p>Derived</text:p>
          </table:table-cell>
          <table:table-cell office:value-type="float" office:value="609.674043062201" calcext:value-type="float">
            <text:p>609.6740430622</text:p>
          </table:table-cell>
          <table:table-cell office:value-type="float" office:value="53504" calcext:value-type="float">
            <text:p>53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ujitsu PRIMERGY CX250 S1, Xeon E5-2670 8C 2.600GHz, Infiniband FDR</text:p>
          </table:table-cell>
          <table:table-cell office:value-type="string" calcext:value-type="string">
            <text:p>National Computational Infrastructure, Australian National Universit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esearch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12883" calcext:value-type="float">
            <text:p>1112883</text:p>
          </table:table-cell>
          <table:table-cell office:value-type="float" office:value="87.93" calcext:value-type="float">
            <text:p>87.93</text:p>
          </table:table-cell>
          <table:table-cell office:value-type="float" office:value="3290496" calcext:value-type="float">
            <text:p>32904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Fujitsu PRIMERGY CX250 S1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Oceania</text:p>
          </table:table-cell>
          <table:table-cell table:number-columns-repeated="99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0400" calcext:value-type="float">
            <text:p>420400</text:p>
          </table:table-cell>
          <table:table-cell office:value-type="float" office:value="692.9803125" calcext:value-type="float">
            <text:p>692.9803125</text:p>
          </table:table-cell>
          <table:table-cell office:value-type="string" calcext:value-type="string">
            <text:p>Derived</text:p>
          </table:table-cell>
          <table:table-cell office:value-type="float" office:value="606.655041156021" calcext:value-type="float">
            <text:p>606.655041156</text:p>
          </table:table-cell>
          <table:table-cell office:value-type="float" office:value="24192" calcext:value-type="float">
            <text:p>241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XC30, Xeon E5-2670 8C 2.600GHz, Aries interconnect</text:p>
          </table:table-cell>
          <table:table-cell office:value-type="string" calcext:value-type="string">
            <text:p>National Astronomical Observatory of Japan (NAOJ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03194" calcext:value-type="float">
            <text:p>503194</text:p>
          </table:table-cell>
          <table:table-cell office:value-type="float" office:value="83.55" calcext:value-type="float">
            <text:p>83.55</text:p>
          </table:table-cell>
          <table:table-cell office:value-type="float" office:value="3048192" calcext:value-type="float">
            <text:p>3048192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XC30</text:p>
          </table:table-cell>
          <table:table-cell office:value-type="string" calcext:value-type="string">
            <text:p>Cray XC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Aries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6700" calcext:value-type="float">
            <text:p>166700</text:p>
          </table:table-cell>
          <table:table-cell office:value-type="float" office:value="282.43" calcext:value-type="float">
            <text:p>282.43</text:p>
          </table:table-cell>
          <table:table-cell office:value-type="string" calcext:value-type="string">
            <text:p>Top500</text:p>
          </table:table-cell>
          <table:table-cell office:value-type="float" office:value="590.23474843324" calcext:value-type="float">
            <text:p>590.2347484332</text:p>
          </table:table-cell>
          <table:table-cell office:value-type="float" office:value="12288" calcext:value-type="float">
            <text:p>1228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PRIMEHPC FX10, SPARC64 IXfx 16C 1.848GHz, Tofu interconnect</text:p>
          </table:table-cell>
          <table:table-cell office:value-type="string" calcext:value-type="string">
            <text:p>Research Institute for Information Technology, Kyushu Universit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81666" calcext:value-type="float">
            <text:p>181666</text:p>
          </table:table-cell>
          <table:table-cell office:value-type="float" office:value="91.76" calcext:value-type="float">
            <text:p>91.76</text:p>
          </table:table-cell>
          <table:table-cell office:value-type="float" office:value="1623552" calcext:value-type="float">
            <text:p>162355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PARC64 IXfx 16C 1.848GHz</text:p>
          </table:table-cell>
          <table:table-cell office:value-type="string" calcext:value-type="string">
            <text:p>Sparc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RC64 IXfx</text:p>
          </table:table-cell>
          <table:table-cell office:value-type="string" calcext:value-type="string">
            <text:p>PRIMEHPC FX10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Custom Interconnect</text:p>
          </table:table-cell>
          <table:table-cell office:value-type="string" calcext:value-type="string">
            <text:p>Tofu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5700" calcext:value-type="float">
            <text:p>56570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Top500</text:p>
          </table:table-cell>
          <table:table-cell office:value-type="float" office:value="581.995884773662" calcext:value-type="float">
            <text:p>581.9958847737</text:p>
          </table:table-cell>
          <table:table-cell office:value-type="float" office:value="77824" calcext:value-type="float">
            <text:p>778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aea C2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276 16C 2.30GHz, Cray Gemini interconnect</text:p>
          </table:table-cell>
          <table:table-cell office:value-type="string" calcext:value-type="string">
            <text:p>NOAA/Oak Ridg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15981" calcext:value-type="float">
            <text:p>715981</text:p>
          </table:table-cell>
          <table:table-cell office:value-type="float" office:value="79.01" calcext:value-type="float">
            <text:p>79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Top500</text:p>
          </table:table-cell>
          <table:table-cell office:value-type="float" office:value="562.272727272727" calcext:value-type="float">
            <text:p>562.2727272727</text:p>
          </table:table-cell>
          <table:table-cell office:value-type="float" office:value="70560" calcext:value-type="float">
            <text:p>705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lios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80 8C 2.700GHz, Infiniband QDR</text:p>
          </table:table-cell>
          <table:table-cell office:value-type="string" calcext:value-type="string">
            <text:p>International Fusion Energy Research Centre (IFERC), EU(F4E) - Japan Broader Approach collaboratio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4096" calcext:value-type="float">
            <text:p>1524096</text:p>
          </table:table-cell>
          <table:table-cell office:value-type="float" office:value="81.16" calcext:value-type="float">
            <text:p>81.16</text:p>
          </table:table-cell>
          <table:table-cell office:value-type="float" office:value="4870152" calcext:value-type="float">
            <text:p>487015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bullx SUperCOmputer Suite A.E.2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0930" calcext:value-type="float">
            <text:p>1109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p500</text:p>
          </table:table-cell>
          <table:table-cell office:value-type="float" office:value="554.65" calcext:value-type="float">
            <text:p>554.65</text:p>
          </table:table-cell>
          <table:table-cell office:value-type="float" office:value="7040" calcext:value-type="float">
            <text:p>70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Mike-II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PowerEdge C6220, Xeon E5-2670 8C 2.600GHz, Infiniband QDR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46432" calcext:value-type="float">
            <text:p>146432</text:p>
          </table:table-cell>
          <table:table-cell office:value-type="float" office:value="75.76" calcext:value-type="float">
            <text:p>75.76</text:p>
          </table:table-cell>
          <table:table-cell office:value-type="float" office:value="1060000" calcext:value-type="float">
            <text:p>106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Dell PowerEdge C6220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574.4" calcext:value-type="float">
            <text:p>97574.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op500</text:p>
          </table:table-cell>
          <table:table-cell office:value-type="float" office:value="548.170786516854" calcext:value-type="float">
            <text:p>548.1707865169</text:p>
          </table:table-cell>
          <table:table-cell office:value-type="float" office:value="10224" calcext:value-type="float">
            <text:p>102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trzx3</text:p>
          </table:table-cell>
          <table:table-cell office:value-type="string" calcext:value-type="string">
            <text:p>Megware</text:p>
          </table:table-cell>
          <table:table-cell office:value-type="string" calcext:value-type="string">
            <text:p>Saxonid 6300, Opteron 6348 12C 2.800GHz, Infiniband QDR</text:p>
          </table:table-cell>
          <table:table-cell office:value-type="string" calcext:value-type="string">
            <text:p>Universitaet Bayreu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14509" calcext:value-type="float">
            <text:p>114509</text:p>
          </table:table-cell>
          <table:table-cell office:value-type="float" office:value="85.21" calcext:value-type="float">
            <text:p>85.21</text:p>
          </table:table-cell>
          <table:table-cell office:value-type="float" office:value="1785000" calcext:value-type="float">
            <text:p>1785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348 12C 2.800GHz</text:p>
          </table:table-cell>
          <table:table-cell office:value-type="string" calcext:value-type="string">
            <text:p>AMD x86_64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s 6300 Series ("Abu Dhabi")</text:p>
          </table:table-cell>
          <table:table-cell office:value-type="string" calcext:value-type="string">
            <text:p>Saxonid 6300</text:p>
          </table:table-cell>
          <table:table-cell office:value-type="string" calcext:value-type="string">
            <text:p>Megwar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1900" calcext:value-type="float">
            <text:p>131900</text:p>
          </table:table-cell>
          <table:table-cell office:value-type="float" office:value="252.7" calcext:value-type="float">
            <text:p>252.7</text:p>
          </table:table-cell>
          <table:table-cell office:value-type="string" calcext:value-type="string">
            <text:p>Top500</text:p>
          </table:table-cell>
          <table:table-cell office:value-type="float" office:value="521.962801741195" calcext:value-type="float">
            <text:p>521.9628017412</text:p>
          </table:table-cell>
          <table:table-cell office:value-type="float" office:value="15456" calcext:value-type="float">
            <text:p>154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isko</text:p>
          </table:table-cell>
          <table:table-cell office:value-type="string" calcext:value-type="string">
            <text:p>Supermicro</text:p>
          </table:table-cell>
          <table:table-cell office:value-type="string" calcext:value-type="string">
            <text:p>Supermicro H8QG6, Opteron 6238 12C 2.600GHz, Infiniband QDR</text:p>
          </table:table-cell>
          <table:table-cell office:value-type="string" calcext:value-type="string">
            <text:p>HPC2N - Umea Universit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cademic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60742" calcext:value-type="float">
            <text:p>160742</text:p>
          </table:table-cell>
          <table:table-cell office:value-type="float" office:value="82.06" calcext:value-type="float">
            <text:p>82.06</text:p>
          </table:table-cell>
          <table:table-cell office:value-type="float" office:value="2145024" calcext:value-type="float">
            <text:p>214502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238 12C 2.600GHz</text:p>
          </table:table-cell>
          <table:table-cell office:value-type="string" calcext:value-type="string">
            <text:p>AMD x86_64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Supermicro H8QG6</text:p>
          </table:table-cell>
          <table:table-cell office:value-type="string" calcext:value-type="string">
            <text:p>Supermicro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7900" calcext:value-type="float">
            <text:p>237900</text:p>
          </table:table-cell>
          <table:table-cell office:value-type="float" office:value="465.4" calcext:value-type="float">
            <text:p>465.4</text:p>
          </table:table-cell>
          <table:table-cell office:value-type="string" calcext:value-type="string">
            <text:p>Top500</text:p>
          </table:table-cell>
          <table:table-cell office:value-type="float" office:value="511.173184357542" calcext:value-type="float">
            <text:p>511.1731843575</text:p>
          </table:table-cell>
          <table:table-cell office:value-type="float" office:value="11424" calcext:value-type="float">
            <text:p>114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ujitsu PRIMERGY CX250 &amp; RX300, Xeon E5-2690 8C 2.900GHz, Infiniband FDR/QDR</text:p>
          </table:table-cell>
          <table:table-cell office:value-type="string" calcext:value-type="string">
            <text:p>Institute for Molecular Science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65036.8" calcext:value-type="float">
            <text:p>265036.8</text:p>
          </table:table-cell>
          <table:table-cell office:value-type="float" office:value="89.76" calcext:value-type="float">
            <text:p>89.76</text:p>
          </table:table-cell>
          <table:table-cell office:value-type="float" office:value="2228864" calcext:value-type="float">
            <text:p>222886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90 8C 2.900GHz</text:p>
          </table:table-cell>
          <table:table-cell office:value-type="string" calcext:value-type="string">
            <text:p>Intel SandyBridge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Fujitsu PRIMERGY CX250 &amp; RX300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/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1000" calcext:value-type="float">
            <text:p>127100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Top500</text:p>
          </table:table-cell>
          <table:table-cell office:value-type="float" office:value="492.635658914729" calcext:value-type="float">
            <text:p>492.6356589147</text:p>
          </table:table-cell>
          <table:table-cell office:value-type="float" office:value="120640" calcext:value-type="float">
            <text:p>1206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bulae</text:p>
          </table:table-cell>
          <table:table-cell office:value-type="string" calcext:value-type="string">
            <text:p>Dawning</text:p>
          </table:table-cell>
          <table:table-cell office:value-type="string" calcext:value-type="string">
            <text:p>Dawning TC3600 Blade System, Xeon X5650 6C 2.66GHz, Infiniband QDR, NVIDIA 2050</text:p>
          </table:table-cell>
          <table:table-cell office:value-type="string" calcext:value-type="string">
            <text:p>National Supercomputing Centre in Shenzhen (NSCS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16" calcext:value-type="float">
            <text:p>16</text:p>
          </table:table-cell>
          <table:table-cell office:value-type="float" office:value="64960" calcext:value-type="float">
            <text:p>64960</text:p>
          </table:table-cell>
          <table:table-cell office:value-type="float" office:value="2984300" calcext:value-type="float">
            <text:p>2984300</text:p>
          </table:table-cell>
          <table:table-cell office:value-type="float" office:value="42.59" calcext:value-type="float">
            <text:p>42.59</text:p>
          </table:table-cell>
          <table:table-cell office:value-type="float" office:value="2359296" calcext:value-type="float">
            <text:p>23592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Dawning TC3600 Blade System</text:p>
          </table:table-cell>
          <table:table-cell office:value-type="string" calcext:value-type="string">
            <text:p>Dawning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617" calcext:value-type="float">
            <text:p>22561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op500</text:p>
          </table:table-cell>
          <table:table-cell office:value-type="float" office:value="483.119914346895" calcext:value-type="float">
            <text:p>483.1199143469</text:p>
          </table:table-cell>
          <table:table-cell office:value-type="float" office:value="33920" calcext:value-type="float">
            <text:p>339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GON</text:p>
          </table:table-cell>
          <table:table-cell office:value-type="string" calcext:value-type="string">
            <text:p>Megware</text:p>
          </table:table-cell>
          <table:table-cell office:value-type="string" calcext:value-type="string">
            <text:p>Saxonid 6100, Opteron 6272 16C 2.100GHz, Infiniband QDR</text:p>
          </table:table-cell>
          <table:table-cell office:value-type="string" calcext:value-type="string">
            <text:p>Universitaet Main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84928" calcext:value-type="float">
            <text:p>284928</text:p>
          </table:table-cell>
          <table:table-cell office:value-type="float" office:value="79.18" calcext:value-type="float">
            <text:p>79.18</text:p>
          </table:table-cell>
          <table:table-cell office:value-type="float" office:value="2830000" calcext:value-type="float">
            <text:p>283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272 16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Saxonid 6100</text:p>
          </table:table-cell>
          <table:table-cell office:value-type="string" calcext:value-type="string">
            <text:p>Megwar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0100" calcext:value-type="float">
            <text:p>160100</text:p>
          </table:table-cell>
          <table:table-cell office:value-type="float" office:value="342.3" calcext:value-type="float">
            <text:p>342.3</text:p>
          </table:table-cell>
          <table:table-cell office:value-type="string" calcext:value-type="string">
            <text:p>Top500</text:p>
          </table:table-cell>
          <table:table-cell office:value-type="float" office:value="467.718375693836" calcext:value-type="float">
            <text:p>467.7183756938</text:p>
          </table:table-cell>
          <table:table-cell office:value-type="float" office:value="22272" calcext:value-type="float">
            <text:p>222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m-200, Opteron 6276 16C 2.300GHz, Cray Gemini interconnect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cademic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04902.4" calcext:value-type="float">
            <text:p>204902.4</text:p>
          </table:table-cell>
          <table:table-cell office:value-type="float" office:value="78.13" calcext:value-type="float">
            <text:p>78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m-200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31400" calcext:value-type="float">
            <text:p>83140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Submission</text:p>
          </table:table-cell>
          <table:table-cell office:value-type="float" office:value="449.405405405405" calcext:value-type="float">
            <text:p>449.4054054054</text:p>
          </table:table-cell>
          <table:table-cell office:value-type="float" office:value="113472" calcext:value-type="float">
            <text:p>1134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276 16C 2.30 GHz, Cray Gemini interconnect</text:p>
          </table:table-cell>
          <table:table-cell office:value-type="string" calcext:value-type="string">
            <text:p>HWW/Universitaet Stuttga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dustry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43942.4" calcext:value-type="float">
            <text:p>1043942.4</text:p>
          </table:table-cell>
          <table:table-cell office:value-type="float" office:value="79.64" calcext:value-type="float">
            <text:p>79.64</text:p>
          </table:table-cell>
          <table:table-cell office:value-type="float" office:value="3555552" calcext:value-type="float">
            <text:p>3555552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0300" calcext:value-type="float">
            <text:p>240300</text:p>
          </table:table-cell>
          <table:table-cell office:value-type="float" office:value="542.34" calcext:value-type="float">
            <text:p>542.34</text:p>
          </table:table-cell>
          <table:table-cell office:value-type="string" calcext:value-type="string">
            <text:p>Derived</text:p>
          </table:table-cell>
          <table:table-cell office:value-type="float" office:value="443.079986724195" calcext:value-type="float">
            <text:p>443.0799867242</text:p>
          </table:table-cell>
          <table:table-cell office:value-type="float" office:value="37728" calcext:value-type="float">
            <text:p>3772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Rackable C2112-4G3 Cluster, Opteron 12 Core 2.10 GHz, Infiniband QDR</text:p>
          </table:table-cell>
          <table:table-cell office:value-type="string" calcext:value-type="string">
            <text:p>Calcul Canada/Calcul Québec/Université de Sherbroo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cademic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16915.2" calcext:value-type="float">
            <text:p>316915.2</text:p>
          </table:table-cell>
          <table:table-cell office:value-type="float" office:value="75.82" calcext:value-type="float">
            <text:p>75.82</text:p>
          </table:table-cell>
          <table:table-cell office:value-type="float" office:value="2030280" calcext:value-type="float">
            <text:p>20302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SGI Rackable C2112-4G3 Cluster</text:p>
          </table:table-cell>
          <table:table-cell office:value-type="string" calcext:value-type="string">
            <text:p>Rackabl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4075" calcext:value-type="float">
            <text:p>204075</text:p>
          </table:table-cell>
          <table:table-cell office:value-type="float" office:value="462.3" calcext:value-type="float">
            <text:p>462.3</text:p>
          </table:table-cell>
          <table:table-cell office:value-type="string" calcext:value-type="string">
            <text:p>Submission</text:p>
          </table:table-cell>
          <table:table-cell office:value-type="float" office:value="441.434133679429" calcext:value-type="float">
            <text:p>441.4341336794</text:p>
          </table:table-cell>
          <table:table-cell office:value-type="float" office:value="8192" calcext:value-type="float">
            <text:p>819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4 GHz, Custom</text:p>
          </table:table-cell>
          <table:table-cell office:value-type="string" calcext:value-type="string">
            <text:p>Environment C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search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51396.1" calcext:value-type="float">
            <text:p>251396.1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4075" calcext:value-type="float">
            <text:p>204075</text:p>
          </table:table-cell>
          <table:table-cell office:value-type="float" office:value="462.3" calcext:value-type="float">
            <text:p>462.3</text:p>
          </table:table-cell>
          <table:table-cell office:value-type="string" calcext:value-type="string">
            <text:p>Submission</text:p>
          </table:table-cell>
          <table:table-cell office:value-type="float" office:value="441.434133679429" calcext:value-type="float">
            <text:p>441.4341336794</text:p>
          </table:table-cell>
          <table:table-cell office:value-type="float" office:value="8192" calcext:value-type="float">
            <text:p>819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4 GHz, Custom</text:p>
          </table:table-cell>
          <table:table-cell office:value-type="string" calcext:value-type="string">
            <text:p>Environment C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search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51396.1" calcext:value-type="float">
            <text:p>251396.1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9170" calcext:value-type="float">
            <text:p>459170</text:p>
          </table:table-cell>
          <table:table-cell office:value-type="float" office:value="1040.18" calcext:value-type="float">
            <text:p>1040.18</text:p>
          </table:table-cell>
          <table:table-cell office:value-type="string" calcext:value-type="string">
            <text:p>Submission</text:p>
          </table:table-cell>
          <table:table-cell office:value-type="float" office:value="441.433213482282" calcext:value-type="float">
            <text:p>441.4332134823</text:p>
          </table:table-cell>
          <table:table-cell office:value-type="float" office:value="18432" calcext:value-type="float">
            <text:p>1843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United Kingdom Meteorological Offi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5641.22" calcext:value-type="float">
            <text:p>565641.22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82642" calcext:value-type="float">
            <text:p>382642</text:p>
          </table:table-cell>
          <table:table-cell office:value-type="float" office:value="866.82" calcext:value-type="float">
            <text:p>866.82</text:p>
          </table:table-cell>
          <table:table-cell office:value-type="string" calcext:value-type="string">
            <text:p>Submission</text:p>
          </table:table-cell>
          <table:table-cell office:value-type="float" office:value="441.43190050991" calcext:value-type="float">
            <text:p>441.4319005099</text:p>
          </table:table-cell>
          <table:table-cell office:value-type="float" office:value="15360" calcext:value-type="float">
            <text:p>1536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United Kingdom Meteorological Offi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71367.68" calcext:value-type="float">
            <text:p>471367.68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2226" calcext:value-type="float">
            <text:p>612226</text:p>
          </table:table-cell>
          <table:table-cell office:value-type="float" office:value="1386.91" calcext:value-type="float">
            <text:p>1386.91</text:p>
          </table:table-cell>
          <table:table-cell office:value-type="string" calcext:value-type="string">
            <text:p>Submission</text:p>
          </table:table-cell>
          <table:table-cell office:value-type="float" office:value="441.431671846046" calcext:value-type="float">
            <text:p>441.431671846</text:p>
          </table:table-cell>
          <table:table-cell office:value-type="float" office:value="24576" calcext:value-type="float">
            <text:p>2457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54188.28" calcext:value-type="float">
            <text:p>754188.28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2226" calcext:value-type="float">
            <text:p>612226</text:p>
          </table:table-cell>
          <table:table-cell office:value-type="float" office:value="1386.91" calcext:value-type="float">
            <text:p>1386.91</text:p>
          </table:table-cell>
          <table:table-cell office:value-type="string" calcext:value-type="string">
            <text:p>Submission</text:p>
          </table:table-cell>
          <table:table-cell office:value-type="float" office:value="441.431671846046" calcext:value-type="float">
            <text:p>441.431671846</text:p>
          </table:table-cell>
          <table:table-cell office:value-type="float" office:value="24576" calcext:value-type="float">
            <text:p>2457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54188.28" calcext:value-type="float">
            <text:p>754188.28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2189" calcext:value-type="float">
            <text:p>172189</text:p>
          </table:table-cell>
          <table:table-cell office:value-type="float" office:value="390.07" calcext:value-type="float">
            <text:p>390.07</text:p>
          </table:table-cell>
          <table:table-cell office:value-type="string" calcext:value-type="string">
            <text:p>Submission</text:p>
          </table:table-cell>
          <table:table-cell office:value-type="float" office:value="441.431025200605" calcext:value-type="float">
            <text:p>441.4310252006</text:p>
          </table:table-cell>
          <table:table-cell office:value-type="float" office:value="6912" calcext:value-type="float">
            <text:p>691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IBM Poughkeepsie Benchmarking Cen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ndor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2115" calcext:value-type="float">
            <text:p>212115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7547" calcext:value-type="float">
            <text:p>127547</text:p>
          </table:table-cell>
          <table:table-cell office:value-type="float" office:value="288.94" calcext:value-type="float">
            <text:p>288.94</text:p>
          </table:table-cell>
          <table:table-cell office:value-type="string" calcext:value-type="string">
            <text:p>Submission</text:p>
          </table:table-cell>
          <table:table-cell office:value-type="float" office:value="441.430746867862" calcext:value-type="float">
            <text:p>441.4307468679</text:p>
          </table:table-cell>
          <table:table-cell office:value-type="float" office:value="5120" calcext:value-type="float">
            <text:p>51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United Kingdom Meteorological Offi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57122.56" calcext:value-type="float">
            <text:p>157122.56</text:p>
          </table:table-cell>
          <table:table-cell office:value-type="float" office:value="81.18" calcext:value-type="float">
            <text:p>81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3900" calcext:value-type="float">
            <text:p>243900</text:p>
          </table:table-cell>
          <table:table-cell office:value-type="float" office:value="556.3" calcext:value-type="float">
            <text:p>556.3</text:p>
          </table:table-cell>
          <table:table-cell office:value-type="string" calcext:value-type="string">
            <text:p>Top500</text:p>
          </table:table-cell>
          <table:table-cell office:value-type="float" office:value="438.432500449398" calcext:value-type="float">
            <text:p>438.4325004494</text:p>
          </table:table-cell>
          <table:table-cell office:value-type="float" office:value="10240" calcext:value-type="float">
            <text:p>102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itachi</text:p>
          </table:table-cell>
          <table:table-cell office:value-type="string" calcext:value-type="string">
            <text:p>Hitachi SR16000 Model M1, POWER7 8C 3.836GHz, Custom</text:p>
          </table:table-cell>
          <table:table-cell office:value-type="string" calcext:value-type="string">
            <text:p>Institute for Materials Research, Tohoku University (IMR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06388.9" calcext:value-type="float">
            <text:p>306388.9</text:p>
          </table:table-cell>
          <table:table-cell office:value-type="float" office:value="79.6" calcext:value-type="float">
            <text:p>79.6</text:p>
          </table:table-cell>
          <table:table-cell office:value-type="float" office:value="1576960" calcext:value-type="float">
            <text:p>15769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Hitachi SR16000 Model M1</text:p>
          </table:table-cell>
          <table:table-cell office:value-type="string" calcext:value-type="string">
            <text:p>Hitachi SR16000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0" calcext:value-type="float">
            <text:p>145600</text:p>
          </table:table-cell>
          <table:table-cell office:value-type="float" office:value="339.15" calcext:value-type="float">
            <text:p>339.15</text:p>
          </table:table-cell>
          <table:table-cell office:value-type="string" calcext:value-type="string">
            <text:p>Derived</text:p>
          </table:table-cell>
          <table:table-cell office:value-type="float" office:value="429.308565531476" calcext:value-type="float">
            <text:p>429.3085655315</text:p>
          </table:table-cell>
          <table:table-cell office:value-type="float" office:value="14280" calcext:value-type="float">
            <text:p>1428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National Research Center of Parallel Computer Engineering &amp; Technology</text:p>
          </table:table-cell>
          <table:table-cell office:value-type="string" calcext:value-type="string">
            <text:p>Sunway 4000H Cluster, Xeon X56xx (Westmere-EP) 2.93 GHz, Infiniband QD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67362" calcext:value-type="float">
            <text:p>167362</text:p>
          </table:table-cell>
          <table:table-cell office:value-type="float" office:value="87" calcext:value-type="float">
            <text:p>87</text:p>
          </table:table-cell>
          <table:table-cell office:value-type="float" office:value="1720320" calcext:value-type="float">
            <text:p>17203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Sunway 4000H Cluster</text:p>
          </table:table-cell>
          <table:table-cell office:value-type="string" calcext:value-type="string">
            <text:p>Sunway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0600" calcext:value-type="float">
            <text:p>230600</text:p>
          </table:table-cell>
          <table:table-cell office:value-type="float" office:value="540.4" calcext:value-type="float">
            <text:p>540.4</text:p>
          </table:table-cell>
          <table:table-cell office:value-type="string" calcext:value-type="string">
            <text:p>Top500</text:p>
          </table:table-cell>
          <table:table-cell office:value-type="float" office:value="426.720947446336" calcext:value-type="float">
            <text:p>426.7209474463</text:p>
          </table:table-cell>
          <table:table-cell office:value-type="float" office:value="37056" calcext:value-type="float">
            <text:p>370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Xtreme-X 1320H-LANL, Opteron 12 Core 2.30 GHz, Infiniband QDR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40915" calcext:value-type="float">
            <text:p>340915</text:p>
          </table:table-cell>
          <table:table-cell office:value-type="float" office:value="67.64" calcext:value-type="float">
            <text:p>67.64</text:p>
          </table:table-cell>
          <table:table-cell office:value-type="float" office:value="2240000" calcext:value-type="float">
            <text:p>224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6 12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RHEL 6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Xtreme-X 1320H-LANL</text:p>
          </table:table-cell>
          <table:table-cell office:value-type="string" calcext:value-type="string">
            <text:p>Appro Xtreme-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15000" calcext:value-type="float">
            <text:p>1515000</text:p>
          </table:table-cell>
          <table:table-cell office:value-type="float" office:value="3575.63" calcext:value-type="float">
            <text:p>3575.63</text:p>
          </table:table-cell>
          <table:table-cell office:value-type="string" calcext:value-type="string">
            <text:p>Submission</text:p>
          </table:table-cell>
          <table:table-cell office:value-type="float" office:value="423.701557487771" calcext:value-type="float">
            <text:p>423.7015574878</text:p>
          </table:table-cell>
          <table:table-cell office:value-type="float" office:value="63360" calcext:value-type="float">
            <text:p>633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ARPA Trial Subset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ower 775, POWER7 8C 3.836GHz, Custom Interconnect</text:p>
          </table:table-cell>
          <table:table-cell office:value-type="string" calcext:value-type="string">
            <text:p>IBM Development Engineerin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ndo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44391.68" calcext:value-type="float">
            <text:p>1944391.68</text:p>
          </table:table-cell>
          <table:table-cell office:value-type="float" office:value="77.92" calcext:value-type="float">
            <text:p>77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Power 7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4809" calcext:value-type="float">
            <text:p>184809</text:p>
          </table:table-cell>
          <table:table-cell office:value-type="float" office:value="445.2" calcext:value-type="float">
            <text:p>445.2</text:p>
          </table:table-cell>
          <table:table-cell office:value-type="string" calcext:value-type="string">
            <text:p>Derived</text:p>
          </table:table-cell>
          <table:table-cell office:value-type="float" office:value="415.114555256065" calcext:value-type="float">
            <text:p>415.1145552561</text:p>
          </table:table-cell>
          <table:table-cell office:value-type="float" office:value="10176" calcext:value-type="float">
            <text:p>101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CS300-AC, Xeon E5-2670 8C 2.600GHz, Infiniband QDR</text:p>
          </table:table-cell>
          <table:table-cell office:value-type="string" calcext:value-type="string">
            <text:p>DOE/Bettis Atomic Power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11661" calcext:value-type="float">
            <text:p>211661</text:p>
          </table:table-cell>
          <table:table-cell office:value-type="float" office:value="87.31" calcext:value-type="float">
            <text:p>87.31</text:p>
          </table:table-cell>
          <table:table-cell office:value-type="float" office:value="1886976" calcext:value-type="float">
            <text:p>188697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CS300-AC</text:p>
          </table:table-cell>
          <table:table-cell office:value-type="string" calcext:value-type="string">
            <text:p>Cray CS300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4809" calcext:value-type="float">
            <text:p>184809</text:p>
          </table:table-cell>
          <table:table-cell office:value-type="float" office:value="445.2" calcext:value-type="float">
            <text:p>445.2</text:p>
          </table:table-cell>
          <table:table-cell office:value-type="string" calcext:value-type="string">
            <text:p>Derived</text:p>
          </table:table-cell>
          <table:table-cell office:value-type="float" office:value="415.114555256065" calcext:value-type="float">
            <text:p>415.1145552561</text:p>
          </table:table-cell>
          <table:table-cell office:value-type="float" office:value="10176" calcext:value-type="float">
            <text:p>101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CS300-AC, Xeon E5-2670 8C 2.600GHz, Infiniband QDR</text:p>
          </table:table-cell>
          <table:table-cell office:value-type="string" calcext:value-type="string">
            <text:p>Knolls Atomic Power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1661" calcext:value-type="float">
            <text:p>211661</text:p>
          </table:table-cell>
          <table:table-cell office:value-type="float" office:value="87.31" calcext:value-type="float">
            <text:p>87.31</text:p>
          </table:table-cell>
          <table:table-cell office:value-type="float" office:value="1886976" calcext:value-type="float">
            <text:p>188697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ray CS300-AC</text:p>
          </table:table-cell>
          <table:table-cell office:value-type="string" calcext:value-type="string">
            <text:p>Cray CS300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6200" calcext:value-type="float">
            <text:p>3162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op500</text:p>
          </table:table-cell>
          <table:table-cell office:value-type="float" office:value="405.384615384615" calcext:value-type="float">
            <text:p>405.3846153846</text:p>
          </table:table-cell>
          <table:table-cell office:value-type="float" office:value="47840" calcext:value-type="float">
            <text:p>4784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te Ros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272 16C 2.10 GHz, Cray Gemini interconnect</text:p>
          </table:table-cell>
          <table:table-cell office:value-type="string" calcext:value-type="string">
            <text:p>Swiss Scientific Computing Center (CSCS)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search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01856" calcext:value-type="float">
            <text:p>401856</text:p>
          </table:table-cell>
          <table:table-cell office:value-type="float" office:value="78.68" calcext:value-type="float">
            <text:p>78.68</text:p>
          </table:table-cell>
          <table:table-cell office:value-type="float" office:value="2294400" calcext:value-type="float">
            <text:p>22944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2 16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6300" calcext:value-type="float">
            <text:p>1363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ubmission</text:p>
          </table:table-cell>
          <table:table-cell office:value-type="float" office:value="404.451038575668" calcext:value-type="float">
            <text:p>404.4510385757</text:p>
          </table:table-cell>
          <table:table-cell office:value-type="float" office:value="14400" calcext:value-type="float">
            <text:p>14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uillimi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 DX360M3, Xeon 2.66, Infiniband</text:p>
          </table:table-cell>
          <table:table-cell office:value-type="string" calcext:value-type="string">
            <text:p>CLUMEQ - McGill Universit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cademic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53216" calcext:value-type="float">
            <text:p>153216</text:p>
          </table:table-cell>
          <table:table-cell office:value-type="float" office:value="88.96" calcext:value-type="float">
            <text:p>88.96</text:p>
          </table:table-cell>
          <table:table-cell office:value-type="float" office:value="1532160" calcext:value-type="float">
            <text:p>15321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7100" calcext:value-type="float">
            <text:p>1771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ubmission</text:p>
          </table:table-cell>
          <table:table-cell office:value-type="float" office:value="400.678733031674" calcext:value-type="float">
            <text:p>400.6787330317</text:p>
          </table:table-cell>
          <table:table-cell office:value-type="float" office:value="26244" calcext:value-type="float">
            <text:p>2624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Acer Group</text:p>
          </table:table-cell>
          <table:table-cell office:value-type="string" calcext:value-type="string">
            <text:p>Acer AR585 F1 Cluster, Opteron 12C 2.2GHz, QDR infiniband</text:p>
          </table:table-cell>
          <table:table-cell office:value-type="string" calcext:value-type="string">
            <text:p>Taiwan National Center for High-performance Computing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Research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31859" calcext:value-type="float">
            <text:p>231859</text:p>
          </table:table-cell>
          <table:table-cell office:value-type="float" office:value="76.38" calcext:value-type="float">
            <text:p>76.38</text:p>
          </table:table-cell>
          <table:table-cell office:value-type="float" office:value="2301696" calcext:value-type="float">
            <text:p>23016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4 12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Acer AR585 F1 Cluster</text:p>
          </table:table-cell>
          <table:table-cell office:value-type="string" calcext:value-type="string">
            <text:p>Acer Group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0900" calcext:value-type="float">
            <text:p>1909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Submission</text:p>
          </table:table-cell>
          <table:table-cell office:value-type="float" office:value="378.769841269841" calcext:value-type="float">
            <text:p>378.7698412698</text:p>
          </table:table-cell>
          <table:table-cell office:value-type="float" office:value="65536" calcext:value-type="float">
            <text:p>655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 Gene/P Solution</text:p>
          </table:table-cell>
          <table:table-cell office:value-type="string" calcext:value-type="string">
            <text:p>King Abdullah University of Science and Technology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cademic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22822.4" calcext:value-type="float">
            <text:p>222822.4</text:p>
          </table:table-cell>
          <table:table-cell office:value-type="float" office:value="85.67" calcext:value-type="float">
            <text:p>85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PC 450 4C 850MHz</text:p>
          </table:table-cell>
          <table:table-cell office:value-type="string" calcext:value-type="string">
            <text:p>Powe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NK/SLES 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PC 450</text:p>
          </table:table-cell>
          <table:table-cell office:value-type="string" calcext:value-type="string">
            <text:p>BlueGene/P</text:p>
          </table:table-cell>
          <table:table-cell office:value-type="string" calcext:value-type="string">
            <text:p>IBM BlueGene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9310" calcext:value-type="float">
            <text:p>1193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ubmission</text:p>
          </table:table-cell>
          <table:table-cell office:value-type="float" office:value="378.761904761905" calcext:value-type="float">
            <text:p>378.7619047619</text:p>
          </table:table-cell>
          <table:table-cell office:value-type="float" office:value="40960" calcext:value-type="float">
            <text:p>4096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ue Gene/P Solution</text:p>
          </table:table-cell>
          <table:table-cell office:value-type="string" calcext:value-type="string">
            <text:p>ID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ademic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39264" calcext:value-type="float">
            <text:p>139264</text:p>
          </table:table-cell>
          <table:table-cell office:value-type="float" office:value="85.67" calcext:value-type="float">
            <text:p>85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PC 450 4C 850MHz</text:p>
          </table:table-cell>
          <table:table-cell office:value-type="string" calcext:value-type="string">
            <text:p>Powe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NK/SLES 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PC 450</text:p>
          </table:table-cell>
          <table:table-cell office:value-type="string" calcext:value-type="string">
            <text:p>BlueGene/P</text:p>
          </table:table-cell>
          <table:table-cell office:value-type="string" calcext:value-type="string">
            <text:p>IBM BlueGene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15700" calcext:value-type="float">
            <text:p>41570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Submission</text:p>
          </table:table-cell>
          <table:table-cell office:value-type="float" office:value="366.57848324515" calcext:value-type="float">
            <text:p>366.5784832452</text:p>
          </table:table-cell>
          <table:table-cell office:value-type="float" office:value="147456" calcext:value-type="float">
            <text:p>14745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 Gene/P Solution</text:p>
          </table:table-cell>
          <table:table-cell office:value-type="string" calcext:value-type="string">
            <text:p>DOE/NNSA/LL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01350" calcext:value-type="float">
            <text:p>501350</text:p>
          </table:table-cell>
          <table:table-cell office:value-type="float" office:value="82.92" calcext:value-type="float">
            <text:p>82.92</text:p>
          </table:table-cell>
          <table:table-cell office:value-type="float" office:value="2958335" calcext:value-type="float">
            <text:p>2958335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PC 450 4C 850MHz</text:p>
          </table:table-cell>
          <table:table-cell office:value-type="string" calcext:value-type="string">
            <text:p>Powe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NK/SLES 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PC 450</text:p>
          </table:table-cell>
          <table:table-cell office:value-type="string" calcext:value-type="string">
            <text:p>BlueGene/P</text:p>
          </table:table-cell>
          <table:table-cell office:value-type="string" calcext:value-type="string">
            <text:p>IBM BlueGene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8611" calcext:value-type="float">
            <text:p>45861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ubmission</text:p>
          </table:table-cell>
          <table:table-cell office:value-type="float" office:value="363.976984126984" calcext:value-type="float">
            <text:p>363.976984127</text:p>
          </table:table-cell>
          <table:table-cell office:value-type="float" office:value="163840" calcext:value-type="float">
            <text:p>16384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trepid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lue Gene/P Solution</text:p>
          </table:table-cell>
          <table:table-cell office:value-type="string" calcext:value-type="string">
            <text:p>DOE/SC/Argonn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57056" calcext:value-type="float">
            <text:p>557056</text:p>
          </table:table-cell>
          <table:table-cell office:value-type="float" office:value="82.33" calcext:value-type="float">
            <text:p>82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PC 450 4C 850MHz</text:p>
          </table:table-cell>
          <table:table-cell office:value-type="string" calcext:value-type="string">
            <text:p>Powe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NK/SLES 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PC 450</text:p>
          </table:table-cell>
          <table:table-cell office:value-type="string" calcext:value-type="string">
            <text:p>BlueGene/P</text:p>
          </table:table-cell>
          <table:table-cell office:value-type="string" calcext:value-type="string">
            <text:p>IBM BlueGene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54000" calcext:value-type="float">
            <text:p>1054000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Top500</text:p>
          </table:table-cell>
          <table:table-cell office:value-type="float" office:value="362.199312714777" calcext:value-type="float">
            <text:p>362.1993127148</text:p>
          </table:table-cell>
          <table:table-cell office:value-type="float" office:value="153408" calcext:value-type="float">
            <text:p>1534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172 12C 2.10GHz, Custom</text:p>
          </table:table-cell>
          <table:table-cell office:value-type="string" calcext:value-type="string">
            <text:p>DOE/SC/LBNL/NERS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88627.2" calcext:value-type="float">
            <text:p>1288627.2</text:p>
          </table:table-cell>
          <table:table-cell office:value-type="float" office:value="81.79" calcext:value-type="float">
            <text:p>81.79</text:p>
          </table:table-cell>
          <table:table-cell office:value-type="float" office:value="4537344" calcext:value-type="float">
            <text:p>4537344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0243" calcext:value-type="float">
            <text:p>660243</text:p>
          </table:table-cell>
          <table:table-cell office:value-type="float" office:value="1824.93" calcext:value-type="float">
            <text:p>1824.93</text:p>
          </table:table-cell>
          <table:table-cell office:value-type="string" calcext:value-type="string">
            <text:p>Derived</text:p>
          </table:table-cell>
          <table:table-cell office:value-type="float" office:value="361.790863211192" calcext:value-type="float">
            <text:p>361.7908632112</text:p>
          </table:table-cell>
          <table:table-cell office:value-type="float" office:value="90112" calcext:value-type="float">
            <text:p>901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276 16C 2.30 GHz, Cray Gemini interconnect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ademic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29030.4" calcext:value-type="float">
            <text:p>829030.4</text:p>
          </table:table-cell>
          <table:table-cell office:value-type="float" office:value="79.64" calcext:value-type="float">
            <text:p>79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1200" calcext:value-type="float">
            <text:p>131200</text:p>
          </table:table-cell>
          <table:table-cell table:style-name="ce3" office:value-type="float" office:value="364.8" calcext:value-type="float">
            <text:p>364.8</text:p>
          </table:table-cell>
          <table:table-cell office:value-type="string" calcext:value-type="string">
            <text:p>Derived</text:p>
          </table:table-cell>
          <table:table-cell office:value-type="float" office:value="359.649122807018" calcext:value-type="float">
            <text:p>359.649122807</text:p>
          </table:table-cell>
          <table:table-cell office:value-type="float" office:value="15360" calcext:value-type="float">
            <text:p>1536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ProLiant SL390s G7 Xeon 6C X5650, Infiniband</text:p>
          </table:table-cell>
          <table:table-cell office:value-type="string" calcext:value-type="string">
            <text:p>Energy Company (A)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dustry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63430.4" calcext:value-type="float">
            <text:p>163430.4</text:p>
          </table:table-cell>
          <table:table-cell office:value-type="float" office:value="80.28" calcext:value-type="float">
            <text:p>8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390s G7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3000" calcext:value-type="float">
            <text:p>253000</text:p>
          </table:table-cell>
          <table:table-cell office:value-type="float" office:value="708.2" calcext:value-type="float">
            <text:p>708.2</text:p>
          </table:table-cell>
          <table:table-cell office:value-type="string" calcext:value-type="string">
            <text:p>Top500</text:p>
          </table:table-cell>
          <table:table-cell office:value-type="float" office:value="357.243716464276" calcext:value-type="float">
            <text:p>357.2437164643</text:p>
          </table:table-cell>
          <table:table-cell office:value-type="float" office:value="10304" calcext:value-type="float">
            <text:p>103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lasma Simulator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Hitachi SR16000 Model M1, POWER7 8C 3.836GHz, Custom Interconnect</text:p>
          </table:table-cell>
          <table:table-cell office:value-type="string" calcext:value-type="string">
            <text:p>National Institute for Fusion Science (NIFS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16209.15" calcext:value-type="float">
            <text:p>316209.15</text:p>
          </table:table-cell>
          <table:table-cell office:value-type="float" office:value="80.01" calcext:value-type="float">
            <text:p>80.01</text:p>
          </table:table-cell>
          <table:table-cell office:value-type="float" office:value="1858560" calcext:value-type="float">
            <text:p>185856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Hitachi SR16000 Model M1</text:p>
          </table:table-cell>
          <table:table-cell office:value-type="string" calcext:value-type="string">
            <text:p>Hitachi SR16000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900" calcext:value-type="float">
            <text:p>15290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op500</text:p>
          </table:table-cell>
          <table:table-cell office:value-type="float" office:value="355.581395348837" calcext:value-type="float">
            <text:p>355.5813953488</text:p>
          </table:table-cell>
          <table:table-cell office:value-type="float" office:value="20776" calcext:value-type="float">
            <text:p>207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SC-2</text:p>
          </table:table-cell>
          <table:table-cell office:value-type="string" calcext:value-type="string">
            <text:p>Megware</text:p>
          </table:table-cell>
          <table:table-cell office:value-type="string" calcext:value-type="string">
            <text:p>Megware Saxonid 6100, Opteron 8C 2.2 GHz, Infiniband QDR</text:p>
          </table:table-cell>
          <table:table-cell office:value-type="string" calcext:value-type="string">
            <text:p>Vienna Scientific Cluster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cademic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82829" calcext:value-type="float">
            <text:p>182829</text:p>
          </table:table-cell>
          <table:table-cell office:value-type="float" office:value="83.63" calcext:value-type="float">
            <text:p>83.63</text:p>
          </table:table-cell>
          <table:table-cell office:value-type="float" office:value="1994496" calcext:value-type="float">
            <text:p>199449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32 HE 8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Saxonid 6100</text:p>
          </table:table-cell>
          <table:table-cell office:value-type="string" calcext:value-type="string">
            <text:p>Megwar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400" calcext:value-type="float">
            <text:p>100400</text:p>
          </table:table-cell>
          <table:table-cell table:style-name="ce3" office:value-type="float" office:value="287.04" calcext:value-type="float">
            <text:p>287.04</text:p>
          </table:table-cell>
          <table:table-cell office:value-type="string" calcext:value-type="string">
            <text:p>Derived</text:p>
          </table:table-cell>
          <table:table-cell office:value-type="float" office:value="349.777034559643" calcext:value-type="float">
            <text:p>349.7770345596</text:p>
          </table:table-cell>
          <table:table-cell office:value-type="float" office:value="8832" calcext:value-type="float">
            <text:p>88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KIF Aurora</text:p>
          </table:table-cell>
          <table:table-cell office:value-type="string" calcext:value-type="string">
            <text:p>RSC Group</text:p>
          </table:table-cell>
          <table:table-cell office:value-type="string" calcext:value-type="string">
            <text:p>SKIF Aurora Platform - Intel Xeon X5680, Infiniband QDR</text:p>
          </table:table-cell>
          <table:table-cell office:value-type="string" calcext:value-type="string">
            <text:p>South Ural State Universit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cademic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17000" calcext:value-type="float">
            <text:p>117000</text:p>
          </table:table-cell>
          <table:table-cell office:value-type="float" office:value="85.81" calcext:value-type="float">
            <text:p>85.81</text:p>
          </table:table-cell>
          <table:table-cell office:value-type="float" office:value="1042080" calcext:value-type="float">
            <text:p>10420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80 6C 3.330GHz</text:p>
          </table:table-cell>
          <table:table-cell office:value-type="string" calcext:value-type="string">
            <text:p>Intel Nehalem</text:p>
          </table:table-cell>
          <table:table-cell office:value-type="float" office:value="3330" calcext:value-type="float">
            <text:p>33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SKIF Aurora Platform</text:p>
          </table:table-cell>
          <table:table-cell office:value-type="string" calcext:value-type="string">
            <text:p>NOW - Inte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526" calcext:value-type="float">
            <text:p>110526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Derived</text:p>
          </table:table-cell>
          <table:table-cell office:value-type="float" office:value="347.894239848914" calcext:value-type="float">
            <text:p>347.8942398489</text:p>
          </table:table-cell>
          <table:table-cell office:value-type="float" office:value="9760" calcext:value-type="float">
            <text:p>97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Eurotech</text:p>
          </table:table-cell>
          <table:table-cell office:value-type="string" calcext:value-type="string">
            <text:p>Eurotech Aurora, Xeon X5690 6C 3.470GHz, Infiniband QDR, NVIDIA 2090</text:p>
          </table:table-cell>
          <table:table-cell office:value-type="string" calcext:value-type="string">
            <text:p>E-Security - Selex Elsag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dustry</text:p>
          </table:table-cell>
          <table:table-cell office:value-type="float" office:value="395" calcext:value-type="float">
            <text:p>395</text:p>
          </table:table-cell>
          <table:table-cell office:value-type="float" office:value="2560" calcext:value-type="float">
            <text:p>2560</text:p>
          </table:table-cell>
          <table:table-cell office:value-type="float" office:value="206336" calcext:value-type="float">
            <text:p>206336</text:p>
          </table:table-cell>
          <table:table-cell office:value-type="float" office:value="53.57" calcext:value-type="float">
            <text:p>53.57</text:p>
          </table:table-cell>
          <table:table-cell office:value-type="float" office:value="467040" calcext:value-type="float">
            <text:p>46704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90 6C 3.470GHz</text:p>
          </table:table-cell>
          <table:table-cell office:value-type="string" calcext:value-type="string">
            <text:p>Intel Nehalem</text:p>
          </table:table-cell>
          <table:table-cell office:value-type="float" office:value="3470" calcext:value-type="float">
            <text:p>347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Eurotech Aurora</text:p>
          </table:table-cell>
          <table:table-cell office:value-type="string" calcext:value-type="string">
            <text:p>Eurotech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600" calcext:value-type="float">
            <text:p>121600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Top500</text:p>
          </table:table-cell>
          <table:table-cell office:value-type="float" office:value="342.92160180485" calcext:value-type="float">
            <text:p>342.9216018049</text:p>
          </table:table-cell>
          <table:table-cell office:value-type="float" office:value="5632" calcext:value-type="float">
            <text:p>563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itachi</text:p>
          </table:table-cell>
          <table:table-cell office:value-type="string" calcext:value-type="string">
            <text:p>Hitachi SR16000 Model M1, POWER7 8C 3.836GHz, Custom</text:p>
          </table:table-cell>
          <table:table-cell office:value-type="string" calcext:value-type="string">
            <text:p>Information Initiative Center, Hokkaido Universit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68906.8" calcext:value-type="float">
            <text:p>168906.8</text:p>
          </table:table-cell>
          <table:table-cell office:value-type="float" office:value="71.99" calcext:value-type="float">
            <text:p>71.99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POWER7 8C 3.836GHz</text:p>
          </table:table-cell>
          <table:table-cell office:value-type="string" calcext:value-type="string">
            <text:p>Power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7</text:p>
          </table:table-cell>
          <table:table-cell office:value-type="string" calcext:value-type="string">
            <text:p>Hitachi SR16000 Model M1</text:p>
          </table:table-cell>
          <table:table-cell office:value-type="string" calcext:value-type="string">
            <text:p>Hitachi SR16000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2098" calcext:value-type="float">
            <text:p>162098</text:p>
          </table:table-cell>
          <table:table-cell office:value-type="float" office:value="489.75" calcext:value-type="float">
            <text:p>489.75</text:p>
          </table:table-cell>
          <table:table-cell office:value-type="string" calcext:value-type="string">
            <text:p>Submission</text:p>
          </table:table-cell>
          <table:table-cell office:value-type="float" office:value="330.98111281266" calcext:value-type="float">
            <text:p>330.9811128127</text:p>
          </table:table-cell>
          <table:table-cell office:value-type="float" office:value="15672" calcext:value-type="float">
            <text:p>1567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X5670 6C 2.93 GHz, Infiniband QDR</text:p>
          </table:table-cell>
          <table:table-cell office:value-type="string" calcext:value-type="string">
            <text:p>Vestas Wind Systems A/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ndustry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83675.84" calcext:value-type="float">
            <text:p>183675.84</text:p>
          </table:table-cell>
          <table:table-cell office:value-type="float" office:value="88.25" calcext:value-type="float">
            <text:p>8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8800" calcext:value-type="float">
            <text:p>1688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ubmission</text:p>
          </table:table-cell>
          <table:table-cell office:value-type="float" office:value="330.980392156863" calcext:value-type="float">
            <text:p>330.9803921569</text:p>
          </table:table-cell>
          <table:table-cell office:value-type="float" office:value="16320" calcext:value-type="float">
            <text:p>163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vanho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DataPlex, Xeon X56xx 6C 2.93 GHz, Infiniband</text:p>
          </table:table-cell>
          <table:table-cell office:value-type="string" calcext:value-type="string">
            <text:p>EDF R&amp;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91270.4" calcext:value-type="float">
            <text:p>191270.4</text:p>
          </table:table-cell>
          <table:table-cell office:value-type="float" office:value="88.25" calcext:value-type="float">
            <text:p>88.25</text:p>
          </table:table-cell>
          <table:table-cell office:value-type="float" office:value="1958400" calcext:value-type="float">
            <text:p>19584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iDataPlex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755" calcext:value-type="float">
            <text:p>104755</text:p>
          </table:table-cell>
          <table:table-cell office:value-type="float" office:value="316.5" calcext:value-type="float">
            <text:p>316.5</text:p>
          </table:table-cell>
          <table:table-cell office:value-type="string" calcext:value-type="string">
            <text:p>Submission</text:p>
          </table:table-cell>
          <table:table-cell office:value-type="float" office:value="330.979462875198" calcext:value-type="float">
            <text:p>330.9794628752</text:p>
          </table:table-cell>
          <table:table-cell office:value-type="float" office:value="10128" calcext:value-type="float">
            <text:p>1012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X5670 6C 2.93 GHz, Infiniband QDR</text:p>
          </table:table-cell>
          <table:table-cell office:value-type="string" calcext:value-type="string">
            <text:p>IBM Development Engineerin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18700.16" calcext:value-type="float">
            <text:p>118700.16</text:p>
          </table:table-cell>
          <table:table-cell office:value-type="float" office:value="88.25" calcext:value-type="float">
            <text:p>8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1900" calcext:value-type="float">
            <text:p>9019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op500</text:p>
          </table:table-cell>
          <table:table-cell office:value-type="float" office:value="322.107142857143" calcext:value-type="float">
            <text:p>322.1071428571</text:p>
          </table:table-cell>
          <table:table-cell office:value-type="float" office:value="78660" calcext:value-type="float">
            <text:p>786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monosov</text:p>
          </table:table-cell>
          <table:table-cell office:value-type="string" calcext:value-type="string">
            <text:p>T-Platforms</text:p>
          </table:table-cell>
          <table:table-cell office:value-type="string" calcext:value-type="string">
            <text:p>T-Platforms T-Blade2/1.1, Xeon X5570/X5670/E5630 2.93/2.53 GHz, Nvidia 2070 GPU, PowerXCell 8i Infiniband QDR</text:p>
          </table:table-cell>
          <table:table-cell office:value-type="string" calcext:value-type="string">
            <text:p>Moscow State University - Research Computing Cente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cademic</text:p>
          </table:table-cell>
          <table:table-cell office:value-type="float" office:value="31" calcext:value-type="float">
            <text:p>31</text:p>
          </table:table-cell>
          <table:table-cell office:value-type="float" office:value="29820" calcext:value-type="float">
            <text:p>29820</text:p>
          </table:table-cell>
          <table:table-cell office:value-type="float" office:value="1700210" calcext:value-type="float">
            <text:p>1700210</text:p>
          </table:table-cell>
          <table:table-cell office:value-type="float" office:value="53.05" calcext:value-type="float">
            <text:p>53.05</text:p>
          </table:table-cell>
          <table:table-cell office:value-type="float" office:value="2150399" calcext:value-type="float">
            <text:p>2150399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T-Platforms T-Blade2</text:p>
          </table:table-cell>
          <table:table-cell office:value-type="string" calcext:value-type="string">
            <text:p>T-Platforms Cluster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3335.7" calcext:value-type="float">
            <text:p>123335.7</text:p>
          </table:table-cell>
          <table:table-cell office:value-type="float" office:value="392.4" calcext:value-type="float">
            <text:p>392.4</text:p>
          </table:table-cell>
          <table:table-cell office:value-type="string" calcext:value-type="string">
            <text:p>Derived</text:p>
          </table:table-cell>
          <table:table-cell office:value-type="float" office:value="314.311162079511" calcext:value-type="float">
            <text:p>314.3111620795</text:p>
          </table:table-cell>
          <table:table-cell office:value-type="float" office:value="6976" calcext:value-type="float">
            <text:p>697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/SL250/ML350 Xeon E5-2670 8C 2.600GHz, Infiniband QDR</text:p>
          </table:table-cell>
          <table:table-cell office:value-type="string" calcext:value-type="string">
            <text:p>Volvo Car Group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dustry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5101" calcext:value-type="float">
            <text:p>14510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9185" calcext:value-type="float">
            <text:p>149185</text:p>
          </table:table-cell>
          <table:table-cell office:value-type="float" office:value="475.2" calcext:value-type="float">
            <text:p>475.2</text:p>
          </table:table-cell>
          <table:table-cell office:value-type="string" calcext:value-type="string">
            <text:p>Derived</text:p>
          </table:table-cell>
          <table:table-cell office:value-type="float" office:value="313.941498316498" calcext:value-type="float">
            <text:p>313.9414983165</text:p>
          </table:table-cell>
          <table:table-cell office:value-type="float" office:value="8448" calcext:value-type="float">
            <text:p>844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Infiniband FDR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ustry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75718" calcext:value-type="float">
            <text:p>175718</text:p>
          </table:table-cell>
          <table:table-cell office:value-type="float" office:value="84.9" calcext:value-type="float">
            <text:p>8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3000" calcext:value-type="float">
            <text:p>1243000</text:p>
          </table:table-cell>
          <table:table-cell office:value-type="float" office:value="3986.96" calcext:value-type="float">
            <text:p>3986.96</text:p>
          </table:table-cell>
          <table:table-cell office:value-type="string" calcext:value-type="string">
            <text:p>Top500</text:p>
          </table:table-cell>
          <table:table-cell office:value-type="float" office:value="311.76635832815" calcext:value-type="float">
            <text:p>311.7663583282</text:p>
          </table:table-cell>
          <table:table-cell office:value-type="float" office:value="125980" calcext:value-type="float">
            <text:p>1259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ICE X/8200EX/8400EX, Xeon 54xx 3.0/5570/5670/E5-2670 2.93/2.6/3.06/3.0 Ghz, Infiniband QDR/FDR</text:p>
          </table:table-cell>
          <table:table-cell office:value-type="string" calcext:value-type="string">
            <text:p>NASA/Ames Research Center/N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31836" calcext:value-type="float">
            <text:p>1731836</text:p>
          </table:table-cell>
          <table:table-cell office:value-type="float" office:value="71.77" calcext:value-type="float">
            <text:p>71.77</text:p>
          </table:table-cell>
          <table:table-cell office:value-type="float" office:value="3204600" calcext:value-type="float">
            <text:p>32046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450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SGI ICE 8200EX/8400EX</text:p>
          </table:table-cell>
          <table:table-cell office:value-type="string" calcext:value-type="string">
            <text:p>SGI Alti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998" calcext:value-type="float">
            <text:p>101998</text:p>
          </table:table-cell>
          <table:table-cell office:value-type="float" office:value="334.06" calcext:value-type="float">
            <text:p>334.06</text:p>
          </table:table-cell>
          <table:table-cell office:value-type="string" calcext:value-type="string">
            <text:p>Submission</text:p>
          </table:table-cell>
          <table:table-cell office:value-type="float" office:value="305.328384122613" calcext:value-type="float">
            <text:p>305.3283841226</text:p>
          </table:table-cell>
          <table:table-cell office:value-type="float" office:value="10776" calcext:value-type="float">
            <text:p>1077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Infiniband</text:p>
          </table:table-cell>
          <table:table-cell office:value-type="string" calcext:value-type="string">
            <text:p>Defen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overnment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14657" calcext:value-type="float">
            <text:p>114657</text:p>
          </table:table-cell>
          <table:table-cell office:value-type="float" office:value="88.96" calcext:value-type="float">
            <text:p>88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Oceania</text:p>
          </table:table-cell>
          <table:table-cell table:number-columns-repeated="99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9100" calcext:value-type="float">
            <text:p>919100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op500</text:p>
          </table:table-cell>
          <table:table-cell office:value-type="float" office:value="297.443365695793" calcext:value-type="float">
            <text:p>297.4433656958</text:p>
          </table:table-cell>
          <table:table-cell office:value-type="float" office:value="112800" calcext:value-type="float">
            <text:p>1128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raken XT5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T5-HE Opteron Six Core 2.6 GHz</text:p>
          </table:table-cell>
          <table:table-cell office:value-type="string" calcext:value-type="string">
            <text:p>National Institute for Computational Sciences/University of Tennesse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73000" calcext:value-type="float">
            <text:p>1173000</text:p>
          </table:table-cell>
          <table:table-cell office:value-type="float" office:value="78.35" calcext:value-type="float">
            <text:p>78.35</text:p>
          </table:table-cell>
          <table:table-cell office:value-type="float" office:value="3844936" calcext:value-type="float">
            <text:p>3844936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Six Core 6C 2.600GHz</text:p>
          </table:table-cell>
          <table:table-cell office:value-type="string" calcext:value-type="string">
            <text:p>AMD x86_64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teron Six Core</text:p>
          </table:table-cell>
          <table:table-cell office:value-type="string" calcext:value-type="string">
            <text:p>Cray XT5-HE</text:p>
          </table:table-cell>
          <table:table-cell office:value-type="string" calcext:value-type="string">
            <text:p>Cray XT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6399.82" calcext:value-type="float">
            <text:p>126399.82</text:p>
          </table:table-cell>
          <table:table-cell office:value-type="float" office:value="425.22" calcext:value-type="float">
            <text:p>425.22</text:p>
          </table:table-cell>
          <table:table-cell office:value-type="string" calcext:value-type="string">
            <text:p>Derived</text:p>
          </table:table-cell>
          <table:table-cell office:value-type="float" office:value="297.257466723108" calcext:value-type="float">
            <text:p>297.2574667231</text:p>
          </table:table-cell>
          <table:table-cell office:value-type="float" office:value="11936" calcext:value-type="float">
            <text:p>119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ayu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Sun Blade x6048, Xeon X5570 2.93 Ghz, Infiniband QDR</text:p>
          </table:table-cell>
          <table:table-cell office:value-type="string" calcext:value-type="string">
            <text:p>National Computational Infrastructure National Facility (NCI-NF)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ademic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39889.92" calcext:value-type="float">
            <text:p>139889.92</text:p>
          </table:table-cell>
          <table:table-cell office:value-type="float" office:value="90.36" calcext:value-type="float">
            <text:p>9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un Blade 6048</text:p>
          </table:table-cell>
          <table:table-cell office:value-type="string" calcext:value-type="string">
            <text:p>Sun Blade System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Australia and New Zealand</text:p>
          </table:table-cell>
          <table:table-cell office:value-type="string" calcext:value-type="string">
            <text:p>Oceania</text:p>
          </table:table-cell>
          <table:table-cell table:number-columns-repeated="99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7200" calcext:value-type="float">
            <text:p>117200</text:p>
          </table:table-cell>
          <table:table-cell table:formula="of:=(1.2*([.F195]/8))" office:value-type="float" office:value="397.8" calcext:value-type="float">
            <text:p>397.8</text:p>
          </table:table-cell>
          <table:table-cell office:value-type="string" calcext:value-type="string">
            <text:p>Derived</text:p>
          </table:table-cell>
          <table:table-cell office:value-type="float" office:value="294.620412267471" calcext:value-type="float">
            <text:p>294.6204122675</text:p>
          </table:table-cell>
          <table:table-cell office:value-type="float" office:value="2652" calcext:value-type="float">
            <text:p>2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eneca Data</text:p>
          </table:table-cell>
          <table:table-cell office:value-type="string" calcext:value-type="string">
            <text:p>Seneca Data Cluster, Xeon E5-2650 8C 2.000GHz, Infiniband FDR, NVIDIA K20</text:p>
          </table:table-cell>
          <table:table-cell office:value-type="string" calcext:value-type="string">
            <text:p>Jefferson Lab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364" calcext:value-type="float">
            <text:p>364</text:p>
          </table:table-cell>
          <table:table-cell office:value-type="float" office:value="2028" calcext:value-type="float">
            <text:p>2028</text:p>
          </table:table-cell>
          <table:table-cell office:value-type="float" office:value="433440" calcext:value-type="float">
            <text:p>433440</text:p>
          </table:table-cell>
          <table:table-cell office:value-type="float" office:value="27.04" calcext:value-type="float">
            <text:p>27.04</text:p>
          </table:table-cell>
          <table:table-cell office:value-type="float" office:value="309136" calcext:value-type="float">
            <text:p>3091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K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Seneca Data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0300" calcext:value-type="float">
            <text:p>160300</text:p>
          </table:table-cell>
          <table:table-cell office:value-type="float" office:value="548.25" calcext:value-type="float">
            <text:p>548.25</text:p>
          </table:table-cell>
          <table:table-cell office:value-type="string" calcext:value-type="string">
            <text:p>Derived</text:p>
          </table:table-cell>
          <table:table-cell office:value-type="float" office:value="292.384860921113" calcext:value-type="float">
            <text:p>292.3848609211</text:p>
          </table:table-cell>
          <table:table-cell office:value-type="float" office:value="10368" calcext:value-type="float">
            <text:p>1036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ifo06</text:p>
          </table:table-cell>
          <table:table-cell office:value-type="string" calcext:value-type="string">
            <text:p>Itautec</text:p>
          </table:table-cell>
          <table:table-cell office:value-type="string" calcext:value-type="string">
            <text:p>Itautec Cluster, Xeon E5-2643 4C 3.300GHz, Infiniband FDR, NVIDIA 2075</text:p>
          </table:table-cell>
          <table:table-cell office:value-type="string" calcext:value-type="string">
            <text:p>Petróleo Brasileiro S.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dustry</text:p>
          </table:table-cell>
          <table:table-cell office:value-type="float" office:value="219" calcext:value-type="float">
            <text:p>219</text:p>
          </table:table-cell>
          <table:table-cell office:value-type="float" office:value="8064" calcext:value-type="float">
            <text:p>8064</text:p>
          </table:table-cell>
          <table:table-cell office:value-type="float" office:value="357466" calcext:value-type="float">
            <text:p>357466</text:p>
          </table:table-cell>
          <table:table-cell office:value-type="float" office:value="44.84" calcext:value-type="float">
            <text:p>44.84</text:p>
          </table:table-cell>
          <table:table-cell office:value-type="float" office:value="1470000" calcext:value-type="float">
            <text:p>147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3 4C 3.300GHz</text:p>
          </table:table-cell>
          <table:table-cell office:value-type="string" calcext:value-type="string">
            <text:p>Intel SandyBridge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VIDIA 2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l Xeon E5 (SandyBridge)</text:p>
          </table:table-cell>
          <table:table-cell table:number-columns-repeated="2" office:value-type="string" calcext:value-type="string">
            <text:p>Itautec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Top500</text:p>
          </table:table-cell>
          <table:table-cell office:value-type="float" office:value="278.894472361809" calcext:value-type="float">
            <text:p>278.8944723618</text:p>
          </table:table-cell>
          <table:table-cell office:value-type="float" office:value="142272" calcext:value-type="float">
            <text:p>1422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136 8C 2.40GHz, Custom</text:p>
          </table:table-cell>
          <table:table-cell office:value-type="string" calcext:value-type="string">
            <text:p>DOE/NNSA/LANL/SN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65811.2" calcext:value-type="float">
            <text:p>1365811.2</text:p>
          </table:table-cell>
          <table:table-cell office:value-type="float" office:value="81.27" calcext:value-type="float">
            <text:p>81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36 8C 2.400GHz</text:p>
          </table:table-cell>
          <table:table-cell office:value-type="string" calcext:value-type="string">
            <text:p>AMD x86_64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218" calcext:value-type="float">
            <text:p>97218</text:p>
          </table:table-cell>
          <table:table-cell office:value-type="float" office:value="350.1" calcext:value-type="float">
            <text:p>350.1</text:p>
          </table:table-cell>
          <table:table-cell office:value-type="string" calcext:value-type="string">
            <text:p>Derived</text:p>
          </table:table-cell>
          <table:table-cell office:value-type="float" office:value="277.686375321337" calcext:value-type="float">
            <text:p>277.6863753213</text:p>
          </table:table-cell>
          <table:table-cell office:value-type="float" office:value="6224" calcext:value-type="float">
            <text:p>6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ndustry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34438" calcext:value-type="float">
            <text:p>134438</text:p>
          </table:table-cell>
          <table:table-cell office:value-type="float" office:value="72.31" calcext:value-type="float">
            <text:p>72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5860" calcext:value-type="float">
            <text:p>115860</text:p>
          </table:table-cell>
          <table:table-cell office:value-type="float" office:value="419.4" calcext:value-type="float">
            <text:p>419.4</text:p>
          </table:table-cell>
          <table:table-cell office:value-type="string" calcext:value-type="string">
            <text:p>Derived</text:p>
          </table:table-cell>
          <table:table-cell office:value-type="float" office:value="276.251788268956" calcext:value-type="float">
            <text:p>276.251788269</text:p>
          </table:table-cell>
          <table:table-cell office:value-type="float" office:value="7456" calcext:value-type="float">
            <text:p>74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IT Service Provider (B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61050" calcext:value-type="float">
            <text:p>161050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8816" calcext:value-type="float">
            <text:p>12881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erived</text:p>
          </table:table-cell>
          <table:table-cell office:value-type="float" office:value="275.247863247863" calcext:value-type="float">
            <text:p>275.2478632479</text:p>
          </table:table-cell>
          <table:table-cell office:value-type="float" office:value="8320" calcext:value-type="float">
            <text:p>83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ustry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79712" calcext:value-type="float">
            <text:p>179712</text:p>
          </table:table-cell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2397" calcext:value-type="float">
            <text:p>132397</text:p>
          </table:table-cell>
          <table:table-cell office:value-type="float" office:value="481.5" calcext:value-type="float">
            <text:p>481.5</text:p>
          </table:table-cell>
          <table:table-cell office:value-type="string" calcext:value-type="string">
            <text:p>Derived</text:p>
          </table:table-cell>
          <table:table-cell office:value-type="float" office:value="274.967808930426" calcext:value-type="float">
            <text:p>274.9678089304</text:p>
          </table:table-cell>
          <table:table-cell office:value-type="float" office:value="8560" calcext:value-type="float">
            <text:p>85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84896" calcext:value-type="float">
            <text:p>184896</text:p>
          </table:table-cell>
          <table:table-cell office:value-type="float" office:value="71.61" calcext:value-type="float">
            <text:p>71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6690" calcext:value-type="float">
            <text:p>116690</text:p>
          </table:table-cell>
          <table:table-cell office:value-type="float" office:value="427.5" calcext:value-type="float">
            <text:p>427.5</text:p>
          </table:table-cell>
          <table:table-cell office:value-type="string" calcext:value-type="string">
            <text:p>Derived</text:p>
          </table:table-cell>
          <table:table-cell office:value-type="float" office:value="272.959064327485" calcext:value-type="float">
            <text:p>272.9590643275</text:p>
          </table:table-cell>
          <table:table-cell office:value-type="float" office:value="7600" calcext:value-type="float">
            <text:p>76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Financial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64160" calcext:value-type="float">
            <text:p>164160</text:p>
          </table:table-cell>
          <table:table-cell office:value-type="float" office:value="71.08" calcext:value-type="float">
            <text:p>7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7961" calcext:value-type="float">
            <text:p>157961</text:p>
          </table:table-cell>
          <table:table-cell office:value-type="float" office:value="578.7" calcext:value-type="float">
            <text:p>578.7</text:p>
          </table:table-cell>
          <table:table-cell office:value-type="string" calcext:value-type="string">
            <text:p>Derived</text:p>
          </table:table-cell>
          <table:table-cell office:value-type="float" office:value="272.958354933472" calcext:value-type="float">
            <text:p>272.9583549335</text:p>
          </table:table-cell>
          <table:table-cell office:value-type="float" office:value="10288" calcext:value-type="float">
            <text:p>102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Financial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2221" calcext:value-type="float">
            <text:p>222221</text:p>
          </table:table-cell>
          <table:table-cell office:value-type="float" office:value="71.08" calcext:value-type="float">
            <text:p>7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2759" calcext:value-type="float">
            <text:p>112759</text:p>
          </table:table-cell>
          <table:table-cell office:value-type="float" office:value="413.1" calcext:value-type="float">
            <text:p>413.1</text:p>
          </table:table-cell>
          <table:table-cell office:value-type="string" calcext:value-type="string">
            <text:p>Derived</text:p>
          </table:table-cell>
          <table:table-cell office:value-type="float" office:value="272.958121520213" calcext:value-type="float">
            <text:p>272.9581215202</text:p>
          </table:table-cell>
          <table:table-cell office:value-type="float" office:value="7344" calcext:value-type="float">
            <text:p>73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Financial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58630" calcext:value-type="float">
            <text:p>158630</text:p>
          </table:table-cell>
          <table:table-cell office:value-type="float" office:value="71.08" calcext:value-type="float">
            <text:p>7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906" calcext:value-type="float">
            <text:p>109906</text:p>
          </table:table-cell>
          <table:table-cell office:value-type="float" office:value="405.13" calcext:value-type="float">
            <text:p>405.13</text:p>
          </table:table-cell>
          <table:table-cell office:value-type="string" calcext:value-type="string">
            <text:p>Submission</text:p>
          </table:table-cell>
          <table:table-cell office:value-type="float" office:value="271.285760126379" calcext:value-type="float">
            <text:p>271.2857601264</text:p>
          </table:table-cell>
          <table:table-cell office:value-type="float" office:value="19504" calcext:value-type="float">
            <text:p>195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-2670 8C 2.600GHz, 10G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5683" calcext:value-type="float">
            <text:p>40568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2242" calcext:value-type="float">
            <text:p>102242</text:p>
          </table:table-cell>
          <table:table-cell office:value-type="float" office:value="376.88" calcext:value-type="float">
            <text:p>376.88</text:p>
          </table:table-cell>
          <table:table-cell office:value-type="string" calcext:value-type="string">
            <text:p>Submission</text:p>
          </table:table-cell>
          <table:table-cell office:value-type="float" office:value="271.2852897474" calcext:value-type="float">
            <text:p>271.2852897474</text:p>
          </table:table-cell>
          <table:table-cell office:value-type="float" office:value="18144" calcext:value-type="float">
            <text:p>181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Gigabit Ethernet</text:p>
          </table:table-cell>
          <table:table-cell office:value-type="string" calcext:value-type="string">
            <text:p>Financial Institution (P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77395" calcext:value-type="float">
            <text:p>377395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5527" calcext:value-type="float">
            <text:p>155527</text:p>
          </table:table-cell>
          <table:table-cell office:value-type="float" office:value="573.3" calcext:value-type="float">
            <text:p>573.3</text:p>
          </table:table-cell>
          <table:table-cell office:value-type="string" calcext:value-type="string">
            <text:p>Submission</text:p>
          </table:table-cell>
          <table:table-cell office:value-type="float" office:value="271.28379556951" calcext:value-type="float">
            <text:p>271.2837955695</text:p>
          </table:table-cell>
          <table:table-cell office:value-type="float" office:value="27600" calcext:value-type="float">
            <text:p>276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Banking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74080" calcext:value-type="float">
            <text:p>574080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9027" calcext:value-type="float">
            <text:p>139027</text:p>
          </table:table-cell>
          <table:table-cell office:value-type="float" office:value="512.48" calcext:value-type="float">
            <text:p>512.48</text:p>
          </table:table-cell>
          <table:table-cell office:value-type="string" calcext:value-type="string">
            <text:p>Submission</text:p>
          </table:table-cell>
          <table:table-cell office:value-type="float" office:value="271.282781767093" calcext:value-type="float">
            <text:p>271.2827817671</text:p>
          </table:table-cell>
          <table:table-cell office:value-type="float" office:value="24672" calcext:value-type="float">
            <text:p>24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Gigabit Ethernet</text:p>
          </table:table-cell>
          <table:table-cell office:value-type="string" calcext:value-type="string">
            <text:p>Financial Instituti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513178" calcext:value-type="float">
            <text:p>513178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881" calcext:value-type="float">
            <text:p>101881</text:p>
          </table:table-cell>
          <table:table-cell office:value-type="float" office:value="375.56" calcext:value-type="float">
            <text:p>375.56</text:p>
          </table:table-cell>
          <table:table-cell office:value-type="string" calcext:value-type="string">
            <text:p>Submission</text:p>
          </table:table-cell>
          <table:table-cell office:value-type="float" office:value="271.277558845457" calcext:value-type="float">
            <text:p>271.2775588455</text:p>
          </table:table-cell>
          <table:table-cell office:value-type="float" office:value="18080" calcext:value-type="float">
            <text:p>180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Gigabit Ethernet</text:p>
          </table:table-cell>
          <table:table-cell office:value-type="string" calcext:value-type="string">
            <text:p>Financial Instituti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376064" calcext:value-type="float">
            <text:p>37606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6110" calcext:value-type="float">
            <text:p>176110</text:p>
          </table:table-cell>
          <table:table-cell office:value-type="float" office:value="655.2" calcext:value-type="float">
            <text:p>655.2</text:p>
          </table:table-cell>
          <table:table-cell office:value-type="string" calcext:value-type="string">
            <text:p>Derived</text:p>
          </table:table-cell>
          <table:table-cell office:value-type="float" office:value="268.788156288156" calcext:value-type="float">
            <text:p>268.7881562882</text:p>
          </table:table-cell>
          <table:table-cell office:value-type="float" office:value="11648" calcext:value-type="float">
            <text:p>1164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51597" calcext:value-type="float">
            <text:p>25159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6110" calcext:value-type="float">
            <text:p>176110</text:p>
          </table:table-cell>
          <table:table-cell office:value-type="float" office:value="655.2" calcext:value-type="float">
            <text:p>655.2</text:p>
          </table:table-cell>
          <table:table-cell office:value-type="string" calcext:value-type="string">
            <text:p>Derived</text:p>
          </table:table-cell>
          <table:table-cell office:value-type="float" office:value="268.788156288156" calcext:value-type="float">
            <text:p>268.7881562882</text:p>
          </table:table-cell>
          <table:table-cell office:value-type="float" office:value="11648" calcext:value-type="float">
            <text:p>1164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1597" calcext:value-type="float">
            <text:p>25159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9735" calcext:value-type="float">
            <text:p>209735</text:p>
          </table:table-cell>
          <table:table-cell office:value-type="float" office:value="780.3" calcext:value-type="float">
            <text:p>780.3</text:p>
          </table:table-cell>
          <table:table-cell office:value-type="string" calcext:value-type="string">
            <text:p>Derived</text:p>
          </table:table-cell>
          <table:table-cell office:value-type="float" office:value="268.787645777265" calcext:value-type="float">
            <text:p>268.7876457773</text:p>
          </table:table-cell>
          <table:table-cell office:value-type="float" office:value="13872" calcext:value-type="float">
            <text:p>138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10G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99635" calcext:value-type="float">
            <text:p>2996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5500" calcext:value-type="float">
            <text:p>125500</text:p>
          </table:table-cell>
          <table:table-cell office:value-type="float" office:value="467.9" calcext:value-type="float">
            <text:p>467.9</text:p>
          </table:table-cell>
          <table:table-cell office:value-type="string" calcext:value-type="string">
            <text:p>Derived</text:p>
          </table:table-cell>
          <table:table-cell office:value-type="float" office:value="268.219705065185" calcext:value-type="float">
            <text:p>268.2197050652</text:p>
          </table:table-cell>
          <table:table-cell office:value-type="float" office:value="18688" calcext:value-type="float">
            <text:p>186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r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272 16C 2.1/2.2/2.3 GHz, Cray Gemini interconnec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ndor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57798.4" calcext:value-type="float">
            <text:p>157798.4</text:p>
          </table:table-cell>
          <table:table-cell office:value-type="float" office:value="79.53" calcext:value-type="float">
            <text:p>79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2 16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8532" calcext:value-type="float">
            <text:p>9853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Derived</text:p>
          </table:table-cell>
          <table:table-cell office:value-type="float" office:value="267.024390243902" calcext:value-type="float">
            <text:p>267.0243902439</text:p>
          </table:table-cell>
          <table:table-cell office:value-type="float" office:value="6560" calcext:value-type="float">
            <text:p>65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36448" calcext:value-type="float">
            <text:p>136448</text:p>
          </table:table-cell>
          <table:table-cell office:value-type="float" office:value="72.21" calcext:value-type="float">
            <text:p>72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894.9" calcext:value-type="float">
            <text:p>141894.9</text:p>
          </table:table-cell>
          <table:table-cell office:value-type="float" office:value="533.7" calcext:value-type="float">
            <text:p>533.7</text:p>
          </table:table-cell>
          <table:table-cell office:value-type="string" calcext:value-type="string">
            <text:p>Derived</text:p>
          </table:table-cell>
          <table:table-cell office:value-type="float" office:value="265.870151770658" calcext:value-type="float">
            <text:p>265.8701517707</text:p>
          </table:table-cell>
          <table:table-cell office:value-type="float" office:value="9488" calcext:value-type="float">
            <text:p>948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97350" calcext:value-type="float">
            <text:p>197350</text:p>
          </table:table-cell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1780" calcext:value-type="float">
            <text:p>251780</text:p>
          </table:table-cell>
          <table:table-cell office:value-type="float" office:value="949.05" calcext:value-type="float">
            <text:p>949.05</text:p>
          </table:table-cell>
          <table:table-cell office:value-type="string" calcext:value-type="string">
            <text:p>Derived</text:p>
          </table:table-cell>
          <table:table-cell office:value-type="float" office:value="265.296875823192" calcext:value-type="float">
            <text:p>265.2968758232</text:p>
          </table:table-cell>
          <table:table-cell office:value-type="float" office:value="16872" calcext:value-type="float">
            <text:p>168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 Provider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50938" calcext:value-type="float">
            <text:p>350938</text:p>
          </table:table-cell>
          <table:table-cell office:value-type="float" office:value="71.74" calcext:value-type="float">
            <text:p>7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8701" calcext:value-type="float">
            <text:p>108701</text:p>
          </table:table-cell>
          <table:table-cell office:value-type="float" office:value="410.16" calcext:value-type="float">
            <text:p>410.16</text:p>
          </table:table-cell>
          <table:table-cell office:value-type="string" calcext:value-type="string">
            <text:p>Derived</text:p>
          </table:table-cell>
          <table:table-cell office:value-type="float" office:value="265.020967427345" calcext:value-type="float">
            <text:p>265.0209674273</text:p>
          </table:table-cell>
          <table:table-cell office:value-type="float" office:value="13672" calcext:value-type="float">
            <text:p>136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DL170/SL390 , Xeon E5649 2.53GHz/L5520 4C 2.26GHz, Infiniband QDR, NVIDIA 2070</text:p>
          </table:table-cell>
          <table:table-cell office:value-type="string" calcext:value-type="string">
            <text:p>Compute Canada/WestGrid/University of Calgar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cademic</text:p>
          </table:table-cell>
          <table:table-cell office:value-type="float" office:value="414" calcext:value-type="float">
            <text:p>414</text:p>
          </table:table-cell>
          <table:table-cell office:value-type="float" office:value="2520" calcext:value-type="float">
            <text:p>2520</text:p>
          </table:table-cell>
          <table:table-cell office:value-type="float" office:value="193514.08" calcext:value-type="float">
            <text:p>193514.08</text:p>
          </table:table-cell>
          <table:table-cell office:value-type="float" office:value="56.17" calcext:value-type="float">
            <text:p>56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520 4C 2.260GHz</text:p>
          </table:table-cell>
          <table:table-cell office:value-type="string" calcext:value-type="string">
            <text:p>Intel Nehalem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DL170/SL390</text:p>
          </table:table-cell>
          <table:table-cell office:value-type="string" calcext:value-type="string">
            <text:p>HP Cluster Platform 3000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5055" calcext:value-type="float">
            <text:p>135055</text:p>
          </table:table-cell>
          <table:table-cell office:value-type="float" office:value="511.2" calcext:value-type="float">
            <text:p>511.2</text:p>
          </table:table-cell>
          <table:table-cell office:value-type="string" calcext:value-type="string">
            <text:p>Derived</text:p>
          </table:table-cell>
          <table:table-cell office:value-type="float" office:value="264.192097026604" calcext:value-type="float">
            <text:p>264.1920970266</text:p>
          </table:table-cell>
          <table:table-cell office:value-type="float" office:value="9088" calcext:value-type="float">
            <text:p>90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nsurance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89030" calcext:value-type="float">
            <text:p>189030</text:p>
          </table:table-cell>
          <table:table-cell office:value-type="float" office:value="71.45" calcext:value-type="float">
            <text:p>71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9250" calcext:value-type="float">
            <text:p>129250</text:p>
          </table:table-cell>
          <table:table-cell office:value-type="float" office:value="492.3" calcext:value-type="float">
            <text:p>492.3</text:p>
          </table:table-cell>
          <table:table-cell office:value-type="string" calcext:value-type="string">
            <text:p>Derived</text:p>
          </table:table-cell>
          <table:table-cell office:value-type="float" office:value="262.543164736949" calcext:value-type="float">
            <text:p>262.5431647369</text:p>
          </table:table-cell>
          <table:table-cell office:value-type="float" office:value="8752" calcext:value-type="float">
            <text:p>875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Semiconductor Company (F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ustry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82042" calcext:value-type="float">
            <text:p>18204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9250" calcext:value-type="float">
            <text:p>129250</text:p>
          </table:table-cell>
          <table:table-cell office:value-type="float" office:value="492.3" calcext:value-type="float">
            <text:p>492.3</text:p>
          </table:table-cell>
          <table:table-cell office:value-type="string" calcext:value-type="string">
            <text:p>Derived</text:p>
          </table:table-cell>
          <table:table-cell office:value-type="float" office:value="262.543164736949" calcext:value-type="float">
            <text:p>262.5431647369</text:p>
          </table:table-cell>
          <table:table-cell office:value-type="float" office:value="8752" calcext:value-type="float">
            <text:p>875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Semiconductor Company (F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ustry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82042" calcext:value-type="float">
            <text:p>18204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6853" calcext:value-type="float">
            <text:p>156853</text:p>
          </table:table-cell>
          <table:table-cell office:value-type="float" office:value="597.6" calcext:value-type="float">
            <text:p>597.6</text:p>
          </table:table-cell>
          <table:table-cell office:value-type="string" calcext:value-type="string">
            <text:p>Derived</text:p>
          </table:table-cell>
          <table:table-cell office:value-type="float" office:value="262.471552878179" calcext:value-type="float">
            <text:p>262.4715528782</text:p>
          </table:table-cell>
          <table:table-cell office:value-type="float" office:value="10624" calcext:value-type="float">
            <text:p>106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0979" calcext:value-type="float">
            <text:p>220979</text:p>
          </table:table-cell>
          <table:table-cell office:value-type="float" office:value="70.98" calcext:value-type="float">
            <text:p>70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3624" calcext:value-type="float">
            <text:p>143624</text:p>
          </table:table-cell>
          <table:table-cell office:value-type="float" office:value="547.2" calcext:value-type="float">
            <text:p>547.2</text:p>
          </table:table-cell>
          <table:table-cell office:value-type="string" calcext:value-type="string">
            <text:p>Derived</text:p>
          </table:table-cell>
          <table:table-cell office:value-type="float" office:value="262.470760233918" calcext:value-type="float">
            <text:p>262.4707602339</text:p>
          </table:table-cell>
          <table:table-cell office:value-type="float" office:value="9728" calcext:value-type="float">
            <text:p>972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02342" calcext:value-type="float">
            <text:p>202342</text:p>
          </table:table-cell>
          <table:table-cell office:value-type="float" office:value="70.98" calcext:value-type="float">
            <text:p>70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8725" calcext:value-type="float">
            <text:p>18872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erived</text:p>
          </table:table-cell>
          <table:table-cell office:value-type="float" office:value="262.118055555556" calcext:value-type="float">
            <text:p>262.1180555556</text:p>
          </table:table-cell>
          <table:table-cell office:value-type="float" office:value="9600" calcext:value-type="float">
            <text:p>96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CuLUS (Owl CLUSter)</text:p>
          </table:table-cell>
          <table:table-cell office:value-type="string" calcext:value-type="string">
            <text:p>ClusterVision</text:p>
          </table:table-cell>
          <table:table-cell office:value-type="string" calcext:value-type="string">
            <text:p>Clustervision CV-AIRE5, Xeon E5-2670 8C 2.600GHz, Infiniband QDR</text:p>
          </table:table-cell>
          <table:table-cell office:value-type="string" calcext:value-type="string">
            <text:p>Universitaet Paderborn - PC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99680" calcext:value-type="float">
            <text:p>199680</text:p>
          </table:table-cell>
          <table:table-cell office:value-type="float" office:value="94.51" calcext:value-type="float">
            <text:p>94.51</text:p>
          </table:table-cell>
          <table:table-cell office:value-type="float" office:value="1966080" calcext:value-type="float">
            <text:p>19660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cientific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vision CV-AIRE5</text:p>
          </table:table-cell>
          <table:table-cell office:value-type="string" calcext:value-type="string">
            <text:p>ClusterVision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2448" calcext:value-type="float">
            <text:p>172448</text:p>
          </table:table-cell>
          <table:table-cell office:value-type="float" office:value="660.15" calcext:value-type="float">
            <text:p>660.15</text:p>
          </table:table-cell>
          <table:table-cell office:value-type="string" calcext:value-type="string">
            <text:p>Derived</text:p>
          </table:table-cell>
          <table:table-cell office:value-type="float" office:value="261.22547905779" calcext:value-type="float">
            <text:p>261.2254790578</text:p>
          </table:table-cell>
          <table:table-cell office:value-type="float" office:value="11736" calcext:value-type="float">
            <text:p>117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 Provider (B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4109" calcext:value-type="float">
            <text:p>244109</text:p>
          </table:table-cell>
          <table:table-cell office:value-type="float" office:value="70.64" calcext:value-type="float">
            <text:p>70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4885" calcext:value-type="float">
            <text:p>104885</text:p>
          </table:table-cell>
          <table:table-cell office:value-type="float" office:value="402.41" calcext:value-type="float">
            <text:p>402.41</text:p>
          </table:table-cell>
          <table:table-cell office:value-type="string" calcext:value-type="string">
            <text:p>Submission</text:p>
          </table:table-cell>
          <table:table-cell office:value-type="float" office:value="260.642131159762" calcext:value-type="float">
            <text:p>260.6421311598</text:p>
          </table:table-cell>
          <table:table-cell office:value-type="float" office:value="12264" calcext:value-type="float">
            <text:p>122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X5650 6C 2.66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30489" calcext:value-type="float">
            <text:p>130489</text:p>
          </table:table-cell>
          <table:table-cell office:value-type="float" office:value="80.38" calcext:value-type="float">
            <text:p>8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4885" calcext:value-type="float">
            <text:p>104885</text:p>
          </table:table-cell>
          <table:table-cell office:value-type="float" office:value="402.41" calcext:value-type="float">
            <text:p>402.41</text:p>
          </table:table-cell>
          <table:table-cell office:value-type="string" calcext:value-type="string">
            <text:p>Submission</text:p>
          </table:table-cell>
          <table:table-cell office:value-type="float" office:value="260.642131159762" calcext:value-type="float">
            <text:p>260.6421311598</text:p>
          </table:table-cell>
          <table:table-cell office:value-type="float" office:value="12264" calcext:value-type="float">
            <text:p>122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X5650 6C 2.66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30489" calcext:value-type="float">
            <text:p>130489</text:p>
          </table:table-cell>
          <table:table-cell office:value-type="float" office:value="80.38" calcext:value-type="float">
            <text:p>8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6118" calcext:value-type="float">
            <text:p>186118</text:p>
          </table:table-cell>
          <table:table-cell office:value-type="float" office:value="715.5" calcext:value-type="float">
            <text:p>715.5</text:p>
          </table:table-cell>
          <table:table-cell office:value-type="string" calcext:value-type="string">
            <text:p>Derived</text:p>
          </table:table-cell>
          <table:table-cell office:value-type="float" office:value="260.122990915444" calcext:value-type="float">
            <text:p>260.1229909154</text:p>
          </table:table-cell>
          <table:table-cell office:value-type="float" office:value="12720" calcext:value-type="float">
            <text:p>127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ndustry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64576" calcext:value-type="float">
            <text:p>264576</text:p>
          </table:table-cell>
          <table:table-cell office:value-type="float" office:value="70.35" calcext:value-type="float">
            <text:p>7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8091" calcext:value-type="float">
            <text:p>168091</text:p>
          </table:table-cell>
          <table:table-cell office:value-type="float" office:value="646.2" calcext:value-type="float">
            <text:p>646.2</text:p>
          </table:table-cell>
          <table:table-cell office:value-type="string" calcext:value-type="string">
            <text:p>Derived</text:p>
          </table:table-cell>
          <table:table-cell office:value-type="float" office:value="260.122253172392" calcext:value-type="float">
            <text:p>260.1222531724</text:p>
          </table:table-cell>
          <table:table-cell office:value-type="float" office:value="11488" calcext:value-type="float">
            <text:p>114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Electrionic Industr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dustry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38950" calcext:value-type="float">
            <text:p>238950</text:p>
          </table:table-cell>
          <table:table-cell office:value-type="float" office:value="70.35" calcext:value-type="float">
            <text:p>7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6782" calcext:value-type="float">
            <text:p>186782</text:p>
          </table:table-cell>
          <table:table-cell office:value-type="float" office:value="718.2" calcext:value-type="float">
            <text:p>718.2</text:p>
          </table:table-cell>
          <table:table-cell office:value-type="string" calcext:value-type="string">
            <text:p>Derived</text:p>
          </table:table-cell>
          <table:table-cell office:value-type="float" office:value="260.069618490671" calcext:value-type="float">
            <text:p>260.0696184907</text:p>
          </table:table-cell>
          <table:table-cell office:value-type="float" office:value="12768" calcext:value-type="float">
            <text:p>127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ther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65574" calcext:value-type="float">
            <text:p>265574</text:p>
          </table:table-cell>
          <table:table-cell office:value-type="float" office:value="70.33" calcext:value-type="float">
            <text:p>7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2302" calcext:value-type="float">
            <text:p>192302</text:p>
          </table:table-cell>
          <table:table-cell office:value-type="float" office:value="740.7" calcext:value-type="float">
            <text:p>740.7</text:p>
          </table:table-cell>
          <table:table-cell office:value-type="string" calcext:value-type="string">
            <text:p>Derived</text:p>
          </table:table-cell>
          <table:table-cell office:value-type="float" office:value="259.621979208856" calcext:value-type="float">
            <text:p>259.6219792089</text:p>
          </table:table-cell>
          <table:table-cell office:value-type="float" office:value="13168" calcext:value-type="float">
            <text:p>131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73894" calcext:value-type="float">
            <text:p>273894</text:p>
          </table:table-cell>
          <table:table-cell office:value-type="float" office:value="70.21" calcext:value-type="float">
            <text:p>7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2522" calcext:value-type="float">
            <text:p>192522</text:p>
          </table:table-cell>
          <table:table-cell office:value-type="float" office:value="741.6" calcext:value-type="float">
            <text:p>741.6</text:p>
          </table:table-cell>
          <table:table-cell office:value-type="string" calcext:value-type="string">
            <text:p>Derived</text:p>
          </table:table-cell>
          <table:table-cell office:value-type="float" office:value="259.60355987055" calcext:value-type="float">
            <text:p>259.6035598706</text:p>
          </table:table-cell>
          <table:table-cell office:value-type="float" office:value="13184" calcext:value-type="float">
            <text:p>1318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74227" calcext:value-type="float">
            <text:p>274227</text:p>
          </table:table-cell>
          <table:table-cell office:value-type="float" office:value="70.21" calcext:value-type="float">
            <text:p>7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5253" calcext:value-type="float">
            <text:p>105253</text:p>
          </table:table-cell>
          <table:table-cell office:value-type="float" office:value="405.6" calcext:value-type="float">
            <text:p>405.6</text:p>
          </table:table-cell>
          <table:table-cell office:value-type="string" calcext:value-type="string">
            <text:p>Derived</text:p>
          </table:table-cell>
          <table:table-cell office:value-type="float" office:value="259.499506903353" calcext:value-type="float">
            <text:p>259.4995069034</text:p>
          </table:table-cell>
          <table:table-cell office:value-type="float" office:value="5408" calcext:value-type="float">
            <text:p>540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luecrystal Phase 3</text:p>
          </table:table-cell>
          <table:table-cell office:value-type="string" calcext:value-type="string">
            <text:p>ClusterVision</text:p>
          </table:table-cell>
          <table:table-cell office:value-type="string" calcext:value-type="string">
            <text:p>PowerEdge C8220, Xeon E5-2670 8C 2.600GHz, Infiniband QDR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ademic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12486.4" calcext:value-type="float">
            <text:p>112486.4</text:p>
          </table:table-cell>
          <table:table-cell office:value-type="float" office:value="93.57" calcext:value-type="float">
            <text:p>93.57</text:p>
          </table:table-cell>
          <table:table-cell office:value-type="float" office:value="1204736" calcext:value-type="float">
            <text:p>12047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PowerEdge C8220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7801" calcext:value-type="float">
            <text:p>197801</text:p>
          </table:table-cell>
          <table:table-cell office:value-type="float" office:value="763.2" calcext:value-type="float">
            <text:p>763.2</text:p>
          </table:table-cell>
          <table:table-cell office:value-type="string" calcext:value-type="string">
            <text:p>Derived</text:p>
          </table:table-cell>
          <table:table-cell office:value-type="float" office:value="259.17321802935" calcext:value-type="float">
            <text:p>259.1732180294</text:p>
          </table:table-cell>
          <table:table-cell office:value-type="float" office:value="13568" calcext:value-type="float">
            <text:p>135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82214" calcext:value-type="float">
            <text:p>282214</text:p>
          </table:table-cell>
          <table:table-cell office:value-type="float" office:value="70.09" calcext:value-type="float">
            <text:p>7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219" calcext:value-type="float">
            <text:p>143219</text:p>
          </table:table-cell>
          <table:table-cell office:value-type="float" office:value="552.6" calcext:value-type="float">
            <text:p>552.6</text:p>
          </table:table-cell>
          <table:table-cell office:value-type="string" calcext:value-type="string">
            <text:p>Derived</text:p>
          </table:table-cell>
          <table:table-cell office:value-type="float" office:value="259.173000361925" calcext:value-type="float">
            <text:p>259.1730003619</text:p>
          </table:table-cell>
          <table:table-cell office:value-type="float" office:value="9824" calcext:value-type="float">
            <text:p>98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04339" calcext:value-type="float">
            <text:p>204339</text:p>
          </table:table-cell>
          <table:table-cell office:value-type="float" office:value="70.09" calcext:value-type="float">
            <text:p>7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1631" calcext:value-type="float">
            <text:p>26163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ubmission</text:p>
          </table:table-cell>
          <table:table-cell office:value-type="float" office:value="254.01067961165" calcext:value-type="float">
            <text:p>254.0106796117</text:p>
          </table:table-cell>
          <table:table-cell office:value-type="float" office:value="30912" calcext:value-type="float">
            <text:p>3091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xSeries iDataPlex, Xeon E5540 4C 2.53GHz, Infiniband</text:p>
          </table:table-cell>
          <table:table-cell office:value-type="string" calcext:value-type="string">
            <text:p>SciNet/University of Toronto/Compute C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search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12829.44" calcext:value-type="float">
            <text:p>312829.44</text:p>
          </table:table-cell>
          <table:table-cell office:value-type="float" office:value="83.63" calcext:value-type="float">
            <text:p>83.63</text:p>
          </table:table-cell>
          <table:table-cell office:value-type="float" office:value="2526944" calcext:value-type="float">
            <text:p>252694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540 4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xSeries iDataPlex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3165" calcext:value-type="float">
            <text:p>263165</text:p>
          </table:table-cell>
          <table:table-cell office:value-type="float" office:value="1037.25" calcext:value-type="float">
            <text:p>1037.25</text:p>
          </table:table-cell>
          <table:table-cell office:value-type="string" calcext:value-type="string">
            <text:p>Derived</text:p>
          </table:table-cell>
          <table:table-cell office:value-type="float" office:value="253.714147987467" calcext:value-type="float">
            <text:p>253.7141479875</text:p>
          </table:table-cell>
          <table:table-cell office:value-type="float" office:value="18440" calcext:value-type="float">
            <text:p>184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 Provider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83552" calcext:value-type="float">
            <text:p>383552</text:p>
          </table:table-cell>
          <table:table-cell office:value-type="float" office:value="68.61" calcext:value-type="float">
            <text:p>68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79738" calcext:value-type="float">
            <text:p>279738</text:p>
          </table:table-cell>
          <table:table-cell office:value-type="float" office:value="1108.8" calcext:value-type="float">
            <text:p>1108.8</text:p>
          </table:table-cell>
          <table:table-cell office:value-type="string" calcext:value-type="string">
            <text:p>Derived</text:p>
          </table:table-cell>
          <table:table-cell office:value-type="float" office:value="252.288961038961" calcext:value-type="float">
            <text:p>252.288961039</text:p>
          </table:table-cell>
          <table:table-cell office:value-type="float" office:value="19712" calcext:value-type="float">
            <text:p>1971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IT Service Provider (B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10010" calcext:value-type="float">
            <text:p>410010</text:p>
          </table:table-cell>
          <table:table-cell office:value-type="float" office:value="68.23" calcext:value-type="float">
            <text:p>68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9560.4" calcext:value-type="float">
            <text:p>319560.4</text:p>
          </table:table-cell>
          <table:table-cell office:value-type="float" office:value="1267.2" calcext:value-type="float">
            <text:p>1267.2</text:p>
          </table:table-cell>
          <table:table-cell office:value-type="string" calcext:value-type="string">
            <text:p>Derived</text:p>
          </table:table-cell>
          <table:table-cell office:value-type="float" office:value="252.178345959596" calcext:value-type="float">
            <text:p>252.1783459596</text:p>
          </table:table-cell>
          <table:table-cell office:value-type="float" office:value="16896" calcext:value-type="float">
            <text:p>1689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eeneland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70 8C 2.600GHz, Infiniband FDR, NVIDIA 2090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7" calcext:value-type="float">
            <text:p>87</text:p>
          </table:table-cell>
          <table:table-cell office:value-type="float" office:value="12672" calcext:value-type="float">
            <text:p>12672</text:p>
          </table:table-cell>
          <table:table-cell office:value-type="float" office:value="614539.2" calcext:value-type="float">
            <text:p>614539.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6500" calcext:value-type="float">
            <text:p>126500</text:p>
          </table:table-cell>
          <table:table-cell office:value-type="float" office:value="502.25" calcext:value-type="float">
            <text:p>502.25</text:p>
          </table:table-cell>
          <table:table-cell office:value-type="string" calcext:value-type="string">
            <text:p>Derived</text:p>
          </table:table-cell>
          <table:table-cell office:value-type="float" office:value="251.866600298656" calcext:value-type="float">
            <text:p>251.8666002987</text:p>
          </table:table-cell>
          <table:table-cell office:value-type="float" office:value="13732" calcext:value-type="float">
            <text:p>137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Raytheon/Aspen Systems</text:p>
          </table:table-cell>
          <table:table-cell office:value-type="string" calcext:value-type="string">
            <text:p>Raytheon/Aspen Cluster, Xeon X5560/X5650 2.8/2.66 Ghz, QDR Infinband</text:p>
          </table:table-cell>
          <table:table-cell office:value-type="string" calcext:value-type="string">
            <text:p>NOAA/Earth Science Research Laboratory/GS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48116" calcext:value-type="float">
            <text:p>148116</text:p>
          </table:table-cell>
          <table:table-cell office:value-type="float" office:value="85.41" calcext:value-type="float">
            <text:p>85.41</text:p>
          </table:table-cell>
          <table:table-cell office:value-type="float" office:value="1664080" calcext:value-type="float">
            <text:p>16640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50 4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Raytheon/Aspen Systems Cluster</text:p>
          </table:table-cell>
          <table:table-cell office:value-type="string" calcext:value-type="string">
            <text:p>NOW - Inte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816" calcext:value-type="float">
            <text:p>160816</text:p>
          </table:table-cell>
          <table:table-cell office:value-type="float" office:value="639.225" calcext:value-type="float">
            <text:p>639.225</text:p>
          </table:table-cell>
          <table:table-cell office:value-type="string" calcext:value-type="string">
            <text:p>Derived</text:p>
          </table:table-cell>
          <table:table-cell office:value-type="float" office:value="251.579647229066" calcext:value-type="float">
            <text:p>251.5796472291</text:p>
          </table:table-cell>
          <table:table-cell office:value-type="float" office:value="11364" calcext:value-type="float">
            <text:p>113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40 6C 2.500GHz, 10G Ethernet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ndustry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7280" calcext:value-type="float">
            <text:p>227280</text:p>
          </table:table-cell>
          <table:table-cell office:value-type="float" office:value="70.76" calcext:value-type="float">
            <text:p>7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1928" calcext:value-type="float">
            <text:p>121928</text:p>
          </table:table-cell>
          <table:table-cell office:value-type="float" office:value="484.65" calcext:value-type="float">
            <text:p>484.65</text:p>
          </table:table-cell>
          <table:table-cell office:value-type="string" calcext:value-type="string">
            <text:p>Derived</text:p>
          </table:table-cell>
          <table:table-cell office:value-type="float" office:value="251.579490353864" calcext:value-type="float">
            <text:p>251.5794903539</text:p>
          </table:table-cell>
          <table:table-cell office:value-type="float" office:value="8616" calcext:value-type="float">
            <text:p>86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40 6C 2.500GHz, 10G Ethernet</text:p>
          </table:table-cell>
          <table:table-cell office:value-type="string" calcext:value-type="string">
            <text:p>IT Service Provider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72320" calcext:value-type="float">
            <text:p>172320</text:p>
          </table:table-cell>
          <table:table-cell office:value-type="float" office:value="70.76" calcext:value-type="float">
            <text:p>7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5380" calcext:value-type="float">
            <text:p>11538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op500</text:p>
          </table:table-cell>
          <table:table-cell office:value-type="float" office:value="250.826086956522" calcext:value-type="float">
            <text:p>250.8260869565</text:p>
          </table:table-cell>
          <table:table-cell office:value-type="float" office:value="19536" calcext:value-type="float">
            <text:p>1953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280c G6, Xeon X5670 6C 2.930GHz, Gigabit Ethernet</text:p>
          </table:table-cell>
          <table:table-cell office:value-type="string" calcext:value-type="string">
            <text:p>Electrionic Indust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28962" calcext:value-type="float">
            <text:p>228962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280c G6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5737" calcext:value-type="float">
            <text:p>125737</text:p>
          </table:table-cell>
          <table:table-cell office:value-type="float" office:value="502.58" calcext:value-type="float">
            <text:p>502.58</text:p>
          </table:table-cell>
          <table:table-cell office:value-type="string" calcext:value-type="string">
            <text:p>Submission</text:p>
          </table:table-cell>
          <table:table-cell office:value-type="float" office:value="250.183055433961" calcext:value-type="float">
            <text:p>250.183055434</text:p>
          </table:table-cell>
          <table:table-cell office:value-type="float" office:value="13284" calcext:value-type="float">
            <text:p>1328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41342" calcext:value-type="float">
            <text:p>141342</text:p>
          </table:table-cell>
          <table:table-cell office:value-type="float" office:value="88.96" calcext:value-type="float">
            <text:p>88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737" calcext:value-type="float">
            <text:p>125737</text:p>
          </table:table-cell>
          <table:table-cell office:value-type="float" office:value="502.58" calcext:value-type="float">
            <text:p>502.58</text:p>
          </table:table-cell>
          <table:table-cell office:value-type="string" calcext:value-type="string">
            <text:p>Submission</text:p>
          </table:table-cell>
          <table:table-cell office:value-type="float" office:value="250.183055433961" calcext:value-type="float">
            <text:p>250.183055434</text:p>
          </table:table-cell>
          <table:table-cell office:value-type="float" office:value="13284" calcext:value-type="float">
            <text:p>1328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41342" calcext:value-type="float">
            <text:p>141342</text:p>
          </table:table-cell>
          <table:table-cell office:value-type="float" office:value="88.96" calcext:value-type="float">
            <text:p>88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737" calcext:value-type="float">
            <text:p>125737</text:p>
          </table:table-cell>
          <table:table-cell office:value-type="float" office:value="502.58" calcext:value-type="float">
            <text:p>502.58</text:p>
          </table:table-cell>
          <table:table-cell office:value-type="string" calcext:value-type="string">
            <text:p>Submission</text:p>
          </table:table-cell>
          <table:table-cell office:value-type="float" office:value="250.183055433961" calcext:value-type="float">
            <text:p>250.183055434</text:p>
          </table:table-cell>
          <table:table-cell office:value-type="float" office:value="13284" calcext:value-type="float">
            <text:p>1328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Infiniban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41342" calcext:value-type="float">
            <text:p>141342</text:p>
          </table:table-cell>
          <table:table-cell office:value-type="float" office:value="88.96" calcext:value-type="float">
            <text:p>88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1300" calcext:value-type="float">
            <text:p>151300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Derived</text:p>
          </table:table-cell>
          <table:table-cell office:value-type="float" office:value="250.165343915344" calcext:value-type="float">
            <text:p>250.1653439153</text:p>
          </table:table-cell>
          <table:table-cell office:value-type="float" office:value="8064" calcext:value-type="float">
            <text:p>80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aenov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QDR</text:p>
          </table:table-cell>
          <table:table-cell office:value-type="string" calcext:value-type="string">
            <text:p>Microsoft Windows Azur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67731" calcext:value-type="float">
            <text:p>167731</text:p>
          </table:table-cell>
          <table:table-cell office:value-type="float" office:value="90.2" calcext:value-type="float">
            <text:p>90.2</text:p>
          </table:table-cell>
          <table:table-cell office:value-type="float" office:value="2515968" calcext:value-type="float">
            <text:p>251596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Windows Azure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1415.8" calcext:value-type="float">
            <text:p>111415.8</text:p>
          </table:table-cell>
          <table:table-cell office:value-type="float" office:value="453.6" calcext:value-type="float">
            <text:p>453.6</text:p>
          </table:table-cell>
          <table:table-cell office:value-type="string" calcext:value-type="string">
            <text:p>Derived</text:p>
          </table:table-cell>
          <table:table-cell office:value-type="float" office:value="245.625661375661" calcext:value-type="float">
            <text:p>245.6256613757</text:p>
          </table:table-cell>
          <table:table-cell office:value-type="float" office:value="6048" calcext:value-type="float">
            <text:p>60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ER110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10, Xeon E5-2670 8C 2.600GHz, Infiniband FDR</text:p>
          </table:table-cell>
          <table:table-cell office:value-type="string" calcext:value-type="string">
            <text:p>IFP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25798" calcext:value-type="float">
            <text:p>125798</text:p>
          </table:table-cell>
          <table:table-cell office:value-type="float" office:value="88.57" calcext:value-type="float">
            <text:p>88.57</text:p>
          </table:table-cell>
          <table:table-cell office:value-type="float" office:value="1611624" calcext:value-type="float">
            <text:p>161162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ullx B51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9500" calcext:value-type="float">
            <text:p>339500</text:p>
          </table:table-cell>
          <table:table-cell office:value-type="float" office:value="1382.4" calcext:value-type="float">
            <text:p>1382.4</text:p>
          </table:table-cell>
          <table:table-cell office:value-type="string" calcext:value-type="string">
            <text:p>Derived</text:p>
          </table:table-cell>
          <table:table-cell office:value-type="float" office:value="245.587384259259" calcext:value-type="float">
            <text:p>245.5873842593</text:p>
          </table:table-cell>
          <table:table-cell office:value-type="float" office:value="18432" calcext:value-type="float">
            <text:p>1843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ICE X, Xeon E5-2670 8C 2.600GHz, Infiniband FDR</text:p>
          </table:table-cell>
          <table:table-cell office:value-type="string" calcext:value-type="string">
            <text:p>Air Force Research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83386" calcext:value-type="float">
            <text:p>383386</text:p>
          </table:table-cell>
          <table:table-cell office:value-type="float" office:value="88.55" calcext:value-type="float">
            <text:p>88.55</text:p>
          </table:table-cell>
          <table:table-cell office:value-type="float" office:value="2049600" calcext:value-type="float">
            <text:p>20496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USE Linux Enterprise Server 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SGI Altix X</text:p>
          </table:table-cell>
          <table:table-cell office:value-type="string" calcext:value-type="string">
            <text:p>SGI Alti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9504" calcext:value-type="float">
            <text:p>10950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rived</text:p>
          </table:table-cell>
          <table:table-cell office:value-type="float" office:value="243.342222222222" calcext:value-type="float">
            <text:p>243.3422222222</text:p>
          </table:table-cell>
          <table:table-cell office:value-type="float" office:value="8000" calcext:value-type="float">
            <text:p>80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66400" calcext:value-type="float">
            <text:p>166400</text:p>
          </table:table-cell>
          <table:table-cell office:value-type="float" office:value="65.81" calcext:value-type="float">
            <text:p>65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9504" calcext:value-type="float">
            <text:p>10950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rived</text:p>
          </table:table-cell>
          <table:table-cell office:value-type="float" office:value="243.342222222222" calcext:value-type="float">
            <text:p>243.3422222222</text:p>
          </table:table-cell>
          <table:table-cell office:value-type="float" office:value="8000" calcext:value-type="float">
            <text:p>80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66400" calcext:value-type="float">
            <text:p>166400</text:p>
          </table:table-cell>
          <table:table-cell office:value-type="float" office:value="65.81" calcext:value-type="float">
            <text:p>65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700" calcext:value-type="float">
            <text:p>166700</text:p>
          </table:table-cell>
          <table:table-cell office:value-type="float" office:value="688.94" calcext:value-type="float">
            <text:p>688.94</text:p>
          </table:table-cell>
          <table:table-cell office:value-type="string" calcext:value-type="string">
            <text:p>Derived</text:p>
          </table:table-cell>
          <table:table-cell office:value-type="float" office:value="241.965918657648" calcext:value-type="float">
            <text:p>241.9659186576</text:p>
          </table:table-cell>
          <table:table-cell office:value-type="float" office:value="21756" calcext:value-type="float">
            <text:p>217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Xanadu 3 Cluster, Xeon X5660 2.8 Ghz, QLogic InfiniBand QDR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43667" calcext:value-type="float">
            <text:p>243667</text:p>
          </table:table-cell>
          <table:table-cell office:value-type="float" office:value="68.41" calcext:value-type="float">
            <text:p>68.41</text:p>
          </table:table-cell>
          <table:table-cell office:value-type="float" office:value="1973166" calcext:value-type="float">
            <text:p>197316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60 6C 2.800GHz</text:p>
          </table:table-cell>
          <table:table-cell office:value-type="string" calcext:value-type="string">
            <text:p>Intel Nehalem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Dell Xanadu 3 Cluster</text:p>
          </table:table-cell>
          <table:table-cell office:value-type="string" calcext:value-type="string">
            <text:p>Dell Xanadu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2347.9" calcext:value-type="float">
            <text:p>152347.9</text:p>
          </table:table-cell>
          <table:table-cell office:value-type="float" office:value="633.6" calcext:value-type="float">
            <text:p>633.6</text:p>
          </table:table-cell>
          <table:table-cell office:value-type="string" calcext:value-type="string">
            <text:p>Derived</text:p>
          </table:table-cell>
          <table:table-cell office:value-type="float" office:value="240.448074494949" calcext:value-type="float">
            <text:p>240.4480744949</text:p>
          </table:table-cell>
          <table:table-cell office:value-type="float" office:value="8448" calcext:value-type="float">
            <text:p>84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GHz, Infiniband FDR</text:p>
          </table:table-cell>
          <table:table-cell office:value-type="string" calcext:value-type="string">
            <text:p>VSC / Flemish Supercomputer Cent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cademic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75718" calcext:value-type="float">
            <text:p>175718</text:p>
          </table:table-cell>
          <table:table-cell office:value-type="float" office:value="86.7" calcext:value-type="float">
            <text:p>86.7</text:p>
          </table:table-cell>
          <table:table-cell office:value-type="float" office:value="1503761" calcext:value-type="float">
            <text:p>1503761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6100" calcext:value-type="float">
            <text:p>1061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op500</text:p>
          </table:table-cell>
          <table:table-cell office:value-type="float" office:value="240.045248868778" calcext:value-type="float">
            <text:p>240.0452488688</text:p>
          </table:table-cell>
          <table:table-cell office:value-type="float" office:value="10240" calcext:value-type="float">
            <text:p>1024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Altix ICE 8200EX, Xeon quad core 3.0 GHz</text:p>
          </table:table-cell>
          <table:table-cell office:value-type="string" calcext:value-type="string">
            <text:p>Total Exploration Producti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22880" calcext:value-type="float">
            <text:p>122880</text:p>
          </table:table-cell>
          <table:table-cell office:value-type="float" office:value="86.34" calcext:value-type="float">
            <text:p>86.34</text:p>
          </table:table-cell>
          <table:table-cell office:value-type="float" office:value="1535480" calcext:value-type="float">
            <text:p>15354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450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LES10 + SGI ProPack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SGI ICE 8200EX</text:p>
          </table:table-cell>
          <table:table-cell office:value-type="string" calcext:value-type="string">
            <text:p>SGI Alti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3900" calcext:value-type="float">
            <text:p>1639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Derived</text:p>
          </table:table-cell>
          <table:table-cell office:value-type="float" office:value="237.536231884058" calcext:value-type="float">
            <text:p>237.5362318841</text:p>
          </table:table-cell>
          <table:table-cell office:value-type="float" office:value="9200" calcext:value-type="float">
            <text:p>92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FDR</text:p>
          </table:table-cell>
          <table:table-cell office:value-type="string" calcext:value-type="string">
            <text:p>CSC (Center for Scientific Computing)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cademic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91360" calcext:value-type="float">
            <text:p>191360</text:p>
          </table:table-cell>
          <table:table-cell office:value-type="float" office:value="85.65" calcext:value-type="float">
            <text:p>85.65</text:p>
          </table:table-cell>
          <table:table-cell office:value-type="float" office:value="1548288" calcext:value-type="float">
            <text:p>154828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7200" calcext:value-type="float">
            <text:p>107200</text:p>
          </table:table-cell>
          <table:table-cell office:value-type="float" office:value="451.35" calcext:value-type="float">
            <text:p>451.35</text:p>
          </table:table-cell>
          <table:table-cell office:value-type="string" calcext:value-type="string">
            <text:p>Derived</text:p>
          </table:table-cell>
          <table:table-cell office:value-type="float" office:value="237.509693142794" calcext:value-type="float">
            <text:p>237.5096931428</text:p>
          </table:table-cell>
          <table:table-cell office:value-type="float" office:value="12240" calcext:value-type="float">
            <text:p>12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LCI+PLCH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M610 Cluster, Xeon X5670 6C 2.930GHz, Infiniband QDR</text:p>
          </table:table-cell>
          <table:table-cell office:value-type="string" calcext:value-type="string">
            <text:p>Saudi Aramco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Industry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43453" calcext:value-type="float">
            <text:p>143453</text:p>
          </table:table-cell>
          <table:table-cell office:value-type="float" office:value="74.73" calcext:value-type="float">
            <text:p>74.73</text:p>
          </table:table-cell>
          <table:table-cell office:value-type="float" office:value="1565184" calcext:value-type="float">
            <text:p>156518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PowerEdge M610 Cluster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6920" calcext:value-type="float">
            <text:p>96920</text:p>
          </table:table-cell>
          <table:table-cell office:value-type="float" office:value="408.48" calcext:value-type="float">
            <text:p>408.48</text:p>
          </table:table-cell>
          <table:table-cell office:value-type="string" calcext:value-type="string">
            <text:p>Derived</text:p>
          </table:table-cell>
          <table:table-cell office:value-type="float" office:value="237.269878574226" calcext:value-type="float">
            <text:p>237.2698785742</text:p>
          </table:table-cell>
          <table:table-cell office:value-type="float" office:value="13616" calcext:value-type="float">
            <text:p>136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lmetto</text:p>
          </table:table-cell>
          <table:table-cell office:value-type="string" calcext:value-type="string">
            <text:p>Dell/Sun/IBM</text:p>
          </table:table-cell>
          <table:table-cell office:value-type="string" calcext:value-type="string">
            <text:p>PE1950/SF X2200/iDPx/IBM dx340/HP DL165 Intel 53xx/54xx 2.33, Opteron 2.3, E5410 2.33GHz Myrinet 10G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23633" calcext:value-type="float">
            <text:p>123633</text:p>
          </table:table-cell>
          <table:table-cell office:value-type="float" office:value="78.39" calcext:value-type="float">
            <text:p>78.39</text:p>
          </table:table-cell>
          <table:table-cell office:value-type="float" office:value="1489400" calcext:value-type="float">
            <text:p>14894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410 4C 2.333GHz</text:p>
          </table:table-cell>
          <table:table-cell office:value-type="string" calcext:value-type="string">
            <text:p>Intel Core</text:p>
          </table:table-cell>
          <table:table-cell office:value-type="float" office:value="2333" calcext:value-type="float">
            <text:p>2333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PowerEdge 1950/SunFire X2200/iDataPlex Cluster</text:p>
          </table:table-cell>
          <table:table-cell office:value-type="string" calcext:value-type="string">
            <text:p>Dell/Sun/IBM Cluster</text:p>
          </table:table-cell>
          <table:table-cell office:value-type="string" calcext:value-type="string">
            <text:p>Myrinet</text:p>
          </table:table-cell>
          <table:table-cell office:value-type="string" calcext:value-type="string">
            <text:p>Myrinet 10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5415" calcext:value-type="float">
            <text:p>115415</text:p>
          </table:table-cell>
          <table:table-cell office:value-type="float" office:value="489.6" calcext:value-type="float">
            <text:p>489.6</text:p>
          </table:table-cell>
          <table:table-cell office:value-type="string" calcext:value-type="string">
            <text:p>Derived</text:p>
          </table:table-cell>
          <table:table-cell office:value-type="float" office:value="235.733251633987" calcext:value-type="float">
            <text:p>235.733251634</text:p>
          </table:table-cell>
          <table:table-cell office:value-type="float" office:value="6528" calcext:value-type="float">
            <text:p>652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QDR</text:p>
          </table:table-cell>
          <table:table-cell office:value-type="string" calcext:value-type="string">
            <text:p>Karlsruher Institut für Technologie (KIT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35782" calcext:value-type="float">
            <text:p>1357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4232" calcext:value-type="float">
            <text:p>234232</text:p>
          </table:table-cell>
          <table:table-cell office:value-type="float" office:value="994.8" calcext:value-type="float">
            <text:p>994.8</text:p>
          </table:table-cell>
          <table:table-cell office:value-type="string" calcext:value-type="string">
            <text:p>Derived</text:p>
          </table:table-cell>
          <table:table-cell office:value-type="float" office:value="235.45637314033" calcext:value-type="float">
            <text:p>235.4563731403</text:p>
          </table:table-cell>
          <table:table-cell office:value-type="float" office:value="13264" calcext:value-type="float">
            <text:p>132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FDR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75891" calcext:value-type="float">
            <text:p>275891</text:p>
          </table:table-cell>
          <table:table-cell office:value-type="float" office:value="84.9" calcext:value-type="float">
            <text:p>8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248" calcext:value-type="float">
            <text:p>145248</text:p>
          </table:table-cell>
          <table:table-cell office:value-type="float" office:value="617.01" calcext:value-type="float">
            <text:p>617.01</text:p>
          </table:table-cell>
          <table:table-cell office:value-type="string" calcext:value-type="string">
            <text:p>Submission</text:p>
          </table:table-cell>
          <table:table-cell office:value-type="float" office:value="235.406233286332" calcext:value-type="float">
            <text:p>235.4062332863</text:p>
          </table:table-cell>
          <table:table-cell office:value-type="float" office:value="25776" calcext:value-type="float">
            <text:p>257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536141" calcext:value-type="float">
            <text:p>536141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248" calcext:value-type="float">
            <text:p>145248</text:p>
          </table:table-cell>
          <table:table-cell office:value-type="float" office:value="617.01" calcext:value-type="float">
            <text:p>617.01</text:p>
          </table:table-cell>
          <table:table-cell office:value-type="string" calcext:value-type="string">
            <text:p>Submission</text:p>
          </table:table-cell>
          <table:table-cell office:value-type="float" office:value="235.406233286332" calcext:value-type="float">
            <text:p>235.4062332863</text:p>
          </table:table-cell>
          <table:table-cell office:value-type="float" office:value="25776" calcext:value-type="float">
            <text:p>257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36141" calcext:value-type="float">
            <text:p>536141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248" calcext:value-type="float">
            <text:p>145248</text:p>
          </table:table-cell>
          <table:table-cell office:value-type="float" office:value="617.01" calcext:value-type="float">
            <text:p>617.01</text:p>
          </table:table-cell>
          <table:table-cell office:value-type="string" calcext:value-type="string">
            <text:p>Submission</text:p>
          </table:table-cell>
          <table:table-cell office:value-type="float" office:value="235.406233286332" calcext:value-type="float">
            <text:p>235.4062332863</text:p>
          </table:table-cell>
          <table:table-cell office:value-type="float" office:value="25776" calcext:value-type="float">
            <text:p>257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536141" calcext:value-type="float">
            <text:p>536141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0815" calcext:value-type="float">
            <text:p>120815</text:p>
          </table:table-cell>
          <table:table-cell office:value-type="float" office:value="513.22" calcext:value-type="float">
            <text:p>513.22</text:p>
          </table:table-cell>
          <table:table-cell office:value-type="string" calcext:value-type="string">
            <text:p>Submission</text:p>
          </table:table-cell>
          <table:table-cell office:value-type="float" office:value="235.405868828183" calcext:value-type="float">
            <text:p>235.4058688282</text:p>
          </table:table-cell>
          <table:table-cell office:value-type="float" office:value="16080" calcext:value-type="float">
            <text:p>160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X5650 6C 2.660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71091" calcext:value-type="float">
            <text:p>171091</text:p>
          </table:table-cell>
          <table:table-cell office:value-type="float" office:value="70.61" calcext:value-type="float">
            <text:p>7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815" calcext:value-type="float">
            <text:p>120815</text:p>
          </table:table-cell>
          <table:table-cell office:value-type="float" office:value="513.22" calcext:value-type="float">
            <text:p>513.22</text:p>
          </table:table-cell>
          <table:table-cell office:value-type="string" calcext:value-type="string">
            <text:p>Submission</text:p>
          </table:table-cell>
          <table:table-cell office:value-type="float" office:value="235.405868828183" calcext:value-type="float">
            <text:p>235.4058688282</text:p>
          </table:table-cell>
          <table:table-cell office:value-type="float" office:value="16080" calcext:value-type="float">
            <text:p>160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X5650 6C 2.660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71091" calcext:value-type="float">
            <text:p>171091</text:p>
          </table:table-cell>
          <table:table-cell office:value-type="float" office:value="70.61" calcext:value-type="float">
            <text:p>7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1521" calcext:value-type="float">
            <text:p>101521</text:p>
          </table:table-cell>
          <table:table-cell office:value-type="float" office:value="431.26" calcext:value-type="float">
            <text:p>431.26</text:p>
          </table:table-cell>
          <table:table-cell office:value-type="string" calcext:value-type="string">
            <text:p>Submission</text:p>
          </table:table-cell>
          <table:table-cell office:value-type="float" office:value="235.405555813199" calcext:value-type="float">
            <text:p>235.4055558132</text:p>
          </table:table-cell>
          <table:table-cell office:value-type="float" office:value="18016" calcext:value-type="float">
            <text:p>180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80 8C 2.700GHz, Gigabit Ethernet</text:p>
          </table:table-cell>
          <table:table-cell office:value-type="string" calcext:value-type="string">
            <text:p>Financial Services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89146" calcext:value-type="float">
            <text:p>389146</text:p>
          </table:table-cell>
          <table:table-cell office:value-type="float" office:value="26.09" calcext:value-type="float">
            <text:p>26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5045" calcext:value-type="float">
            <text:p>115045</text:p>
          </table:table-cell>
          <table:table-cell office:value-type="float" office:value="488.71" calcext:value-type="float">
            <text:p>488.71</text:p>
          </table:table-cell>
          <table:table-cell office:value-type="string" calcext:value-type="string">
            <text:p>Submission</text:p>
          </table:table-cell>
          <table:table-cell office:value-type="float" office:value="235.405455177917" calcext:value-type="float">
            <text:p>235.4054551779</text:p>
          </table:table-cell>
          <table:table-cell office:value-type="float" office:value="20416" calcext:value-type="float">
            <text:p>2041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Engineering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24653" calcext:value-type="float">
            <text:p>424653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2512" calcext:value-type="float">
            <text:p>102512</text:p>
          </table:table-cell>
          <table:table-cell office:value-type="float" office:value="435.47" calcext:value-type="float">
            <text:p>435.47</text:p>
          </table:table-cell>
          <table:table-cell office:value-type="string" calcext:value-type="string">
            <text:p>Submission</text:p>
          </table:table-cell>
          <table:table-cell office:value-type="float" office:value="235.405424024617" calcext:value-type="float">
            <text:p>235.4054240246</text:p>
          </table:table-cell>
          <table:table-cell office:value-type="float" office:value="18192" calcext:value-type="float">
            <text:p>181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550M3 Cluster, Xeon E5-2670 8C 2.600GHz, Gigabit Ethernet</text:p>
          </table:table-cell>
          <table:table-cell office:value-type="string" calcext:value-type="string">
            <text:p>Engineering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78394" calcext:value-type="float">
            <text:p>37839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5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2512" calcext:value-type="float">
            <text:p>102512</text:p>
          </table:table-cell>
          <table:table-cell office:value-type="float" office:value="435.47" calcext:value-type="float">
            <text:p>435.47</text:p>
          </table:table-cell>
          <table:table-cell office:value-type="string" calcext:value-type="string">
            <text:p>Submission</text:p>
          </table:table-cell>
          <table:table-cell office:value-type="float" office:value="235.405424024617" calcext:value-type="float">
            <text:p>235.4054240246</text:p>
          </table:table-cell>
          <table:table-cell office:value-type="float" office:value="18192" calcext:value-type="float">
            <text:p>181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550M3 Cluster, Xeon E5-2670 8C 2.600GHz, Gigabit Ethernet</text:p>
          </table:table-cell>
          <table:table-cell office:value-type="string" calcext:value-type="string">
            <text:p>Engineering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78394" calcext:value-type="float">
            <text:p>37839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5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2512" calcext:value-type="float">
            <text:p>102512</text:p>
          </table:table-cell>
          <table:table-cell office:value-type="float" office:value="435.47" calcext:value-type="float">
            <text:p>435.47</text:p>
          </table:table-cell>
          <table:table-cell office:value-type="string" calcext:value-type="string">
            <text:p>Submission</text:p>
          </table:table-cell>
          <table:table-cell office:value-type="float" office:value="235.405424024617" calcext:value-type="float">
            <text:p>235.4054240246</text:p>
          </table:table-cell>
          <table:table-cell office:value-type="float" office:value="18192" calcext:value-type="float">
            <text:p>181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550M3 Cluster, Xeon E5-2670 8C 2.600GHz, Gigabit Ethernet</text:p>
          </table:table-cell>
          <table:table-cell office:value-type="string" calcext:value-type="string">
            <text:p>Engineering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378394" calcext:value-type="float">
            <text:p>37839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5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2512" calcext:value-type="float">
            <text:p>102512</text:p>
          </table:table-cell>
          <table:table-cell office:value-type="float" office:value="435.47" calcext:value-type="float">
            <text:p>435.47</text:p>
          </table:table-cell>
          <table:table-cell office:value-type="string" calcext:value-type="string">
            <text:p>Submission</text:p>
          </table:table-cell>
          <table:table-cell office:value-type="float" office:value="235.405424024617" calcext:value-type="float">
            <text:p>235.4054240246</text:p>
          </table:table-cell>
          <table:table-cell office:value-type="float" office:value="18192" calcext:value-type="float">
            <text:p>181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550M3 Cluster, Xeon E5-2670 8C 2.600GHz, Gigabit Ethernet</text:p>
          </table:table-cell>
          <table:table-cell office:value-type="string" calcext:value-type="string">
            <text:p>Engineering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78394" calcext:value-type="float">
            <text:p>37839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5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7314" calcext:value-type="float">
            <text:p>137314</text:p>
          </table:table-cell>
          <table:table-cell office:value-type="float" office:value="583.31" calcext:value-type="float">
            <text:p>583.31</text:p>
          </table:table-cell>
          <table:table-cell office:value-type="string" calcext:value-type="string">
            <text:p>Submission</text:p>
          </table:table-cell>
          <table:table-cell office:value-type="float" office:value="235.404844765219" calcext:value-type="float">
            <text:p>235.4048447652</text:p>
          </table:table-cell>
          <table:table-cell office:value-type="float" office:value="24368" calcext:value-type="float">
            <text:p>243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506854" calcext:value-type="float">
            <text:p>50685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314" calcext:value-type="float">
            <text:p>137314</text:p>
          </table:table-cell>
          <table:table-cell office:value-type="float" office:value="583.31" calcext:value-type="float">
            <text:p>583.31</text:p>
          </table:table-cell>
          <table:table-cell office:value-type="string" calcext:value-type="string">
            <text:p>Submission</text:p>
          </table:table-cell>
          <table:table-cell office:value-type="float" office:value="235.404844765219" calcext:value-type="float">
            <text:p>235.4048447652</text:p>
          </table:table-cell>
          <table:table-cell office:value-type="float" office:value="24368" calcext:value-type="float">
            <text:p>243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506854" calcext:value-type="float">
            <text:p>50685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314" calcext:value-type="float">
            <text:p>137314</text:p>
          </table:table-cell>
          <table:table-cell office:value-type="float" office:value="583.31" calcext:value-type="float">
            <text:p>583.31</text:p>
          </table:table-cell>
          <table:table-cell office:value-type="string" calcext:value-type="string">
            <text:p>Submission</text:p>
          </table:table-cell>
          <table:table-cell office:value-type="float" office:value="235.404844765219" calcext:value-type="float">
            <text:p>235.4048447652</text:p>
          </table:table-cell>
          <table:table-cell office:value-type="float" office:value="24368" calcext:value-type="float">
            <text:p>243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06854" calcext:value-type="float">
            <text:p>506854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2693" calcext:value-type="float">
            <text:p>102693</text:p>
          </table:table-cell>
          <table:table-cell office:value-type="float" office:value="436.24" calcext:value-type="float">
            <text:p>436.24</text:p>
          </table:table-cell>
          <table:table-cell office:value-type="string" calcext:value-type="string">
            <text:p>Submission</text:p>
          </table:table-cell>
          <table:table-cell office:value-type="float" office:value="235.404823033193" calcext:value-type="float">
            <text:p>235.4048230332</text:p>
          </table:table-cell>
          <table:table-cell office:value-type="float" office:value="18224" calcext:value-type="float">
            <text:p>18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30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79059" calcext:value-type="float">
            <text:p>37905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30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2693" calcext:value-type="float">
            <text:p>102693</text:p>
          </table:table-cell>
          <table:table-cell office:value-type="float" office:value="436.24" calcext:value-type="float">
            <text:p>436.24</text:p>
          </table:table-cell>
          <table:table-cell office:value-type="string" calcext:value-type="string">
            <text:p>Submission</text:p>
          </table:table-cell>
          <table:table-cell office:value-type="float" office:value="235.404823033193" calcext:value-type="float">
            <text:p>235.4048230332</text:p>
          </table:table-cell>
          <table:table-cell office:value-type="float" office:value="18224" calcext:value-type="float">
            <text:p>18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30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379059" calcext:value-type="float">
            <text:p>37905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30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2693" calcext:value-type="float">
            <text:p>102693</text:p>
          </table:table-cell>
          <table:table-cell office:value-type="float" office:value="436.24" calcext:value-type="float">
            <text:p>436.24</text:p>
          </table:table-cell>
          <table:table-cell office:value-type="string" calcext:value-type="string">
            <text:p>Submission</text:p>
          </table:table-cell>
          <table:table-cell office:value-type="float" office:value="235.404823033193" calcext:value-type="float">
            <text:p>235.4048230332</text:p>
          </table:table-cell>
          <table:table-cell office:value-type="float" office:value="18224" calcext:value-type="float">
            <text:p>18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30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79059" calcext:value-type="float">
            <text:p>37905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30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2693" calcext:value-type="float">
            <text:p>102693</text:p>
          </table:table-cell>
          <table:table-cell office:value-type="float" office:value="436.24" calcext:value-type="float">
            <text:p>436.24</text:p>
          </table:table-cell>
          <table:table-cell office:value-type="string" calcext:value-type="string">
            <text:p>Submission</text:p>
          </table:table-cell>
          <table:table-cell office:value-type="float" office:value="235.404823033193" calcext:value-type="float">
            <text:p>235.4048230332</text:p>
          </table:table-cell>
          <table:table-cell office:value-type="float" office:value="18224" calcext:value-type="float">
            <text:p>18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30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79059" calcext:value-type="float">
            <text:p>37905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30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3265" calcext:value-type="float">
            <text:p>143265</text:p>
          </table:table-cell>
          <table:table-cell office:value-type="float" office:value="608.59" calcext:value-type="float">
            <text:p>608.59</text:p>
          </table:table-cell>
          <table:table-cell office:value-type="string" calcext:value-type="string">
            <text:p>Submission</text:p>
          </table:table-cell>
          <table:table-cell office:value-type="float" office:value="235.404788116795" calcext:value-type="float">
            <text:p>235.4047881168</text:p>
          </table:table-cell>
          <table:table-cell office:value-type="float" office:value="25424" calcext:value-type="float">
            <text:p>2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4 Cluster, Xeon E5-2670 8C 2.60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528819" calcext:value-type="float">
            <text:p>528819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xSeries x3650M4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441" calcext:value-type="float">
            <text:p>97441</text:p>
          </table:table-cell>
          <table:table-cell office:value-type="float" office:value="413.93" calcext:value-type="float">
            <text:p>413.93</text:p>
          </table:table-cell>
          <table:table-cell office:value-type="string" calcext:value-type="string">
            <text:p>Submission</text:p>
          </table:table-cell>
          <table:table-cell office:value-type="float" office:value="235.404536999009" calcext:value-type="float">
            <text:p>235.404536999</text:p>
          </table:table-cell>
          <table:table-cell office:value-type="float" office:value="17292" calcext:value-type="float">
            <text:p>1729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4, Xeon E5-2670 8C 2.600GHz, 10G Ethernet</text:p>
          </table:table-cell>
          <table:table-cell office:value-type="string" calcext:value-type="string">
            <text:p>Financial Securiti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59673.6" calcext:value-type="float">
            <text:p>359673.6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iDataPlex DX360M4</text:p>
          </table:table-cell>
          <table:table-cell office:value-type="string" calcext:value-type="string">
            <text:p>IBM iDataPlex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4962" calcext:value-type="float">
            <text:p>124962</text:p>
          </table:table-cell>
          <table:table-cell office:value-type="float" office:value="530.84" calcext:value-type="float">
            <text:p>530.84</text:p>
          </table:table-cell>
          <table:table-cell office:value-type="string" calcext:value-type="string">
            <text:p>Submission</text:p>
          </table:table-cell>
          <table:table-cell office:value-type="float" office:value="235.404264938588" calcext:value-type="float">
            <text:p>235.4042649386</text:p>
          </table:table-cell>
          <table:table-cell office:value-type="float" office:value="22176" calcext:value-type="float">
            <text:p>221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3 Cluster, Xeon E5-2670 8C 2.600GHz, Gigabit Ethernet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461261" calcext:value-type="float">
            <text:p>461261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ladeCenter HS23 Cluster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1160" calcext:value-type="float">
            <text:p>101160</text:p>
          </table:table-cell>
          <table:table-cell office:value-type="float" office:value="429.73" calcext:value-type="float">
            <text:p>429.73</text:p>
          </table:table-cell>
          <table:table-cell office:value-type="string" calcext:value-type="string">
            <text:p>Submission</text:p>
          </table:table-cell>
          <table:table-cell office:value-type="float" office:value="235.403625532311" calcext:value-type="float">
            <text:p>235.4036255323</text:p>
          </table:table-cell>
          <table:table-cell office:value-type="float" office:value="17952" calcext:value-type="float">
            <text:p>179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3 Cluster, Xeon E5-2670 8C 2.600GHz, Gigabit Ethernet</text:p>
          </table:table-cell>
          <table:table-cell office:value-type="string" calcext:value-type="string">
            <text:p>Bank (J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73402" calcext:value-type="float">
            <text:p>373402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BladeCenter HS23 Cluster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23" calcext:value-type="float">
            <text:p>144323</text:p>
          </table:table-cell>
          <table:table-cell office:value-type="float" office:value="614.4" calcext:value-type="float">
            <text:p>614.4</text:p>
          </table:table-cell>
          <table:table-cell office:value-type="string" calcext:value-type="string">
            <text:p>Derived</text:p>
          </table:table-cell>
          <table:table-cell office:value-type="float" office:value="234.900716145833" calcext:value-type="float">
            <text:p>234.9007161458</text:p>
          </table:table-cell>
          <table:table-cell office:value-type="float" office:value="8192" calcext:value-type="float">
            <text:p>81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FD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vernment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70394" calcext:value-type="float">
            <text:p>170394</text:p>
          </table:table-cell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1543" calcext:value-type="float">
            <text:p>121543</text:p>
          </table:table-cell>
          <table:table-cell office:value-type="float" office:value="520.425" calcext:value-type="float">
            <text:p>520.425</text:p>
          </table:table-cell>
          <table:table-cell office:value-type="string" calcext:value-type="string">
            <text:p>Derived</text:p>
          </table:table-cell>
          <table:table-cell office:value-type="float" office:value="233.545659797281" calcext:value-type="float">
            <text:p>233.5456597973</text:p>
          </table:table-cell>
          <table:table-cell office:value-type="float" office:value="9252" calcext:value-type="float">
            <text:p>92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30 6C 2.300GHz, 10G Ethernet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70237" calcext:value-type="float">
            <text:p>170237</text:p>
          </table:table-cell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6646" calcext:value-type="float">
            <text:p>96646</text:p>
          </table:table-cell>
          <table:table-cell office:value-type="float" office:value="415.89" calcext:value-type="float">
            <text:p>415.89</text:p>
          </table:table-cell>
          <table:table-cell office:value-type="string" calcext:value-type="string">
            <text:p>Submission</text:p>
          </table:table-cell>
          <table:table-cell office:value-type="float" office:value="232.38356296136" calcext:value-type="float">
            <text:p>232.3835629614</text:p>
          </table:table-cell>
          <table:table-cell office:value-type="float" office:value="19200" calcext:value-type="float">
            <text:p>192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L5640 6C 2.260GHz, Gigabit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73568" calcext:value-type="float">
            <text:p>173568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640 6C 2.260GHz</text:p>
          </table:table-cell>
          <table:table-cell office:value-type="string" calcext:value-type="string">
            <text:p>Intel Nehalem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400" calcext:value-type="float">
            <text:p>19140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Top500</text:p>
          </table:table-cell>
          <table:table-cell office:value-type="float" office:value="230.324909747292" calcext:value-type="float">
            <text:p>230.3249097473</text:p>
          </table:table-cell>
          <table:table-cell office:value-type="float" office:value="17072" calcext:value-type="float">
            <text:p>1707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BX900 Xeon X5570 2.93GHz , Infiniband QDR</text:p>
          </table:table-cell>
          <table:table-cell office:value-type="string" calcext:value-type="string">
            <text:p>Japan Atomic Energy Agency (JAEA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00080" calcext:value-type="float">
            <text:p>200080</text:p>
          </table:table-cell>
          <table:table-cell office:value-type="float" office:value="95.66" calcext:value-type="float">
            <text:p>95.66</text:p>
          </table:table-cell>
          <table:table-cell office:value-type="float" office:value="2401344" calcext:value-type="float">
            <text:p>240134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table:number-columns-repeated="2" office:value-type="string" calcext:value-type="string">
            <text:p>Fujitsu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9300" calcext:value-type="float">
            <text:p>10930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op500</text:p>
          </table:table-cell>
          <table:table-cell office:value-type="float" office:value="230.105263157895" calcext:value-type="float">
            <text:p>230.1052631579</text:p>
          </table:table-cell>
          <table:table-cell office:value-type="float" office:value="10752" calcext:value-type="float">
            <text:p>107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Altix ICE 8200 Enhanced LX, Xeon Nehalem quad core 2.8 GHz</text:p>
          </table:table-cell>
          <table:table-cell office:value-type="string" calcext:value-type="string">
            <text:p>US Army Research Laboratory (ARL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20422.4" calcext:value-type="float">
            <text:p>120422.4</text:p>
          </table:table-cell>
          <table:table-cell office:value-type="float" office:value="90.76" calcext:value-type="float">
            <text:p>90.76</text:p>
          </table:table-cell>
          <table:table-cell office:value-type="float" office:value="1908480" calcext:value-type="float">
            <text:p>19084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560 4C 2.800GHz</text:p>
          </table:table-cell>
          <table:table-cell office:value-type="string" calcext:value-type="string">
            <text:p>Intel Nehalem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SLES10 + SGI ProPack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GI ICE 8200EX</text:p>
          </table:table-cell>
          <table:table-cell office:value-type="string" calcext:value-type="string">
            <text:p>SGI Alti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Top500</text:p>
          </table:table-cell>
          <table:table-cell office:value-type="float" office:value="228.758169934641" calcext:value-type="float">
            <text:p>228.7581699346</text:p>
          </table:table-cell>
          <table:table-cell office:value-type="float" office:value="138368" calcext:value-type="float">
            <text:p>138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ra-100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 bullx super-node S6010/S6030</text:p>
          </table:table-cell>
          <table:table-cell office:value-type="string" calcext:value-type="string">
            <text:p>Commissariat a l'Energie Atomique (CEA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4550" calcext:value-type="float">
            <text:p>1254550</text:p>
          </table:table-cell>
          <table:table-cell office:value-type="float" office:value="83.7" calcext:value-type="float">
            <text:p>83.7</text:p>
          </table:table-cell>
          <table:table-cell office:value-type="float" office:value="4926336" calcext:value-type="float">
            <text:p>49263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7560 8C 2.260GHz</text:p>
          </table:table-cell>
          <table:table-cell office:value-type="string" calcext:value-type="string">
            <text:p>Intel Nehalem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eon 5500-series (Nehalem-EX)</text:p>
          </table:table-cell>
          <table:table-cell office:value-type="string" calcext:value-type="string">
            <text:p>bullx super-node S6010/S6030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940" calcext:value-type="float">
            <text:p>97940</text:p>
          </table:table-cell>
          <table:table-cell table:style-name="ce4" office:value-type="float" office:value="429.78" calcext:value-type="float">
            <text:p>429.78</text:p>
          </table:table-cell>
          <table:table-cell office:value-type="string" calcext:value-type="string">
            <text:p>Derived</text:p>
          </table:table-cell>
          <table:table-cell office:value-type="float" office:value="227.884033691656" calcext:value-type="float">
            <text:p>227.8840336917</text:p>
          </table:table-cell>
          <table:table-cell office:value-type="float" office:value="9048" calcext:value-type="float">
            <text:p>904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RIKEN Intergrated Cluster of Clusters, Xeon X5570 2.93GHz, Infiniband DDR</text:p>
          </table:table-cell>
          <table:table-cell office:value-type="string" calcext:value-type="string">
            <text:p>Institute of Physical and Chemical Res. (RIKEN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06042" calcext:value-type="float">
            <text:p>106042</text:p>
          </table:table-cell>
          <table:table-cell office:value-type="float" office:value="92.36" calcext:value-type="float">
            <text:p>92.36</text:p>
          </table:table-cell>
          <table:table-cell office:value-type="float" office:value="1287936" calcext:value-type="float">
            <text:p>128793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RedHat Enterprise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Fujitsu RX200S5 Cluster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8500" calcext:value-type="float">
            <text:p>10850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op500</text:p>
          </table:table-cell>
          <table:table-cell office:value-type="float" office:value="227.463312368973" calcext:value-type="float">
            <text:p>227.463312369</text:p>
          </table:table-cell>
          <table:table-cell office:value-type="float" office:value="11520" calcext:value-type="float">
            <text:p>115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NCI-CCRT-Titane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 Novascale R422-E2</text:p>
          </table:table-cell>
          <table:table-cell office:value-type="string" calcext:value-type="string">
            <text:p>Commissariat a l'Energie Atomique (CEA)/CC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search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29998" calcext:value-type="float">
            <text:p>129998</text:p>
          </table:table-cell>
          <table:table-cell office:value-type="float" office:value="83.46" calcext:value-type="float">
            <text:p>83.46</text:p>
          </table:table-cell>
          <table:table-cell office:value-type="float" office:value="1714176" calcext:value-type="float">
            <text:p>1714176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NovaScale R422-E2</text:p>
          </table:table-cell>
          <table:table-cell office:value-type="string" calcext:value-type="string">
            <text:p>Bull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5510" calcext:value-type="float">
            <text:p>545510</text:p>
          </table:table-cell>
          <table:table-cell office:value-type="float" office:value="2410.2" calcext:value-type="float">
            <text:p>2410.2</text:p>
          </table:table-cell>
          <table:table-cell office:value-type="string" calcext:value-type="string">
            <text:p>Derived</text:p>
          </table:table-cell>
          <table:table-cell office:value-type="float" office:value="226.333914197992" calcext:value-type="float">
            <text:p>226.333914198</text:p>
          </table:table-cell>
          <table:table-cell office:value-type="float" office:value="42848" calcext:value-type="float">
            <text:p>4284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91238" calcext:value-type="float">
            <text:p>891238</text:p>
          </table:table-cell>
          <table:table-cell office:value-type="float" office:value="61.21" calcext:value-type="float">
            <text:p>61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2403.7" calcext:value-type="float">
            <text:p>112403.7</text:p>
          </table:table-cell>
          <table:table-cell office:value-type="float" office:value="499.2" calcext:value-type="float">
            <text:p>499.2</text:p>
          </table:table-cell>
          <table:table-cell office:value-type="string" calcext:value-type="string">
            <text:p>Derived</text:p>
          </table:table-cell>
          <table:table-cell office:value-type="float" office:value="225.167668269231" calcext:value-type="float">
            <text:p>225.1676682692</text:p>
          </table:table-cell>
          <table:table-cell office:value-type="float" office:value="6656" calcext:value-type="float">
            <text:p>665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80 8C 2.700GHz, Infiniband QDR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43770" calcext:value-type="float">
            <text:p>143770</text:p>
          </table:table-cell>
          <table:table-cell office:value-type="float" office:value="78.18" calcext:value-type="float">
            <text:p>78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1800" calcext:value-type="float">
            <text:p>16180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Top500</text:p>
          </table:table-cell>
          <table:table-cell office:value-type="float" office:value="225.034770514604" calcext:value-type="float">
            <text:p>225.0347705146</text:p>
          </table:table-cell>
          <table:table-cell office:value-type="float" office:value="15360" calcext:value-type="float">
            <text:p>1536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Altix ICE 8400EX Xeon X5570 4-core 2.93 GHz, Infiniband</text:p>
          </table:table-cell>
          <table:table-cell office:value-type="string" calcext:value-type="string">
            <text:p>University of Tokyo/Institute for Solid State Physic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80019.2" calcext:value-type="float">
            <text:p>180019.2</text:p>
          </table:table-cell>
          <table:table-cell office:value-type="float" office:value="89.88" calcext:value-type="float">
            <text:p>89.88</text:p>
          </table:table-cell>
          <table:table-cell office:value-type="float" office:value="2351496" calcext:value-type="float">
            <text:p>2351496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GI ICE 8400EX</text:p>
          </table:table-cell>
          <table:table-cell office:value-type="string" calcext:value-type="string">
            <text:p>SGI Alti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2200" calcext:value-type="float">
            <text:p>1022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Derived</text:p>
          </table:table-cell>
          <table:table-cell office:value-type="float" office:value="224.122807017544" calcext:value-type="float">
            <text:p>224.1228070175</text:p>
          </table:table-cell>
          <table:table-cell office:value-type="float" office:value="19200" calcext:value-type="float">
            <text:p>19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Atipa Technology</text:p>
          </table:table-cell>
          <table:table-cell office:value-type="string" calcext:value-type="string">
            <text:p>Atipa Cluster, Opteron 6272 16C 2.100GHz, Infiniband QDR</text:p>
          </table:table-cell>
          <table:table-cell office:value-type="string" calcext:value-type="string">
            <text:p>DOE/SC/Pacific Northwest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61280" calcext:value-type="float">
            <text:p>161280</text:p>
          </table:table-cell>
          <table:table-cell office:value-type="float" office:value="63.37" calcext:value-type="float">
            <text:p>63.37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272 16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table:number-columns-repeated="2" office:value-type="string" calcext:value-type="string">
            <text:p>Atipa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5374" calcext:value-type="float">
            <text:p>135374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Derived</text:p>
          </table:table-cell>
          <table:table-cell office:value-type="float" office:value="223.832671957672" calcext:value-type="float">
            <text:p>223.8326719577</text:p>
          </table:table-cell>
          <table:table-cell office:value-type="float" office:value="8064" calcext:value-type="float">
            <text:p>80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60 8C 2.200GHz, Infiniband FDR, NVIDIA 2090</text:p>
          </table:table-cell>
          <table:table-cell office:value-type="string" calcext:value-type="string">
            <text:p>Research Cent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284" calcext:value-type="float">
            <text:p>284</text:p>
          </table:table-cell>
          <table:table-cell office:value-type="float" office:value="5376" calcext:value-type="float">
            <text:p>5376</text:p>
          </table:table-cell>
          <table:table-cell office:value-type="float" office:value="270749" calcext:value-type="float">
            <text:p>2707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7800" calcext:value-type="float">
            <text:p>23780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Top500</text:p>
          </table:table-cell>
          <table:table-cell office:value-type="float" office:value="223.496240601504" calcext:value-type="float">
            <text:p>223.4962406015</text:p>
          </table:table-cell>
          <table:table-cell office:value-type="float" office:value="23040" calcext:value-type="float">
            <text:p>230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ICE 8200EX, Xeon E5450 4C 3.000GHz, Infiniband</text:p>
          </table:table-cell>
          <table:table-cell office:value-type="string" calcext:value-type="string">
            <text:p>Grand Equipement National de Calcul Intensif - Centre Informatique National de l'Enseignement Suprieur (GENCI-CINES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ademic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67878.4" calcext:value-type="float">
            <text:p>267878.4</text:p>
          </table:table-cell>
          <table:table-cell office:value-type="float" office:value="88.77" calcext:value-type="float">
            <text:p>88.77</text:p>
          </table:table-cell>
          <table:table-cell office:value-type="float" office:value="2487240" calcext:value-type="float">
            <text:p>248724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E5450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LES10 + SGI ProPack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SGI ICE 8200EX</text:p>
          </table:table-cell>
          <table:table-cell office:value-type="string" calcext:value-type="string">
            <text:p>SGI Alti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6218" calcext:value-type="float">
            <text:p>12621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erived</text:p>
          </table:table-cell>
          <table:table-cell office:value-type="float" office:value="222.606701940035" calcext:value-type="float">
            <text:p>222.60670194</text:p>
          </table:table-cell>
          <table:table-cell office:value-type="float" office:value="10080" calcext:value-type="float">
            <text:p>100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10G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77408" calcext:value-type="float">
            <text:p>177408</text:p>
          </table:table-cell>
          <table:table-cell office:value-type="float" office:value="71.15" calcext:value-type="float">
            <text:p>7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4438" calcext:value-type="float">
            <text:p>134438</text:p>
          </table:table-cell>
          <table:table-cell office:value-type="float" office:value="605.7" calcext:value-type="float">
            <text:p>605.7</text:p>
          </table:table-cell>
          <table:table-cell office:value-type="string" calcext:value-type="string">
            <text:p>Derived</text:p>
          </table:table-cell>
          <table:table-cell office:value-type="float" office:value="221.954763084035" calcext:value-type="float">
            <text:p>221.954763084</text:p>
          </table:table-cell>
          <table:table-cell office:value-type="float" office:value="10768" calcext:value-type="float">
            <text:p>107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10G Ethernet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89517" calcext:value-type="float">
            <text:p>189517</text:p>
          </table:table-cell>
          <table:table-cell office:value-type="float" office:value="70.94" calcext:value-type="float">
            <text:p>7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9953" calcext:value-type="float">
            <text:p>139953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Derived</text:p>
          </table:table-cell>
          <table:table-cell office:value-type="float" office:value="221.514719848053" calcext:value-type="float">
            <text:p>221.5147198481</text:p>
          </table:table-cell>
          <table:table-cell office:value-type="float" office:value="11232" calcext:value-type="float">
            <text:p>1123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10G Ethernet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97683" calcext:value-type="float">
            <text:p>197683</text:p>
          </table:table-cell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7577" calcext:value-type="float">
            <text:p>97577</text:p>
          </table:table-cell>
          <table:table-cell office:value-type="float" office:value="441.66" calcext:value-type="float">
            <text:p>441.66</text:p>
          </table:table-cell>
          <table:table-cell office:value-type="string" calcext:value-type="string">
            <text:p>Submission</text:p>
          </table:table-cell>
          <table:table-cell office:value-type="float" office:value="220.932391432324" calcext:value-type="float">
            <text:p>220.9323914323</text:p>
          </table:table-cell>
          <table:table-cell office:value-type="float" office:value="17316" calcext:value-type="float">
            <text:p>1731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E5649 6C 2.530GHz, Gigabit Ethernet</text:p>
          </table:table-cell>
          <table:table-cell office:value-type="string" calcext:value-type="string">
            <text:p>Banking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75237.92" calcext:value-type="float">
            <text:p>175237.92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349" calcext:value-type="float">
            <text:p>100349</text:p>
          </table:table-cell>
          <table:table-cell office:value-type="float" office:value="454.21" calcext:value-type="float">
            <text:p>454.21</text:p>
          </table:table-cell>
          <table:table-cell office:value-type="string" calcext:value-type="string">
            <text:p>Submission</text:p>
          </table:table-cell>
          <table:table-cell office:value-type="float" office:value="220.93084696506" calcext:value-type="float">
            <text:p>220.9308469651</text:p>
          </table:table-cell>
          <table:table-cell office:value-type="float" office:value="17808" calcext:value-type="float">
            <text:p>1780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E5649 6C 2.53 GHz, Gigabit Ethernet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80216.96" calcext:value-type="float">
            <text:p>180216.96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1700" calcext:value-type="float">
            <text:p>251700</text:p>
          </table:table-cell>
          <table:table-cell office:value-type="float" office:value="1140.95639943741" calcext:value-type="float">
            <text:p>1140.9563994374</text:p>
          </table:table-cell>
          <table:table-cell office:value-type="string" calcext:value-type="string">
            <text:p>Derived</text:p>
          </table:table-cell>
          <table:table-cell office:value-type="float" office:value="220.604398313651" calcext:value-type="float">
            <text:p>220.6043983137</text:p>
          </table:table-cell>
          <table:table-cell office:value-type="float" office:value="30080" calcext:value-type="float">
            <text:p>300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hor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16C 2.50GHz, Cray Gemini interconnect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00800" calcext:value-type="float">
            <text:p>300800</text:p>
          </table:table-cell>
          <table:table-cell office:value-type="float" office:value="83.68" calcext:value-type="float">
            <text:p>83.68</text:p>
          </table:table-cell>
          <table:table-cell office:value-type="float" office:value="2009280" calcext:value-type="float">
            <text:p>20092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16C 2.500GHz</text:p>
          </table:table-cell>
          <table:table-cell office:value-type="string" calcext:value-type="string">
            <text:p>AMD x86_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9900" calcext:value-type="float">
            <text:p>149900</text:p>
          </table:table-cell>
          <table:table-cell office:value-type="float" office:value="680.06" calcext:value-type="float">
            <text:p>680.06</text:p>
          </table:table-cell>
          <table:table-cell office:value-type="string" calcext:value-type="string">
            <text:p>Derived</text:p>
          </table:table-cell>
          <table:table-cell office:value-type="float" office:value="220.421727494633" calcext:value-type="float">
            <text:p>220.4217274946</text:p>
          </table:table-cell>
          <table:table-cell office:value-type="float" office:value="20925" calcext:value-type="float">
            <text:p>209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Dell/Sun/IBM</text:p>
          </table:table-cell>
          <table:table-cell office:value-type="string" calcext:value-type="string">
            <text:p>PowerEdge 1950/SunFire X2200/IBM dx340/dx360/HP SL160/DL165, Xeon/Opteron 2.3-2.67GHz, Myrinet 10G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96465" calcext:value-type="float">
            <text:p>196465</text:p>
          </table:table-cell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410 4C 2.333GHz</text:p>
          </table:table-cell>
          <table:table-cell office:value-type="string" calcext:value-type="string">
            <text:p>Intel Core</text:p>
          </table:table-cell>
          <table:table-cell office:value-type="float" office:value="2333" calcext:value-type="float">
            <text:p>2333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PowerEdge 1950/SunFire X2200/iDataPlex Cluster</text:p>
          </table:table-cell>
          <table:table-cell office:value-type="string" calcext:value-type="string">
            <text:p>Dell/Sun/IBM Cluster</text:p>
          </table:table-cell>
          <table:table-cell office:value-type="string" calcext:value-type="string">
            <text:p>Myrinet</text:p>
          </table:table-cell>
          <table:table-cell office:value-type="string" calcext:value-type="string">
            <text:p>Myrinet 10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2344" calcext:value-type="float">
            <text:p>162344</text:p>
          </table:table-cell>
          <table:table-cell office:value-type="float" office:value="738.9" calcext:value-type="float">
            <text:p>738.9</text:p>
          </table:table-cell>
          <table:table-cell office:value-type="string" calcext:value-type="string">
            <text:p>Derived</text:p>
          </table:table-cell>
          <table:table-cell office:value-type="float" office:value="219.710380295033" calcext:value-type="float">
            <text:p>219.710380295</text:p>
          </table:table-cell>
          <table:table-cell office:value-type="float" office:value="13136" calcext:value-type="float">
            <text:p>131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10G Ethernet</text:p>
          </table:table-cell>
          <table:table-cell office:value-type="string" calcext:value-type="string">
            <text:p>Banking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31194" calcext:value-type="float">
            <text:p>231194</text:p>
          </table:table-cell>
          <table:table-cell office:value-type="float" office:value="70.22" calcext:value-type="float">
            <text:p>7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6967" calcext:value-type="float">
            <text:p>126967</text:p>
          </table:table-cell>
          <table:table-cell office:value-type="float" office:value="578.7" calcext:value-type="float">
            <text:p>578.7</text:p>
          </table:table-cell>
          <table:table-cell office:value-type="string" calcext:value-type="string">
            <text:p>Derived</text:p>
          </table:table-cell>
          <table:table-cell office:value-type="float" office:value="219.400380162433" calcext:value-type="float">
            <text:p>219.4003801624</text:p>
          </table:table-cell>
          <table:table-cell office:value-type="float" office:value="10288" calcext:value-type="float">
            <text:p>102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50 8C 2.000GHz, Infiniband QDR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64608" calcext:value-type="float">
            <text:p>164608</text:p>
          </table:table-cell>
          <table:table-cell office:value-type="float" office:value="77.13" calcext:value-type="float">
            <text:p>77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8738" calcext:value-type="float">
            <text:p>188738</text:p>
          </table:table-cell>
          <table:table-cell office:value-type="float" office:value="867.6" calcext:value-type="float">
            <text:p>867.6</text:p>
          </table:table-cell>
          <table:table-cell office:value-type="string" calcext:value-type="string">
            <text:p>Derived</text:p>
          </table:table-cell>
          <table:table-cell office:value-type="float" office:value="217.540341171047" calcext:value-type="float">
            <text:p>217.540341171</text:p>
          </table:table-cell>
          <table:table-cell office:value-type="float" office:value="15424" calcext:value-type="float">
            <text:p>154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10G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71462" calcext:value-type="float">
            <text:p>271462</text:p>
          </table:table-cell>
          <table:table-cell office:value-type="float" office:value="69.53" calcext:value-type="float">
            <text:p>69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9651" calcext:value-type="float">
            <text:p>189651</text:p>
          </table:table-cell>
          <table:table-cell office:value-type="float" office:value="872.1" calcext:value-type="float">
            <text:p>872.1</text:p>
          </table:table-cell>
          <table:table-cell office:value-type="string" calcext:value-type="string">
            <text:p>Derived</text:p>
          </table:table-cell>
          <table:table-cell office:value-type="float" office:value="217.464740282078" calcext:value-type="float">
            <text:p>217.4647402821</text:p>
          </table:table-cell>
          <table:table-cell office:value-type="float" office:value="15504" calcext:value-type="float">
            <text:p>1550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72870" calcext:value-type="float">
            <text:p>272870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74800" calcext:value-type="float">
            <text:p>274800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Top500</text:p>
          </table:table-cell>
          <table:table-cell office:value-type="float" office:value="215.529411764706" calcext:value-type="float">
            <text:p>215.5294117647</text:p>
          </table:table-cell>
          <table:table-cell office:value-type="float" office:value="26232" calcext:value-type="float">
            <text:p>2623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achyonII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Sun Blade x6048, <text:s/>X6275, IB QDR M9 switch, Sun HPC stack Linux edition</text:p>
          </table:table-cell>
          <table:table-cell office:value-type="string" calcext:value-type="string">
            <text:p>KISTI Supercomputing Center</text:p>
          </table:table-cell>
          <table:table-cell office:value-type="string" calcext:value-type="string">
            <text:p>Korea, South</text:p>
          </table:table-cell>
          <table:table-cell office:value-type="string" calcext:value-type="string">
            <text:p>Research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07439.04" calcext:value-type="float">
            <text:p>307439.04</text:p>
          </table:table-cell>
          <table:table-cell office:value-type="float" office:value="89.38" calcext:value-type="float">
            <text:p>8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un Blade 6048</text:p>
          </table:table-cell>
          <table:table-cell office:value-type="string" calcext:value-type="string">
            <text:p>Sun Blade System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2694" calcext:value-type="float">
            <text:p>23269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Derived</text:p>
          </table:table-cell>
          <table:table-cell office:value-type="float" office:value="210.773550724638" calcext:value-type="float">
            <text:p>210.7735507246</text:p>
          </table:table-cell>
          <table:table-cell office:value-type="float" office:value="14720" calcext:value-type="float">
            <text:p>147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QDR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06176" calcext:value-type="float">
            <text:p>30617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2694" calcext:value-type="float">
            <text:p>23269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Derived</text:p>
          </table:table-cell>
          <table:table-cell office:value-type="float" office:value="210.773550724638" calcext:value-type="float">
            <text:p>210.7735507246</text:p>
          </table:table-cell>
          <table:table-cell office:value-type="float" office:value="14720" calcext:value-type="float">
            <text:p>147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Infiniband QDR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06176" calcext:value-type="float">
            <text:p>30617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4018" calcext:value-type="float">
            <text:p>184018</text:p>
          </table:table-cell>
          <table:table-cell office:value-type="float" office:value="883.634317862166" calcext:value-type="float">
            <text:p>883.6343178622</text:p>
          </table:table-cell>
          <table:table-cell office:value-type="string" calcext:value-type="string">
            <text:p>Derived</text:p>
          </table:table-cell>
          <table:table-cell office:value-type="float" office:value="208.251305183808" calcext:value-type="float">
            <text:p>208.2513051838</text:p>
          </table:table-cell>
          <table:table-cell office:value-type="float" office:value="23296" calcext:value-type="float">
            <text:p>2329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XE6, Opteron 16C 2.500GHz, Cray Gemini interconnect</text:p>
          </table:table-cell>
          <table:table-cell office:value-type="string" calcext:value-type="string">
            <text:p>ERDC DSR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32960" calcext:value-type="float">
            <text:p>232960</text:p>
          </table:table-cell>
          <table:table-cell office:value-type="float" office:value="78.99" calcext:value-type="float">
            <text:p>78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16C 2.500GHz</text:p>
          </table:table-cell>
          <table:table-cell office:value-type="string" calcext:value-type="string">
            <text:p>AMD x86_64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8745" calcext:value-type="float">
            <text:p>318745</text:p>
          </table:table-cell>
          <table:table-cell office:value-type="float" office:value="1530.58087201125" calcext:value-type="float">
            <text:p>1530.5808720113</text:p>
          </table:table-cell>
          <table:table-cell office:value-type="string" calcext:value-type="string">
            <text:p>Derived</text:p>
          </table:table-cell>
          <table:table-cell office:value-type="float" office:value="208.251001844257" calcext:value-type="float">
            <text:p>208.2510018443</text:p>
          </table:table-cell>
          <table:table-cell office:value-type="float" office:value="40352" calcext:value-type="float">
            <text:p>403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rnet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16C 2.500GHz, Cray Gemini interconnect</text:p>
          </table:table-cell>
          <table:table-cell office:value-type="string" calcext:value-type="string">
            <text:p>ERDC DSR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03520" calcext:value-type="float">
            <text:p>403520</text:p>
          </table:table-cell>
          <table:table-cell office:value-type="float" office:value="78.99" calcext:value-type="float">
            <text:p>78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16C 2.500GHz</text:p>
          </table:table-cell>
          <table:table-cell office:value-type="string" calcext:value-type="string">
            <text:p>AMD x86_64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74900" calcext:value-type="float">
            <text:p>674900</text:p>
          </table:table-cell>
          <table:table-cell office:value-type="float" office:value="3240.80168776371" calcext:value-type="float">
            <text:p>3240.8016877637</text:p>
          </table:table-cell>
          <table:table-cell office:value-type="string" calcext:value-type="string">
            <text:p>Derived</text:p>
          </table:table-cell>
          <table:table-cell office:value-type="float" office:value="208.25094066947" calcext:value-type="float">
            <text:p>208.2509406695</text:p>
          </table:table-cell>
          <table:table-cell office:value-type="float" office:value="85440" calcext:value-type="float">
            <text:p>85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16C 2.500GHz, Cray Gemini interconnect</text:p>
          </table:table-cell>
          <table:table-cell office:value-type="string" calcext:value-type="string">
            <text:p>Air Force Research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4400" calcext:value-type="float">
            <text:p>854400</text:p>
          </table:table-cell>
          <table:table-cell office:value-type="float" office:value="78.99" calcext:value-type="float">
            <text:p>78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16C 2.500GHz</text:p>
          </table:table-cell>
          <table:table-cell office:value-type="string" calcext:value-type="string">
            <text:p>AMD x86_64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0200" calcext:value-type="float">
            <text:p>16020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op500</text:p>
          </table:table-cell>
          <table:table-cell office:value-type="float" office:value="206.976744186047" calcext:value-type="float">
            <text:p>206.976744186</text:p>
          </table:table-cell>
          <table:table-cell office:value-type="float" office:value="15360" calcext:value-type="float">
            <text:p>153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Altix ICR 8200 Enh. LX, Xeon X5560 2.8Ghz</text:p>
          </table:table-cell>
          <table:table-cell office:value-type="string" calcext:value-type="string">
            <text:p>ERDC DSR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93.12" calcext:value-type="float">
            <text:p>93.12</text:p>
          </table:table-cell>
          <table:table-cell office:value-type="float" office:value="2280600" calcext:value-type="float">
            <text:p>228060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560 4C 2.800GHz</text:p>
          </table:table-cell>
          <table:table-cell office:value-type="string" calcext:value-type="string">
            <text:p>Intel Nehalem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SLES10 + SGI ProPack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GI ICE 8200 Enhanced LX</text:p>
          </table:table-cell>
          <table:table-cell office:value-type="string" calcext:value-type="string">
            <text:p>SGI Alti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89735" calcext:value-type="float">
            <text:p>289735</text:p>
          </table:table-cell>
          <table:table-cell office:value-type="float" office:value="1401.6" calcext:value-type="float">
            <text:p>1401.6</text:p>
          </table:table-cell>
          <table:table-cell office:value-type="string" calcext:value-type="string">
            <text:p>Derived</text:p>
          </table:table-cell>
          <table:table-cell office:value-type="float" office:value="206.717323059361" calcext:value-type="float">
            <text:p>206.7173230594</text:p>
          </table:table-cell>
          <table:table-cell office:value-type="float" office:value="18688" calcext:value-type="float">
            <text:p>186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70 8C 2.600GHz, Infiniband QDR</text:p>
          </table:table-cell>
          <table:table-cell office:value-type="string" calcext:value-type="string">
            <text:p>Energy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88710" calcext:value-type="float">
            <text:p>388710</text:p>
          </table:table-cell>
          <table:table-cell office:value-type="float" office:value="74.54" calcext:value-type="float">
            <text:p>74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81797" calcext:value-type="float">
            <text:p>281797</text:p>
          </table:table-cell>
          <table:table-cell office:value-type="float" office:value="1363.2" calcext:value-type="float">
            <text:p>1363.2</text:p>
          </table:table-cell>
          <table:table-cell office:value-type="string" calcext:value-type="string">
            <text:p>Derived</text:p>
          </table:table-cell>
          <table:table-cell office:value-type="float" office:value="206.71728286385" calcext:value-type="float">
            <text:p>206.7172828639</text:p>
          </table:table-cell>
          <table:table-cell office:value-type="float" office:value="18176" calcext:value-type="float">
            <text:p>181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70 8C 2.600GHz, Infiniband QDR</text:p>
          </table:table-cell>
          <table:table-cell office:value-type="string" calcext:value-type="string">
            <text:p>Geoscience (P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78061" calcext:value-type="float">
            <text:p>378061</text:p>
          </table:table-cell>
          <table:table-cell office:value-type="float" office:value="74.54" calcext:value-type="float">
            <text:p>74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7828" calcext:value-type="float">
            <text:p>277828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Derived</text:p>
          </table:table-cell>
          <table:table-cell office:value-type="float" office:value="206.717261904762" calcext:value-type="float">
            <text:p>206.7172619048</text:p>
          </table:table-cell>
          <table:table-cell office:value-type="float" office:value="17920" calcext:value-type="float">
            <text:p>179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70 8C 2.600GHz, Infiniband QDR</text:p>
          </table:table-cell>
          <table:table-cell office:value-type="string" calcext:value-type="string">
            <text:p>Geoscience (P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72736" calcext:value-type="float">
            <text:p>372736</text:p>
          </table:table-cell>
          <table:table-cell office:value-type="float" office:value="74.54" calcext:value-type="float">
            <text:p>74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8602" calcext:value-type="float">
            <text:p>98602</text:p>
          </table:table-cell>
          <table:table-cell office:value-type="float" office:value="484.2" calcext:value-type="float">
            <text:p>484.2</text:p>
          </table:table-cell>
          <table:table-cell office:value-type="string" calcext:value-type="string">
            <text:p>Derived</text:p>
          </table:table-cell>
          <table:table-cell office:value-type="float" office:value="203.638992152003" calcext:value-type="float">
            <text:p>203.638992152</text:p>
          </table:table-cell>
          <table:table-cell office:value-type="float" office:value="8608" calcext:value-type="float">
            <text:p>860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50 8C 2.000GHz, 10G Ethernet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dustry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37728" calcext:value-type="float">
            <text:p>137728</text:p>
          </table:table-cell>
          <table:table-cell office:value-type="float" office:value="71.59" calcext:value-type="float">
            <text:p>7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1122" calcext:value-type="float">
            <text:p>101122</text:p>
          </table:table-cell>
          <table:table-cell office:value-type="float" office:value="501.6" calcext:value-type="float">
            <text:p>501.6</text:p>
          </table:table-cell>
          <table:table-cell office:value-type="string" calcext:value-type="string">
            <text:p>Derived</text:p>
          </table:table-cell>
          <table:table-cell office:value-type="float" office:value="201.598883572568" calcext:value-type="float">
            <text:p>201.5988835726</text:p>
          </table:table-cell>
          <table:table-cell office:value-type="float" office:value="21120" calcext:value-type="float">
            <text:p>211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360 Cluster, Xeon E5620 4C 2.400GHz, Gigabit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02752" calcext:value-type="float">
            <text:p>202752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360 Cluster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5948" calcext:value-type="float">
            <text:p>105948</text:p>
          </table:table-cell>
          <table:table-cell office:value-type="float" office:value="525.54" calcext:value-type="float">
            <text:p>525.54</text:p>
          </table:table-cell>
          <table:table-cell office:value-type="string" calcext:value-type="string">
            <text:p>Derived</text:p>
          </table:table-cell>
          <table:table-cell office:value-type="float" office:value="201.59835597671" calcext:value-type="float">
            <text:p>201.5983559767</text:p>
          </table:table-cell>
          <table:table-cell office:value-type="float" office:value="22128" calcext:value-type="float">
            <text:p>2212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360 Cluster, Xeon E5620 4C 2.400GHz, Gigabit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12429" calcext:value-type="float">
            <text:p>212429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360 Cluster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2041" calcext:value-type="float">
            <text:p>102041</text:p>
          </table:table-cell>
          <table:table-cell office:value-type="float" office:value="506.16" calcext:value-type="float">
            <text:p>506.16</text:p>
          </table:table-cell>
          <table:table-cell office:value-type="string" calcext:value-type="string">
            <text:p>Derived</text:p>
          </table:table-cell>
          <table:table-cell office:value-type="float" office:value="201.598308835151" calcext:value-type="float">
            <text:p>201.5983088352</text:p>
          </table:table-cell>
          <table:table-cell office:value-type="float" office:value="21312" calcext:value-type="float">
            <text:p>2131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360 Cluster, Xeon E5620 4C 2.400GHz, Gigabit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04595" calcext:value-type="float">
            <text:p>204595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360 Cluster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600" calcext:value-type="float">
            <text:p>100600</text:p>
          </table:table-cell>
          <table:table-cell office:value-type="float" office:value="499.41" calcext:value-type="float">
            <text:p>499.41</text:p>
          </table:table-cell>
          <table:table-cell office:value-type="string" calcext:value-type="string">
            <text:p>Derived</text:p>
          </table:table-cell>
          <table:table-cell office:value-type="float" office:value="201.437696481849" calcext:value-type="float">
            <text:p>201.4376964818</text:p>
          </table:table-cell>
          <table:table-cell office:value-type="float" office:value="16128" calcext:value-type="float">
            <text:p>1612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itachi</text:p>
          </table:table-cell>
          <table:table-cell office:value-type="string" calcext:value-type="string">
            <text:p>HA8000-tc/HT225, Opteron 6276 16C 2.300GHz, Infiniband QDR</text:p>
          </table:table-cell>
          <table:table-cell office:value-type="string" calcext:value-type="string">
            <text:p>University of Tokyo/Human Genome Center, IM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48378" calcext:value-type="float">
            <text:p>148378</text:p>
          </table:table-cell>
          <table:table-cell office:value-type="float" office:value="67.8" calcext:value-type="float">
            <text:p>67.8</text:p>
          </table:table-cell>
          <table:table-cell office:value-type="float" office:value="1152000" calcext:value-type="float">
            <text:p>1152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HA8000-tc/HT225</text:p>
          </table:table-cell>
          <table:table-cell office:value-type="string" calcext:value-type="string">
            <text:p>Hitachi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2051" calcext:value-type="float">
            <text:p>13205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Derived</text:p>
          </table:table-cell>
          <table:table-cell office:value-type="float" office:value="200.990867579909" calcext:value-type="float">
            <text:p>200.9908675799</text:p>
          </table:table-cell>
          <table:table-cell office:value-type="float" office:value="11680" calcext:value-type="float">
            <text:p>116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50 8C 2.000GHz, Gigabit Ethernet</text:p>
          </table:table-cell>
          <table:table-cell office:value-type="string" calcext:value-type="string">
            <text:p>IT Services Provider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86880" calcext:value-type="float">
            <text:p>186880</text:p>
          </table:table-cell>
          <table:table-cell office:value-type="float" office:value="70.66" calcext:value-type="float">
            <text:p>70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7847" calcext:value-type="float">
            <text:p>97847</text:p>
          </table:table-cell>
          <table:table-cell office:value-type="float" office:value="487.23" calcext:value-type="float">
            <text:p>487.23</text:p>
          </table:table-cell>
          <table:table-cell office:value-type="string" calcext:value-type="string">
            <text:p>Submission</text:p>
          </table:table-cell>
          <table:table-cell office:value-type="float" office:value="200.823019928986" calcext:value-type="float">
            <text:p>200.823019929</text:p>
          </table:table-cell>
          <table:table-cell office:value-type="float" office:value="17364" calcext:value-type="float">
            <text:p>1736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X5670 6C 2.930GHz, Gigabit Ethernet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ndustry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03506.08" calcext:value-type="float">
            <text:p>203506.08</text:p>
          </table:table-cell>
          <table:table-cell office:value-type="float" office:value="48.08" calcext:value-type="float">
            <text:p>48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9904" calcext:value-type="float">
            <text:p>119904</text:p>
          </table:table-cell>
          <table:table-cell office:value-type="float" office:value="598.5" calcext:value-type="float">
            <text:p>598.5</text:p>
          </table:table-cell>
          <table:table-cell office:value-type="string" calcext:value-type="string">
            <text:p>Derived</text:p>
          </table:table-cell>
          <table:table-cell office:value-type="float" office:value="200.340852130326" calcext:value-type="float">
            <text:p>200.3408521303</text:p>
          </table:table-cell>
          <table:table-cell office:value-type="float" office:value="10640" calcext:value-type="float">
            <text:p>106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Gigabit Ethernet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29824" calcext:value-type="float">
            <text:p>229824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9904" calcext:value-type="float">
            <text:p>119904</text:p>
          </table:table-cell>
          <table:table-cell office:value-type="float" office:value="598.5" calcext:value-type="float">
            <text:p>598.5</text:p>
          </table:table-cell>
          <table:table-cell office:value-type="string" calcext:value-type="string">
            <text:p>Derived</text:p>
          </table:table-cell>
          <table:table-cell office:value-type="float" office:value="200.340852130326" calcext:value-type="float">
            <text:p>200.3408521303</text:p>
          </table:table-cell>
          <table:table-cell office:value-type="float" office:value="10640" calcext:value-type="float">
            <text:p>106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80 8C 2.700GHz, Gigabit Ethernet</text:p>
          </table:table-cell>
          <table:table-cell office:value-type="string" calcext:value-type="string">
            <text:p>Network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29824" calcext:value-type="float">
            <text:p>229824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80 8C 2.700GHz</text:p>
          </table:table-cell>
          <table:table-cell office:value-type="string" calcext:value-type="string">
            <text:p>Intel SandyBridge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0533" calcext:value-type="float">
            <text:p>140533</text:p>
          </table:table-cell>
          <table:table-cell office:value-type="float" office:value="710.4" calcext:value-type="float">
            <text:p>710.4</text:p>
          </table:table-cell>
          <table:table-cell office:value-type="string" calcext:value-type="string">
            <text:p>Derived</text:p>
          </table:table-cell>
          <table:table-cell office:value-type="float" office:value="197.822353603604" calcext:value-type="float">
            <text:p>197.8223536036</text:p>
          </table:table-cell>
          <table:table-cell office:value-type="float" office:value="9472" calcext:value-type="float">
            <text:p>94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Energy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97018" calcext:value-type="float">
            <text:p>197018</text:p>
          </table:table-cell>
          <table:table-cell office:value-type="float" office:value="71.33" calcext:value-type="float">
            <text:p>71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3418" calcext:value-type="float">
            <text:p>11341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Derived</text:p>
          </table:table-cell>
          <table:table-cell office:value-type="float" office:value="196.90625" calcext:value-type="float">
            <text:p>196.90625</text:p>
          </table:table-cell>
          <table:table-cell office:value-type="float" office:value="7680" calcext:value-type="float">
            <text:p>76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59744" calcext:value-type="float">
            <text:p>15974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3418" calcext:value-type="float">
            <text:p>11341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Derived</text:p>
          </table:table-cell>
          <table:table-cell office:value-type="float" office:value="196.90625" calcext:value-type="float">
            <text:p>196.90625</text:p>
          </table:table-cell>
          <table:table-cell office:value-type="float" office:value="7680" calcext:value-type="float">
            <text:p>76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59744" calcext:value-type="float">
            <text:p>15974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2484" calcext:value-type="float">
            <text:p>182484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Derived</text:p>
          </table:table-cell>
          <table:table-cell office:value-type="float" office:value="196.854368932039" calcext:value-type="float">
            <text:p>196.854368932</text:p>
          </table:table-cell>
          <table:table-cell office:value-type="float" office:value="16480" calcext:value-type="float">
            <text:p>164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50 8C 2.000GHz, 10G Etherne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63680" calcext:value-type="float">
            <text:p>263680</text:p>
          </table:table-cell>
          <table:table-cell office:value-type="float" office:value="69.21" calcext:value-type="float">
            <text:p>69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4676.26" calcext:value-type="float">
            <text:p>104676.26</text:p>
          </table:table-cell>
          <table:table-cell office:value-type="float" office:value="534.06" calcext:value-type="float">
            <text:p>534.06</text:p>
          </table:table-cell>
          <table:table-cell office:value-type="string" calcext:value-type="string">
            <text:p>Submission</text:p>
          </table:table-cell>
          <table:table-cell office:value-type="float" office:value="196.000936224394" calcext:value-type="float">
            <text:p>196.0009362244</text:p>
          </table:table-cell>
          <table:table-cell office:value-type="float" office:value="18576" calcext:value-type="float">
            <text:p>1857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iDataPlex DX360M3, Xeon E5649 6C 2.53 GHz, Gigabit Ethernet</text:p>
          </table:table-cell>
          <table:table-cell office:value-type="string" calcext:value-type="string">
            <text:p>Financial Services (H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87989.12" calcext:value-type="float">
            <text:p>187989.12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iDataPlex DX360M3</text:p>
          </table:table-cell>
          <table:table-cell office:value-type="string" calcext:value-type="string">
            <text:p>IBM iDataPlex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4800" calcext:value-type="float">
            <text:p>114800</text:p>
          </table:table-cell>
          <table:table-cell office:value-type="float" office:value="591.7194092827" calcext:value-type="float">
            <text:p>591.7194092827</text:p>
          </table:table-cell>
          <table:table-cell office:value-type="string" calcext:value-type="string">
            <text:p>Derived</text:p>
          </table:table-cell>
          <table:table-cell office:value-type="float" office:value="194.010874409484" calcext:value-type="float">
            <text:p>194.0108744095</text:p>
          </table:table-cell>
          <table:table-cell office:value-type="float" office:value="15600" calcext:value-type="float">
            <text:p>15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RAP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T5 SixCore, Opteron Six Core 6C 2.600GHz, XT4 Internal Interconnect</text:p>
          </table:table-cell>
          <table:table-cell office:value-type="string" calcext:value-type="string">
            <text:p>US Army Research Laboratory (ARL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62240" calcext:value-type="float">
            <text:p>162240</text:p>
          </table:table-cell>
          <table:table-cell office:value-type="float" office:value="70.76" calcext:value-type="float">
            <text:p>70.76</text:p>
          </table:table-cell>
          <table:table-cell office:value-type="float" office:value="16662804" calcext:value-type="float">
            <text:p>16662804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Six Core 6C 2.600GHz</text:p>
          </table:table-cell>
          <table:table-cell office:value-type="string" calcext:value-type="string">
            <text:p>AMD x86_6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teron Six Core</text:p>
          </table:table-cell>
          <table:table-cell office:value-type="string" calcext:value-type="string">
            <text:p>Cray XT5 SixCore</text:p>
          </table:table-cell>
          <table:table-cell office:value-type="string" calcext:value-type="string">
            <text:p>Cray XT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XT4 Internal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71738.3" calcext:value-type="float">
            <text:p>371738.3</text:p>
          </table:table-cell>
          <table:table-cell office:value-type="float" office:value="1917.6" calcext:value-type="float">
            <text:p>1917.6</text:p>
          </table:table-cell>
          <table:table-cell office:value-type="string" calcext:value-type="string">
            <text:p>Derived</text:p>
          </table:table-cell>
          <table:table-cell office:value-type="float" office:value="193.856017939091" calcext:value-type="float">
            <text:p>193.8560179391</text:p>
          </table:table-cell>
          <table:table-cell office:value-type="float" office:value="25568" calcext:value-type="float">
            <text:p>2556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50s Gen8, Xeon E5-2670 8C 2.600GHz, 10G Ethernet</text:p>
          </table:table-cell>
          <table:table-cell office:value-type="string" calcext:value-type="string">
            <text:p>Energy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31814" calcext:value-type="float">
            <text:p>531814</text:p>
          </table:table-cell>
          <table:table-cell office:value-type="float" office:value="69.9" calcext:value-type="float">
            <text:p>69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5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5129.8" calcext:value-type="float">
            <text:p>115129.8</text:p>
          </table:table-cell>
          <table:table-cell office:value-type="float" office:value="596.7" calcext:value-type="float">
            <text:p>596.7</text:p>
          </table:table-cell>
          <table:table-cell office:value-type="string" calcext:value-type="string">
            <text:p>Derived</text:p>
          </table:table-cell>
          <table:table-cell office:value-type="float" office:value="192.94419306184" calcext:value-type="float">
            <text:p>192.9441930618</text:p>
          </table:table-cell>
          <table:table-cell office:value-type="float" office:value="10608" calcext:value-type="float">
            <text:p>1060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20646" calcext:value-type="float">
            <text:p>220646</text:p>
          </table:table-cell>
          <table:table-cell office:value-type="float" office:value="52.18" calcext:value-type="float">
            <text:p>5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4189" calcext:value-type="float">
            <text:p>10418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Derived</text:p>
          </table:table-cell>
          <table:table-cell office:value-type="float" office:value="192.942592592593" calcext:value-type="float">
            <text:p>192.9425925926</text:p>
          </table:table-cell>
          <table:table-cell office:value-type="float" office:value="9600" calcext:value-type="float">
            <text:p>96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Gigabit Ethernet</text:p>
          </table:table-cell>
          <table:table-cell office:value-type="string" calcext:value-type="string">
            <text:p>IT Services Provider (B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ustry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99680" calcext:value-type="float">
            <text:p>199680</text:p>
          </table:table-cell>
          <table:table-cell office:value-type="float" office:value="52.18" calcext:value-type="float">
            <text:p>5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1662" calcext:value-type="float">
            <text:p>231662</text:p>
          </table:table-cell>
          <table:table-cell office:value-type="float" office:value="1204.8" calcext:value-type="float">
            <text:p>1204.8</text:p>
          </table:table-cell>
          <table:table-cell office:value-type="string" calcext:value-type="string">
            <text:p>Derived</text:p>
          </table:table-cell>
          <table:table-cell office:value-type="float" office:value="192.282536520584" calcext:value-type="float">
            <text:p>192.2825365206</text:p>
          </table:table-cell>
          <table:table-cell office:value-type="float" office:value="16064" calcext:value-type="float">
            <text:p>160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Web-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34131" calcext:value-type="float">
            <text:p>334131</text:p>
          </table:table-cell>
          <table:table-cell office:value-type="float" office:value="69.33" calcext:value-type="float">
            <text:p>69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872" calcext:value-type="float">
            <text:p>129872</text:p>
          </table:table-cell>
          <table:table-cell office:value-type="float" office:value="676.8" calcext:value-type="float">
            <text:p>676.8</text:p>
          </table:table-cell>
          <table:table-cell office:value-type="string" calcext:value-type="string">
            <text:p>Derived</text:p>
          </table:table-cell>
          <table:table-cell office:value-type="float" office:value="191.891252955083" calcext:value-type="float">
            <text:p>191.8912529551</text:p>
          </table:table-cell>
          <table:table-cell office:value-type="float" office:value="12032" calcext:value-type="float">
            <text:p>1203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50266" calcext:value-type="float">
            <text:p>250266</text:p>
          </table:table-cell>
          <table:table-cell office:value-type="float" office:value="51.89" calcext:value-type="float">
            <text:p>51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9872" calcext:value-type="float">
            <text:p>129872</text:p>
          </table:table-cell>
          <table:table-cell office:value-type="float" office:value="676.8" calcext:value-type="float">
            <text:p>676.8</text:p>
          </table:table-cell>
          <table:table-cell office:value-type="string" calcext:value-type="string">
            <text:p>Derived</text:p>
          </table:table-cell>
          <table:table-cell office:value-type="float" office:value="191.891252955083" calcext:value-type="float">
            <text:p>191.8912529551</text:p>
          </table:table-cell>
          <table:table-cell office:value-type="float" office:value="12032" calcext:value-type="float">
            <text:p>1203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50266" calcext:value-type="float">
            <text:p>250266</text:p>
          </table:table-cell>
          <table:table-cell office:value-type="float" office:value="51.89" calcext:value-type="float">
            <text:p>51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9872" calcext:value-type="float">
            <text:p>129872</text:p>
          </table:table-cell>
          <table:table-cell office:value-type="float" office:value="676.8" calcext:value-type="float">
            <text:p>676.8</text:p>
          </table:table-cell>
          <table:table-cell office:value-type="string" calcext:value-type="string">
            <text:p>Derived</text:p>
          </table:table-cell>
          <table:table-cell office:value-type="float" office:value="191.891252955083" calcext:value-type="float">
            <text:p>191.8912529551</text:p>
          </table:table-cell>
          <table:table-cell office:value-type="float" office:value="12032" calcext:value-type="float">
            <text:p>1203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50266" calcext:value-type="float">
            <text:p>250266</text:p>
          </table:table-cell>
          <table:table-cell office:value-type="float" office:value="51.89" calcext:value-type="float">
            <text:p>51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9872" calcext:value-type="float">
            <text:p>129872</text:p>
          </table:table-cell>
          <table:table-cell office:value-type="float" office:value="676.8" calcext:value-type="float">
            <text:p>676.8</text:p>
          </table:table-cell>
          <table:table-cell office:value-type="string" calcext:value-type="string">
            <text:p>Derived</text:p>
          </table:table-cell>
          <table:table-cell office:value-type="float" office:value="191.891252955083" calcext:value-type="float">
            <text:p>191.8912529551</text:p>
          </table:table-cell>
          <table:table-cell office:value-type="float" office:value="12032" calcext:value-type="float">
            <text:p>1203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50266" calcext:value-type="float">
            <text:p>250266</text:p>
          </table:table-cell>
          <table:table-cell office:value-type="float" office:value="51.89" calcext:value-type="float">
            <text:p>51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7653" calcext:value-type="float">
            <text:p>107653</text:p>
          </table:table-cell>
          <table:table-cell office:value-type="float" office:value="568.050632911392" calcext:value-type="float">
            <text:p>568.0506329114</text:p>
          </table:table-cell>
          <table:table-cell office:value-type="string" calcext:value-type="string">
            <text:p>Derived</text:p>
          </table:table-cell>
          <table:table-cell office:value-type="float" office:value="189.513035921205" calcext:value-type="float">
            <text:p>189.5130359212</text:p>
          </table:table-cell>
          <table:table-cell office:value-type="float" office:value="14976" calcext:value-type="float">
            <text:p>149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m-200, Opteron 6276 16C 2.300GHz, Cray Gemini interconnect</text:p>
          </table:table-cell>
          <table:table-cell office:value-type="string" calcext:value-type="string">
            <text:p>ERDC OR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37779" calcext:value-type="float">
            <text:p>137779</text:p>
          </table:table-cell>
          <table:table-cell office:value-type="float" office:value="78.13" calcext:value-type="float">
            <text:p>78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m-200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7570.7" calcext:value-type="float">
            <text:p>457570.7</text:p>
          </table:table-cell>
          <table:table-cell office:value-type="float" office:value="2419.2" calcext:value-type="float">
            <text:p>2419.2</text:p>
          </table:table-cell>
          <table:table-cell office:value-type="string" calcext:value-type="string">
            <text:p>Derived</text:p>
          </table:table-cell>
          <table:table-cell office:value-type="float" office:value="189.14132771164" calcext:value-type="float">
            <text:p>189.1413277116</text:p>
          </table:table-cell>
          <table:table-cell office:value-type="float" office:value="32256" calcext:value-type="float">
            <text:p>3225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Energy Company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70925" calcext:value-type="float">
            <text:p>670925</text:p>
          </table:table-cell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0734" calcext:value-type="float">
            <text:p>130734</text:p>
          </table:table-cell>
          <table:table-cell office:value-type="float" office:value="691.2" calcext:value-type="float">
            <text:p>691.2</text:p>
          </table:table-cell>
          <table:table-cell office:value-type="string" calcext:value-type="string">
            <text:p>Derived</text:p>
          </table:table-cell>
          <table:table-cell office:value-type="float" office:value="189.140625" calcext:value-type="float">
            <text:p>189.140625</text:p>
          </table:table-cell>
          <table:table-cell office:value-type="float" office:value="9216" calcext:value-type="float">
            <text:p>921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Energy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91693" calcext:value-type="float">
            <text:p>191693</text:p>
          </table:table-cell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7890" calcext:value-type="float">
            <text:p>21789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Derived</text:p>
          </table:table-cell>
          <table:table-cell office:value-type="float" office:value="189.140625" calcext:value-type="float">
            <text:p>189.140625</text:p>
          </table:table-cell>
          <table:table-cell office:value-type="float" office:value="15360" calcext:value-type="float">
            <text:p>1536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Energy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19488" calcext:value-type="float">
            <text:p>319488</text:p>
          </table:table-cell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2456" calcext:value-type="float">
            <text:p>202456</text:p>
          </table:table-cell>
          <table:table-cell office:value-type="float" office:value="1070.4" calcext:value-type="float">
            <text:p>1070.4</text:p>
          </table:table-cell>
          <table:table-cell office:value-type="string" calcext:value-type="string">
            <text:p>Derived</text:p>
          </table:table-cell>
          <table:table-cell office:value-type="float" office:value="189.140508221226" calcext:value-type="float">
            <text:p>189.1405082212</text:p>
          </table:table-cell>
          <table:table-cell office:value-type="float" office:value="14272" calcext:value-type="float">
            <text:p>1427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Energy Company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96858" calcext:value-type="float">
            <text:p>296858</text:p>
          </table:table-cell>
          <table:table-cell office:value-type="float" office:value="68.2" calcext:value-type="float">
            <text:p>6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0698" calcext:value-type="float">
            <text:p>170698</text:p>
          </table:table-cell>
          <table:table-cell office:value-type="float" office:value="903.6" calcext:value-type="float">
            <text:p>903.6</text:p>
          </table:table-cell>
          <table:table-cell office:value-type="string" calcext:value-type="string">
            <text:p>Derived</text:p>
          </table:table-cell>
          <table:table-cell office:value-type="float" office:value="188.908809207614" calcext:value-type="float">
            <text:p>188.9088092076</text:p>
          </table:table-cell>
          <table:table-cell office:value-type="float" office:value="16064" calcext:value-type="float">
            <text:p>160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34131" calcext:value-type="float">
            <text:p>334131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0698" calcext:value-type="float">
            <text:p>170698</text:p>
          </table:table-cell>
          <table:table-cell office:value-type="float" office:value="903.6" calcext:value-type="float">
            <text:p>903.6</text:p>
          </table:table-cell>
          <table:table-cell office:value-type="string" calcext:value-type="string">
            <text:p>Derived</text:p>
          </table:table-cell>
          <table:table-cell office:value-type="float" office:value="188.908809207614" calcext:value-type="float">
            <text:p>188.9088092076</text:p>
          </table:table-cell>
          <table:table-cell office:value-type="float" office:value="16064" calcext:value-type="float">
            <text:p>160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34131" calcext:value-type="float">
            <text:p>334131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1517" calcext:value-type="float">
            <text:p>16151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Derived</text:p>
          </table:table-cell>
          <table:table-cell office:value-type="float" office:value="188.908771929825" calcext:value-type="float">
            <text:p>188.9087719298</text:p>
          </table:table-cell>
          <table:table-cell office:value-type="float" office:value="15200" calcext:value-type="float">
            <text:p>152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16160" calcext:value-type="float">
            <text:p>316160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4716" calcext:value-type="float">
            <text:p>154716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Derived</text:p>
          </table:table-cell>
          <table:table-cell office:value-type="float" office:value="188.908424908425" calcext:value-type="float">
            <text:p>188.9084249084</text:p>
          </table:table-cell>
          <table:table-cell office:value-type="float" office:value="14560" calcext:value-type="float">
            <text:p>145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02848" calcext:value-type="float">
            <text:p>302848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4716" calcext:value-type="float">
            <text:p>154716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Derived</text:p>
          </table:table-cell>
          <table:table-cell office:value-type="float" office:value="188.908424908425" calcext:value-type="float">
            <text:p>188.9084249084</text:p>
          </table:table-cell>
          <table:table-cell office:value-type="float" office:value="14560" calcext:value-type="float">
            <text:p>145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02848" calcext:value-type="float">
            <text:p>302848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875" calcext:value-type="float">
            <text:p>145875</text:p>
          </table:table-cell>
          <table:table-cell office:value-type="float" office:value="772.2" calcext:value-type="float">
            <text:p>772.2</text:p>
          </table:table-cell>
          <table:table-cell office:value-type="string" calcext:value-type="string">
            <text:p>Derived</text:p>
          </table:table-cell>
          <table:table-cell office:value-type="float" office:value="188.908313908314" calcext:value-type="float">
            <text:p>188.9083139083</text:p>
          </table:table-cell>
          <table:table-cell office:value-type="float" office:value="13728" calcext:value-type="float">
            <text:p>1372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10G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85542" calcext:value-type="float">
            <text:p>285542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3960" calcext:value-type="float">
            <text:p>173960</text:p>
          </table:table-cell>
          <table:table-cell office:value-type="float" office:value="922.05" calcext:value-type="float">
            <text:p>922.05</text:p>
          </table:table-cell>
          <table:table-cell office:value-type="string" calcext:value-type="string">
            <text:p>Derived</text:p>
          </table:table-cell>
          <table:table-cell office:value-type="float" office:value="188.666558212678" calcext:value-type="float">
            <text:p>188.6665582127</text:p>
          </table:table-cell>
          <table:table-cell office:value-type="float" office:value="16392" calcext:value-type="float">
            <text:p>163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70 8C 2.600GHz, Gigabit Ethernet</text:p>
          </table:table-cell>
          <table:table-cell office:value-type="string" calcext:value-type="string">
            <text:p>IT Services Provider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40954" calcext:value-type="float">
            <text:p>340954</text:p>
          </table:table-cell>
          <table:table-cell office:value-type="float" office:value="51.02" calcext:value-type="float">
            <text:p>51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3379" calcext:value-type="float">
            <text:p>183379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op500</text:p>
          </table:table-cell>
          <table:table-cell office:value-type="float" office:value="188.081025641026" calcext:value-type="float">
            <text:p>188.081025641</text:p>
          </table:table-cell>
          <table:table-cell office:value-type="float" office:value="9728" calcext:value-type="float">
            <text:p>97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PowerEdge C6220, Xeon E5-2670 8C 2.600GHz, Infiniband FDR</text:p>
          </table:table-cell>
          <table:table-cell office:value-type="string" calcext:value-type="string">
            <text:p>Cambridge Universit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ademic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2342" calcext:value-type="float">
            <text:p>202342</text:p>
          </table:table-cell>
          <table:table-cell office:value-type="float" office:value="90.63" calcext:value-type="float">
            <text:p>90.63</text:p>
          </table:table-cell>
          <table:table-cell office:value-type="float" office:value="1975952" calcext:value-type="float">
            <text:p>197595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Dell PowerEdge C6220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7959" calcext:value-type="float">
            <text:p>97959</text:p>
          </table:table-cell>
          <table:table-cell office:value-type="float" office:value="526.1" calcext:value-type="float">
            <text:p>526.1</text:p>
          </table:table-cell>
          <table:table-cell office:value-type="string" calcext:value-type="string">
            <text:p>Submission</text:p>
          </table:table-cell>
          <table:table-cell office:value-type="float" office:value="186.198441360958" calcext:value-type="float">
            <text:p>186.198441361</text:p>
          </table:table-cell>
          <table:table-cell office:value-type="float" office:value="17344" calcext:value-type="float">
            <text:p>1734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2 Cluster Xeon QC, Xeon E5540 4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75521.28" calcext:value-type="float">
            <text:p>175521.28</text:p>
          </table:table-cell>
          <table:table-cell office:value-type="float" office:value="55.81" calcext:value-type="float">
            <text:p>55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540 4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xSeries x3650M2 Cluster Xeon QC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7959" calcext:value-type="float">
            <text:p>97959</text:p>
          </table:table-cell>
          <table:table-cell office:value-type="float" office:value="526.1" calcext:value-type="float">
            <text:p>526.1</text:p>
          </table:table-cell>
          <table:table-cell office:value-type="string" calcext:value-type="string">
            <text:p>Submission</text:p>
          </table:table-cell>
          <table:table-cell office:value-type="float" office:value="186.198441360958" calcext:value-type="float">
            <text:p>186.198441361</text:p>
          </table:table-cell>
          <table:table-cell office:value-type="float" office:value="17344" calcext:value-type="float">
            <text:p>1734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2 Cluster, Xeon QC E55xx 2.53 Ghz, GigE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75521.28" calcext:value-type="float">
            <text:p>175521.28</text:p>
          </table:table-cell>
          <table:table-cell office:value-type="float" office:value="55.81" calcext:value-type="float">
            <text:p>55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540 4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xSeries x3650M2 Cluster Xeon QC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6000" calcext:value-type="float">
            <text:p>296000</text:p>
          </table:table-cell>
          <table:table-cell office:value-type="float" office:value="1592.48382559775" calcext:value-type="float">
            <text:p>1592.4838255978</text:p>
          </table:table-cell>
          <table:table-cell office:value-type="string" calcext:value-type="string">
            <text:p>Derived</text:p>
          </table:table-cell>
          <table:table-cell office:value-type="float" office:value="185.873159426843" calcext:value-type="float">
            <text:p>185.8731594268</text:p>
          </table:table-cell>
          <table:table-cell office:value-type="float" office:value="41984" calcext:value-type="float">
            <text:p>419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aea C1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276 16C 2.30GHz, Cray Gemini interconnect</text:p>
          </table:table-cell>
          <table:table-cell office:value-type="string" calcext:value-type="string">
            <text:p>NOAA/Oak Ridg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86253" calcext:value-type="float">
            <text:p>386253</text:p>
          </table:table-cell>
          <table:table-cell office:value-type="float" office:value="76.63" calcext:value-type="float">
            <text:p>76.63</text:p>
          </table:table-cell>
          <table:table-cell office:value-type="float" office:value="1678464" calcext:value-type="float">
            <text:p>1678464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276 16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3152" calcext:value-type="float">
            <text:p>143152</text:p>
          </table:table-cell>
          <table:table-cell office:value-type="float" office:value="770.5" calcext:value-type="float">
            <text:p>770.5</text:p>
          </table:table-cell>
          <table:table-cell office:value-type="string" calcext:value-type="string">
            <text:p>Submission</text:p>
          </table:table-cell>
          <table:table-cell office:value-type="float" office:value="185.791044776119" calcext:value-type="float">
            <text:p>185.7910447761</text:p>
          </table:table-cell>
          <table:table-cell office:value-type="float" office:value="25404" calcext:value-type="float">
            <text:p>254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550M3 Cluster, Xeon E5649 6C 2.530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57088.48" calcext:value-type="float">
            <text:p>257088.48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5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0432" calcext:value-type="float">
            <text:p>120432</text:p>
          </table:table-cell>
          <table:table-cell office:value-type="float" office:value="648.28" calcext:value-type="float">
            <text:p>648.28</text:p>
          </table:table-cell>
          <table:table-cell office:value-type="string" calcext:value-type="string">
            <text:p>Submission</text:p>
          </table:table-cell>
          <table:table-cell office:value-type="float" office:value="185.771580181403" calcext:value-type="float">
            <text:p>185.7715801814</text:p>
          </table:table-cell>
          <table:table-cell office:value-type="float" office:value="21372" calcext:value-type="float">
            <text:p>2137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16285" calcext:value-type="float">
            <text:p>216285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3805" calcext:value-type="float">
            <text:p>113805</text:p>
          </table:table-cell>
          <table:table-cell office:value-type="float" office:value="612.61" calcext:value-type="float">
            <text:p>612.61</text:p>
          </table:table-cell>
          <table:table-cell office:value-type="string" calcext:value-type="string">
            <text:p>Submission</text:p>
          </table:table-cell>
          <table:table-cell office:value-type="float" office:value="185.770718728065" calcext:value-type="float">
            <text:p>185.7707187281</text:p>
          </table:table-cell>
          <table:table-cell office:value-type="float" office:value="20196" calcext:value-type="float">
            <text:p>201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04384" calcext:value-type="float">
            <text:p>204384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3805" calcext:value-type="float">
            <text:p>113805</text:p>
          </table:table-cell>
          <table:table-cell office:value-type="float" office:value="612.61" calcext:value-type="float">
            <text:p>612.61</text:p>
          </table:table-cell>
          <table:table-cell office:value-type="string" calcext:value-type="string">
            <text:p>Submission</text:p>
          </table:table-cell>
          <table:table-cell office:value-type="float" office:value="185.770718728065" calcext:value-type="float">
            <text:p>185.7707187281</text:p>
          </table:table-cell>
          <table:table-cell office:value-type="float" office:value="20196" calcext:value-type="float">
            <text:p>201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04384" calcext:value-type="float">
            <text:p>204384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1386.28" calcext:value-type="float">
            <text:p>131386.28</text:p>
          </table:table-cell>
          <table:table-cell office:value-type="float" office:value="707.25" calcext:value-type="float">
            <text:p>707.25</text:p>
          </table:table-cell>
          <table:table-cell office:value-type="string" calcext:value-type="string">
            <text:p>Submission</text:p>
          </table:table-cell>
          <table:table-cell office:value-type="float" office:value="185.770632732414" calcext:value-type="float">
            <text:p>185.7706327324</text:p>
          </table:table-cell>
          <table:table-cell office:value-type="float" office:value="23316" calcext:value-type="float">
            <text:p>2331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35958" calcext:value-type="float">
            <text:p>235958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7035" calcext:value-type="float">
            <text:p>97035</text:p>
          </table:table-cell>
          <table:table-cell office:value-type="float" office:value="522.34" calcext:value-type="float">
            <text:p>522.34</text:p>
          </table:table-cell>
          <table:table-cell office:value-type="string" calcext:value-type="string">
            <text:p>Submission</text:p>
          </table:table-cell>
          <table:table-cell office:value-type="float" office:value="185.769805107784" calcext:value-type="float">
            <text:p>185.7698051078</text:p>
          </table:table-cell>
          <table:table-cell office:value-type="float" office:value="17220" calcext:value-type="float">
            <text:p>172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74266" calcext:value-type="float">
            <text:p>174266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7035" calcext:value-type="float">
            <text:p>97035</text:p>
          </table:table-cell>
          <table:table-cell office:value-type="float" office:value="522.34" calcext:value-type="float">
            <text:p>522.34</text:p>
          </table:table-cell>
          <table:table-cell office:value-type="string" calcext:value-type="string">
            <text:p>Submission</text:p>
          </table:table-cell>
          <table:table-cell office:value-type="float" office:value="185.769805107784" calcext:value-type="float">
            <text:p>185.7698051078</text:p>
          </table:table-cell>
          <table:table-cell office:value-type="float" office:value="17220" calcext:value-type="float">
            <text:p>172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74266" calcext:value-type="float">
            <text:p>174266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7035" calcext:value-type="float">
            <text:p>97035</text:p>
          </table:table-cell>
          <table:table-cell office:value-type="float" office:value="522.34" calcext:value-type="float">
            <text:p>522.34</text:p>
          </table:table-cell>
          <table:table-cell office:value-type="string" calcext:value-type="string">
            <text:p>Submission</text:p>
          </table:table-cell>
          <table:table-cell office:value-type="float" office:value="185.769805107784" calcext:value-type="float">
            <text:p>185.7698051078</text:p>
          </table:table-cell>
          <table:table-cell office:value-type="float" office:value="17220" calcext:value-type="float">
            <text:p>172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74266" calcext:value-type="float">
            <text:p>174266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7035" calcext:value-type="float">
            <text:p>97035</text:p>
          </table:table-cell>
          <table:table-cell office:value-type="float" office:value="522.34" calcext:value-type="float">
            <text:p>522.34</text:p>
          </table:table-cell>
          <table:table-cell office:value-type="string" calcext:value-type="string">
            <text:p>Submission</text:p>
          </table:table-cell>
          <table:table-cell office:value-type="float" office:value="185.769805107784" calcext:value-type="float">
            <text:p>185.7698051078</text:p>
          </table:table-cell>
          <table:table-cell office:value-type="float" office:value="17220" calcext:value-type="float">
            <text:p>172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174266" calcext:value-type="float">
            <text:p>174266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7711" calcext:value-type="float">
            <text:p>97711</text:p>
          </table:table-cell>
          <table:table-cell office:value-type="float" office:value="525.98" calcext:value-type="float">
            <text:p>525.98</text:p>
          </table:table-cell>
          <table:table-cell office:value-type="string" calcext:value-type="string">
            <text:p>Submission</text:p>
          </table:table-cell>
          <table:table-cell office:value-type="float" office:value="185.769420890528" calcext:value-type="float">
            <text:p>185.7694208905</text:p>
          </table:table-cell>
          <table:table-cell office:value-type="float" office:value="17340" calcext:value-type="float">
            <text:p>173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75480.8" calcext:value-type="float">
            <text:p>175480.8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7711" calcext:value-type="float">
            <text:p>97711</text:p>
          </table:table-cell>
          <table:table-cell office:value-type="float" office:value="525.98" calcext:value-type="float">
            <text:p>525.98</text:p>
          </table:table-cell>
          <table:table-cell office:value-type="string" calcext:value-type="string">
            <text:p>Submission</text:p>
          </table:table-cell>
          <table:table-cell office:value-type="float" office:value="185.769420890528" calcext:value-type="float">
            <text:p>185.7694208905</text:p>
          </table:table-cell>
          <table:table-cell office:value-type="float" office:value="17340" calcext:value-type="float">
            <text:p>173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E5649 6C 2.530GHz, Gigabit Ethernet</text:p>
          </table:table-cell>
          <table:table-cell office:value-type="string" calcext:value-type="string">
            <text:p>Internet Servi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75480.8" calcext:value-type="float">
            <text:p>175480.8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5800" calcext:value-type="float">
            <text:p>125800</text:p>
          </table:table-cell>
          <table:table-cell office:value-type="float" office:value="677.4" calcext:value-type="float">
            <text:p>677.4</text:p>
          </table:table-cell>
          <table:table-cell office:value-type="string" calcext:value-type="string">
            <text:p>Top500</text:p>
          </table:table-cell>
          <table:table-cell office:value-type="float" office:value="185.710067906702" calcext:value-type="float">
            <text:p>185.7100679067</text:p>
          </table:table-cell>
          <table:table-cell office:value-type="float" office:value="17856" calcext:value-type="float">
            <text:p>1785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XE6 12-core 2.1 GHz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49990" calcext:value-type="float">
            <text:p>149990</text:p>
          </table:table-cell>
          <table:table-cell office:value-type="float" office:value="83.87" calcext:value-type="float">
            <text:p>83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6400" calcext:value-type="float">
            <text:p>316400</text:p>
          </table:table-cell>
          <table:table-cell office:value-type="float" office:value="1711.6" calcext:value-type="float">
            <text:p>1711.6</text:p>
          </table:table-cell>
          <table:table-cell office:value-type="string" calcext:value-type="string">
            <text:p>Top500</text:p>
          </table:table-cell>
          <table:table-cell office:value-type="float" office:value="184.856274830568" calcext:value-type="float">
            <text:p>184.8562748306</text:p>
          </table:table-cell>
          <table:table-cell office:value-type="float" office:value="45120" calcext:value-type="float">
            <text:p>45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eo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 12-core 2.1 GHz</text:p>
          </table:table-cell>
          <table:table-cell office:value-type="string" calcext:value-type="string">
            <text:p>Korea Meteorological Administration</text:p>
          </table:table-cell>
          <table:table-cell office:value-type="string" calcext:value-type="string">
            <text:p>Korea, South</text:p>
          </table:table-cell>
          <table:table-cell office:value-type="string" calcext:value-type="string">
            <text:p>Research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79008" calcext:value-type="float">
            <text:p>379008</text:p>
          </table:table-cell>
          <table:table-cell office:value-type="float" office:value="83.48" calcext:value-type="float">
            <text:p>83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6400" calcext:value-type="float">
            <text:p>316400</text:p>
          </table:table-cell>
          <table:table-cell office:value-type="float" office:value="1711.6" calcext:value-type="float">
            <text:p>1711.6</text:p>
          </table:table-cell>
          <table:table-cell office:value-type="string" calcext:value-type="string">
            <text:p>Top500</text:p>
          </table:table-cell>
          <table:table-cell office:value-type="float" office:value="184.856274830568" calcext:value-type="float">
            <text:p>184.8562748306</text:p>
          </table:table-cell>
          <table:table-cell office:value-type="float" office:value="45120" calcext:value-type="float">
            <text:p>45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edam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 12-core 2.1 GHz</text:p>
          </table:table-cell>
          <table:table-cell office:value-type="string" calcext:value-type="string">
            <text:p>Korea Meteorological Administration</text:p>
          </table:table-cell>
          <table:table-cell office:value-type="string" calcext:value-type="string">
            <text:p>Korea, South</text:p>
          </table:table-cell>
          <table:table-cell office:value-type="string" calcext:value-type="string">
            <text:p>Research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79008" calcext:value-type="float">
            <text:p>379008</text:p>
          </table:table-cell>
          <table:table-cell office:value-type="float" office:value="83.48" calcext:value-type="float">
            <text:p>83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6942" calcext:value-type="float">
            <text:p>266942</text:p>
          </table:table-cell>
          <table:table-cell office:value-type="float" office:value="1454.4" calcext:value-type="float">
            <text:p>1454.4</text:p>
          </table:table-cell>
          <table:table-cell office:value-type="string" calcext:value-type="string">
            <text:p>Derived</text:p>
          </table:table-cell>
          <table:table-cell office:value-type="float" office:value="183.54097909791" calcext:value-type="float">
            <text:p>183.5409790979</text:p>
          </table:table-cell>
          <table:table-cell office:value-type="float" office:value="25856" calcext:value-type="float">
            <text:p>258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50 8C 2.000GHz, 10G Ethernet</text:p>
          </table:table-cell>
          <table:table-cell office:value-type="string" calcext:value-type="string">
            <text:p>Cerner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3696" calcext:value-type="float">
            <text:p>413696</text:p>
          </table:table-cell>
          <table:table-cell office:value-type="float" office:value="64.53" calcext:value-type="float">
            <text:p>64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5503" calcext:value-type="float">
            <text:p>125503</text:p>
          </table:table-cell>
          <table:table-cell office:value-type="float" office:value="690.43" calcext:value-type="float">
            <text:p>690.43</text:p>
          </table:table-cell>
          <table:table-cell office:value-type="string" calcext:value-type="string">
            <text:p>Submission</text:p>
          </table:table-cell>
          <table:table-cell office:value-type="float" office:value="181.775125646336" calcext:value-type="float">
            <text:p>181.7751256463</text:p>
          </table:table-cell>
          <table:table-cell office:value-type="float" office:value="22272" calcext:value-type="float">
            <text:p>2227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Gigabit Ethernet</text:p>
          </table:table-cell>
          <table:table-cell office:value-type="string" calcext:value-type="string">
            <text:p>Financial Institutio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ndustry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36974.08" calcext:value-type="float">
            <text:p>236974.08</text:p>
          </table:table-cell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3805" calcext:value-type="float">
            <text:p>113805</text:p>
          </table:table-cell>
          <table:table-cell office:value-type="float" office:value="626.08" calcext:value-type="float">
            <text:p>626.08</text:p>
          </table:table-cell>
          <table:table-cell office:value-type="string" calcext:value-type="string">
            <text:p>Submission</text:p>
          </table:table-cell>
          <table:table-cell office:value-type="float" office:value="181.773894709941" calcext:value-type="float">
            <text:p>181.7738947099</text:p>
          </table:table-cell>
          <table:table-cell office:value-type="float" office:value="20196" calcext:value-type="float">
            <text:p>201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14885" calcext:value-type="float">
            <text:p>214885</text:p>
          </table:table-cell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3805" calcext:value-type="float">
            <text:p>113805</text:p>
          </table:table-cell>
          <table:table-cell office:value-type="float" office:value="626.08" calcext:value-type="float">
            <text:p>626.08</text:p>
          </table:table-cell>
          <table:table-cell office:value-type="string" calcext:value-type="string">
            <text:p>Submission</text:p>
          </table:table-cell>
          <table:table-cell office:value-type="float" office:value="181.773894709941" calcext:value-type="float">
            <text:p>181.7738947099</text:p>
          </table:table-cell>
          <table:table-cell office:value-type="float" office:value="20196" calcext:value-type="float">
            <text:p>201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50 6C 2.660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14885" calcext:value-type="float">
            <text:p>214885</text:p>
          </table:table-cell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0600" calcext:value-type="float">
            <text:p>180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mission</text:p>
          </table:table-cell>
          <table:table-cell office:value-type="float" office:value="180.6" calcext:value-type="float">
            <text:p>180.6</text:p>
          </table:table-cell>
          <table:table-cell office:value-type="float" office:value="30720" calcext:value-type="float">
            <text:p>3072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gic Cube</text:p>
          </table:table-cell>
          <table:table-cell office:value-type="string" calcext:value-type="string">
            <text:p>Dawning</text:p>
          </table:table-cell>
          <table:table-cell office:value-type="string" calcext:value-type="string">
            <text:p>Dawning 5000A, QC Opteron 1.9 Ghz, Infiniband, Windows HPC 2008</text:p>
          </table:table-cell>
          <table:table-cell office:value-type="string" calcext:value-type="string">
            <text:p>Shanghai Supercomputer Cent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search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33472" calcext:value-type="float">
            <text:p>233472</text:p>
          </table:table-cell>
          <table:table-cell office:value-type="float" office:value="77.35" calcext:value-type="float">
            <text:p>77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Quad Core 4C 1.900GHz</text:p>
          </table:table-cell>
          <table:table-cell office:value-type="string" calcext:value-type="string">
            <text:p>AMD x86_6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Windows HPC 20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eron Quad Core</text:p>
          </table:table-cell>
          <table:table-cell office:value-type="string" calcext:value-type="string">
            <text:p>Dawning 5000A</text:p>
          </table:table-cell>
          <table:table-cell office:value-type="string" calcext:value-type="string">
            <text:p>Dawning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5360" calcext:value-type="float">
            <text:p>10536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erived</text:p>
          </table:table-cell>
          <table:table-cell office:value-type="float" office:value="178.576271186441" calcext:value-type="float">
            <text:p>178.5762711864</text:p>
          </table:table-cell>
          <table:table-cell office:value-type="float" office:value="5900" calcext:value-type="float">
            <text:p>59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Platform SL390s/SL270s, Xeon X5675 6C 3.060GHz, Infiniband QDR, NVIDIA 2090</text:p>
          </table:table-cell>
          <table:table-cell office:value-type="string" calcext:value-type="string">
            <text:p>IMM UrO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esearch</text:p>
          </table:table-cell>
          <table:table-cell office:value-type="float" office:value="428" calcext:value-type="float">
            <text:p>428</text:p>
          </table:table-cell>
          <table:table-cell office:value-type="float" office:value="5312" calcext:value-type="float">
            <text:p>5312</text:p>
          </table:table-cell>
          <table:table-cell office:value-type="float" office:value="227977" calcext:value-type="float">
            <text:p>227977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5 6C 3.060GHz</text:p>
          </table:table-cell>
          <table:table-cell office:value-type="string" calcext:value-type="string">
            <text:p>Intel Nehalem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Platform SL390s/SL270s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4800" calcext:value-type="float">
            <text:p>27480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Top500</text:p>
          </table:table-cell>
          <table:table-cell office:value-type="float" office:value="177.404777275662" calcext:value-type="float">
            <text:p>177.4047772757</text:p>
          </table:table-cell>
          <table:table-cell office:value-type="float" office:value="26304" calcext:value-type="float">
            <text:p>263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UROPA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Sun Constellation, NovaScale R422-E2, Intel Xeon X5570, 2.93 GHz, Sun M9/Mellanox <text:s/>QDR Infiniband/Partec Parastation</text:p>
          </table:table-cell>
          <table:table-cell office:value-type="string" calcext:value-type="string">
            <text:p>Forschungszentrum Juelich (FZJ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search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08282.88" calcext:value-type="float">
            <text:p>308282.88</text:p>
          </table:table-cell>
          <table:table-cell office:value-type="float" office:value="89.14" calcext:value-type="float">
            <text:p>89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USE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NovaScale R422-E2/Sun Blade 6048 system</text:p>
          </table:table-cell>
          <table:table-cell office:value-type="string" calcext:value-type="string">
            <text:p>Sun-Bull-ParTec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 Sun M9 / Mellanox / ParTec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6697" calcext:value-type="float">
            <text:p>96697</text:p>
          </table:table-cell>
          <table:table-cell office:value-type="float" office:value="546.26" calcext:value-type="float">
            <text:p>546.26</text:p>
          </table:table-cell>
          <table:table-cell office:value-type="string" calcext:value-type="string">
            <text:p>Submission</text:p>
          </table:table-cell>
          <table:table-cell office:value-type="float" office:value="177.016439058324" calcext:value-type="float">
            <text:p>177.0164390583</text:p>
          </table:table-cell>
          <table:table-cell office:value-type="float" office:value="17160" calcext:value-type="float">
            <text:p>1716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x3650M3 Cluster, Xeon X5670 6C 2.93 GHz, Gigabit Etherne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201115.2" calcext:value-type="float">
            <text:p>201115.2</text:p>
          </table:table-cell>
          <table:table-cell office:value-type="float" office:value="48.08" calcext:value-type="float">
            <text:p>48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xSeries x3650M3 Cluster</text:p>
          </table:table-cell>
          <table:table-cell office:value-type="string" calcext:value-type="string">
            <text:p>IBM xSeries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2711" calcext:value-type="float">
            <text:p>122711</text:p>
          </table:table-cell>
          <table:table-cell office:value-type="float" office:value="698.1" calcext:value-type="float">
            <text:p>698.1</text:p>
          </table:table-cell>
          <table:table-cell office:value-type="string" calcext:value-type="string">
            <text:p>Submission</text:p>
          </table:table-cell>
          <table:table-cell office:value-type="float" office:value="175.778541756195" calcext:value-type="float">
            <text:p>175.7785417562</text:p>
          </table:table-cell>
          <table:table-cell office:value-type="float" office:value="23508" calcext:value-type="float">
            <text:p>2350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BladeCenter HS22 Cluster (WM), Xeon L5639 6C 2.130GHz, Infiniband</text:p>
          </table:table-cell>
          <table:table-cell office:value-type="string" calcext:value-type="string">
            <text:p>System Integrato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00288" calcext:value-type="float">
            <text:p>200288</text:p>
          </table:table-cell>
          <table:table-cell office:value-type="float" office:value="61.27" calcext:value-type="float">
            <text:p>61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639 6C 2.130GHz</text:p>
          </table:table-cell>
          <table:table-cell office:value-type="string" calcext:value-type="string">
            <text:p>Intel Nehalem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ladeCenter HS22 Cluster (WM)</text:p>
          </table:table-cell>
          <table:table-cell office:value-type="string" calcext:value-type="string">
            <text:p>IBM BladeCenter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7200" calcext:value-type="float">
            <text:p>237200</text:p>
          </table:table-cell>
          <table:table-cell office:value-type="float" office:value="1380.07172995781" calcext:value-type="float">
            <text:p>1380.0717299578</text:p>
          </table:table-cell>
          <table:table-cell office:value-type="string" calcext:value-type="string">
            <text:p>Derived</text:p>
          </table:table-cell>
          <table:table-cell office:value-type="float" office:value="171.875124206226" calcext:value-type="float">
            <text:p>171.8751242062</text:p>
          </table:table-cell>
          <table:table-cell office:value-type="float" office:value="36384" calcext:value-type="float">
            <text:p>363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indgren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12 Core 2.10 GHz, Custom</text:p>
          </table:table-cell>
          <table:table-cell office:value-type="string" calcext:value-type="string">
            <text:p>KTH - Royal Institute of Technolog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cademic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05625.6" calcext:value-type="float">
            <text:p>305625.6</text:p>
          </table:table-cell>
          <table:table-cell office:value-type="float" office:value="77.61" calcext:value-type="float">
            <text:p>77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95500" calcext:value-type="float">
            <text:p>295500</text:p>
          </table:table-cell>
          <table:table-cell office:value-type="float" office:value="1726.32" calcext:value-type="float">
            <text:p>1726.32</text:p>
          </table:table-cell>
          <table:table-cell office:value-type="string" calcext:value-type="string">
            <text:p>Derived</text:p>
          </table:table-cell>
          <table:table-cell office:value-type="float" office:value="171.173362991798" calcext:value-type="float">
            <text:p>171.1733629918</text:p>
          </table:table-cell>
          <table:table-cell office:value-type="float" office:value="45504" calcext:value-type="float">
            <text:p>4550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XE6 12-core 2.2 GHz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lassified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00435" calcext:value-type="float">
            <text:p>400435</text:p>
          </table:table-cell>
          <table:table-cell office:value-type="float" office:value="73.79" calcext:value-type="float">
            <text:p>73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4 12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table:number-columns-repeated="2" office:value-type="string" calcext:value-type="string">
            <text:p>Custom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2800" calcext:value-type="float">
            <text:p>13280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Top500</text:p>
          </table:table-cell>
          <table:table-cell office:value-type="float" office:value="168.956743002545" calcext:value-type="float">
            <text:p>168.9567430025</text:p>
          </table:table-cell>
          <table:table-cell office:value-type="float" office:value="14384" calcext:value-type="float">
            <text:p>1438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KA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, Xeon X5365 4C 3.000GHz, Infiniband DDR</text:p>
          </table:table-cell>
          <table:table-cell office:value-type="string" calcext:value-type="string">
            <text:p>Computational Research Laboratories, TATA SON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ustry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72608" calcext:value-type="float">
            <text:p>172608</text:p>
          </table:table-cell>
          <table:table-cell office:value-type="float" office:value="76.94" calcext:value-type="float">
            <text:p>76.94</text:p>
          </table:table-cell>
          <table:table-cell office:value-type="float" office:value="1850000" calcext:value-type="float">
            <text:p>185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365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300-series "Clovertown"</text:p>
          </table:table-cell>
          <table:table-cell office:value-type="string" calcext:value-type="string">
            <text:p>Cluster Platform 3000 BL460c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6708" calcext:value-type="float">
            <text:p>386708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Derived</text:p>
          </table:table-cell>
          <table:table-cell office:value-type="float" office:value="168.500217864924" calcext:value-type="float">
            <text:p>168.5002178649</text:p>
          </table:table-cell>
          <table:table-cell office:value-type="float" office:value="30600" calcext:value-type="float">
            <text:p>306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 Yuva - II</text:p>
          </table:table-cell>
          <table:table-cell office:value-type="string" calcext:value-type="string">
            <text:p>Netweb Technologies</text:p>
          </table:table-cell>
          <table:table-cell office:value-type="string" calcext:value-type="string">
            <text:p>R2208GZ Cluster, Xeon E5-2670 8C 2.600GHz, Infiniband FDR, Intel Xeon Phi 5110P</text:p>
          </table:table-cell>
          <table:table-cell office:value-type="string" calcext:value-type="string">
            <text:p>Center for Development of Advanced Computing (C-DAC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esearch</text:p>
          </table:table-cell>
          <table:table-cell office:value-type="float" office:value="69" calcext:value-type="float">
            <text:p>69</text:p>
          </table:table-cell>
          <table:table-cell office:value-type="float" office:value="27000" calcext:value-type="float">
            <text:p>27000</text:p>
          </table:table-cell>
          <table:table-cell office:value-type="float" office:value="529380" calcext:value-type="float">
            <text:p>529380</text:p>
          </table:table-cell>
          <table:table-cell office:value-type="float" office:value="73.05" calcext:value-type="float">
            <text:p>73.05</text:p>
          </table:table-cell>
          <table:table-cell office:value-type="float" office:value="1230000" calcext:value-type="float">
            <text:p>123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Intel Xeon Phi 51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R2208GZ Cluster</text:p>
          </table:table-cell>
          <table:table-cell office:value-type="string" calcext:value-type="string">
            <text:p>Netweb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FDR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2200" calcext:value-type="float">
            <text:p>152200</text:p>
          </table:table-cell>
          <table:table-cell office:value-type="float" office:value="912.8" calcext:value-type="float">
            <text:p>912.8</text:p>
          </table:table-cell>
          <table:table-cell office:value-type="string" calcext:value-type="string">
            <text:p>Derived</text:p>
          </table:table-cell>
          <table:table-cell office:value-type="float" office:value="166.739702015776" calcext:value-type="float">
            <text:p>166.7397020158</text:p>
          </table:table-cell>
          <table:table-cell office:value-type="float" office:value="15648" calcext:value-type="float">
            <text:p>156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C6100 Cluster, Xeon X5660 2.8 Ghz, Infiniband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75257.6" calcext:value-type="float">
            <text:p>175257.6</text:p>
          </table:table-cell>
          <table:table-cell office:value-type="float" office:value="86.84" calcext:value-type="float">
            <text:p>86.84</text:p>
          </table:table-cell>
          <table:table-cell office:value-type="float" office:value="1757600" calcext:value-type="float">
            <text:p>17576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60 6C 2.800GHz</text:p>
          </table:table-cell>
          <table:table-cell office:value-type="string" calcext:value-type="string">
            <text:p>Intel Nehalem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PowerEdge C6100 Cluster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4400" calcext:value-type="float">
            <text:p>1144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Derived</text:p>
          </table:table-cell>
          <table:table-cell office:value-type="float" office:value="164.367816091954" calcext:value-type="float">
            <text:p>164.367816092</text:p>
          </table:table-cell>
          <table:table-cell office:value-type="float" office:value="6960" calcext:value-type="float">
            <text:p>69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390s G7, Xeon E5649 6C 2.530GHz, Infiniband QDR, NVIDIA 2090</text:p>
          </table:table-cell>
          <table:table-cell office:value-type="string" calcext:value-type="string">
            <text:p>Science and Technology Facilities Council - Rutherford Appleton Laborato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cademic</text:p>
          </table:table-cell>
          <table:table-cell office:value-type="float" office:value="379" calcext:value-type="float">
            <text:p>379</text:p>
          </table:table-cell>
          <table:table-cell office:value-type="float" office:value="5952" calcext:value-type="float">
            <text:p>5952</text:p>
          </table:table-cell>
          <table:table-cell office:value-type="float" office:value="257581" calcext:value-type="float">
            <text:p>257581</text:p>
          </table:table-cell>
          <table:table-cell office:value-type="float" office:value="44.41" calcext:value-type="float">
            <text:p>44.41</text:p>
          </table:table-cell>
          <table:table-cell office:value-type="float" office:value="494592" calcext:value-type="float">
            <text:p>494592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9 6C 2.530GHz</text:p>
          </table:table-cell>
          <table:table-cell office:value-type="string" calcext:value-type="string">
            <text:p>Intel Nehalem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390s G7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0882.8" calcext:value-type="float">
            <text:p>160882.8</text:p>
          </table:table-cell>
          <table:table-cell office:value-type="float" office:value="1014.3" calcext:value-type="float">
            <text:p>1014.3</text:p>
          </table:table-cell>
          <table:table-cell office:value-type="string" calcext:value-type="string">
            <text:p>Derived</text:p>
          </table:table-cell>
          <table:table-cell office:value-type="float" office:value="158.614611061816" calcext:value-type="float">
            <text:p>158.6146110618</text:p>
          </table:table-cell>
          <table:table-cell office:value-type="float" office:value="18032" calcext:value-type="float">
            <text:p>1803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dustry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17363" calcext:value-type="float">
            <text:p>317363</text:p>
          </table:table-cell>
          <table:table-cell office:value-type="float" office:value="50.69" calcext:value-type="float">
            <text:p>50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9838" calcext:value-type="float">
            <text:p>219838</text:p>
          </table:table-cell>
          <table:table-cell table:style-name="ce3" office:value-type="float" office:value="1449.12" calcext:value-type="float">
            <text:p>1449.12</text:p>
          </table:table-cell>
          <table:table-cell office:value-type="string" calcext:value-type="string">
            <text:p>Derived</text:p>
          </table:table-cell>
          <table:table-cell office:value-type="float" office:value="151.704482720548" calcext:value-type="float">
            <text:p>151.7044827205</text:p>
          </table:table-cell>
          <table:table-cell office:value-type="float" office:value="25448" calcext:value-type="float">
            <text:p>254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WTH Compute Cluster (RCC)</text:p>
          </table:table-cell>
          <table:table-cell office:value-type="string" calcext:value-type="string">
            <text:p>Bull SA</text:p>
          </table:table-cell>
          <table:table-cell office:value-type="string" calcext:value-type="string">
            <text:p>Bullx B500 Cluster, Xeon X56xx 3.06Ghz, QDR Infiniband</text:p>
          </table:table-cell>
          <table:table-cell office:value-type="string" calcext:value-type="string">
            <text:p>Universitaet Aachen/RW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70538" calcext:value-type="float">
            <text:p>270538</text:p>
          </table:table-cell>
          <table:table-cell office:value-type="float" office:value="81.26" calcext:value-type="float">
            <text:p>81.26</text:p>
          </table:table-cell>
          <table:table-cell office:value-type="float" office:value="2145920" calcext:value-type="float">
            <text:p>214592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5 6C 3.060GHz</text:p>
          </table:table-cell>
          <table:table-cell office:value-type="string" calcext:value-type="string">
            <text:p>Intel Nehalem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Bullx B500 Cluster</text:p>
          </table:table-cell>
          <table:table-cell office:value-type="string" calcext:value-type="string">
            <text:p>Bull Bull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1800" calcext:value-type="float">
            <text:p>251800</text:p>
          </table:table-cell>
          <table:table-cell table:style-name="ce3" office:value-type="float" office:value="1670.78" calcext:value-type="float">
            <text:p>1670.78</text:p>
          </table:table-cell>
          <table:table-cell office:value-type="string" calcext:value-type="string">
            <text:p>Derived</text:p>
          </table:table-cell>
          <table:table-cell office:value-type="float" office:value="150.708052526365" calcext:value-type="float">
            <text:p>150.7080525264</text:p>
          </table:table-cell>
          <table:table-cell office:value-type="float" office:value="22656" calcext:value-type="float">
            <text:p>226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star 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PowerEdge M610 Cluster, Xeon 5680 3.3Ghz, Infiniband QDR</text:p>
          </table:table-cell>
          <table:table-cell office:value-type="string" calcext:value-type="string">
            <text:p>Texas Advanced Computing Center/Univ. of Tex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ademic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01777" calcext:value-type="float">
            <text:p>301777</text:p>
          </table:table-cell>
          <table:table-cell office:value-type="float" office:value="83.44" calcext:value-type="float">
            <text:p>83.44</text:p>
          </table:table-cell>
          <table:table-cell office:value-type="float" office:value="2128224" calcext:value-type="float">
            <text:p>212822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80 6C 3.330GHz</text:p>
          </table:table-cell>
          <table:table-cell office:value-type="string" calcext:value-type="string">
            <text:p>Intel Nehalem</text:p>
          </table:table-cell>
          <table:table-cell office:value-type="float" office:value="3330" calcext:value-type="float">
            <text:p>33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PowerEdge M610 Cluster</text:p>
          </table:table-cell>
          <table:table-cell office:value-type="string" calcext:value-type="string">
            <text:p>Dell PowerEdg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4200" calcext:value-type="float">
            <text:p>214200</text:p>
          </table:table-cell>
          <table:table-cell office:value-type="float" office:value="1442.64" calcext:value-type="float">
            <text:p>1442.64</text:p>
          </table:table-cell>
          <table:table-cell office:value-type="string" calcext:value-type="string">
            <text:p>Derived</text:p>
          </table:table-cell>
          <table:table-cell office:value-type="float" office:value="148.477790717019" calcext:value-type="float">
            <text:p>148.477790717</text:p>
          </table:table-cell>
          <table:table-cell office:value-type="float" office:value="31104" calcext:value-type="float">
            <text:p>31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Cray XE6, Opteron 6172 12C 2.10GHz, Cray Gemini interconnect</text:p>
          </table:table-cell>
          <table:table-cell office:value-type="string" calcext:value-type="string">
            <text:p>INPE (National Institute for Space Research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esearch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61273.6" calcext:value-type="float">
            <text:p>261273.6</text:p>
          </table:table-cell>
          <table:table-cell office:value-type="float" office:value="81.98" calcext:value-type="float">
            <text:p>81.98</text:p>
          </table:table-cell>
          <table:table-cell office:value-type="float" office:value="1491840" calcext:value-type="float">
            <text:p>149184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ray Linux Environmen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ray XE6</text:p>
          </table:table-cell>
          <table:table-cell office:value-type="string" calcext:value-type="string">
            <text:p>Cray XE</text:p>
          </table:table-cell>
          <table:table-cell office:value-type="string" calcext:value-type="string">
            <text:p>Cray Interconnect</text:p>
          </table:table-cell>
          <table:table-cell office:value-type="string" calcext:value-type="string">
            <text:p>Cray Gemini interconnect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7240" calcext:value-type="float">
            <text:p>15724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Derived</text:p>
          </table:table-cell>
          <table:table-cell office:value-type="float" office:value="142.427536231884" calcext:value-type="float">
            <text:p>142.4275362319</text:p>
          </table:table-cell>
          <table:table-cell office:value-type="float" office:value="14720" calcext:value-type="float">
            <text:p>147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06176" calcext:value-type="float">
            <text:p>306176</text:p>
          </table:table-cell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7240" calcext:value-type="float">
            <text:p>15724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Derived</text:p>
          </table:table-cell>
          <table:table-cell office:value-type="float" office:value="142.427536231884" calcext:value-type="float">
            <text:p>142.4275362319</text:p>
          </table:table-cell>
          <table:table-cell office:value-type="float" office:value="14720" calcext:value-type="float">
            <text:p>147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06176" calcext:value-type="float">
            <text:p>306176</text:p>
          </table:table-cell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3057" calcext:value-type="float">
            <text:p>12305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Derived</text:p>
          </table:table-cell>
          <table:table-cell office:value-type="float" office:value="142.427083333333" calcext:value-type="float">
            <text:p>142.4270833333</text:p>
          </table:table-cell>
          <table:table-cell office:value-type="float" office:value="11520" calcext:value-type="float">
            <text:p>115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39616" calcext:value-type="float">
            <text:p>239616</text:p>
          </table:table-cell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3057" calcext:value-type="float">
            <text:p>12305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Derived</text:p>
          </table:table-cell>
          <table:table-cell office:value-type="float" office:value="142.427083333333" calcext:value-type="float">
            <text:p>142.4270833333</text:p>
          </table:table-cell>
          <table:table-cell office:value-type="float" office:value="11520" calcext:value-type="float">
            <text:p>115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39616" calcext:value-type="float">
            <text:p>239616</text:p>
          </table:table-cell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1261" calcext:value-type="float">
            <text:p>16126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Derived</text:p>
          </table:table-cell>
          <table:table-cell office:value-type="float" office:value="142.205467372134" calcext:value-type="float">
            <text:p>142.2054673721</text:p>
          </table:table-cell>
          <table:table-cell office:value-type="float" office:value="15120" calcext:value-type="float">
            <text:p>151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14496" calcext:value-type="float">
            <text:p>314496</text:p>
          </table:table-cell>
          <table:table-cell office:value-type="float" office:value="51.28" calcext:value-type="float">
            <text:p>51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6420" calcext:value-type="float">
            <text:p>176420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Derived</text:p>
          </table:table-cell>
          <table:table-cell office:value-type="float" office:value="141.362179487179" calcext:value-type="float">
            <text:p>141.3621794872</text:p>
          </table:table-cell>
          <table:table-cell office:value-type="float" office:value="16640" calcext:value-type="float">
            <text:p>166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46112" calcext:value-type="float">
            <text:p>346112</text:p>
          </table:table-cell>
          <table:table-cell office:value-type="float" office:value="50.97" calcext:value-type="float">
            <text:p>5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6420" calcext:value-type="float">
            <text:p>176420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Derived</text:p>
          </table:table-cell>
          <table:table-cell office:value-type="float" office:value="141.362179487179" calcext:value-type="float">
            <text:p>141.3621794872</text:p>
          </table:table-cell>
          <table:table-cell office:value-type="float" office:value="16640" calcext:value-type="float">
            <text:p>166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46112" calcext:value-type="float">
            <text:p>346112</text:p>
          </table:table-cell>
          <table:table-cell office:value-type="float" office:value="50.97" calcext:value-type="float">
            <text:p>5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2746" calcext:value-type="float">
            <text:p>182746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Derived</text:p>
          </table:table-cell>
          <table:table-cell office:value-type="float" office:value="141.007716049383" calcext:value-type="float">
            <text:p>141.0077160494</text:p>
          </table:table-cell>
          <table:table-cell office:value-type="float" office:value="17280" calcext:value-type="float">
            <text:p>172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Gigabit Ethernet</text:p>
          </table:table-cell>
          <table:table-cell office:value-type="string" calcext:value-type="string">
            <text:p>Computacenter (UK) LT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59424" calcext:value-type="float">
            <text:p>359424</text:p>
          </table:table-cell>
          <table:table-cell office:value-type="float" office:value="50.84" calcext:value-type="float">
            <text:p>5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66942" calcext:value-type="float">
            <text:p>266942</text:p>
          </table:table-cell>
          <table:table-cell office:value-type="float" office:value="1910.1" calcext:value-type="float">
            <text:p>1910.1</text:p>
          </table:table-cell>
          <table:table-cell office:value-type="string" calcext:value-type="string">
            <text:p>Derived</text:p>
          </table:table-cell>
          <table:table-cell office:value-type="float" office:value="139.752892518716" calcext:value-type="float">
            <text:p>139.7528925187</text:p>
          </table:table-cell>
          <table:table-cell office:value-type="float" office:value="25468" calcext:value-type="float">
            <text:p>254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390/BL2x220, Xeon X5650 6C 2.660GHz, Infiniband QDR, NVIDIA 2090</text:p>
          </table:table-cell>
          <table:table-cell office:value-type="string" calcext:value-type="string">
            <text:p>Cyfronet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cademic</text:p>
          </table:table-cell>
          <table:table-cell office:value-type="float" office:value="113" calcext:value-type="float">
            <text:p>113</text:p>
          </table:table-cell>
          <table:table-cell office:value-type="float" office:value="3328" calcext:value-type="float">
            <text:p>3328</text:p>
          </table:table-cell>
          <table:table-cell office:value-type="float" office:value="373889.6" calcext:value-type="float">
            <text:p>373889.6</text:p>
          </table:table-cell>
          <table:table-cell office:value-type="float" office:value="71.4" calcext:value-type="float">
            <text:p>7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390/BL2x220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3835" calcext:value-type="float">
            <text:p>103835</text:p>
          </table:table-cell>
          <table:table-cell office:value-type="float" office:value="744.3" calcext:value-type="float">
            <text:p>744.3</text:p>
          </table:table-cell>
          <table:table-cell office:value-type="string" calcext:value-type="string">
            <text:p>Derived</text:p>
          </table:table-cell>
          <table:table-cell office:value-type="float" office:value="139.506919252989" calcext:value-type="float">
            <text:p>139.506919253</text:p>
          </table:table-cell>
          <table:table-cell office:value-type="float" office:value="9924" calcext:value-type="float">
            <text:p>99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40 6C 2.5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98480" calcext:value-type="float">
            <text:p>198480</text:p>
          </table:table-cell>
          <table:table-cell office:value-type="float" office:value="52.32" calcext:value-type="float">
            <text:p>52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0221" calcext:value-type="float">
            <text:p>11022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Derived</text:p>
          </table:table-cell>
          <table:table-cell office:value-type="float" office:value="139.167929292929" calcext:value-type="float">
            <text:p>139.1679292929</text:p>
          </table:table-cell>
          <table:table-cell office:value-type="float" office:value="10560" calcext:value-type="float">
            <text:p>105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40 6C 2.500GHz, Gigabit Ethernet</text:p>
          </table:table-cell>
          <table:table-cell office:value-type="string" calcext:value-type="string">
            <text:p>Logistic Services (E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11200" calcext:value-type="float">
            <text:p>211200</text:p>
          </table:table-cell>
          <table:table-cell office:value-type="float" office:value="52.19" calcext:value-type="float">
            <text:p>52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0486" calcext:value-type="float">
            <text:p>130486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Derived</text:p>
          </table:table-cell>
          <table:table-cell office:value-type="float" office:value="138.080423280423" calcext:value-type="float">
            <text:p>138.0804232804</text:p>
          </table:table-cell>
          <table:table-cell office:value-type="float" office:value="12600" calcext:value-type="float">
            <text:p>126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40 6C 2.5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 office:value-type="float" office:value="51.78" calcext:value-type="float">
            <text:p>51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4852" calcext:value-type="float">
            <text:p>134852</text:p>
          </table:table-cell>
          <table:table-cell office:value-type="float" office:value="978.3" calcext:value-type="float">
            <text:p>978.3</text:p>
          </table:table-cell>
          <table:table-cell office:value-type="string" calcext:value-type="string">
            <text:p>Derived</text:p>
          </table:table-cell>
          <table:table-cell office:value-type="float" office:value="137.843197383216" calcext:value-type="float">
            <text:p>137.8431973832</text:p>
          </table:table-cell>
          <table:table-cell office:value-type="float" office:value="13044" calcext:value-type="float">
            <text:p>130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p Gen8, Xeon E5-2640 6C 2.500GHz, Gigabit Ethernet</text:p>
          </table:table-cell>
          <table:table-cell office:value-type="string" calcext:value-type="string">
            <text:p>Logistic Services (E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60880" calcext:value-type="float">
            <text:p>260880</text:p>
          </table:table-cell>
          <table:table-cell office:value-type="float" office:value="51.69" calcext:value-type="float">
            <text:p>51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3900" calcext:value-type="float">
            <text:p>15390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Derived</text:p>
          </table:table-cell>
          <table:table-cell office:value-type="float" office:value="136.8" calcext:value-type="float">
            <text:p>136.8</text:p>
          </table:table-cell>
          <table:table-cell office:value-type="float" office:value="15000" calcext:value-type="float">
            <text:p>150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e Gen8, Xeon E5-2640 6C 2.5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40 6C 2.500GHz</text:p>
          </table:table-cell>
          <table:table-cell office:value-type="string" calcext:value-type="string">
            <text:p>Intel SandyBridg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3900" calcext:value-type="float">
            <text:p>243900</text:p>
          </table:table-cell>
          <table:table-cell table:style-name="ce3" office:value-type="float" office:value="1814.4" calcext:value-type="float">
            <text:p>1814.4</text:p>
          </table:table-cell>
          <table:table-cell office:value-type="string" calcext:value-type="string">
            <text:p>Derived</text:p>
          </table:table-cell>
          <table:table-cell office:value-type="float" office:value="134.424603174603" calcext:value-type="float">
            <text:p>134.4246031746</text:p>
          </table:table-cell>
          <table:table-cell office:value-type="float" office:value="24192" calcext:value-type="float">
            <text:p>2419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POD - Cluster Platform 3000 BL260c G6, X5675 3.06 GHz, Infiniband</text:p>
          </table:table-cell>
          <table:table-cell office:value-type="string" calcext:value-type="string">
            <text:p>Airbu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dustry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96110" calcext:value-type="float">
            <text:p>296110</text:p>
          </table:table-cell>
          <table:table-cell office:value-type="float" office:value="82.37" calcext:value-type="float">
            <text:p>82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5 6C 3.060GHz</text:p>
          </table:table-cell>
          <table:table-cell office:value-type="string" calcext:value-type="string">
            <text:p>Intel Nehalem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260c G6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8071" calcext:value-type="float">
            <text:p>118071</text:p>
          </table:table-cell>
          <table:table-cell office:value-type="float" office:value="888.6" calcext:value-type="float">
            <text:p>888.6</text:p>
          </table:table-cell>
          <table:table-cell office:value-type="string" calcext:value-type="string">
            <text:p>Derived</text:p>
          </table:table-cell>
          <table:table-cell office:value-type="float" office:value="132.873058744092" calcext:value-type="float">
            <text:p>132.8730587441</text:p>
          </table:table-cell>
          <table:table-cell office:value-type="float" office:value="11848" calcext:value-type="float">
            <text:p>1184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8p, Xeon E5-2609 <text:s/>4C 2.4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27482" calcext:value-type="float">
            <text:p>227482</text:p>
          </table:table-cell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09 <text:s/>4C 2.400GHz</text:p>
          </table:table-cell>
          <table:table-cell office:value-type="string" calcext:value-type="string">
            <text:p>Intel SandyBridge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8p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9426" calcext:value-type="float">
            <text:p>119426</text:p>
          </table:table-cell>
          <table:table-cell office:value-type="float" office:value="898.8" calcext:value-type="float">
            <text:p>898.8</text:p>
          </table:table-cell>
          <table:table-cell office:value-type="string" calcext:value-type="string">
            <text:p>Derived</text:p>
          </table:table-cell>
          <table:table-cell office:value-type="float" office:value="132.87271918113" calcext:value-type="float">
            <text:p>132.8727191811</text:p>
          </table:table-cell>
          <table:table-cell office:value-type="float" office:value="11984" calcext:value-type="float">
            <text:p>1198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8p, Xeon E5-2609 <text:s/>4C 2.4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30093" calcext:value-type="float">
            <text:p>230093</text:p>
          </table:table-cell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09 <text:s/>4C 2.400GHz</text:p>
          </table:table-cell>
          <table:table-cell office:value-type="string" calcext:value-type="string">
            <text:p>Intel SandyBridge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8p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7081" calcext:value-type="float">
            <text:p>127081</text:p>
          </table:table-cell>
          <table:table-cell office:value-type="float" office:value="959.4" calcext:value-type="float">
            <text:p>959.4</text:p>
          </table:table-cell>
          <table:table-cell office:value-type="string" calcext:value-type="string">
            <text:p>Derived</text:p>
          </table:table-cell>
          <table:table-cell office:value-type="float" office:value="132.458828434438" calcext:value-type="float">
            <text:p>132.4588284344</text:p>
          </table:table-cell>
          <table:table-cell office:value-type="float" office:value="12792" calcext:value-type="float">
            <text:p>127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09 <text:s/>4C 2.400GHz, Gigabit Ethernet</text:p>
          </table:table-cell>
          <table:table-cell office:value-type="string" calcext:value-type="string">
            <text:p>IT Services Provider (B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45606" calcext:value-type="float">
            <text:p>245606</text:p>
          </table:table-cell>
          <table:table-cell office:value-type="float" office:value="51.74" calcext:value-type="float">
            <text:p>5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09 <text:s/>4C 2.400GHz</text:p>
          </table:table-cell>
          <table:table-cell office:value-type="string" calcext:value-type="string">
            <text:p>Intel SandyBridge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1265" calcext:value-type="float">
            <text:p>11126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Derived</text:p>
          </table:table-cell>
          <table:table-cell office:value-type="float" office:value="132.458333333333" calcext:value-type="float">
            <text:p>132.4583333333</text:p>
          </table:table-cell>
          <table:table-cell office:value-type="float" office:value="11200" calcext:value-type="float">
            <text:p>112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09 <text:s/>4C 2.400GHz, Gigabit Ethernet</text:p>
          </table:table-cell>
          <table:table-cell office:value-type="string" calcext:value-type="string">
            <text:p>IT Services Provider (B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15040" calcext:value-type="float">
            <text:p>215040</text:p>
          </table:table-cell>
          <table:table-cell office:value-type="float" office:value="51.74" calcext:value-type="float">
            <text:p>5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09 <text:s/>4C 2.400GHz</text:p>
          </table:table-cell>
          <table:table-cell office:value-type="string" calcext:value-type="string">
            <text:p>Intel SandyBridge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2200" calcext:value-type="float">
            <text:p>102200</text:p>
          </table:table-cell>
          <table:table-cell office:value-type="float" office:value="776.42" calcext:value-type="float">
            <text:p>776.42</text:p>
          </table:table-cell>
          <table:table-cell office:value-type="string" calcext:value-type="string">
            <text:p>Derived</text:p>
          </table:table-cell>
          <table:table-cell office:value-type="float" office:value="131.629788001339" calcext:value-type="float">
            <text:p>131.6297880013</text:p>
          </table:table-cell>
          <table:table-cell office:value-type="float" office:value="13552" calcext:value-type="float">
            <text:p>1355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era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Appro Xtreme-X3 Server - Quad Opteron Quad Core 2.3 GHz, Infiniband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27200" calcext:value-type="float">
            <text:p>127200</text:p>
          </table:table-cell>
          <table:table-cell office:value-type="float" office:value="80.35" calcext:value-type="float">
            <text:p>80.35</text:p>
          </table:table-cell>
          <table:table-cell office:value-type="float" office:value="1651780" calcext:value-type="float">
            <text:p>165178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Quad Core 4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Redhat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eron Quad Core</text:p>
          </table:table-cell>
          <table:table-cell office:value-type="string" calcext:value-type="string">
            <text:p>Appro XtremeServers</text:p>
          </table:table-cell>
          <table:table-cell office:value-type="string" calcext:value-type="string">
            <text:p>Appro XtremeServ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band DDR 4x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22900" calcext:value-type="float">
            <text:p>322900</text:p>
          </table:table-cell>
          <table:table-cell office:value-type="float" office:value="2456.4" calcext:value-type="float">
            <text:p>2456.4</text:p>
          </table:table-cell>
          <table:table-cell office:value-type="string" calcext:value-type="string">
            <text:p>Derived</text:p>
          </table:table-cell>
          <table:table-cell office:value-type="float" office:value="131.452532160886" calcext:value-type="float">
            <text:p>131.4525321609</text:p>
          </table:table-cell>
          <table:table-cell office:value-type="float" office:value="27600" calcext:value-type="float">
            <text:p>276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Altix ICE 8400EX, Xeon X5690 6C 3.470GHz, Infiniband QDR</text:p>
          </table:table-cell>
          <table:table-cell office:value-type="string" calcext:value-type="string">
            <text:p>NOAA Environmental Security Computer Cent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82648.32" calcext:value-type="float">
            <text:p>382648.32</text:p>
          </table:table-cell>
          <table:table-cell office:value-type="float" office:value="84.39" calcext:value-type="float">
            <text:p>84.39</text:p>
          </table:table-cell>
          <table:table-cell office:value-type="float" office:value="2322432" calcext:value-type="float">
            <text:p>2322432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690 6C 3.470GHz</text:p>
          </table:table-cell>
          <table:table-cell office:value-type="string" calcext:value-type="string">
            <text:p>Intel Nehalem</text:p>
          </table:table-cell>
          <table:table-cell office:value-type="float" office:value="3470" calcext:value-type="float">
            <text:p>347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SGI ICE 8400EX</text:p>
          </table:table-cell>
          <table:table-cell office:value-type="string" calcext:value-type="string">
            <text:p>SGI Altix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387" calcext:value-type="float">
            <text:p>419387</text:p>
          </table:table-cell>
          <table:table-cell office:value-type="float" office:value="3244.8" calcext:value-type="float">
            <text:p>3244.8</text:p>
          </table:table-cell>
          <table:table-cell office:value-type="string" calcext:value-type="string">
            <text:p>Derived</text:p>
          </table:table-cell>
          <table:table-cell office:value-type="float" office:value="129.248952169625" calcext:value-type="float">
            <text:p>129.2489521696</text:p>
          </table:table-cell>
          <table:table-cell office:value-type="float" office:value="43264" calcext:value-type="float">
            <text:p>432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70 8C 2.600GHz, 10G Ethernet, NVIDIA 2075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64" calcext:value-type="float">
            <text:p>64</text:p>
          </table:table-cell>
          <table:table-cell office:value-type="float" office:value="10976" calcext:value-type="float">
            <text:p>10976</text:p>
          </table:table-cell>
          <table:table-cell office:value-type="float" office:value="1075350" calcext:value-type="float">
            <text:p>107535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0264" calcext:value-type="float">
            <text:p>120264</text:p>
          </table:table-cell>
          <table:table-cell office:value-type="float" office:value="946.8" calcext:value-type="float">
            <text:p>946.8</text:p>
          </table:table-cell>
          <table:table-cell office:value-type="string" calcext:value-type="string">
            <text:p>Derived</text:p>
          </table:table-cell>
          <table:table-cell office:value-type="float" office:value="127.02154626109" calcext:value-type="float">
            <text:p>127.0215462611</text:p>
          </table:table-cell>
          <table:table-cell office:value-type="float" office:value="12624" calcext:value-type="float">
            <text:p>126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160 Gen8 , Xeon E5-2630 6C 2.30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32282" calcext:value-type="float">
            <text:p>232282</text:p>
          </table:table-cell>
          <table:table-cell office:value-type="float" office:value="51.77" calcext:value-type="float">
            <text:p>51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160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6446" calcext:value-type="float">
            <text:p>126446</text:p>
          </table:table-cell>
          <table:table-cell office:value-type="float" office:value="998.1" calcext:value-type="float">
            <text:p>998.1</text:p>
          </table:table-cell>
          <table:table-cell office:value-type="string" calcext:value-type="string">
            <text:p>Derived</text:p>
          </table:table-cell>
          <table:table-cell office:value-type="float" office:value="126.686704739004" calcext:value-type="float">
            <text:p>126.686704739</text:p>
          </table:table-cell>
          <table:table-cell office:value-type="float" office:value="13308" calcext:value-type="float">
            <text:p>1330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p Gen8, Xeon E5-2630 6C 2.3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ndustry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44867" calcext:value-type="float">
            <text:p>244867</text:p>
          </table:table-cell>
          <table:table-cell office:value-type="float" office:value="51.64" calcext:value-type="float">
            <text:p>51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9986.1" calcext:value-type="float">
            <text:p>129986.1</text:p>
          </table:table-cell>
          <table:table-cell office:value-type="float" office:value="1046.67" calcext:value-type="float">
            <text:p>1046.67</text:p>
          </table:table-cell>
          <table:table-cell office:value-type="string" calcext:value-type="string">
            <text:p>Derived</text:p>
          </table:table-cell>
          <table:table-cell office:value-type="float" office:value="124.190145891255" calcext:value-type="float">
            <text:p>124.1901458913</text:p>
          </table:table-cell>
          <table:table-cell office:value-type="float" office:value="13980" calcext:value-type="float">
            <text:p>139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280c G6, Xeon X5675 6C 3.06GHz, Infiniband QDR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71115" calcext:value-type="float">
            <text:p>171115</text:p>
          </table:table-cell>
          <table:table-cell office:value-type="float" office:value="75.96" calcext:value-type="float">
            <text:p>75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5 6C 3.060GHz</text:p>
          </table:table-cell>
          <table:table-cell office:value-type="string" calcext:value-type="string">
            <text:p>Intel Nehalem</text:p>
          </table:table-cell>
          <table:table-cell office:value-type="float" office:value="3060" calcext:value-type="float">
            <text:p>30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280c G6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0289" calcext:value-type="float">
            <text:p>150289</text:p>
          </table:table-cell>
          <table:table-cell office:value-type="float" office:value="1210.5" calcext:value-type="float">
            <text:p>1210.5</text:p>
          </table:table-cell>
          <table:table-cell office:value-type="string" calcext:value-type="string">
            <text:p>Derived</text:p>
          </table:table-cell>
          <table:table-cell office:value-type="float" office:value="124.154481619166" calcext:value-type="float">
            <text:p>124.1544816192</text:p>
          </table:table-cell>
          <table:table-cell office:value-type="float" office:value="16140" calcext:value-type="float">
            <text:p>161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p Gen8, Xeon E5-2630 6C 2.3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6976" calcext:value-type="float">
            <text:p>296976</text:p>
          </table:table-cell>
          <table:table-cell office:value-type="float" office:value="50.61" calcext:value-type="float">
            <text:p>5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0231" calcext:value-type="float">
            <text:p>120231</text:p>
          </table:table-cell>
          <table:table-cell office:value-type="float" office:value="968.4" calcext:value-type="float">
            <text:p>968.4</text:p>
          </table:table-cell>
          <table:table-cell office:value-type="string" calcext:value-type="string">
            <text:p>Derived</text:p>
          </table:table-cell>
          <table:table-cell office:value-type="float" office:value="124.154275092937" calcext:value-type="float">
            <text:p>124.1542750929</text:p>
          </table:table-cell>
          <table:table-cell office:value-type="float" office:value="12912" calcext:value-type="float">
            <text:p>1291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p Gen8, Xeon E5-2630 6C 2.3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37581" calcext:value-type="float">
            <text:p>237581</text:p>
          </table:table-cell>
          <table:table-cell office:value-type="float" office:value="50.61" calcext:value-type="float">
            <text:p>5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1966" calcext:value-type="float">
            <text:p>171966</text:p>
          </table:table-cell>
          <table:table-cell office:value-type="float" office:value="1385.1" calcext:value-type="float">
            <text:p>1385.1</text:p>
          </table:table-cell>
          <table:table-cell office:value-type="string" calcext:value-type="string">
            <text:p>Derived</text:p>
          </table:table-cell>
          <table:table-cell office:value-type="float" office:value="124.154212692224" calcext:value-type="float">
            <text:p>124.1542126922</text:p>
          </table:table-cell>
          <table:table-cell office:value-type="float" office:value="18468" calcext:value-type="float">
            <text:p>1846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p Gen8, Xeon E5-2630 6C 2.3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39811" calcext:value-type="float">
            <text:p>339811</text:p>
          </table:table-cell>
          <table:table-cell office:value-type="float" office:value="50.61" calcext:value-type="float">
            <text:p>5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1741" calcext:value-type="float">
            <text:p>10174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Top500</text:p>
          </table:table-cell>
          <table:table-cell office:value-type="float" office:value="122.432009626955" calcext:value-type="float">
            <text:p>122.432009627</text:p>
          </table:table-cell>
          <table:table-cell office:value-type="float" office:value="15104" calcext:value-type="float">
            <text:p>151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2K Open Supercomputer (Todai Combined Cluster)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Hitachi opteron QC 2.3 GHz Myrinet 10G</text:p>
          </table:table-cell>
          <table:table-cell office:value-type="string" calcext:value-type="string">
            <text:p>Information Technology Center, The University of 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ademic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38956" calcext:value-type="float">
            <text:p>138956</text:p>
          </table:table-cell>
          <table:table-cell office:value-type="float" office:value="73.22" calcext:value-type="float">
            <text:p>73.22</text:p>
          </table:table-cell>
          <table:table-cell office:value-type="float" office:value="1740800" calcext:value-type="float">
            <text:p>17408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Quad Core 4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eron Quad Core</text:p>
          </table:table-cell>
          <table:table-cell table:number-columns-repeated="2" office:value-type="string" calcext:value-type="string">
            <text:p>Hitachi Cluster</text:p>
          </table:table-cell>
          <table:table-cell office:value-type="string" calcext:value-type="string">
            <text:p>Myrinet</text:p>
          </table:table-cell>
          <table:table-cell office:value-type="string" calcext:value-type="string">
            <text:p>Myrinet 10G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7236" calcext:value-type="float">
            <text:p>227236</text:p>
          </table:table-cell>
          <table:table-cell office:value-type="float" office:value="1879.2" calcext:value-type="float">
            <text:p>1879.2</text:p>
          </table:table-cell>
          <table:table-cell office:value-type="string" calcext:value-type="string">
            <text:p>Derived</text:p>
          </table:table-cell>
          <table:table-cell office:value-type="float" office:value="120.921668795232" calcext:value-type="float">
            <text:p>120.9216687952</text:p>
          </table:table-cell>
          <table:table-cell office:value-type="float" office:value="25056" calcext:value-type="float">
            <text:p>250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160 Gen8 , Xeon E5-2630 6C 2.3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ndustry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61030" calcext:value-type="float">
            <text:p>461030</text:p>
          </table:table-cell>
          <table:table-cell office:value-type="float" office:value="49.29" calcext:value-type="float">
            <text:p>49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160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4248" calcext:value-type="float">
            <text:p>23424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Derived</text:p>
          </table:table-cell>
          <table:table-cell office:value-type="float" office:value="120.497942386831" calcext:value-type="float">
            <text:p>120.4979423868</text:p>
          </table:table-cell>
          <table:table-cell office:value-type="float" office:value="25920" calcext:value-type="float">
            <text:p>259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30 6C 2.300GHz, Gigabit Ethernet</text:p>
          </table:table-cell>
          <table:table-cell office:value-type="string" calcext:value-type="string">
            <text:p>Web-Service Provider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Industry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76928" calcext:value-type="float">
            <text:p>476928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30 6C 2.300GHz</text:p>
          </table:table-cell>
          <table:table-cell office:value-type="string" calcext:value-type="string">
            <text:p>Intel SandyBridge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7100" calcext:value-type="float">
            <text:p>107100</text:p>
          </table:table-cell>
          <table:table-cell office:value-type="float" office:value="911.36" calcext:value-type="float">
            <text:p>911.36</text:p>
          </table:table-cell>
          <table:table-cell office:value-type="string" calcext:value-type="string">
            <text:p>Derived</text:p>
          </table:table-cell>
          <table:table-cell office:value-type="float" office:value="117.516678370787" calcext:value-type="float">
            <text:p>117.5166783708</text:p>
          </table:table-cell>
          <table:table-cell office:value-type="float" office:value="10240" calcext:value-type="float">
            <text:p>1024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Altix ICE 8200EX, Xeon QC E5472 3.0 GHz/X5570 2.93 GHz</text:p>
          </table:table-cell>
          <table:table-cell office:value-type="string" calcext:value-type="string">
            <text:p>HLRN at Universitaet Hannover / RRZ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20729.6" calcext:value-type="float">
            <text:p>120729.6</text:p>
          </table:table-cell>
          <table:table-cell office:value-type="float" office:value="88.71" calcext:value-type="float">
            <text:p>88.71</text:p>
          </table:table-cell>
          <table:table-cell office:value-type="float" office:value="1535480" calcext:value-type="float">
            <text:p>15354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LES10 + SGI ProPack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GI ICE 8200EX</text:p>
          </table:table-cell>
          <table:table-cell office:value-type="string" calcext:value-type="string">
            <text:p>SGI Alti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7100" calcext:value-type="float">
            <text:p>107100</text:p>
          </table:table-cell>
          <table:table-cell office:value-type="float" office:value="911.36" calcext:value-type="float">
            <text:p>911.36</text:p>
          </table:table-cell>
          <table:table-cell office:value-type="string" calcext:value-type="string">
            <text:p>Derived</text:p>
          </table:table-cell>
          <table:table-cell office:value-type="float" office:value="117.516678370787" calcext:value-type="float">
            <text:p>117.5166783708</text:p>
          </table:table-cell>
          <table:table-cell office:value-type="float" office:value="10240" calcext:value-type="float">
            <text:p>1024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SGI Altix ICE 8200EX, Xeon QC E5472 3.0 GHz/X5570 2.93 GHz</text:p>
          </table:table-cell>
          <table:table-cell office:value-type="string" calcext:value-type="string">
            <text:p>HLRN at ZIB/Konrad Zuse-Zentrum fuer Informationstechni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cademic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20729.6" calcext:value-type="float">
            <text:p>120729.6</text:p>
          </table:table-cell>
          <table:table-cell office:value-type="float" office:value="88.71" calcext:value-type="float">
            <text:p>88.71</text:p>
          </table:table-cell>
          <table:table-cell office:value-type="float" office:value="1535480" calcext:value-type="float">
            <text:p>15354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LES10 + SGI ProPack 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GI ICE 8200EX</text:p>
          </table:table-cell>
          <table:table-cell office:value-type="string" calcext:value-type="string">
            <text:p>SGI Altix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1600" calcext:value-type="float">
            <text:p>13160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op500</text:p>
          </table:table-cell>
          <table:table-cell office:value-type="float" office:value="115.539947322212" calcext:value-type="float">
            <text:p>115.5399473222</text:p>
          </table:table-cell>
          <table:table-cell office:value-type="float" office:value="18224" calcext:value-type="float">
            <text:p>182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uno</text:p>
          </table:table-cell>
          <table:table-cell office:value-type="string" calcext:value-type="string">
            <text:p>Cray Inc.</text:p>
          </table:table-cell>
          <table:table-cell office:value-type="string" calcext:value-type="string">
            <text:p>Appro XtremeServer 1143H, Opteron QC 2.2Ghz, Infiniband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200" calcext:value-type="float">
            <text:p>162200</text:p>
          </table:table-cell>
          <table:table-cell office:value-type="float" office:value="81.13" calcext:value-type="float">
            <text:p>81.13</text:p>
          </table:table-cell>
          <table:table-cell office:value-type="float" office:value="1854663" calcext:value-type="float">
            <text:p>1854663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Quad Core 4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Redhat Linux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eron Quad Core</text:p>
          </table:table-cell>
          <table:table-cell office:value-type="string" calcext:value-type="string">
            <text:p>Appro XtremeServer 1143H</text:p>
          </table:table-cell>
          <table:table-cell office:value-type="string" calcext:value-type="string">
            <text:p>Appro XtremeServer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61793" calcext:value-type="float">
            <text:p>461793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Derived</text:p>
          </table:table-cell>
          <table:table-cell office:value-type="float" office:value="114.531994047619" calcext:value-type="float">
            <text:p>114.5319940476</text:p>
          </table:table-cell>
          <table:table-cell office:value-type="float" office:value="40320" calcext:value-type="float">
            <text:p>403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390s G7, Xeon X5650 6C 2.660GHz, Gigabit Ethernet, NVIDIA 2090</text:p>
          </table:table-cell>
          <table:table-cell office:value-type="string" calcext:value-type="string">
            <text:p>Geoscience (P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56" calcext:value-type="float">
            <text:p>56</text:p>
          </table:table-cell>
          <table:table-cell office:value-type="float" office:value="23040" calcext:value-type="float">
            <text:p>23040</text:p>
          </table:table-cell>
          <table:table-cell office:value-type="float" office:value="1141459" calcext:value-type="float">
            <text:p>1141459</text:p>
          </table:table-cell>
          <table:table-cell office:value-type="float" office:value="40.46" calcext:value-type="float">
            <text:p>4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390s G7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13500" calcext:value-type="float">
            <text:p>413500</text:p>
          </table:table-cell>
          <table:table-cell office:value-type="float" office:value="3628.8" calcext:value-type="float">
            <text:p>3628.8</text:p>
          </table:table-cell>
          <table:table-cell office:value-type="string" calcext:value-type="string">
            <text:p>Derived</text:p>
          </table:table-cell>
          <table:table-cell office:value-type="float" office:value="113.949514991182" calcext:value-type="float">
            <text:p>113.9495149912</text:p>
          </table:table-cell>
          <table:table-cell office:value-type="float" office:value="24192" calcext:value-type="float">
            <text:p>241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PCEE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SGI Rackable C2112-4RP3, Xeon E5-2670 8C 2.600GHz, Infiniband QDR</text:p>
          </table:table-cell>
          <table:table-cell office:value-type="string" calcext:value-type="string">
            <text:p>DOE/National Energy Technology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03194" calcext:value-type="float">
            <text:p>503194</text:p>
          </table:table-cell>
          <table:table-cell office:value-type="float" office:value="82.18" calcext:value-type="float">
            <text:p>82.18</text:p>
          </table:table-cell>
          <table:table-cell office:value-type="float" office:value="2422554" calcext:value-type="float">
            <text:p>2422554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70 8C 2.600GHz</text:p>
          </table:table-cell>
          <table:table-cell office:value-type="string" calcext:value-type="string">
            <text:p>Intel SandyBridge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SGI Rackable C2112-4RP3</text:p>
          </table:table-cell>
          <table:table-cell office:value-type="string" calcext:value-type="string">
            <text:p>Rackable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1213.2" calcext:value-type="float">
            <text:p>101213.2</text:p>
          </table:table-cell>
          <table:table-cell office:value-type="float" office:value="910.18" calcext:value-type="float">
            <text:p>910.18</text:p>
          </table:table-cell>
          <table:table-cell office:value-type="string" calcext:value-type="string">
            <text:p>Derived</text:p>
          </table:table-cell>
          <table:table-cell office:value-type="float" office:value="111.201300841592" calcext:value-type="float">
            <text:p>111.2013008416</text:p>
          </table:table-cell>
          <table:table-cell office:value-type="float" office:value="10304" calcext:value-type="float">
            <text:p>1030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 2x220, Xeon E5450 4C 3.000GHz, Infiniband QDR</text:p>
          </table:table-cell>
          <table:table-cell office:value-type="string" calcext:value-type="string">
            <text:p>Kurchatov Institute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esearch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23648" calcext:value-type="float">
            <text:p>123648</text:p>
          </table:table-cell>
          <table:table-cell office:value-type="float" office:value="81.86" calcext:value-type="float">
            <text:p>81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450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Cluster Platform 3000 BL 2x220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9779" calcext:value-type="float">
            <text:p>9977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erived</text:p>
          </table:table-cell>
          <table:table-cell office:value-type="float" office:value="110.865555555556" calcext:value-type="float">
            <text:p>110.8655555556</text:p>
          </table:table-cell>
          <table:table-cell office:value-type="float" office:value="12000" calcext:value-type="float">
            <text:p>120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9824" calcext:value-type="float">
            <text:p>199824</text:p>
          </table:table-cell>
          <table:table-cell office:value-type="float" office:value="1802.4" calcext:value-type="float">
            <text:p>1802.4</text:p>
          </table:table-cell>
          <table:table-cell office:value-type="string" calcext:value-type="string">
            <text:p>Derived</text:p>
          </table:table-cell>
          <table:table-cell office:value-type="float" office:value="110.8655126498" calcext:value-type="float">
            <text:p>110.8655126498</text:p>
          </table:table-cell>
          <table:table-cell office:value-type="float" office:value="24032" calcext:value-type="float">
            <text:p>2403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03736" calcext:value-type="float">
            <text:p>403736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9962" calcext:value-type="float">
            <text:p>119962</text:p>
          </table:table-cell>
          <table:table-cell office:value-type="float" office:value="1094.4" calcext:value-type="float">
            <text:p>1094.4</text:p>
          </table:table-cell>
          <table:table-cell office:value-type="string" calcext:value-type="string">
            <text:p>Derived</text:p>
          </table:table-cell>
          <table:table-cell office:value-type="float" office:value="109.614400584795" calcext:value-type="float">
            <text:p>109.6144005848</text:p>
          </table:table-cell>
          <table:table-cell office:value-type="float" office:value="14592" calcext:value-type="float">
            <text:p>145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Computacenter (UK) LT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33472" calcext:value-type="float">
            <text:p>233472</text:p>
          </table:table-cell>
          <table:table-cell office:value-type="float" office:value="51.38" calcext:value-type="float">
            <text:p>5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0494" calcext:value-type="float">
            <text:p>100494</text:p>
          </table:table-cell>
          <table:table-cell office:value-type="float" office:value="916.8" calcext:value-type="float">
            <text:p>916.8</text:p>
          </table:table-cell>
          <table:table-cell office:value-type="string" calcext:value-type="string">
            <text:p>Derived</text:p>
          </table:table-cell>
          <table:table-cell office:value-type="float" office:value="109.61387434555" calcext:value-type="float">
            <text:p>109.6138743456</text:p>
          </table:table-cell>
          <table:table-cell office:value-type="float" office:value="12224" calcext:value-type="float">
            <text:p>12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IT Services Provider (B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95584" calcext:value-type="float">
            <text:p>195584</text:p>
          </table:table-cell>
          <table:table-cell office:value-type="float" office:value="51.38" calcext:value-type="float">
            <text:p>5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4670" calcext:value-type="float">
            <text:p>224670</text:p>
          </table:table-cell>
          <table:table-cell office:value-type="float" office:value="2054.4" calcext:value-type="float">
            <text:p>2054.4</text:p>
          </table:table-cell>
          <table:table-cell office:value-type="string" calcext:value-type="string">
            <text:p>Derived</text:p>
          </table:table-cell>
          <table:table-cell office:value-type="float" office:value="109.360397196262" calcext:value-type="float">
            <text:p>109.3603971963</text:p>
          </table:table-cell>
          <table:table-cell office:value-type="float" office:value="27392" calcext:value-type="float">
            <text:p>2739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e Gen8, Xeon E5-2450 8C 2.100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60186" calcext:value-type="float">
            <text:p>460186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0600" calcext:value-type="float">
            <text:p>11060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Top500</text:p>
          </table:table-cell>
          <table:table-cell office:value-type="float" office:value="108.43137254902" calcext:value-type="float">
            <text:p>108.431372549</text:p>
          </table:table-cell>
          <table:table-cell office:value-type="float" office:value="12032" calcext:value-type="float">
            <text:p>1203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ujitsu FX1, Quadcore <text:s/>SPARC64 VII <text:s/>2.52 GHz, Infiniband DDR</text:p>
          </table:table-cell>
          <table:table-cell office:value-type="string" calcext:value-type="string">
            <text:p>JAX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21282" calcext:value-type="float">
            <text:p>121282</text:p>
          </table:table-cell>
          <table:table-cell office:value-type="float" office:value="91.19" calcext:value-type="float">
            <text:p>91.19</text:p>
          </table:table-cell>
          <table:table-cell office:value-type="float" office:value="3308800" calcext:value-type="float">
            <text:p>33088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PARC64 VII 4C 2.500GHz</text:p>
          </table:table-cell>
          <table:table-cell office:value-type="string" calcext:value-type="string">
            <text:p>Sparc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pen Solaris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C64 VII</text:p>
          </table:table-cell>
          <table:table-cell office:value-type="string" calcext:value-type="string">
            <text:p>Fujitsu FX1</text:p>
          </table:table-cell>
          <table:table-cell office:value-type="string" calcext:value-type="string">
            <text:p>Fujitsu Cluster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0913" calcext:value-type="float">
            <text:p>120913</text:p>
          </table:table-cell>
          <table:table-cell office:value-type="float" office:value="1117.2" calcext:value-type="float">
            <text:p>1117.2</text:p>
          </table:table-cell>
          <table:table-cell office:value-type="string" calcext:value-type="string">
            <text:p>Derived</text:p>
          </table:table-cell>
          <table:table-cell office:value-type="float" office:value="108.228607232367" calcext:value-type="float">
            <text:p>108.2286072324</text:p>
          </table:table-cell>
          <table:table-cell office:value-type="float" office:value="14896" calcext:value-type="float">
            <text:p>1489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50253" calcext:value-type="float">
            <text:p>250253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0523" calcext:value-type="float">
            <text:p>110523</text:p>
          </table:table-cell>
          <table:table-cell office:value-type="float" office:value="1021.2" calcext:value-type="float">
            <text:p>1021.2</text:p>
          </table:table-cell>
          <table:table-cell office:value-type="string" calcext:value-type="string">
            <text:p>Derived</text:p>
          </table:table-cell>
          <table:table-cell office:value-type="float" office:value="108.228554641598" calcext:value-type="float">
            <text:p>108.2285546416</text:p>
          </table:table-cell>
          <table:table-cell office:value-type="float" office:value="13616" calcext:value-type="float">
            <text:p>136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28749" calcext:value-type="float">
            <text:p>228749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9745" calcext:value-type="float">
            <text:p>149745</text:p>
          </table:table-cell>
          <table:table-cell office:value-type="float" office:value="1383.6" calcext:value-type="float">
            <text:p>1383.6</text:p>
          </table:table-cell>
          <table:table-cell office:value-type="string" calcext:value-type="string">
            <text:p>Derived</text:p>
          </table:table-cell>
          <table:table-cell office:value-type="float" office:value="108.228534258456" calcext:value-type="float">
            <text:p>108.2285342585</text:p>
          </table:table-cell>
          <table:table-cell office:value-type="float" office:value="18448" calcext:value-type="float">
            <text:p>1844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09926" calcext:value-type="float">
            <text:p>309926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3381" calcext:value-type="float">
            <text:p>153381</text:p>
          </table:table-cell>
          <table:table-cell office:value-type="float" office:value="1417.2" calcext:value-type="float">
            <text:p>1417.2</text:p>
          </table:table-cell>
          <table:table-cell office:value-type="string" calcext:value-type="string">
            <text:p>Derived</text:p>
          </table:table-cell>
          <table:table-cell office:value-type="float" office:value="108.228196443692" calcext:value-type="float">
            <text:p>108.2281964437</text:p>
          </table:table-cell>
          <table:table-cell office:value-type="float" office:value="18896" calcext:value-type="float">
            <text:p>1889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17453" calcext:value-type="float">
            <text:p>317453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72862" calcext:value-type="float">
            <text:p>172862</text:p>
          </table:table-cell>
          <table:table-cell office:value-type="float" office:value="1597.2" calcext:value-type="float">
            <text:p>1597.2</text:p>
          </table:table-cell>
          <table:table-cell office:value-type="string" calcext:value-type="string">
            <text:p>Derived</text:p>
          </table:table-cell>
          <table:table-cell office:value-type="float" office:value="108.228149261207" calcext:value-type="float">
            <text:p>108.2281492612</text:p>
          </table:table-cell>
          <table:table-cell office:value-type="float" office:value="21296" calcext:value-type="float">
            <text:p>2129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57773" calcext:value-type="float">
            <text:p>357773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6888" calcext:value-type="float">
            <text:p>186888</text:p>
          </table:table-cell>
          <table:table-cell office:value-type="float" office:value="1726.8" calcext:value-type="float">
            <text:p>1726.8</text:p>
          </table:table-cell>
          <table:table-cell office:value-type="string" calcext:value-type="string">
            <text:p>Derived</text:p>
          </table:table-cell>
          <table:table-cell office:value-type="float" office:value="108.227936066713" calcext:value-type="float">
            <text:p>108.2279360667</text:p>
          </table:table-cell>
          <table:table-cell office:value-type="float" office:value="23024" calcext:value-type="float">
            <text:p>230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86803" calcext:value-type="float">
            <text:p>386803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2863" calcext:value-type="float">
            <text:p>242863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Derived</text:p>
          </table:table-cell>
          <table:table-cell office:value-type="float" office:value="108.227718360071" calcext:value-type="float">
            <text:p>108.2277183601</text:p>
          </table:table-cell>
          <table:table-cell office:value-type="float" office:value="29920" calcext:value-type="float">
            <text:p>299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60e Gen8, Xeon E5-2450 8C 2.100GHz, Gigabit Ethernet</text:p>
          </table:table-cell>
          <table:table-cell office:value-type="string" calcext:value-type="string">
            <text:p>Software Company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02656" calcext:value-type="float">
            <text:p>502656</text:p>
          </table:table-cell>
          <table:table-cell office:value-type="float" office:value="48.32" calcext:value-type="float">
            <text:p>4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450 8C 2.100GHz</text:p>
          </table:table-cell>
          <table:table-cell office:value-type="string" calcext:value-type="string">
            <text:p>Intel SandyBridge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60e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4401.4" calcext:value-type="float">
            <text:p>104401.4</text:p>
          </table:table-cell>
          <table:table-cell office:value-type="float" office:value="986.5125" calcext:value-type="float">
            <text:p>986.5125</text:p>
          </table:table-cell>
          <table:table-cell office:value-type="string" calcext:value-type="string">
            <text:p>Derived</text:p>
          </table:table-cell>
          <table:table-cell office:value-type="float" office:value="105.828765474335" calcext:value-type="float">
            <text:p>105.8287654743</text:p>
          </table:table-cell>
          <table:table-cell office:value-type="float" office:value="17538" calcext:value-type="float">
            <text:p>1753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90c G7, Xeon X5670 6C 2.930GHz, Gigabit Ethernet</text:p>
          </table:table-cell>
          <table:table-cell office:value-type="string" calcext:value-type="string">
            <text:p>Logistic Services (C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dustry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05545" calcext:value-type="float">
            <text:p>205545</text:p>
          </table:table-cell>
          <table:table-cell office:value-type="float" office:value="50.79" calcext:value-type="float">
            <text:p>5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70 6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9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1075" calcext:value-type="float">
            <text:p>131075</text:p>
          </table:table-cell>
          <table:table-cell office:value-type="float" office:value="1246.8" calcext:value-type="float">
            <text:p>1246.8</text:p>
          </table:table-cell>
          <table:table-cell office:value-type="string" calcext:value-type="string">
            <text:p>Derived</text:p>
          </table:table-cell>
          <table:table-cell office:value-type="float" office:value="105.12913057427" calcext:value-type="float">
            <text:p>105.1291305743</text:p>
          </table:table-cell>
          <table:table-cell office:value-type="float" office:value="16624" calcext:value-type="float">
            <text:p>166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65984" calcext:value-type="float">
            <text:p>265984</text:p>
          </table:table-cell>
          <table:table-cell office:value-type="float" office:value="49.28" calcext:value-type="float">
            <text:p>4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7937" calcext:value-type="float">
            <text:p>197937</text:p>
          </table:table-cell>
          <table:table-cell office:value-type="float" office:value="1882.8" calcext:value-type="float">
            <text:p>1882.8</text:p>
          </table:table-cell>
          <table:table-cell office:value-type="string" calcext:value-type="string">
            <text:p>Derived</text:p>
          </table:table-cell>
          <table:table-cell office:value-type="float" office:value="105.129063097514" calcext:value-type="float">
            <text:p>105.1290630975</text:p>
          </table:table-cell>
          <table:table-cell office:value-type="float" office:value="25104" calcext:value-type="float">
            <text:p>2510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Telecommunication Compa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01664" calcext:value-type="float">
            <text:p>401664</text:p>
          </table:table-cell>
          <table:table-cell office:value-type="float" office:value="49.28" calcext:value-type="float">
            <text:p>4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2796" calcext:value-type="float">
            <text:p>222796</text:p>
          </table:table-cell>
          <table:table-cell office:value-type="float" office:value="2150.4" calcext:value-type="float">
            <text:p>2150.4</text:p>
          </table:table-cell>
          <table:table-cell office:value-type="string" calcext:value-type="string">
            <text:p>Derived</text:p>
          </table:table-cell>
          <table:table-cell office:value-type="float" office:value="103.606770833333" calcext:value-type="float">
            <text:p>103.6067708333</text:p>
          </table:table-cell>
          <table:table-cell office:value-type="float" office:value="28672" calcext:value-type="float">
            <text:p>286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IT Services Provider (B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58752" calcext:value-type="float">
            <text:p>458752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5534" calcext:value-type="float">
            <text:p>155534</text:p>
          </table:table-cell>
          <table:table-cell office:value-type="float" office:value="1501.2" calcext:value-type="float">
            <text:p>1501.2</text:p>
          </table:table-cell>
          <table:table-cell office:value-type="string" calcext:value-type="string">
            <text:p>Derived</text:p>
          </table:table-cell>
          <table:table-cell office:value-type="float" office:value="103.606448174794" calcext:value-type="float">
            <text:p>103.6064481748</text:p>
          </table:table-cell>
          <table:table-cell office:value-type="float" office:value="20016" calcext:value-type="float">
            <text:p>200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IT Services Provider (B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20256" calcext:value-type="float">
            <text:p>320256</text:p>
          </table:table-cell>
          <table:table-cell office:value-type="float" office:value="48.57" calcext:value-type="float">
            <text:p>48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6111" calcext:value-type="float">
            <text:p>186111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Derived</text:p>
          </table:table-cell>
          <table:table-cell office:value-type="float" office:value="101.367647058824" calcext:value-type="float">
            <text:p>101.3676470588</text:p>
          </table:table-cell>
          <table:table-cell office:value-type="float" office:value="24480" calcext:value-type="float">
            <text:p>244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91680" calcext:value-type="float">
            <text:p>391680</text:p>
          </table:table-cell>
          <table:table-cell office:value-type="float" office:value="47.52" calcext:value-type="float">
            <text:p>47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7879" calcext:value-type="float">
            <text:p>257879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Derived</text:p>
          </table:table-cell>
          <table:table-cell office:value-type="float" office:value="101.367531446541" calcext:value-type="float">
            <text:p>101.3675314465</text:p>
          </table:table-cell>
          <table:table-cell office:value-type="float" office:value="33920" calcext:value-type="float">
            <text:p>3392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DL380p Gen8 , Xeon E5-2650 8C 2.00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42720" calcext:value-type="float">
            <text:p>542720</text:p>
          </table:table-cell>
          <table:table-cell office:value-type="float" office:value="47.52" calcext:value-type="float">
            <text:p>47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DL380p Gen8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33500" calcext:value-type="float">
            <text:p>433500</text:p>
          </table:table-cell>
          <table:table-cell table:style-name="ce4" office:value-type="float" office:value="4343.73" calcext:value-type="float">
            <text:p>4343.73</text:p>
          </table:table-cell>
          <table:table-cell office:value-type="string" calcext:value-type="string">
            <text:p>Derived</text:p>
          </table:table-cell>
          <table:table-cell office:value-type="float" office:value="99.7990206573613" calcext:value-type="float">
            <text:p>99.7990206574</text:p>
          </table:table-cell>
          <table:table-cell office:value-type="float" office:value="42440" calcext:value-type="float">
            <text:p>42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 Sky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Sun Blade x6275, Xeon X55xx 2.93 Ghz, Infiniband</text:p>
          </table:table-cell>
          <table:table-cell office:value-type="string" calcext:value-type="string">
            <text:p>Sandia National Laboratories / National Renewable Energy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97396" calcext:value-type="float">
            <text:p>497396</text:p>
          </table:table-cell>
          <table:table-cell office:value-type="float" office:value="87.15" calcext:value-type="float">
            <text:p>87.15</text:p>
          </table:table-cell>
          <table:table-cell office:value-type="float" office:value="2504421" calcext:value-type="float">
            <text:p>2504421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570 4C 2.930GHz</text:p>
          </table:table-cell>
          <table:table-cell office:value-type="string" calcext:value-type="string">
            <text:p>Intel Nehalem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500-series (Nehalem-EP)</text:p>
          </table:table-cell>
          <table:table-cell office:value-type="string" calcext:value-type="string">
            <text:p>Sun Blade x6275</text:p>
          </table:table-cell>
          <table:table-cell office:value-type="string" calcext:value-type="string">
            <text:p>Sun Blade System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9278" calcext:value-type="float">
            <text:p>119278</text:p>
          </table:table-cell>
          <table:table-cell office:value-type="float" office:value="1216.8" calcext:value-type="float">
            <text:p>1216.8</text:p>
          </table:table-cell>
          <table:table-cell office:value-type="string" calcext:value-type="string">
            <text:p>Derived</text:p>
          </table:table-cell>
          <table:table-cell office:value-type="float" office:value="98.025969756739" calcext:value-type="float">
            <text:p>98.0259697567</text:p>
          </table:table-cell>
          <table:table-cell office:value-type="float" office:value="16224" calcext:value-type="float">
            <text:p>162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230s Gen8, Xeon E5-2650 8C 2.000GHz, 10G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59584" calcext:value-type="float">
            <text:p>259584</text:p>
          </table:table-cell>
          <table:table-cell office:value-type="float" office:value="45.95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50 8C 2.000GHz</text:p>
          </table:table-cell>
          <table:table-cell office:value-type="string" calcext:value-type="string">
            <text:p>Intel SandyBridg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SL230s Gen8</text:p>
          </table:table-cell>
          <table:table-cell office:value-type="string" calcext:value-type="string">
            <text:p>HP Cluster Platform 3000S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6316.4" calcext:value-type="float">
            <text:p>106316.4</text:p>
          </table:table-cell>
          <table:table-cell office:value-type="float" office:value="1144.8" calcext:value-type="float">
            <text:p>1144.8</text:p>
          </table:table-cell>
          <table:table-cell office:value-type="string" calcext:value-type="string">
            <text:p>Derived</text:p>
          </table:table-cell>
          <table:table-cell office:value-type="float" office:value="92.8689727463312" calcext:value-type="float">
            <text:p>92.8689727463</text:p>
          </table:table-cell>
          <table:table-cell office:value-type="float" office:value="20352" calcext:value-type="float">
            <text:p>2035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685c, Opteron 6140 8C 2.600GHz, Gigabit Ethernet</text:p>
          </table:table-cell>
          <table:table-cell office:value-type="string" calcext:value-type="string">
            <text:p>Electrionic Indust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11661" calcext:value-type="float">
            <text:p>211661</text:p>
          </table:table-cell>
          <table:table-cell office:value-type="float" office:value="50.23" calcext:value-type="float">
            <text:p>5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40 8C 2.600GHz</text:p>
          </table:table-cell>
          <table:table-cell office:value-type="string" calcext:value-type="string">
            <text:p>AMD x86_64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luster Platform 4000 BL685c</text:p>
          </table:table-cell>
          <table:table-cell office:value-type="string" calcext:value-type="string">
            <text:p>HP Cluster Platform 4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93868.3" calcext:value-type="float">
            <text:p>293868.3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Derived</text:p>
          </table:table-cell>
          <table:table-cell office:value-type="float" office:value="92.7614583333333" calcext:value-type="float">
            <text:p>92.7614583333</text:p>
          </table:table-cell>
          <table:table-cell office:value-type="float" office:value="31680" calcext:value-type="float">
            <text:p>316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390s G7, Xeon X5650 6C 2.66GHz, Gigabit Ethernet, NVIDIA 2090</text:p>
          </table:table-cell>
          <table:table-cell office:value-type="string" calcext:value-type="string">
            <text:p>IT Provider (P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00" calcext:value-type="float">
            <text:p>100</text:p>
          </table:table-cell>
          <table:table-cell office:value-type="float" office:value="23040" calcext:value-type="float">
            <text:p>23040</text:p>
          </table:table-cell>
          <table:table-cell office:value-type="float" office:value="1049530" calcext:value-type="float">
            <text:p>10495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390s G7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9930" calcext:value-type="float">
            <text:p>119930</text:p>
          </table:table-cell>
          <table:table-cell table:style-name="ce4" office:value-type="float" office:value="1324.8" calcext:value-type="float">
            <text:p>1324.8</text:p>
          </table:table-cell>
          <table:table-cell office:value-type="string" calcext:value-type="string">
            <text:p>Derived</text:p>
          </table:table-cell>
          <table:table-cell office:value-type="float" office:value="90.5268719806763" calcext:value-type="float">
            <text:p>90.5268719807</text:p>
          </table:table-cell>
          <table:table-cell office:value-type="float" office:value="13004" calcext:value-type="float">
            <text:p>1300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VS-100K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/BL 2x220/SL390, Xeon E5450/5365/X5675 4C 3.000GHz, Infiniband DDR, NVIDIA 2090</text:p>
          </table:table-cell>
          <table:table-cell office:value-type="string" calcext:value-type="string">
            <text:p>Joint Supercomputer Cente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cademic</text:p>
          </table:table-cell>
          <table:table-cell office:value-type="float" office:value="355" calcext:value-type="float">
            <text:p>355</text:p>
          </table:table-cell>
          <table:table-cell office:value-type="float" office:value="2432" calcext:value-type="float">
            <text:p>2432</text:p>
          </table:table-cell>
          <table:table-cell office:value-type="float" office:value="227944" calcext:value-type="float">
            <text:p>227944</text:p>
          </table:table-cell>
          <table:table-cell office:value-type="float" office:value="52.61" calcext:value-type="float">
            <text:p>52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450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VIDIA 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Cluster Platform 3000 BL460c/BL 2x220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5900" calcext:value-type="float">
            <text:p>11590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ubmission</text:p>
          </table:table-cell>
          <table:table-cell office:value-type="float" office:value="89.9844720496894" calcext:value-type="float">
            <text:p>89.9844720497</text:p>
          </table:table-cell>
          <table:table-cell office:value-type="float" office:value="8064" calcext:value-type="float">
            <text:p>806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575, p6 4.7 GHz, Infiniband</text:p>
          </table:table-cell>
          <table:table-cell office:value-type="string" calcext:value-type="string">
            <text:p>DKRZ - Deutsches Klimarechenzentr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search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51603.2" calcext:value-type="float">
            <text:p>151603.2</text:p>
          </table:table-cell>
          <table:table-cell office:value-type="float" office:value="76.45" calcext:value-type="float">
            <text:p>76.45</text:p>
          </table:table-cell>
          <table:table-cell office:value-type="float" office:value="1128959" calcext:value-type="float">
            <text:p>1128959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6 2C 4.700GHz</text:p>
          </table:table-cell>
          <table:table-cell office:value-type="string" calcext:value-type="string">
            <text:p>Power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6</text:p>
          </table:table-cell>
          <table:table-cell office:value-type="string" calcext:value-type="string">
            <text:p>pSeries 5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8423" calcext:value-type="float">
            <text:p>98423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ubmission</text:p>
          </table:table-cell>
          <table:table-cell office:value-type="float" office:value="89.8840182648402" calcext:value-type="float">
            <text:p>89.8840182648</text:p>
          </table:table-cell>
          <table:table-cell office:value-type="float" office:value="6848" calcext:value-type="float">
            <text:p>684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ower 575, p6 4.7 GHz, Infiniband</text:p>
          </table:table-cell>
          <table:table-cell office:value-type="string" calcext:value-type="string">
            <text:p>Max-Planck-Gesellschaft MPI/I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search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28742.4" calcext:value-type="float">
            <text:p>128742.4</text:p>
          </table:table-cell>
          <table:table-cell office:value-type="float" office:value="76.45" calcext:value-type="float">
            <text:p>76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6 2C 4.700GHz</text:p>
          </table:table-cell>
          <table:table-cell office:value-type="string" calcext:value-type="string">
            <text:p>Power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6</text:p>
          </table:table-cell>
          <table:table-cell office:value-type="string" calcext:value-type="string">
            <text:p>pSeries 5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8306" calcext:value-type="float">
            <text:p>108306</text:p>
          </table:table-cell>
          <table:table-cell office:value-type="float" office:value="1221.6" calcext:value-type="float">
            <text:p>1221.6</text:p>
          </table:table-cell>
          <table:table-cell office:value-type="string" calcext:value-type="string">
            <text:p>Derived</text:p>
          </table:table-cell>
          <table:table-cell office:value-type="float" office:value="88.6591355599214" calcext:value-type="float">
            <text:p>88.6591355599</text:p>
          </table:table-cell>
          <table:table-cell office:value-type="float" office:value="16288" calcext:value-type="float">
            <text:p>1628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465c, Opteron 6278 16C 2.400GHz, 10G Ethernet</text:p>
          </table:table-cell>
          <table:table-cell office:value-type="string" calcext:value-type="string">
            <text:p>IT Service Provide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y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56365" calcext:value-type="float">
            <text:p>156365</text:p>
          </table:table-cell>
          <table:table-cell office:value-type="float" office:value="69.26" calcext:value-type="float">
            <text:p>6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278 16C 2.400GHz</text:p>
          </table:table-cell>
          <table:table-cell office:value-type="string" calcext:value-type="string">
            <text:p>AMD x86_64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luster Platform 4000 BL465c</text:p>
          </table:table-cell>
          <table:table-cell office:value-type="string" calcext:value-type="string">
            <text:p>HP Cluster Platform 4000BL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10G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5900" calcext:value-type="float">
            <text:p>115900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Submission</text:p>
          </table:table-cell>
          <table:table-cell office:value-type="float" office:value="87.2084273890143" calcext:value-type="float">
            <text:p>87.208427389</text:p>
          </table:table-cell>
          <table:table-cell office:value-type="float" office:value="8320" calcext:value-type="float">
            <text:p>832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575, p6 4.7 GHz, Infiniband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56416" calcext:value-type="float">
            <text:p>156416</text:p>
          </table:table-cell>
          <table:table-cell office:value-type="float" office:value="74.1" calcext:value-type="float">
            <text:p>7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6 2C 4.700GHz</text:p>
          </table:table-cell>
          <table:table-cell office:value-type="string" calcext:value-type="string">
            <text:p>Power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6</text:p>
          </table:table-cell>
          <table:table-cell office:value-type="string" calcext:value-type="string">
            <text:p>pSeries 5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5900" calcext:value-type="float">
            <text:p>115900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Submission</text:p>
          </table:table-cell>
          <table:table-cell office:value-type="float" office:value="87.2084273890143" calcext:value-type="float">
            <text:p>87.208427389</text:p>
          </table:table-cell>
          <table:table-cell office:value-type="float" office:value="8320" calcext:value-type="float">
            <text:p>832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 575, p6 4.7 GHz, Infiniband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search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56416" calcext:value-type="float">
            <text:p>156416</text:p>
          </table:table-cell>
          <table:table-cell office:value-type="float" office:value="74.1" calcext:value-type="float">
            <text:p>7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POWER6 2C 4.700GHz</text:p>
          </table:table-cell>
          <table:table-cell office:value-type="string" calcext:value-type="string">
            <text:p>Power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AIX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6</text:p>
          </table:table-cell>
          <table:table-cell office:value-type="string" calcext:value-type="string">
            <text:p>pSeries 575</text:p>
          </table:table-cell>
          <table:table-cell office:value-type="string" calcext:value-type="string">
            <text:p>IBM pSeries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3720.5" calcext:value-type="float">
            <text:p>103720.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Derived</text:p>
          </table:table-cell>
          <table:table-cell office:value-type="float" office:value="86.0037313432836" calcext:value-type="float">
            <text:p>86.0037313433</text:p>
          </table:table-cell>
          <table:table-cell office:value-type="float" office:value="21440" calcext:value-type="float">
            <text:p>214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685c G7, Opteron 6136 8C 2.400GHz, Gigabit Ethernet</text:p>
          </table:table-cell>
          <table:table-cell office:value-type="string" calcext:value-type="string">
            <text:p>Web Company (C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205824" calcext:value-type="float">
            <text:p>205824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36 8C 2.400GHz</text:p>
          </table:table-cell>
          <table:table-cell office:value-type="string" calcext:value-type="string">
            <text:p>AMD x86_64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luster Platform 4000 BL685c G7</text:p>
          </table:table-cell>
          <table:table-cell office:value-type="string" calcext:value-type="string">
            <text:p>HP Cluster Platform 4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8091.7" calcext:value-type="float">
            <text:p>118091.7</text:p>
          </table:table-cell>
          <table:table-cell office:value-type="float" office:value="1432.8" calcext:value-type="float">
            <text:p>1432.8</text:p>
          </table:table-cell>
          <table:table-cell office:value-type="string" calcext:value-type="string">
            <text:p>Derived</text:p>
          </table:table-cell>
          <table:table-cell office:value-type="float" office:value="82.4202261306533" calcext:value-type="float">
            <text:p>82.4202261307</text:p>
          </table:table-cell>
          <table:table-cell office:value-type="float" office:value="25472" calcext:value-type="float">
            <text:p>2547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465c, Opteron 6134 8C 2.30GHz, Gigabit Etherne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overnment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34342" calcext:value-type="float">
            <text:p>234342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34 8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luster Platform 4000 BL465c</text:p>
          </table:table-cell>
          <table:table-cell office:value-type="string" calcext:value-type="string">
            <text:p>HP Cluster Platform 4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9634.4" calcext:value-type="float">
            <text:p>179634.4</text:p>
          </table:table-cell>
          <table:table-cell office:value-type="float" office:value="2182.18" calcext:value-type="float">
            <text:p>2182.18</text:p>
          </table:table-cell>
          <table:table-cell office:value-type="string" calcext:value-type="string">
            <text:p>Derived</text:p>
          </table:table-cell>
          <table:table-cell office:value-type="float" office:value="82.3187821352959" calcext:value-type="float">
            <text:p>82.3187821353</text:p>
          </table:table-cell>
          <table:table-cell office:value-type="float" office:value="24704" calcext:value-type="float">
            <text:p>2470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2x220, L54xx 2.5 Ghz, Infiniband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overnment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47040" calcext:value-type="float">
            <text:p>247040</text:p>
          </table:table-cell>
          <table:table-cell office:value-type="float" office:value="72.71" calcext:value-type="float">
            <text:p>72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420 4C 2.500GHz</text:p>
          </table:table-cell>
          <table:table-cell office:value-type="string" calcext:value-type="string">
            <text:p>Intel Cor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Cluster Platform 3000 BL 2x220</text:p>
          </table:table-cell>
          <table:table-cell office:value-type="string" calcext:value-type="string">
            <text:p>HP Cluster Platform 3000BL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band DDR 4x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2800" calcext:value-type="float">
            <text:p>102800</text:p>
          </table:table-cell>
          <table:table-cell office:value-type="float" office:value="1305.24" calcext:value-type="float">
            <text:p>1305.24</text:p>
          </table:table-cell>
          <table:table-cell office:value-type="string" calcext:value-type="string">
            <text:p>Derived</text:p>
          </table:table-cell>
          <table:table-cell office:value-type="float" office:value="78.7594618614201" calcext:value-type="float">
            <text:p>78.7594618614</text:p>
          </table:table-cell>
          <table:table-cell office:value-type="float" office:value="12216" calcext:value-type="float">
            <text:p>1221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enovo</text:p>
          </table:table-cell>
          <table:table-cell office:value-type="string" calcext:value-type="string">
            <text:p>DeepComp 7000, HS21/x3950 Cluster, Xeon QC HT 3 GHz/2.93 GHz, Infiniband</text:p>
          </table:table-cell>
          <table:table-cell office:value-type="string" calcext:value-type="string">
            <text:p>Computer Network Information Center, Chinese Academy of Scien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cademic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45965" calcext:value-type="float">
            <text:p>145965</text:p>
          </table:table-cell>
          <table:table-cell office:value-type="float" office:value="70.43" calcext:value-type="float">
            <text:p>70.43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450 4C 3.000GHz</text:p>
          </table:table-cell>
          <table:table-cell office:value-type="string" calcext:value-type="string">
            <text:p>Intel Core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Lenovo DeepComp 7000</text:p>
          </table:table-cell>
          <table:table-cell office:value-type="string" calcext:value-type="string">
            <text:p>Lenovo Cluster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9529.9" calcext:value-type="float">
            <text:p>99529.9</text:p>
          </table:table-cell>
          <table:table-cell office:value-type="float" office:value="610.2" calcext:value-type="float">
            <text:p>610.2</text:p>
          </table:table-cell>
          <table:table-cell office:value-type="string" calcext:value-type="string">
            <text:p>Derived</text:p>
          </table:table-cell>
          <table:table-cell office:value-type="float" office:value="74.121164730414" calcext:value-type="float">
            <text:p>74.1211647304</text:p>
          </table:table-cell>
          <table:table-cell office:value-type="float" office:value="10848" calcext:value-type="float">
            <text:p>108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en8, Xeon E5-2660 8C 2.200GHz, Gigabit Ethernet</text:p>
          </table:table-cell>
          <table:table-cell office:value-type="string" calcext:value-type="string">
            <text:p>Electrionic Industr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dustry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90925" calcext:value-type="float">
            <text:p>190925</text:p>
          </table:table-cell>
          <table:table-cell office:value-type="float" office:value="52.13" calcext:value-type="float">
            <text:p>52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-2660 8C 2.200GHz</text:p>
          </table:table-cell>
          <table:table-cell office:value-type="string" calcext:value-type="string">
            <text:p>Intel SandyBridg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l Xeon E5 (SandyBridge)</text:p>
          </table:table-cell>
          <table:table-cell office:value-type="string" calcext:value-type="string">
            <text:p>Cluster Platform 3000 BL460c Gen8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619" calcext:value-type="float">
            <text:p>96619</text:p>
          </table:table-cell>
          <table:table-cell office:value-type="float" office:value="1342.8" calcext:value-type="float">
            <text:p>1342.8</text:p>
          </table:table-cell>
          <table:table-cell office:value-type="string" calcext:value-type="string">
            <text:p>Derived</text:p>
          </table:table-cell>
          <table:table-cell office:value-type="float" office:value="71.953380994936" calcext:value-type="float">
            <text:p>71.9533809949</text:p>
          </table:table-cell>
          <table:table-cell office:value-type="float" office:value="17904" calcext:value-type="float">
            <text:p>179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SL SL170s/160z, Xeon X5650 6C 2.660GHz, Gigabit Ethernet</text:p>
          </table:table-cell>
          <table:table-cell office:value-type="string" calcext:value-type="string">
            <text:p>Web Company (F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499" calcext:value-type="float">
            <text:p>190499</text:p>
          </table:table-cell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SL SL170s/160z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3084" calcext:value-type="float">
            <text:p>10308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Derived</text:p>
          </table:table-cell>
          <table:table-cell office:value-type="float" office:value="71.5861111111111" calcext:value-type="float">
            <text:p>71.5861111111</text:p>
          </table:table-cell>
          <table:table-cell office:value-type="float" office:value="19200" calcext:value-type="float">
            <text:p>192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04288" calcext:value-type="float">
            <text:p>204288</text:p>
          </table:table-cell>
          <table:table-cell office:value-type="float" office:value="50.46" calcext:value-type="float">
            <text:p>5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3084" calcext:value-type="float">
            <text:p>10308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Derived</text:p>
          </table:table-cell>
          <table:table-cell office:value-type="float" office:value="71.5861111111111" calcext:value-type="float">
            <text:p>71.5861111111</text:p>
          </table:table-cell>
          <table:table-cell office:value-type="float" office:value="19200" calcext:value-type="float">
            <text:p>192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04288" calcext:value-type="float">
            <text:p>204288</text:p>
          </table:table-cell>
          <table:table-cell office:value-type="float" office:value="50.46" calcext:value-type="float">
            <text:p>5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3637.4" calcext:value-type="float">
            <text:p>133637.4</text:p>
          </table:table-cell>
          <table:table-cell office:value-type="float" office:value="1869.3" calcext:value-type="float">
            <text:p>1869.3</text:p>
          </table:table-cell>
          <table:table-cell office:value-type="string" calcext:value-type="string">
            <text:p>Derived</text:p>
          </table:table-cell>
          <table:table-cell office:value-type="float" office:value="71.4906114588349" calcext:value-type="float">
            <text:p>71.4906114588</text:p>
          </table:table-cell>
          <table:table-cell office:value-type="float" office:value="24924" calcext:value-type="float">
            <text:p>249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BL460c/280c G7, Xeon X5650 6C 2.66 GHz, Gigabit Ethernet</text:p>
          </table:table-cell>
          <table:table-cell office:value-type="string" calcext:value-type="string">
            <text:p>Service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65191" calcext:value-type="float">
            <text:p>265191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/28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0779.3" calcext:value-type="float">
            <text:p>140779.3</text:p>
          </table:table-cell>
          <table:table-cell office:value-type="float" office:value="1969.2" calcext:value-type="float">
            <text:p>1969.2</text:p>
          </table:table-cell>
          <table:table-cell office:value-type="string" calcext:value-type="string">
            <text:p>Derived</text:p>
          </table:table-cell>
          <table:table-cell office:value-type="float" office:value="71.4906053219581" calcext:value-type="float">
            <text:p>71.490605322</text:p>
          </table:table-cell>
          <table:table-cell office:value-type="float" office:value="26256" calcext:value-type="float">
            <text:p>2625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0GHz, Gigabit Ethernet</text:p>
          </table:table-cell>
          <table:table-cell office:value-type="string" calcext:value-type="string">
            <text:p>Banking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9364" calcext:value-type="float">
            <text:p>279364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4280.8" calcext:value-type="float">
            <text:p>134280.8</text:p>
          </table:table-cell>
          <table:table-cell office:value-type="float" office:value="1878.3" calcext:value-type="float">
            <text:p>1878.3</text:p>
          </table:table-cell>
          <table:table-cell office:value-type="string" calcext:value-type="string">
            <text:p>Derived</text:p>
          </table:table-cell>
          <table:table-cell office:value-type="float" office:value="71.4906032050258" calcext:value-type="float">
            <text:p>71.490603205</text:p>
          </table:table-cell>
          <table:table-cell office:value-type="float" office:value="25044" calcext:value-type="float">
            <text:p>2504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Logistic Services (E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66468" calcext:value-type="float">
            <text:p>266468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8683" calcext:value-type="float">
            <text:p>12868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erived</text:p>
          </table:table-cell>
          <table:table-cell office:value-type="float" office:value="71.4905555555556" calcext:value-type="float">
            <text:p>71.4905555556</text:p>
          </table:table-cell>
          <table:table-cell office:value-type="float" office:value="24000" calcext:value-type="float">
            <text:p>240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55360" calcext:value-type="float">
            <text:p>255360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8683" calcext:value-type="float">
            <text:p>12868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erived</text:p>
          </table:table-cell>
          <table:table-cell office:value-type="float" office:value="71.4905555555556" calcext:value-type="float">
            <text:p>71.4905555556</text:p>
          </table:table-cell>
          <table:table-cell office:value-type="float" office:value="24000" calcext:value-type="float">
            <text:p>240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55360" calcext:value-type="float">
            <text:p>255360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6072" calcext:value-type="float">
            <text:p>116072</text:p>
          </table:table-cell>
          <table:table-cell office:value-type="float" office:value="1623.6" calcext:value-type="float">
            <text:p>1623.6</text:p>
          </table:table-cell>
          <table:table-cell office:value-type="string" calcext:value-type="string">
            <text:p>Derived</text:p>
          </table:table-cell>
          <table:table-cell office:value-type="float" office:value="71.490514905149" calcext:value-type="float">
            <text:p>71.4905149051</text:p>
          </table:table-cell>
          <table:table-cell office:value-type="float" office:value="21648" calcext:value-type="float">
            <text:p>216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30335" calcext:value-type="float">
            <text:p>230335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6072" calcext:value-type="float">
            <text:p>116072</text:p>
          </table:table-cell>
          <table:table-cell office:value-type="float" office:value="1623.6" calcext:value-type="float">
            <text:p>1623.6</text:p>
          </table:table-cell>
          <table:table-cell office:value-type="string" calcext:value-type="string">
            <text:p>Derived</text:p>
          </table:table-cell>
          <table:table-cell office:value-type="float" office:value="71.490514905149" calcext:value-type="float">
            <text:p>71.4905149051</text:p>
          </table:table-cell>
          <table:table-cell office:value-type="float" office:value="21648" calcext:value-type="float">
            <text:p>216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30335" calcext:value-type="float">
            <text:p>230335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9182.2" calcext:value-type="float">
            <text:p>109182.2</text:p>
          </table:table-cell>
          <table:table-cell office:value-type="float" office:value="1532.7" calcext:value-type="float">
            <text:p>1532.7</text:p>
          </table:table-cell>
          <table:table-cell office:value-type="string" calcext:value-type="string">
            <text:p>Derived</text:p>
          </table:table-cell>
          <table:table-cell office:value-type="float" office:value="71.2352058458929" calcext:value-type="float">
            <text:p>71.2352058459</text:p>
          </table:table-cell>
          <table:table-cell office:value-type="float" office:value="20436" calcext:value-type="float">
            <text:p>2043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0GHz, Gigabit Ethernet</text:p>
          </table:table-cell>
          <table:table-cell office:value-type="string" calcext:value-type="string">
            <text:p>Arrow Enterprise Computing Solution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17439" calcext:value-type="float">
            <text:p>217439</text:p>
          </table:table-cell>
          <table:table-cell office:value-type="float" office:value="50.21" calcext:value-type="float">
            <text:p>5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17831.3" calcext:value-type="float">
            <text:p>117831.3</text:p>
          </table:table-cell>
          <table:table-cell office:value-type="float" office:value="1665.9" calcext:value-type="float">
            <text:p>1665.9</text:p>
          </table:table-cell>
          <table:table-cell office:value-type="string" calcext:value-type="string">
            <text:p>Derived</text:p>
          </table:table-cell>
          <table:table-cell office:value-type="float" office:value="70.7313164055466" calcext:value-type="float">
            <text:p>70.7313164055</text:p>
          </table:table-cell>
          <table:table-cell office:value-type="float" office:value="22212" calcext:value-type="float">
            <text:p>2221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X5650 6C 2.66GHz, Gigabit Ethernet</text:p>
          </table:table-cell>
          <table:table-cell office:value-type="string" calcext:value-type="string">
            <text:p>Banking (M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36336" calcext:value-type="float">
            <text:p>236336</text:p>
          </table:table-cell>
          <table:table-cell office:value-type="float" office:value="49.86" calcext:value-type="float">
            <text:p>49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1794.2" calcext:value-type="float">
            <text:p>121794.2</text:p>
          </table:table-cell>
          <table:table-cell office:value-type="float" office:value="1888.2" calcext:value-type="float">
            <text:p>1888.2</text:p>
          </table:table-cell>
          <table:table-cell office:value-type="string" calcext:value-type="string">
            <text:p>Derived</text:p>
          </table:table-cell>
          <table:table-cell office:value-type="float" office:value="64.5028069060481" calcext:value-type="float">
            <text:p>64.502806906</text:p>
          </table:table-cell>
          <table:table-cell office:value-type="float" office:value="25176" calcext:value-type="float">
            <text:p>2517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685c G7, Opteron 6234 <text:s/>12C 2.400GHz, Gigabit Ethernet</text:p>
          </table:table-cell>
          <table:table-cell office:value-type="string" calcext:value-type="string">
            <text:p>Web Company (C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41690" calcext:value-type="float">
            <text:p>241690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234 <text:s/>12C 2.400GHz</text:p>
          </table:table-cell>
          <table:table-cell office:value-type="string" calcext:value-type="string">
            <text:p>AMD x86_64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200 Series "Interlagos"</text:p>
          </table:table-cell>
          <table:table-cell office:value-type="string" calcext:value-type="string">
            <text:p>Cluster Platform 4000 BL685c G7</text:p>
          </table:table-cell>
          <table:table-cell office:value-type="string" calcext:value-type="string">
            <text:p>HP Cluster Platform 4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7500" calcext:value-type="float">
            <text:p>97500</text:p>
          </table:table-cell>
          <table:table-cell table:style-name="ce3" office:value-type="float" office:value="1526.4" calcext:value-type="float">
            <text:p>1526.4</text:p>
          </table:table-cell>
          <table:table-cell office:value-type="string" calcext:value-type="string">
            <text:p>Derived</text:p>
          </table:table-cell>
          <table:table-cell office:value-type="float" office:value="63.875786163522" calcext:value-type="float">
            <text:p>63.8757861635</text:p>
          </table:table-cell>
          <table:table-cell office:value-type="float" office:value="17280" calcext:value-type="float">
            <text:p>1728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2x220, L56xx 2.26 Ghz, Infiniband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vernment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56211.2" calcext:value-type="float">
            <text:p>156211.2</text:p>
          </table:table-cell>
          <table:table-cell office:value-type="float" office:value="62.42" calcext:value-type="float">
            <text:p>62.42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640 6C 2.260GHz</text:p>
          </table:table-cell>
          <table:table-cell office:value-type="string" calcext:value-type="string">
            <text:p>Intel Nehalem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 2x220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Infiniband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5294" calcext:value-type="float">
            <text:p>105294</text:p>
          </table:table-cell>
          <table:table-cell office:value-type="float" office:value="1689.62" calcext:value-type="float">
            <text:p>1689.62</text:p>
          </table:table-cell>
          <table:table-cell office:value-type="string" calcext:value-type="string">
            <text:p>Derived</text:p>
          </table:table-cell>
          <table:table-cell office:value-type="float" office:value="62.3181543779075" calcext:value-type="float">
            <text:p>62.3181543779</text:p>
          </table:table-cell>
          <table:table-cell office:value-type="float" office:value="19128" calcext:value-type="float">
            <text:p>1912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 2x220, Xeon L5420 4C 2.50 GHz, Gigabit Ethernet</text:p>
          </table:table-cell>
          <table:table-cell office:value-type="string" calcext:value-type="string">
            <text:p>Grupa Allegr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Industry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91280" calcext:value-type="float">
            <text:p>191280</text:p>
          </table:table-cell>
          <table:table-cell office:value-type="float" office:value="55.05" calcext:value-type="float">
            <text:p>55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420 4C 2.500GHz</text:p>
          </table:table-cell>
          <table:table-cell office:value-type="string" calcext:value-type="string">
            <text:p>Intel Core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400-series "Harpertown"</text:p>
          </table:table-cell>
          <table:table-cell office:value-type="string" calcext:value-type="string">
            <text:p>Cluster Platform 3000 BL 2x220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Europe</text:p>
          </table:table-cell>
          <table:table-cell table:number-columns-repeated="99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9332.2" calcext:value-type="float">
            <text:p>109332.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erived</text:p>
          </table:table-cell>
          <table:table-cell office:value-type="float" office:value="60.7401111111111" calcext:value-type="float">
            <text:p>60.7401111111</text:p>
          </table:table-cell>
          <table:table-cell office:value-type="float" office:value="24000" calcext:value-type="float">
            <text:p>240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L5640 6C 2.26GHz, Gigabit Ethernet</text:p>
          </table:table-cell>
          <table:table-cell office:value-type="string" calcext:value-type="string">
            <text:p>Cerner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16960" calcext:value-type="float">
            <text:p>216960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L5640 6C 2.260GHz</text:p>
          </table:table-cell>
          <table:table-cell office:value-type="string" calcext:value-type="string">
            <text:p>Intel Nehalem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7902.6" calcext:value-type="float">
            <text:p>127902.6</text:p>
          </table:table-cell>
          <table:table-cell office:value-type="float" office:value="2146.5" calcext:value-type="float">
            <text:p>2146.5</text:p>
          </table:table-cell>
          <table:table-cell office:value-type="string" calcext:value-type="string">
            <text:p>Derived</text:p>
          </table:table-cell>
          <table:table-cell office:value-type="float" office:value="59.5865828092243" calcext:value-type="float">
            <text:p>59.5865828092</text:p>
          </table:table-cell>
          <table:table-cell office:value-type="float" office:value="28620" calcext:value-type="float">
            <text:p>286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465c G7, Opteron 6176 12C 2.30GHz, Gigabit Ethernet</text:p>
          </table:table-cell>
          <table:table-cell office:value-type="string" calcext:value-type="string">
            <text:p>IT Service Provider (D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63304" calcext:value-type="float">
            <text:p>263304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6 12C 2.300GHz</text:p>
          </table:table-cell>
          <table:table-cell office:value-type="string" calcext:value-type="string">
            <text:p>AMD x86_64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luster Platform 4000 BL465c G7</text:p>
          </table:table-cell>
          <table:table-cell office:value-type="string" calcext:value-type="string">
            <text:p>HP Cluster Platform 4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8358.5" calcext:value-type="float">
            <text:p>138358.5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Derived</text:p>
          </table:table-cell>
          <table:table-cell office:value-type="float" office:value="59.1275641025641" calcext:value-type="float">
            <text:p>59.1275641026</text:p>
          </table:table-cell>
          <table:table-cell office:value-type="float" office:value="31200" calcext:value-type="float">
            <text:p>312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BL465c, Opteron 6174 12C 2.200GHz, Gigabit Ethernet</text:p>
          </table:table-cell>
          <table:table-cell office:value-type="string" calcext:value-type="string">
            <text:p>Manufactur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4560" calcext:value-type="float">
            <text:p>274560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4 12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luster Platform 4000 BL465c</text:p>
          </table:table-cell>
          <table:table-cell office:value-type="string" calcext:value-type="string">
            <text:p>HP Cluster Platform 4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7071" calcext:value-type="float">
            <text:p>97071</text:p>
          </table:table-cell>
          <table:table-cell office:value-type="float" office:value="1781.25" calcext:value-type="float">
            <text:p>1781.25</text:p>
          </table:table-cell>
          <table:table-cell office:value-type="string" calcext:value-type="string">
            <text:p>Derived</text:p>
          </table:table-cell>
          <table:table-cell office:value-type="float" office:value="54.496" calcext:value-type="float">
            <text:p>54.496</text:p>
          </table:table-cell>
          <table:table-cell office:value-type="float" office:value="18176" calcext:value-type="float">
            <text:p>1817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ook</text:p>
          </table:table-cell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4000 DL185G5, Opteron QC 2.2 GHz, Infiniband DDR</text:p>
          </table:table-cell>
          <table:table-cell office:value-type="string" calcext:value-type="string">
            <text:p>DOE/SC/Pacific Northwest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59948.8" calcext:value-type="float">
            <text:p>159948.8</text:p>
          </table:table-cell>
          <table:table-cell office:value-type="float" office:value="60.69" calcext:value-type="float">
            <text:p>60.69</text:p>
          </table:table-cell>
          <table:table-cell office:value-type="float" office:value="488000" calcext:value-type="float">
            <text:p>488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Quad Core 4C 2.200GHz</text:p>
          </table:table-cell>
          <table:table-cell office:value-type="string" calcext:value-type="string">
            <text:p>AMD x86_64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eron Quad Core</text:p>
          </table:table-cell>
          <table:table-cell office:value-type="string" calcext:value-type="string">
            <text:p>HP Cluster Platform 4000 DL185 G5 Cluster</text:p>
          </table:table-cell>
          <table:table-cell office:value-type="string" calcext:value-type="string">
            <text:p>HP Cluster Platform 4000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D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7100.6" calcext:value-type="float">
            <text:p>97100.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erived</text:p>
          </table:table-cell>
          <table:table-cell office:value-type="float" office:value="53.9447777777778" calcext:value-type="float">
            <text:p>53.9447777778</text:p>
          </table:table-cell>
          <table:table-cell office:value-type="float" office:value="18000" calcext:value-type="float">
            <text:p>1800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170s, Xeon X5650 6C 2.66GHz, Gigabit Ethernet</text:p>
          </table:table-cell>
          <table:table-cell office:value-type="string" calcext:value-type="string">
            <text:p>Web Company (F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91520" calcext:value-type="float">
            <text:p>191520</text:p>
          </table:table-cell>
          <table:table-cell office:value-type="float" office:value="50.7" calcext:value-type="float">
            <text:p>5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SL170s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9594.3" calcext:value-type="float">
            <text:p>109594.3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Derived</text:p>
          </table:table-cell>
          <table:table-cell office:value-type="float" office:value="53.4085282651072" calcext:value-type="float">
            <text:p>53.4085282651</text:p>
          </table:table-cell>
          <table:table-cell office:value-type="float" office:value="20520" calcext:value-type="float">
            <text:p>205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180se, Xeon X5650 6C 2.66GHz, Gigabit Ethernet</text:p>
          </table:table-cell>
          <table:table-cell office:value-type="string" calcext:value-type="string">
            <text:p>Web Company (F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18333" calcext:value-type="float">
            <text:p>218333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50 6C 2.660GHz</text:p>
          </table:table-cell>
          <table:table-cell office:value-type="string" calcext:value-type="string">
            <text:p>Intel Nehalem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180se</text:p>
          </table:table-cell>
          <table:table-cell office:value-type="string" calcext:value-type="string">
            <text:p>HP Cluster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2400" calcext:value-type="float">
            <text:p>1224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erived</text:p>
          </table:table-cell>
          <table:table-cell office:value-type="float" office:value="51" calcext:value-type="float">
            <text:p>51</text:p>
          </table:table-cell>
          <table:table-cell office:value-type="float" office:value="1280" calcext:value-type="float">
            <text:p>128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rth Simulator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SX-9/E/1280M160</text:p>
          </table:table-cell>
          <table:table-cell office:value-type="string" calcext:value-type="string">
            <text:p>Japan Agency for Marine -Earth Science and Technolog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esearch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.38" calcext:value-type="float">
            <text:p>93.38</text:p>
          </table:table-cell>
          <table:table-cell office:value-type="float" office:value="1556480" calcext:value-type="float">
            <text:p>155648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NEC <text:s/>3.200GHz</text:p>
          </table:table-cell>
          <table:table-cell office:value-type="string" calcext:value-type="string">
            <text:p>NEC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uper-UX</text:p>
          </table:table-cell>
          <table:table-cell office:value-type="string" calcext:value-type="string">
            <text:p>BSD Base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SX-9/E</text:p>
          </table:table-cell>
          <table:table-cell office:value-type="string" calcext:value-type="string">
            <text:p>NEC Vector</text:p>
          </table:table-cell>
          <table:table-cell office:value-type="string" calcext:value-type="string">
            <text:p>Fat Tree</text:p>
          </table:table-cell>
          <table:table-cell office:value-type="string" calcext:value-type="string">
            <text:p>Fat Tree Network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900" calcext:value-type="float">
            <text:p>10590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Derived</text:p>
          </table:table-cell>
          <table:table-cell office:value-type="float" office:value="49.9151583710407" calcext:value-type="float">
            <text:p>49.915158371</text:p>
          </table:table-cell>
          <table:table-cell office:value-type="float" office:value="15000" calcext:value-type="float">
            <text:p>150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i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ll Xanadu 3 Cluster, Xeon X5660 2.8 Ghz, QLogic InfiniBand QDR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earch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68000" calcext:value-type="float">
            <text:p>168000</text:p>
          </table:table-cell>
          <table:table-cell office:value-type="float" office:value="63.04" calcext:value-type="float">
            <text:p>63.04</text:p>
          </table:table-cell>
          <table:table-cell office:value-type="float" office:value="1476000" calcext:value-type="float">
            <text:p>147600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X5660 6C 2.800GHz</text:p>
          </table:table-cell>
          <table:table-cell office:value-type="string" calcext:value-type="string">
            <text:p>Intel Nehalem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Dell Xanadu 3 Cluster</text:p>
          </table:table-cell>
          <table:table-cell office:value-type="string" calcext:value-type="string">
            <text:p>Dell Xanadu</text:p>
          </table:table-cell>
          <table:table-cell office:value-type="string" calcext:value-type="string">
            <text:p>Infiniband</text:p>
          </table:table-cell>
          <table:table-cell office:value-type="string" calcext:value-type="string">
            <text:p>Infiniband QD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2637" calcext:value-type="float">
            <text:p>102637</text:p>
          </table:table-cell>
          <table:table-cell office:value-type="float" office:value="2121.6" calcext:value-type="float">
            <text:p>2121.6</text:p>
          </table:table-cell>
          <table:table-cell office:value-type="string" calcext:value-type="string">
            <text:p>Derived</text:p>
          </table:table-cell>
          <table:table-cell office:value-type="float" office:value="48.3771681749623" calcext:value-type="float">
            <text:p>48.377168175</text:p>
          </table:table-cell>
          <table:table-cell office:value-type="float" office:value="21216" calcext:value-type="float">
            <text:p>2121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160 Cluster G6, Xeon E5645 6C 2.4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03674" calcext:value-type="float">
            <text:p>203674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5 6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160 Cluster G6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15665.1" calcext:value-type="float">
            <text:p>215665.1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Derived</text:p>
          </table:table-cell>
          <table:table-cell office:value-type="float" office:value="48.3770973530731" calcext:value-type="float">
            <text:p>48.3770973531</text:p>
          </table:table-cell>
          <table:table-cell office:value-type="float" office:value="44580" calcext:value-type="float">
            <text:p>4458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160 Cluster G6, Xeon E5645 6C 2.4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7968" calcext:value-type="float">
            <text:p>427968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5 6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160 Cluster G6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4746" calcext:value-type="float">
            <text:p>104746</text:p>
          </table:table-cell>
          <table:table-cell office:value-type="float" office:value="2165.2" calcext:value-type="float">
            <text:p>2165.2</text:p>
          </table:table-cell>
          <table:table-cell office:value-type="string" calcext:value-type="string">
            <text:p>Derived</text:p>
          </table:table-cell>
          <table:table-cell office:value-type="float" office:value="48.3770552373915" calcext:value-type="float">
            <text:p>48.3770552374</text:p>
          </table:table-cell>
          <table:table-cell office:value-type="float" office:value="21652" calcext:value-type="float">
            <text:p>2165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160 Cluster G6, Xeon E5645 6C 2.4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07859" calcext:value-type="float">
            <text:p>207859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5 6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160 Cluster G6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4746" calcext:value-type="float">
            <text:p>104746</text:p>
          </table:table-cell>
          <table:table-cell office:value-type="float" office:value="2165.2" calcext:value-type="float">
            <text:p>2165.2</text:p>
          </table:table-cell>
          <table:table-cell office:value-type="string" calcext:value-type="string">
            <text:p>Derived</text:p>
          </table:table-cell>
          <table:table-cell office:value-type="float" office:value="48.3770552373915" calcext:value-type="float">
            <text:p>48.3770552374</text:p>
          </table:table-cell>
          <table:table-cell office:value-type="float" office:value="21652" calcext:value-type="float">
            <text:p>2165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HP DL160 Cluster G6, Xeon E5645 6C 2.40GHz, Gigabit Ethernet</text:p>
          </table:table-cell>
          <table:table-cell office:value-type="string" calcext:value-type="string">
            <text:p>Web Content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07859" calcext:value-type="float">
            <text:p>207859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5 6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HP DL160 Cluster G6</text:p>
          </table:table-cell>
          <table:table-cell office:value-type="string" calcext:value-type="string">
            <text:p>HP Cluster Platform 3000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8558.2" calcext:value-type="float">
            <text:p>108558.2</text:p>
          </table:table-cell>
          <table:table-cell office:value-type="float" office:value="2524.5" calcext:value-type="float">
            <text:p>2524.5</text:p>
          </table:table-cell>
          <table:table-cell office:value-type="string" calcext:value-type="string">
            <text:p>Derived</text:p>
          </table:table-cell>
          <table:table-cell office:value-type="float" office:value="43.0018617548029" calcext:value-type="float">
            <text:p>43.0018617548</text:p>
          </table:table-cell>
          <table:table-cell office:value-type="float" office:value="22440" calcext:value-type="float">
            <text:p>224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E5620 4C 2.400GHz, Gigabit Ethernet</text:p>
          </table:table-cell>
          <table:table-cell office:value-type="string" calcext:value-type="string">
            <text:p>IT Services Provid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15424" calcext:value-type="float">
            <text:p>215424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5756.7" calcext:value-type="float">
            <text:p>115756.7</text:p>
          </table:table-cell>
          <table:table-cell office:value-type="float" office:value="2691.9" calcext:value-type="float">
            <text:p>2691.9</text:p>
          </table:table-cell>
          <table:table-cell office:value-type="string" calcext:value-type="string">
            <text:p>Derived</text:p>
          </table:table-cell>
          <table:table-cell office:value-type="float" office:value="43.0018574241242" calcext:value-type="float">
            <text:p>43.0018574241</text:p>
          </table:table-cell>
          <table:table-cell office:value-type="float" office:value="23928" calcext:value-type="float">
            <text:p>2392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E5620 4C 2.40GHz, Gigabit Ethernet</text:p>
          </table:table-cell>
          <table:table-cell office:value-type="string" calcext:value-type="string">
            <text:p>Web Company (C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ustry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29709" calcext:value-type="float">
            <text:p>229709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20 4C 2.400GHz</text:p>
          </table:table-cell>
          <table:table-cell office:value-type="string" calcext:value-type="string">
            <text:p>Intel Nehalem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Asia</text:p>
          </table:table-cell>
          <table:table-cell table:number-columns-repeated="99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1415.9" calcext:value-type="float">
            <text:p>141415.9</text:p>
          </table:table-cell>
          <table:table-cell office:value-type="float" office:value="3340.8" calcext:value-type="float">
            <text:p>3340.8</text:p>
          </table:table-cell>
          <table:table-cell office:value-type="string" calcext:value-type="string">
            <text:p>Derived</text:p>
          </table:table-cell>
          <table:table-cell office:value-type="float" office:value="42.3299509099617" calcext:value-type="float">
            <text:p>42.32995091</text:p>
          </table:table-cell>
          <table:table-cell office:value-type="float" office:value="33408" calcext:value-type="float">
            <text:p>3340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SL165z G7, Opteron 6172 12C 2.100GHz, Gigabit Ethernet</text:p>
          </table:table-cell>
          <table:table-cell office:value-type="string" calcext:value-type="string">
            <text:p>Financial Services Company (G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80627" calcext:value-type="float">
            <text:p>280627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Opteron 6172 12C 2.100GHz</text:p>
          </table:table-cell>
          <table:table-cell office:value-type="string" calcext:value-type="string">
            <text:p>AMD x86_6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teron 6100-series "Magny-Cours"</text:p>
          </table:table-cell>
          <table:table-cell office:value-type="string" calcext:value-type="string">
            <text:p>Cluster Platform SL165z G7</text:p>
          </table:table-cell>
          <table:table-cell office:value-type="string" calcext:value-type="string">
            <text:p>HP Cluster Platform 3000S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98453.7" calcext:value-type="float">
            <text:p>98453.7</text:p>
          </table:table-cell>
          <table:table-cell office:value-type="float" office:value="2431.35" calcext:value-type="float">
            <text:p>2431.35</text:p>
          </table:table-cell>
          <table:table-cell office:value-type="string" calcext:value-type="string">
            <text:p>Derived</text:p>
          </table:table-cell>
          <table:table-cell office:value-type="float" office:value="40.4934295761614" calcext:value-type="float">
            <text:p>40.4934295762</text:p>
          </table:table-cell>
          <table:table-cell office:value-type="float" office:value="21612" calcext:value-type="float">
            <text:p>2161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ewlett-Packard</text:p>
          </table:table-cell>
          <table:table-cell office:value-type="string" calcext:value-type="string">
            <text:p>Cluster Platform 3000 BL460c G7, Xeon E5640 4C 2.670GHz, Gigabit Ethernet</text:p>
          </table:table-cell>
          <table:table-cell office:value-type="string" calcext:value-type="string">
            <text:p>Cerner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ustry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30816" calcext:value-type="float">
            <text:p>230816</text:p>
          </table:table-cell>
          <table:table-cell office:value-type="float" office:value="42.65" calcext:value-type="float">
            <text:p>42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eon E5640 4C 2.670GHz</text:p>
          </table:table-cell>
          <table:table-cell office:value-type="string" calcext:value-type="string">
            <text:p>Intel Nehalem</text:p>
          </table:table-cell>
          <table:table-cell office:value-type="float" office:value="2670" calcext:value-type="float">
            <text:p>2670</text:p>
          </table:table-cell>
          <table:table-cell table:number-columns-repeated="2"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eon 5600-series (Westmere-EP)</text:p>
          </table:table-cell>
          <table:table-cell office:value-type="string" calcext:value-type="string">
            <text:p>Cluster Platform 3000 BL460c G7</text:p>
          </table:table-cell>
          <table:table-cell office:value-type="string" calcext:value-type="string">
            <text:p>HP Cluster Platform 3000BL</text:p>
          </table:table-cell>
          <table:table-cell table:number-columns-repeated="2" office:value-type="string" calcext:value-type="string">
            <text:p>Gigabit Etherne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65600" calcext:value-type="float">
            <text:p>165600</text:p>
          </table:table-cell>
          <table:table-cell office:value-type="float" office:value="4812.42" calcext:value-type="float">
            <text:p>4812.42</text:p>
          </table:table-cell>
          <table:table-cell office:value-type="string" calcext:value-type="string">
            <text:p>Derived</text:p>
          </table:table-cell>
          <table:table-cell office:value-type="float" office:value="34.4109616367649" calcext:value-type="float">
            <text:p>34.4109616368</text:p>
          </table:table-cell>
          <table:table-cell office:value-type="float" office:value="20960" calcext:value-type="float">
            <text:p>2096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Cray Inc.</text:p>
          </table:table-cell>
          <table:table-cell office:value-type="string" calcext:value-type="string">
            <text:p>Cray XT5 QC 2.4 GHz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vernment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1216" calcext:value-type="float">
            <text:p>201216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Opteron Quad Core 4C 2.400GHz</text:p>
          </table:table-cell>
          <table:table-cell office:value-type="string" calcext:value-type="string">
            <text:p>AMD x86_6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eron Quad Core</text:p>
          </table:table-cell>
          <table:table-cell office:value-type="string" calcext:value-type="string">
            <text:p>Cray XT5 QuadCore</text:p>
          </table:table-cell>
          <table:table-cell office:value-type="string" calcext:value-type="string">
            <text:p>Cray XT</text:p>
          </table:table-cell>
          <table:table-cell office:value-type="string" calcext:value-type="string">
            <text:p>Proprietary Network</text:p>
          </table:table-cell>
          <table:table-cell office:value-type="string" calcext:value-type="string">
            <text:p>XT4 Internal Interconnec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mericas</text:p>
          </table:table-cell>
          <table:table-cell table:number-columns-repeated="991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5:25:06.306000000</meta:creation-date>
    <dc:creator>InnovationSpace</dc:creator>
    <dc:date>2013-07-03T14:20:12.403000000</dc:date>
    <meta:document-statistic meta:table-count="1" meta:cell-count="16265" meta:object-count="0"/>
    <meta:generator>LibreOffice/4.3.3.2$Linux_X86_64 LibreOffice_project/430m0$Build-2</meta:generator>
  </office:meta>
</office:document-meta>
</file>